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 style:font-family-generic="roman"/>
    <style:font-face style:name="Cambria1" svg:font-family="Cambria1"/>
    <style:font-face style:name="Cambria2" svg:font-family="Cambria2"/>
    <style:font-face style:name="Cambria3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3.789cm"/>
    </style:style>
    <style:style style:name="co4" style:family="table-column">
      <style:table-column-properties fo:break-before="auto" style:column-width="8.17cm"/>
    </style:style>
    <style:style style:name="co5" style:family="table-column">
      <style:table-column-properties fo:break-before="auto" style:column-width="0.339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36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864cm"/>
    </style:style>
    <style:style style:name="co10" style:family="table-column">
      <style:table-column-properties fo:break-before="auto" style:column-width="3.937cm"/>
    </style:style>
    <style:style style:name="co11" style:family="table-column">
      <style:table-column-properties fo:break-before="auto" style:column-width="8.698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4.106cm"/>
    </style:style>
    <style:style style:name="co14" style:family="table-column">
      <style:table-column-properties fo:break-before="auto" style:column-width="3.958cm"/>
    </style:style>
    <style:style style:name="co15" style:family="table-column">
      <style:table-column-properties fo:break-before="auto" style:column-width="2.794cm"/>
    </style:style>
    <style:style style:name="co16" style:family="table-column">
      <style:table-column-properties fo:break-before="auto" style:column-width="17.59cm"/>
    </style:style>
    <style:style style:name="co17" style:family="table-column">
      <style:table-column-properties fo:break-before="auto" style:column-width="3.408cm"/>
    </style:style>
    <style:style style:name="co18" style:family="table-column">
      <style:table-column-properties fo:break-before="auto" style:column-width="0.445cm"/>
    </style:style>
    <style:style style:name="co19" style:family="table-column">
      <style:table-column-properties fo:break-before="auto" style:column-width="9.885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2.371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6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  <style:text-properties style:font-name="Cambria1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</style:style>
    <style:style style:name="ce41" style:family="table-cell" style:parent-style-name="Default" style:data-style-name="N0"/>
    <style:style style:name="ce1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31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b6d7a8" fo:border="0.06pt solid #000000" style:vertical-align="middle"/>
      <style:text-properties style:font-name="Cambria1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/>
      <style:text-properties style:font-name="Cambria1" style:font-name-asian="Cambria1" style:font-name-complex="Cambria1"/>
    </style:style>
    <style:style style:name="ce27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8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30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1" style:font-name-complex="Cambria1"/>
    </style:style>
    <style:style style:name="ce12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order="0.06pt solid #000000"/>
      <style:text-properties style:font-name="Cambria2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1" style:font-name-complex="Cambria1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1" fo:font-size="7pt" fo:font-weight="normal" style:text-underline-style="none" style:text-underline-color="font-color" style:text-line-through-type="none" fo:font-style="normal" style:text-outline="false" fo:text-shadow="none" style:font-name-asian="Cambria1" style:font-name-complex="Cambria1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0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number-columns-repeated="43" table:default-cell-style-name="ce4"/>
        <table:table-column table:style-name="co21" table:number-columns-repeated="16320" table:default-cell-style-name="ce41"/>
        <table:table-row table:style-name="ro1">
          <table:table-cell table:style-name="ce2" office:value-type="string" calcext:value-type="string">
            <text:p>ID nam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lural name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reserved</text:p>
          </table:table-cell>
          <table:table-cell table:style-name="ce2" office:value-type="string" calcext:value-type="string">
            <text:p>faction</text:p>
          </table:table-cell>
          <table:table-cell table:style-name="ce2" office:value-type="string" calcext:value-type="string">
            <text:p>head armors</text:p>
          </table:table-cell>
          <table:table-cell table:style-name="ce2" office:value-type="string" calcext:value-type="string">
            <text:p>body armors</text:p>
          </table:table-cell>
          <table:table-cell table:style-name="ce2" office:value-type="string" calcext:value-type="string">
            <text:p>hand armors</text:p>
          </table:table-cell>
          <table:table-cell table:style-name="ce2" office:value-type="string" calcext:value-type="string">
            <text:p>foot armors</text:p>
          </table:table-cell>
          <table:table-cell table:style-name="ce2" office:value-type="string" calcext:value-type="string">
            <text:p>pri weapons</text:p>
          </table:table-cell>
          <table:table-cell table:style-name="ce2" office:value-type="string" calcext:value-type="string">
            <text:p>sec weapions</text:p>
          </table:table-cell>
          <table:table-cell table:style-name="ce2" office:value-type="string" calcext:value-type="string">
            <text:p>horses</text:p>
          </table:table-cell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proficiencies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face code 1</text:p>
          </table:table-cell>
          <table:table-cell table:style-name="ce2" office:value-type="string" calcext:value-type="string">
            <text:p>face code 2</text:p>
          </table:table-cell>
          <table:table-cell table:style-name="ce2" office:value-type="string" calcext:value-type="string">
            <text:p>image</text:p>
          </table:table-cell>
          <table:table-cell table:style-name="ce3" office:value-type="string" calcext:value-type="string">
            <text:p>code</text:p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Woodmen</text:p>
          </table:table-cell>
          <table:table-cell table:style-name="ce6" table:number-columns-repeated="19"/>
          <table:table-cell table:style-name="ce6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woodmen_man</text:p>
          </table:table-cell>
          <table:table-cell table:style-name="ce7" office:value-type="string" calcext:value-type="string">
            <text:p>Woodmen_Settler</text:p>
          </table:table-cell>
          <table:table-cell table:style-name="ce7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gondor_ranger_hood,</text:p>
          </table:table-cell>
          <table:table-cell table:style-name="ce11" office:value-type="string" calcext:value-type="string">
            <text:p>itm_woodman_tunic_bad, itm_woodman_scout_bad,</text:p>
          </table:table-cell>
          <table:table-cell table:style-name="ce11"/>
          <table:table-cell table:style-name="ce11" office:value-type="string" calcext:value-type="string">
            <text:p>itm_rohan_shoes,</text:p>
          </table:table-cell>
          <table:table-cell table:style-name="ce11" office:value-type="string" calcext:value-type="string">
            <text:p>itm_short_bow,itm_arrows,</text:p>
          </table:table-cell>
          <table:table-cell table:style-name="ce11" office:value-type="string" calcext:value-type="string">
            <text:p>itm_beorn_staff, itm_axe_a,</text:p>
          </table:table-cell>
          <table:table-cell table:style-name="ce11"/>
          <table:table-cell table:style-name="ce12" office:value-type="string" calcext:value-type="string">
            <text:p>attr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14" office:value-type="string" calcext:value-type="string">
            <text:p>rohan_face_younger_1</text:p>
          </table:table-cell>
          <table:table-cell table:style-name="ce14" office:value-type="string" calcext:value-type="string">
            <text:p>rohan_face_middle_2</text:p>
          </table:table-cell>
          <table:table-cell table:style-name="ce15"/>
          <table:table-cell table:style-name="ce6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woodmen_forester</text:p>
          </table:table-cell>
          <table:table-cell table:style-name="ce7" office:value-type="string" calcext:value-type="string">
            <text:p>Woodmen_Forester</text:p>
          </table:table-cell>
          <table:table-cell table:style-name="ce7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gondor_ranger_hood,</text:p>
          </table:table-cell>
          <table:table-cell table:style-name="ce11" office:value-type="string" calcext:value-type="string">
            <text:p>itm_woodman_tunic_good, itm_woodman_scout, itm_woodman_padded_bad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beorn_staff, itm_axe_a,</text:p>
          </table:table-cell>
          <table:table-cell table:style-name="ce11" table:number-columns-repeated="2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2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middle_2</text:p>
          </table:table-cell>
          <table:table-cell table:style-name="ce15"/>
          <table:table-cell table:style-name="ce6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,rohan_face_young_1,rohan_face_middl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woodmen_skilled_forester</text:p>
          </table:table-cell>
          <table:table-cell table:style-name="ce7" office:value-type="string" calcext:value-type="string">
            <text:p>Woodmen_Skilled_Forester</text:p>
          </table:table-cell>
          <table:table-cell table:style-name="ce7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leather_skullcap, itm_north_leather_skullcap_bad,</text:p>
          </table:table-cell>
          <table:table-cell table:style-name="ce11" office:value-type="string" calcext:value-type="string">
            <text:p>itm_woodman_scout_good, itm_woodman_padded,</text:p>
          </table:table-cell>
          <table:table-cell table:style-name="ce11"/>
          <table:table-cell table:style-name="ce11" office:value-type="string" calcext:value-type="string">
            <text:p>itm_leather_boots_bad,itm_rohan_shoes,</text:p>
          </table:table-cell>
          <table:table-cell table:style-name="ce11" office:value-type="string" calcext:value-type="string">
            <text:p>itm_long_bearded_axe,</text:p>
          </table:table-cell>
          <table:table-cell table:style-name="ce11" table:number-columns-repeated="2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3|knows_power_strike_3|knows_ironflesh_3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middle_2</text:p>
          </table:table-cell>
          <table:table-cell table:style-name="ce15"/>
          <table:table-cell table:style-name="ce6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6363"/>
        </table:table-row>
        <table:table-row table:style-name="ro2">
          <table:table-cell table:style-name="ce7" office:value-type="string" calcext:value-type="string">
            <text:p>i4_woodmen_axemen</text:p>
          </table:table-cell>
          <table:table-cell table:style-name="ce7" office:value-type="string" calcext:value-type="string">
            <text:p>Woodmen_Axeman</text:p>
          </table:table-cell>
          <table:table-cell table:style-name="ce7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leather_skullcap, itm_north_leather_skullcap_bad,itm_north_leather_skullcap_good, itm_north_skullcap,</text:p>
          </table:table-cell>
          <table:table-cell table:style-name="ce11" office:value-type="string" calcext:value-type="string">
            <text:p>itm_woodman_padded_good, itm_woodmen_heavy_bad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long_bearded_axe,</text:p>
          </table:table-cell>
          <table:table-cell table:style-name="ce11" table:number-columns-repeated="2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4|knows_power_strike_4|knows_ironflesh_4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6363"/>
        </table:table-row>
        <table:table-row table:style-name="ro3">
          <table:table-cell table:style-name="ce7" office:value-type="string" calcext:value-type="string">
            <text:p>i5_woodmen_night_guard</text:p>
          </table:table-cell>
          <table:table-cell table:style-name="ce7" office:value-type="string" calcext:value-type="string">
            <text:p>Night_Guard_of_Mirkwood</text:p>
          </table:table-cell>
          <table:table-cell table:style-name="ce7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leather_skullcap_good, itm_north_skullcap, itm_north_nasal_helm_good,</text:p>
          </table:table-cell>
          <table:table-cell table:style-name="ce11" office:value-type="string" calcext:value-type="string">
            <text:p>itm_woodmen_heavy,</text:p>
          </table:table-cell>
          <table:table-cell table:style-name="ce11" office:value-type="string" calcext:value-type="string">
            <text:p>itm_leather_gloves_good,itm_evil_gauntlets_a_good,</text:p>
          </table:table-cell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2_handed_axe,</text:p>
          </table:table-cell>
          <table:table-cell table:style-name="ce11" table:number-columns-repeated="2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power_strike_6|knows_ironflesh_6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woodmen_tracker</text:p>
          </table:table-cell>
          <table:table-cell table:style-name="ce7" office:value-type="string" calcext:value-type="string">
            <text:p>Woodmen_Tracker</text:p>
          </table:table-cell>
          <table:table-cell table:style-name="ce7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gondor_ranger_hood,</text:p>
          </table:table-cell>
          <table:table-cell table:style-name="ce11" office:value-type="string" calcext:value-type="string">
            <text:p>itm_woodman_tunic_cloak,</text:p>
          </table:table-cell>
          <table:table-cell table:style-name="ce11"/>
          <table:table-cell table:style-name="ce11" office:value-type="string" calcext:value-type="string">
            <text:p>itm_leather_boots_bad,itm_rohan_shoes,itm_furry_boots,</text:p>
          </table:table-cell>
          <table:table-cell table:style-name="ce11" office:value-type="string" calcext:value-type="string">
            <text:p>itm_short_bow,itm_arrows,</text:p>
          </table:table-cell>
          <table:table-cell table:style-name="ce11" office:value-type="string" calcext:value-type="string">
            <text:p>itm_beorn_staff, itm_axe_a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bow_2</text:p>
          </table:table-cell>
          <table:table-cell table:style-name="ce13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woodmen_scout</text:p>
          </table:table-cell>
          <table:table-cell table:style-name="ce7" office:value-type="string" calcext:value-type="string">
            <text:p>Woodmen_Scout</text:p>
          </table:table-cell>
          <table:table-cell table:style-name="ce7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gondor_ranger_hood, itm_north_leather_skullcap_bad,</text:p>
          </table:table-cell>
          <table:table-cell table:style-name="ce11" office:value-type="string" calcext:value-type="string">
            <text:p>itm_woodman_tunic_good_cloak, itm_woodman_scout_cloak,</text:p>
          </table:table-cell>
          <table:table-cell table:style-name="ce11"/>
          <table:table-cell table:style-name="ce11" office:value-type="string" calcext:value-type="string">
            <text:p>itm_leather_boots_bad,itm_furry_boots,</text:p>
          </table:table-cell>
          <table:table-cell table:style-name="ce11" office:value-type="string" calcext:value-type="string">
            <text:p>itm_regular_bow,itm_arrows,</text:p>
          </table:table-cell>
          <table:table-cell table:style-name="ce11" office:value-type="string" calcext:value-type="string">
            <text:p>itm_axe_a, itm_axe_b, itm_beorn_staff,itm_long_bearded_axe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bow_3</text:p>
          </table:table-cell>
          <table:table-cell table:style-name="ce12" office:value-type="string" calcext:value-type="string">
            <text:p>knows_common|knows_athletics_3|knows_power_draw_2|knows_power_strike_1|knows_ironflesh_1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middle_2</text:p>
          </table:table-cell>
          <table:table-cell table:style-name="ce15"/>
          <table:table-cell table:style-name="ce6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6363"/>
        </table:table-row>
        <table:table-row table:style-name="ro3">
          <table:table-cell table:style-name="ce7" office:value-type="string" calcext:value-type="string">
            <text:p>a4_woodmen_archer</text:p>
          </table:table-cell>
          <table:table-cell table:style-name="ce7" office:value-type="string" calcext:value-type="string">
            <text:p>Woodmen_Archer</text:p>
          </table:table-cell>
          <table:table-cell table:style-name="ce7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gondor_ranger_hood, itm_north_leather_skullcap_bad, itm_north_leather_skullcap,</text:p>
          </table:table-cell>
          <table:table-cell table:style-name="ce11" office:value-type="string" calcext:value-type="string">
            <text:p>itm_woodman_scout_good_cloak, itm_woodman_padded_cloak,</text:p>
          </table:table-cell>
          <table:table-cell table:style-name="ce11" office:value-type="string" calcext:value-type="string">
            <text:p>itm_leather_gloves,itm_evil_gauntlets_a,</text:p>
          </table:table-cell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regular_bow,itm_arrows,</text:p>
          </table:table-cell>
          <table:table-cell table:style-name="ce11" office:value-type="string" calcext:value-type="string">
            <text:p>itm_axe_b, itm_beorn_staff,itm_long_bearded_axe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athletics_4|knows_power_draw_3|knows_power_strike_2|knows_ironflesh_2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6363"/>
        </table:table-row>
        <table:table-row table:style-name="ro3">
          <table:table-cell table:style-name="ce7" office:value-type="string" calcext:value-type="string">
            <text:p>a5_woodmen_night_stalker</text:p>
          </table:table-cell>
          <table:table-cell table:style-name="ce7" office:value-type="string" calcext:value-type="string">
            <text:p>Night_Stalker_of_Mirkwood</text:p>
          </table:table-cell>
          <table:table-cell table:style-name="ce7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leather_skullcap, itm_north_leather_skullcap_bad,itm_north_leather_skullcap_good, itm_north_skullcap,</text:p>
          </table:table-cell>
          <table:table-cell table:style-name="ce11" office:value-type="string" calcext:value-type="string">
            <text:p>itm_woodman_padded_good_cloak,</text:p>
          </table:table-cell>
          <table:table-cell table:style-name="ce11" office:value-type="string" calcext:value-type="string">
            <text:p>itm_leather_gloves_good,itm_evil_gauntlets_a_good,</text:p>
          </table:table-cell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elven_bow,itm_arrows,</text:p>
          </table:table-cell>
          <table:table-cell table:style-name="ce11" office:value-type="string" calcext:value-type="string">
            <text:p>itm_long_bearded_axe,itm_long_bearded_axe,itm_beorn_staff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archery(210)|wp_melee(150)</text:p>
          </table:table-cell>
          <table:table-cell table:style-name="ce12" office:value-type="string" calcext:value-type="string">
            <text:p>knows_common|knows_athletics_6|knows_power_draw_4|knows_power_strike_3|knows_ironflesh_4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6363"/>
        </table:table-row>
        <table:table-row table:style-name="ro1">
          <table:table-cell table:style-name="ce6" table:number-columns-repeated="5"/>
          <table:table-cell table:style-name="ce6" table:formula="of:=[.F3]+[.F4]+[.F5]+[.F6]+[.F7]+[.F8]" office:value-type="float" office:value="0" calcext:value-type="float">
            <text:p>0</text:p>
          </table:table-cell>
          <table:table-cell table:style-name="ce6" table:number-columns-repeated="14"/>
          <table:table-cell table:style-name="ce41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Beornings</text:p>
          </table:table-cell>
          <table:table-cell table:style-name="ce6" table:number-columns-repeated="19"/>
          <table:table-cell table:style-name="ce6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beorning_man</text:p>
          </table:table-cell>
          <table:table-cell table:style-name="ce7" office:value-type="string" calcext:value-type="string">
            <text:p>Beorning_Man</text:p>
          </table:table-cell>
          <table:table-cell table:style-name="ce7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gondor_ranger_hood,</text:p>
          </table:table-cell>
          <table:table-cell table:style-name="ce11" office:value-type="string" calcext:value-type="string">
            <text:p>itm_beorn_tunic_bad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beorn_staff,itm_beorn_axe,itm_dwarf_sword_b,</text:p>
          </table:table-cell>
          <table:table-cell table:style-name="ce11" table:number-columns-repeated="2"/>
          <table:table-cell table:style-name="ce12" office:value-type="string" calcext:value-type="string">
            <text:p>attr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beorning_warrior</text:p>
          </table:table-cell>
          <table:table-cell table:style-name="ce7" office:value-type="string" calcext:value-type="string">
            <text:p>Beorning_Warrior</text:p>
          </table:table-cell>
          <table:table-cell table:style-name="ce7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skullcap,itm_gondor_ranger_hood,</text:p>
          </table:table-cell>
          <table:table-cell table:style-name="ce11" office:value-type="string" calcext:value-type="string">
            <text:p>itm_beorn_tunic,itm_beorn_padded_bad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beorn_axe,itm_dwarf_sword_b,</text:p>
          </table:table-cell>
          <table:table-cell table:style-name="ce11" office:value-type="string" calcext:value-type="string">
            <text:p>itm_beorn_shield,itm_north_round_shield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beorning_tolltacker</text:p>
          </table:table-cell>
          <table:table-cell table:style-name="ce7" office:value-type="string" calcext:value-type="string">
            <text:p>Beorning_Toll-Taker</text:p>
          </table:table-cell>
          <table:table-cell table:style-name="ce7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skullcap,itm_beorn_helmet_light,</text:p>
          </table:table-cell>
          <table:table-cell table:style-name="ce11" office:value-type="string" calcext:value-type="string">
            <text:p>itm_beorn_padded, itm_beorn_heavy_bad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dwarf_sword_b,</text:p>
          </table:table-cell>
          <table:table-cell table:style-name="ce11" office:value-type="string" calcext:value-type="string">
            <text:p>itm_beorn_shield,itm_north_round_shield,itm_rohirrim_throwing_axe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4|knows_power_strike_3|knows_ironflesh_4|knows_power_throw_2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beorning_sentinel</text:p>
          </table:table-cell>
          <table:table-cell table:style-name="ce7" office:value-type="string" calcext:value-type="string">
            <text:p>Beorning_Sentinel</text:p>
          </table:table-cell>
          <table:table-cell table:style-name="ce7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skullcap,itm_beorn_helmet_light,</text:p>
          </table:table-cell>
          <table:table-cell table:style-name="ce11" office:value-type="string" calcext:value-type="string">
            <text:p>itm_beorn_heavy,</text:p>
          </table:table-cell>
          <table:table-cell table:style-name="ce11"/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dwarf_sword_b,itm_dale_sword,</text:p>
          </table:table-cell>
          <table:table-cell table:style-name="ce11" office:value-type="string" calcext:value-type="string">
            <text:p>itm_beorn_shield,itm_beorn_shield_good,itm_rohirrim_throwing_axe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4|knows_power_strike_3|knows_ironflesh_5|knows_shield_3|knows_power_throw_2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beorning_warden_of_the_ford</text:p>
          </table:table-cell>
          <table:table-cell table:style-name="ce7" office:value-type="string" calcext:value-type="string">
            <text:p>Beorning_Warden_of_the_Ford</text:p>
          </table:table-cell>
          <table:table-cell table:style-name="ce7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skullcap,itm_beorn_helmet,</text:p>
          </table:table-cell>
          <table:table-cell table:style-name="ce11" office:value-type="string" calcext:value-type="string">
            <text:p>itm_beorn_heavy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dwarf_sword_a,itm_dwarf_sword_b,itm_dale_sword,itm_dale_sword_long,</text:p>
          </table:table-cell>
          <table:table-cell table:style-name="ce11" office:value-type="string" calcext:value-type="string">
            <text:p>itm_beorn_shield_good,itm_rohirrim_throwing_axe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power_strike_3|knows_ironflesh_6|knows_shield_5|knows_power_throw_3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beorning_carrock_lookout</text:p>
          </table:table-cell>
          <table:table-cell table:style-name="ce7" office:value-type="string" calcext:value-type="string">
            <text:p>Beorning_Carrock_Lookout</text:p>
          </table:table-cell>
          <table:table-cell table:style-name="ce7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skullcap,itm_beorn_helmet_light,</text:p>
          </table:table-cell>
          <table:table-cell table:style-name="ce11" office:value-type="string" calcext:value-type="string">
            <text:p>itm_beorn_tunic_good,itm_beorn_padded_bad,itm_beorn_berserk_bad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beorn_axe,</text:p>
          </table:table-cell>
          <table:table-cell table:style-name="ce11" office:value-type="string" calcext:value-type="string">
            <text:p>itm_javelin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6|knows_power_strike_4|knows_ironflesh_6|knows_power_throw_2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beorning_carrock_fighter</text:p>
          </table:table-cell>
          <table:table-cell table:style-name="ce7" office:value-type="string" calcext:value-type="string">
            <text:p>Beorning_Carrock_Fighter</text:p>
          </table:table-cell>
          <table:table-cell table:style-name="ce7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beorn_helmet,itm_beorn_helmet_light,</text:p>
          </table:table-cell>
          <table:table-cell table:style-name="ce11" office:value-type="string" calcext:value-type="string">
            <text:p>itm_beorn_padded, itm_beorn_berserk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beorn_axe,itm_beorn_battle_axe,</text:p>
          </table:table-cell>
          <table:table-cell table:style-name="ce11" office:value-type="string" calcext:value-type="string">
            <text:p>itm_javelin,itm_javelin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7|knows_power_strike_5|knows_ironflesh_7|knows_power_throw_4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beorning_carrock_berserker</text:p>
          </table:table-cell>
          <table:table-cell table:style-name="ce7" office:value-type="string" calcext:value-type="string">
            <text:p>Beorning_Carrock_Berserker</text:p>
          </table:table-cell>
          <table:table-cell table:style-name="ce7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beorn_helmet,</text:p>
          </table:table-cell>
          <table:table-cell table:style-name="ce11" office:value-type="string" calcext:value-type="string">
            <text:p>itm_beorn_padded_good,itm_beorn_berserk_good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beorn_battle_axe,</text:p>
          </table:table-cell>
          <table:table-cell table:style-name="ce11" office:value-type="string" calcext:value-type="string">
            <text:p>itm_javelin,itm_javelin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8|knows_power_strike_7|knows_ironflesh_9|knows_power_throw_6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new troop at end of file</text:p>
          </table:table-cell>
          <table:table-cell table:style-name="ce6" table:number-columns-repeated="19"/>
          <table:table-cell table:style-name="ce6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beorning_bear_warrior</text:p>
          </table:table-cell>
          <table:table-cell table:style-name="ce7" office:value-type="string" calcext:value-type="string">
            <text:p>Bear_Warrior</text:p>
          </table:table-cell>
          <table:table-cell table:style-name="ce7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beorn_helmet,</text:p>
          </table:table-cell>
          <table:table-cell table:style-name="ce11" office:value-type="string" calcext:value-type="string">
            <text:p>itm_beorn_chief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leather_boots, itm_leather_boots_dark,itm_splinted_greaves,</text:p>
          </table:table-cell>
          <table:table-cell table:style-name="ce11" office:value-type="string" calcext:value-type="string">
            <text:p>itm_beorn_axe_reward,</text:p>
          </table:table-cell>
          <table:table-cell table:style-name="ce11" office:value-type="string" calcext:value-type="string">
            <text:p>itm_beorn_shield_reward,itm_rohirrim_throwing_axe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5|knows_power_strike_4|knows_ironflesh_8|knows_shield_7|knows_power_throw_4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evil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evil_tier_6,wp_tier_6,knows_common|knows_athletics_5|knows_power_strike_4|knows_ironflesh_8|knows_shield_7|knows_power_throw_4,beorn_face1,beorn_face2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Dale</text:p>
          </table:table-cell>
          <table:table-cell table:style-name="ce6" table:number-columns-repeated="19"/>
          <table:table-cell table:style-name="ce6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dale_militia</text:p>
          </table:table-cell>
          <table:table-cell table:style-name="ce7" office:value-type="string" calcext:value-type="string">
            <text:p>Dale_Militiaman</text:p>
          </table:table-cell>
          <table:table-cell table:style-name="ce7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leather_skullcap, itm_north_leather_skullcap_bad,itm_hood_grey_bad,itm_mail_coif,</text:p>
          </table:table-cell>
          <table:table-cell table:style-name="ce11" office:value-type="string" calcext:value-type="string">
            <text:p>itm_north_leather,itm_dale_light_a_bad,</text:p>
          </table:table-cell>
          <table:table-cell table:style-name="ce11"/>
          <table:table-cell table:style-name="ce11" office:value-type="string" calcext:value-type="string">
            <text:p>itm_rohan_shoes,</text:p>
          </table:table-cell>
          <table:table-cell table:style-name="ce11" office:value-type="string" calcext:value-type="string">
            <text:p>itm_dale_pike, itm_dale_sword, itm_arrows,itm_short_bow,itm_axe_a,</text:p>
          </table:table-cell>
          <table:table-cell table:style-name="ce11" office:value-type="string" calcext:value-type="string">
            <text:p>itm_north_round_shield,</text:p>
          </table:table-cell>
          <table:table-cell table:style-name="ce11"/>
          <table:table-cell table:style-name="ce12" office:value-type="string" calcext:value-type="string">
            <text:p>attr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14" office:value-type="string" calcext:value-type="string">
            <text:p>swadian_face_younger_1</text:p>
          </table:table-cell>
          <table:table-cell table:style-name="ce14" office:value-type="string" calcext:value-type="string">
            <text:p>swadian_face_middle_2</text:p>
          </table:table-cell>
          <table:table-cell table:style-name="ce15"/>
          <table:table-cell table:style-name="ce6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dale_man_at_arms</text:p>
          </table:table-cell>
          <table:table-cell table:style-name="ce7" office:value-type="string" calcext:value-type="string">
            <text:p>Dale_Man-at-Arms</text:p>
          </table:table-cell>
          <table:table-cell table:style-name="ce7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1" office:value-type="string" calcext:value-type="string">
            <text:p>itm_dale_light_a, itm_dale_light_a_good, itm_dale_med_b_bad,itm_dale_med_d_bad,</text:p>
          </table:table-cell>
          <table:table-cell table:style-name="ce11"/>
          <table:table-cell table:style-name="ce11" office:value-type="string" calcext:value-type="string">
            <text:p>itm_leather_boots_bad,itm_rohan_shoes,</text:p>
          </table:table-cell>
          <table:table-cell table:style-name="ce11" office:value-type="string" calcext:value-type="string">
            <text:p>itm_dale_sword,itm_dale_pike, itm_axe_a, itm_axe_b, itm_axe_c,</text:p>
          </table:table-cell>
          <table:table-cell table:style-name="ce11" office:value-type="string" calcext:value-type="string">
            <text:p>itm_north_round_shield, itm_dale_shield_c, itm_dale_shield_a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middle_2</text:p>
          </table:table-cell>
          <table:table-cell table:style-name="ce15"/>
          <table:table-cell table:style-name="ce6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dale_scout</text:p>
          </table:table-cell>
          <table:table-cell table:style-name="ce7" office:value-type="string" calcext:value-type="string">
            <text:p>Dale_Scout</text:p>
          </table:table-cell>
          <table:table-cell table:style-name="ce7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leather_skullcap, itm_north_leather_skullcap_good, itm_north_skullcap,</text:p>
          </table:table-cell>
          <table:table-cell table:style-name="ce11" office:value-type="string" calcext:value-type="string">
            <text:p><text:s/>itm_dale_light_a, itm_dale_light_a_good,itm_north_leather_ok,itm_north_leather_good,</text:p>
          </table:table-cell>
          <table:table-cell table:style-name="ce11"/>
          <table:table-cell table:style-name="ce11" office:value-type="string" calcext:value-type="string">
            <text:p>itm_leather_boots_bad,itm_rohan_shoes,</text:p>
          </table:table-cell>
          <table:table-cell table:style-name="ce11" office:value-type="string" calcext:value-type="string">
            <text:p>itm_arrows,itm_regular_bow,</text:p>
          </table:table-cell>
          <table:table-cell table:style-name="ce11" office:value-type="string" calcext:value-type="string">
            <text:p>itm_dale_sword, itm_axe_a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bow_2</text:p>
          </table:table-cell>
          <table:table-cell table:style-name="ce13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_2</text:p>
          </table:table-cell>
          <table:table-cell table:style-name="ce15"/>
          <table:table-cell table:style-name="ce6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dale_bowman</text:p>
          </table:table-cell>
          <table:table-cell table:style-name="ce7" office:value-type="string" calcext:value-type="string">
            <text:p>Dale_Bowman</text:p>
          </table:table-cell>
          <table:table-cell table:style-name="ce7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b,itm_dale_helmet_b,itm_dale_helmet_b, itm_dale_helmet_b_good,</text:p>
          </table:table-cell>
          <table:table-cell table:style-name="ce11" office:value-type="string" calcext:value-type="string">
            <text:p>itm_dale_med_b,itm_dale_med_b_bad,itm_dale_med_b_ok,itm_dale_med_b_bad,itm_dale_med_b_good,</text:p>
          </table:table-cell>
          <table:table-cell table:style-name="ce11"/>
          <table:table-cell table:style-name="ce11" office:value-type="string" calcext:value-type="string">
            <text:p>itm_leather_boots_bad,itm_rohan_shoes,</text:p>
          </table:table-cell>
          <table:table-cell table:style-name="ce11" office:value-type="string" calcext:value-type="string">
            <text:p>itm_arrows,itm_dale_bow,</text:p>
          </table:table-cell>
          <table:table-cell table:style-name="ce11" office:value-type="string" calcext:value-type="string">
            <text:p>itm_dale_sword, itm_axe_a, itm_axe_b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bow_3</text:p>
          </table:table-cell>
          <table:table-cell table:style-name="ce12" office:value-type="string" calcext:value-type="string">
            <text:p>knows_common|knows_ironflesh_2|knows_power_draw_2|knows_power_strike_1|knows_athletics_2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6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dale_archer</text:p>
          </table:table-cell>
          <table:table-cell table:style-name="ce7" office:value-type="string" calcext:value-type="string">
            <text:p>Dale_Archer</text:p>
          </table:table-cell>
          <table:table-cell table:style-name="ce7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d,itm_dale_helmet_c,</text:p>
          </table:table-cell>
          <table:table-cell table:style-name="ce11" office:value-type="string" calcext:value-type="string">
            <text:p>itm_dale_med_b_lordly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itm_leather_boots_dark,</text:p>
          </table:table-cell>
          <table:table-cell table:style-name="ce11" office:value-type="string" calcext:value-type="string">
            <text:p>itm_arrows,itm_dale_bow,</text:p>
          </table:table-cell>
          <table:table-cell table:style-name="ce11" office:value-type="string" calcext:value-type="string">
            <text:p>itm_dale_sword, itm_axe_b, itm_axe_c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ironflesh_3|knows_power_draw_3|knows_power_strike_2|knows_athletics_2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6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barding_bowman</text:p>
          </table:table-cell>
          <table:table-cell table:style-name="ce7" office:value-type="string" calcext:value-type="string">
            <text:p>Barding_Bowman</text:p>
          </table:table-cell>
          <table:table-cell table:style-name="ce7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d_good,itm_dale_helmet_c_good,</text:p>
          </table:table-cell>
          <table:table-cell table:style-name="ce11" office:value-type="string" calcext:value-type="string">
            <text:p>itm_dale_med_c,itm_dale_med_c_bad,itm_dale_med_c_good,itm_dale_med_c_cloak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leather_boots,itm_leather_boots_dark,</text:p>
          </table:table-cell>
          <table:table-cell table:style-name="ce11" office:value-type="string" calcext:value-type="string">
            <text:p>itm_arrows,itm_arrows,itm_dale_bow,</text:p>
          </table:table-cell>
          <table:table-cell table:style-name="ce11" office:value-type="string" calcext:value-type="string">
            <text:p>itm_dale_sword_broad, itm_axe_d,</text:p>
          </table:table-cell>
          <table:table-cell table:style-name="ce11"/>
          <table:table-cell table:style-name="ce12" office:value-type="string" calcext:value-type="string">
            <text:p>str_19|agi_18| int_8| cha_8|level(33)</text:p>
          </table:table-cell>
          <table:table-cell table:style-name="ce12" office:value-type="string" calcext:value-type="string">
            <text:p>wp_archery(260)|wp_melee(180)</text:p>
          </table:table-cell>
          <table:table-cell table:style-name="ce12" office:value-type="string" calcext:value-type="string">
            <text:p>knows_common|knows_ironflesh_4|knows_power_draw_4|knows_power_strike_2|knows_athletics_3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6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dale_swordsman</text:p>
          </table:table-cell>
          <table:table-cell table:style-name="ce7" office:value-type="string" calcext:value-type="string">
            <text:p>Dale_Swordsman</text:p>
          </table:table-cell>
          <table:table-cell table:style-name="ce7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1" office:value-type="string" calcext:value-type="string">
            <text:p>itm_dale_med_d,</text:p>
          </table:table-cell>
          <table:table-cell table:style-name="ce11"/>
          <table:table-cell table:style-name="ce11" office:value-type="string" calcext:value-type="string">
            <text:p>itm_leather_boots,itm_leather_boots_dark,</text:p>
          </table:table-cell>
          <table:table-cell table:style-name="ce11" office:value-type="string" calcext:value-type="string">
            <text:p>itm_dale_sword,</text:p>
          </table:table-cell>
          <table:table-cell table:style-name="ce11" office:value-type="string" calcext:value-type="string">
            <text:p>itm_dale_shield_a, itm_dale_shield_b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1|knows_power_strike_2|knows_ironflesh_3|knows_shield_2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_2</text:p>
          </table:table-cell>
          <table:table-cell table:style-name="ce15"/>
          <table:table-cell table:style-name="ce6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dale_sergeant</text:p>
          </table:table-cell>
          <table:table-cell table:style-name="ce7" office:value-type="string" calcext:value-type="string">
            <text:p>Dale_Sergeant</text:p>
          </table:table-cell>
          <table:table-cell table:style-name="ce7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c,</text:p>
          </table:table-cell>
          <table:table-cell table:style-name="ce11" office:value-type="string" calcext:value-type="string">
            <text:p>itm_dale_med_d_good,itm_dale_heavy_a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_dark, itm_splinted_greaves,</text:p>
          </table:table-cell>
          <table:table-cell table:style-name="ce11" office:value-type="string" calcext:value-type="string">
            <text:p>itm_dale_sword,itm_dale_sword_broad,itm_axe_d,</text:p>
          </table:table-cell>
          <table:table-cell table:style-name="ce11" office:value-type="string" calcext:value-type="string">
            <text:p>itm_dale_shield_b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power_strike_3|knows_ironflesh_4|knows_shield_3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6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dale_hearthman</text:p>
          </table:table-cell>
          <table:table-cell table:style-name="ce7" office:value-type="string" calcext:value-type="string">
            <text:p>Hearthman_of_Dale</text:p>
          </table:table-cell>
          <table:table-cell table:style-name="ce7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c, itm_dale_helmet_c_good, itm_dale_helmet_e,</text:p>
          </table:table-cell>
          <table:table-cell table:style-name="ce11" office:value-type="string" calcext:value-type="string">
            <text:p>itm_dale_heavy_a_good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dale_sword_broad, itm_axe_d,</text:p>
          </table:table-cell>
          <table:table-cell table:style-name="ce11" office:value-type="string" calcext:value-type="string">
            <text:p>itm_dale_shield_b_good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3|knows_power_strike_4|knows_ironflesh_5|knows_shield_5</text:p>
          </table:table-cell>
          <table:table-cell table:style-name="ce14" office:value-type="string" calcext:value-type="string">
            <text:p>swadian_face_middle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6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dale_spearman</text:p>
          </table:table-cell>
          <table:table-cell table:style-name="ce7" office:value-type="string" calcext:value-type="string">
            <text:p>Dale_Spearman</text:p>
          </table:table-cell>
          <table:table-cell table:style-name="ce7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skullcap, itm_north_skullcap_good, itm_north_nasal_helm, itm_dale_helmet_a, itm_dale_helmet_a_good,</text:p>
          </table:table-cell>
          <table:table-cell table:style-name="ce11" office:value-type="string" calcext:value-type="string">
            <text:p>itm_dale_med_c,</text:p>
          </table:table-cell>
          <table:table-cell table:style-name="ce11"/>
          <table:table-cell table:style-name="ce11" office:value-type="string" calcext:value-type="string">
            <text:p>itm_leather_boots_dark, itm_splinted_greaves,</text:p>
          </table:table-cell>
          <table:table-cell table:style-name="ce11" office:value-type="string" calcext:value-type="string">
            <text:p>itm_dale_pike,</text:p>
          </table:table-cell>
          <table:table-cell table:style-name="ce11" table:number-columns-repeated="2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1|knows_power_strike_1|knows_ironflesh_1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_2</text:p>
          </table:table-cell>
          <table:table-cell table:style-name="ce15"/>
          <table:table-cell table:style-name="ce6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dale_billman</text:p>
          </table:table-cell>
          <table:table-cell table:style-name="ce7" office:value-type="string" calcext:value-type="string">
            <text:p>Dale_Billman</text:p>
          </table:table-cell>
          <table:table-cell table:style-name="ce7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c,</text:p>
          </table:table-cell>
          <table:table-cell table:style-name="ce11" office:value-type="string" calcext:value-type="string">
            <text:p>itm_dale_med_c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dale_billhook,</text:p>
          </table:table-cell>
          <table:table-cell table:style-name="ce11" table:number-columns-repeated="2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ironflesh_2|knows_power_strike_2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6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dale_bill_master</text:p>
          </table:table-cell>
          <table:table-cell table:style-name="ce7" office:value-type="string" calcext:value-type="string">
            <text:p>Dale_Bill_Master</text:p>
          </table:table-cell>
          <table:table-cell table:style-name="ce7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c, itm_dale_helmet_c_good, itm_dale_helmet_f,</text:p>
          </table:table-cell>
          <table:table-cell table:style-name="ce11" office:value-type="string" calcext:value-type="string">
            <text:p>itm_dale_heavy_b,itm_dale_heavy_b_good, itm_dale_heavy_b_pelt, itm_dale_heavy_b_lordly,</text:p>
          </table:table-cell>
          <table:table-cell table:style-name="ce11" office:value-type="string" calcext:value-type="string">
            <text:p>itm_evil_gauntlets_b_good,</text:p>
          </table:table-cell>
          <table:table-cell table:style-name="ce11" office:value-type="string" calcext:value-type="string">
            <text:p>itm_splinted_greaves_good,</text:p>
          </table:table-cell>
          <table:table-cell table:style-name="ce11" office:value-type="string" calcext:value-type="string">
            <text:p>itm_dale_billhook,</text:p>
          </table:table-cell>
          <table:table-cell table:style-name="ce11" table:number-columns-repeated="2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2|knows_ironflesh_5|knows_power_strike_4</text:p>
          </table:table-cell>
          <table:table-cell table:style-name="ce14" office:value-type="string" calcext:value-type="string">
            <text:p>swadian_face_middle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6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2_rhovanion_retainer</text:p>
          </table:table-cell>
          <table:table-cell table:style-name="ce7" office:value-type="string" calcext:value-type="string">
            <text:p>Northmen_Retainer</text:p>
          </table:table-cell>
          <table:table-cell table:style-name="ce7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leather_skullcap, itm_north_leather_skullcap_bad,</text:p>
          </table:table-cell>
          <table:table-cell table:style-name="ce11" office:value-type="string" calcext:value-type="string">
            <text:p>itm_dale_light_b, itm_dale_light_b_good,itm_north_leather_ok,</text:p>
          </table:table-cell>
          <table:table-cell table:style-name="ce11"/>
          <table:table-cell table:style-name="ce11" office:value-type="string" calcext:value-type="string">
            <text:p>itm_leather_boots_dark_bad,itm_rohan_shoes,</text:p>
          </table:table-cell>
          <table:table-cell table:style-name="ce11" office:value-type="string" calcext:value-type="string">
            <text:p>itm_dale_pike,itm_dale_sword_long,</text:p>
          </table:table-cell>
          <table:table-cell table:style-name="ce11" office:value-type="string" calcext:value-type="string">
            <text:p>itm_north_round_shield,itm_beorn_shield,</text:p>
          </table:table-cell>
          <table:table-cell table:style-name="ce11" office:value-type="string" calcext:value-type="string">
            <text:p>itm_dale_horse,</text:p>
          </table:table-cell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2" office:value-type="string" calcext:value-type="string">
            <text:p>knows_common|knows_riding_2|knows_athletics_1|knows_ironflesh_1|knows_shield_3</text:p>
          </table:table-cell>
          <table:table-cell table:style-name="ce14" office:value-type="string" calcext:value-type="string">
            <text:p>nord_face_young_1</text:p>
          </table:table-cell>
          <table:table-cell table:style-name="ce14" office:value-type="string" calcext:value-type="string">
            <text:p>nord_face_old_2</text:p>
          </table:table-cell>
          <table:table-cell table:style-name="ce15"/>
          <table:table-cell table:style-name="ce6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3_rhovanion_auxilia</text:p>
          </table:table-cell>
          <table:table-cell table:style-name="ce7" office:value-type="string" calcext:value-type="string">
            <text:p>Northmen_Auxiliary</text:p>
          </table:table-cell>
          <table:table-cell table:style-name="ce7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leather_skullcap, itm_north_leather_skullcap_bad,itm_north_leather_skullcap_good, itm_north_skullcap,</text:p>
          </table:table-cell>
          <table:table-cell table:style-name="ce11" office:value-type="string" calcext:value-type="string">
            <text:p>itm_dale_light_b_good, itm_dale_light_b_lordly,itm_north_leather_good,</text:p>
          </table:table-cell>
          <table:table-cell table:style-name="ce11"/>
          <table:table-cell table:style-name="ce11" office:value-type="string" calcext:value-type="string">
            <text:p>itm_leather_boots_dark,</text:p>
          </table:table-cell>
          <table:table-cell table:style-name="ce11" office:value-type="string" calcext:value-type="string">
            <text:p>itm_lance,itm_dale_sword_long,</text:p>
          </table:table-cell>
          <table:table-cell table:style-name="ce11" office:value-type="string" calcext:value-type="string">
            <text:p>itm_north_round_shield,itm_beorn_shield,</text:p>
          </table:table-cell>
          <table:table-cell table:style-name="ce11" office:value-type="string" calcext:value-type="string">
            <text:p>itm_dale_horse,</text:p>
          </table:table-cell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riding_4|knows_athletics_1|knows_ironflesh_1|knows_power_strike_1|knows_shield_3</text:p>
          </table:table-cell>
          <table:table-cell table:style-name="ce14" office:value-type="string" calcext:value-type="string">
            <text:p>nord_face_young_1</text:p>
          </table:table-cell>
          <table:table-cell table:style-name="ce14" office:value-type="string" calcext:value-type="string">
            <text:p>nord_face_old_2</text:p>
          </table:table-cell>
          <table:table-cell table:style-name="ce15"/>
          <table:table-cell table:style-name="ce6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4_rhovanion_rider</text:p>
          </table:table-cell>
          <table:table-cell table:style-name="ce7" office:value-type="string" calcext:value-type="string">
            <text:p>Rhovanion_Rider</text:p>
          </table:table-cell>
          <table:table-cell table:style-name="ce7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leather_skullcap_good, itm_north_skullcap, itm_north_nasal_helm, itm_north_skullcap_good,</text:p>
          </table:table-cell>
          <table:table-cell table:style-name="ce11" office:value-type="string" calcext:value-type="string">
            <text:p>itm_dale_med_a_bad, itm_dale_med_a,</text:p>
          </table:table-cell>
          <table:table-cell table:style-name="ce11"/>
          <table:table-cell table:style-name="ce11" office:value-type="string" calcext:value-type="string">
            <text:p>itm_leather_boots_dark,</text:p>
          </table:table-cell>
          <table:table-cell table:style-name="ce11" office:value-type="string" calcext:value-type="string">
            <text:p>itm_lance,itm_dale_sword_long,</text:p>
          </table:table-cell>
          <table:table-cell table:style-name="ce11" office:value-type="string" calcext:value-type="string">
            <text:p>itm_north_round_shield, itm_dale_shield_c,itm_dale_shield_c_good,</text:p>
          </table:table-cell>
          <table:table-cell table:style-name="ce11" office:value-type="string" calcext:value-type="string">
            <text:p>itm_dale_horse,itm_dale_warhorse,</text:p>
          </table:table-cell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5|knows_ironflesh_2|knows_power_strike_2|knows_shield_4</text:p>
          </table:table-cell>
          <table:table-cell table:style-name="ce14" office:value-type="string" calcext:value-type="string">
            <text:p>nord_face_young_1</text:p>
          </table:table-cell>
          <table:table-cell table:style-name="ce14" office:value-type="string" calcext:value-type="string">
            <text:p>nord_face_older_2</text:p>
          </table:table-cell>
          <table:table-cell table:style-name="ce15"/>
          <table:table-cell table:style-name="ce6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5_rhovanion_marchwarden</text:p>
          </table:table-cell>
          <table:table-cell table:style-name="ce7" office:value-type="string" calcext:value-type="string">
            <text:p>Rhovanion_Marchwarden</text:p>
          </table:table-cell>
          <table:table-cell table:style-name="ce7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e, itm_dale_helmet_f,itm_north_skullcap_good,</text:p>
          </table:table-cell>
          <table:table-cell table:style-name="ce11" office:value-type="string" calcext:value-type="string">
            <text:p>itm_dale_med_a_good,itm_dale_med_a_lordly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_dark,</text:p>
          </table:table-cell>
          <table:table-cell table:style-name="ce11" office:value-type="string" calcext:value-type="string">
            <text:p>itm_dale_sword_long, itm_javelin_big, itm_javelin_big,</text:p>
          </table:table-cell>
          <table:table-cell table:style-name="ce11" office:value-type="string" calcext:value-type="string">
            <text:p>itm_north_round_shield, itm_dale_shield_c,itm_dale_shield_c_good,</text:p>
          </table:table-cell>
          <table:table-cell table:style-name="ce11" office:value-type="string" calcext:value-type="string">
            <text:p>itm_dale_warhorse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14" office:value-type="string" calcext:value-type="string">
            <text:p>nord_face_middle_1</text:p>
          </table:table-cell>
          <table:table-cell table:style-name="ce14" office:value-type="string" calcext:value-type="string">
            <text:p>nord_face_older_2</text:p>
          </table:table-cell>
          <table:table-cell table:style-name="ce15"/>
          <table:table-cell table:style-name="ce6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new troop at end of file</text:p>
          </table:table-cell>
          <table:table-cell table:style-name="ce6" table:number-columns-repeated="19"/>
          <table:table-cell table:style-name="ce6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rhovanion_noble</text:p>
          </table:table-cell>
          <table:table-cell table:style-name="ce7" office:value-type="string" calcext:value-type="string">
            <text:p>Rhovanion_Noble</text:p>
          </table:table-cell>
          <table:table-cell table:style-name="ce7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e, itm_dale_helmet_f, itm_north_nasal_helm_good,</text:p>
          </table:table-cell>
          <table:table-cell table:style-name="ce11" office:value-type="string" calcext:value-type="string">
            <text:p>itm_dale_heavy_c,itm_dale_heavy_c_good,</text:p>
          </table:table-cell>
          <table:table-cell table:style-name="ce11" office:value-type="string" calcext:value-type="string">
            <text:p>itm_leather_gloves_good,itm_mail_mittens,</text:p>
          </table:table-cell>
          <table:table-cell table:style-name="ce11" office:value-type="string" calcext:value-type="string">
            <text:p>itm_leather_boots_dark, itm_splinted_greaves_good,</text:p>
          </table:table-cell>
          <table:table-cell table:style-name="ce11" office:value-type="string" calcext:value-type="string">
            <text:p>itm_lance,itm_dale_sword_long,</text:p>
          </table:table-cell>
          <table:table-cell table:style-name="ce11" office:value-type="string" calcext:value-type="string">
            <text:p>itm_dwarf_shield_c, itm_dwarf_shield_c_good,</text:p>
          </table:table-cell>
          <table:table-cell table:style-name="ce11" office:value-type="string" calcext:value-type="string">
            <text:p>itm_dale_warhorse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7|knows_shield_6|knows_ironflesh_4|knows_power_strike_3</text:p>
          </table:table-cell>
          <table:table-cell table:style-name="ce14" office:value-type="string" calcext:value-type="string">
            <text:p>nord_face_middle_1</text:p>
          </table:table-cell>
          <table:table-cell table:style-name="ce14" office:value-type="string" calcext:value-type="string">
            <text:p>nord_face_older_2</text:p>
          </table:table-cell>
          <table:table-cell table:style-name="ce15"/>
          <table:table-cell table:style-name="ce6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Rhun</text:p>
          </table:table-cell>
          <table:table-cell table:style-name="ce6" table:number-columns-repeated="19"/>
          <table:table-cell table:style-name="ce6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rhun_tribesman</text:p>
          </table:table-cell>
          <table:table-cell table:style-name="ce7" office:value-type="string" calcext:value-type="string">
            <text:p>Rhun_Tribesman</text:p>
          </table:table-cell>
          <table:table-cell table:style-name="ce7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/>
          <table:table-cell table:style-name="ce11" office:value-type="string" calcext:value-type="string">
            <text:p>itm_rhun_armor_a,itm_rhun_armor_b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rhun_shortsword,</text:p>
          </table:table-cell>
          <table:table-cell table:style-name="ce11" office:value-type="string" calcext:value-type="string">
            <text:p>itm_arrows,itm_hunting_bow,</text:p>
          </table:table-cell>
          <table:table-cell table:style-name="ce11"/>
          <table:table-cell table:style-name="ce12" office:value-type="string" calcext:value-type="string">
            <text:p>attr_evil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2_rhun_horse_scout</text:p>
          </table:table-cell>
          <table:table-cell table:style-name="ce7" office:value-type="string" calcext:value-type="string">
            <text:p>Rhun_Horse_Scout</text:p>
          </table:table-cell>
          <table:table-cell table:style-name="ce7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/>
          <table:table-cell table:style-name="ce11" office:value-type="string" calcext:value-type="string">
            <text:p>itm_rhun_armor_a,itm_rhun_armor_b,itm_rhun_armor_d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arrows,itm_nomad_bow,</text:p>
          </table:table-cell>
          <table:table-cell table:style-name="ce11" office:value-type="string" calcext:value-type="string">
            <text:p>itm_rhun_falchion,</text:p>
          </table:table-cell>
          <table:table-cell table:style-name="ce11" office:value-type="string" calcext:value-type="string">
            <text:p>itm_rhun_horse_a,itm_rhun_horse_b,</text:p>
          </table:table-cell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3_rhun_horse_archer</text:p>
          </table:table-cell>
          <table:table-cell table:style-name="ce7" office:value-type="string" calcext:value-type="string">
            <text:p>Rhun_Horse_Archer</text:p>
          </table:table-cell>
          <table:table-cell table:style-name="ce7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leather_bad, itm_rhun_helm_leather,itm_rhun_helm_round_bad,</text:p>
          </table:table-cell>
          <table:table-cell table:style-name="ce11" office:value-type="string" calcext:value-type="string">
            <text:p>itm_rhun_armor_a,itm_rhun_armor_b,itm_rhun_armor_d,</text:p>
          </table:table-cell>
          <table:table-cell table:style-name="ce11"/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arrows,itm_nomad_bow,</text:p>
          </table:table-cell>
          <table:table-cell table:style-name="ce11" office:value-type="string" calcext:value-type="string">
            <text:p>itm_rhun_sword,</text:p>
          </table:table-cell>
          <table:table-cell table:style-name="ce11" office:value-type="string" calcext:value-type="string">
            <text:p>itm_rhun_horse_a,itm_rhun_horse_b,</text:p>
          </table:table-cell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bow_3</text:p>
          </table:table-cell>
          <table:table-cell table:style-name="ce12" office:value-type="string" calcext:value-type="string">
            <text:p>knows_common|knows_riding_5|knows_power_draw_3|knows_ironflesh_1|knows_horse_archery_3|knows_power_throw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4_rhun_veteran_horse_archer</text:p>
          </table:table-cell>
          <table:table-cell table:style-name="ce7" office:value-type="string" calcext:value-type="string">
            <text:p>Rhun_Veteran_Horse_Archer</text:p>
          </table:table-cell>
          <table:table-cell table:style-name="ce7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leather, itm_rhun_helm_leather_good,itm_rhun_helm_round,</text:p>
          </table:table-cell>
          <table:table-cell table:style-name="ce11" office:value-type="string" calcext:value-type="string">
            <text:p>itm_rhun_armor_j,itm_rhun_armor_n,itm_rhun_armor_m,</text:p>
          </table:table-cell>
          <table:table-cell table:style-name="ce11"/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arrows,itm_nomad_bow,</text:p>
          </table:table-cell>
          <table:table-cell table:style-name="ce11" office:value-type="string" calcext:value-type="string">
            <text:p>itm_rhun_sword,</text:p>
          </table:table-cell>
          <table:table-cell table:style-name="ce11" office:value-type="string" calcext:value-type="string">
            <text:p>itm_rhun_horse_a,itm_rhun_horse_b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5_rhun_balchoth_horse_archer</text:p>
          </table:table-cell>
          <table:table-cell table:style-name="ce7" office:value-type="string" calcext:value-type="string">
            <text:p>Balchoth_Horse_Archer</text:p>
          </table:table-cell>
          <table:table-cell table:style-name="ce7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round_good, itm_rhun_helm_barbed_good,</text:p>
          </table:table-cell>
          <table:table-cell table:style-name="ce11" office:value-type="string" calcext:value-type="string">
            <text:p>itm_rhun_armor_o,itm_rhun_armor_n,itm_rhun_armor_m,</text:p>
          </table:table-cell>
          <table:table-cell table:style-name="ce11"/>
          <table:table-cell table:style-name="ce11" office:value-type="string" calcext:value-type="string">
            <text:p>itm_leather_boots_dark,</text:p>
          </table:table-cell>
          <table:table-cell table:style-name="ce11" office:value-type="string" calcext:value-type="string">
            <text:p>itm_arrows,itm_rhun_bow,</text:p>
          </table:table-cell>
          <table:table-cell table:style-name="ce11" office:value-type="string" calcext:value-type="string">
            <text:p>itm_rhun_sword,itm_rhun_bull1_shield,itm_rhun_bull2_shield,</text:p>
          </table:table-cell>
          <table:table-cell table:style-name="ce11" office:value-type="string" calcext:value-type="string">
            <text:p>itm_rhun_horse_d,itm_rhun_horse_b,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ironflesh_2|knows_power_strike_2|knows_power_throw_4|knows_power_draw_4|knows_riding_6|knows_horse_archery_7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3_rhun_swift_horseman</text:p>
          </table:table-cell>
          <table:table-cell table:style-name="ce7" office:value-type="string" calcext:value-type="string">
            <text:p>Rhun_Swift_Horseman</text:p>
          </table:table-cell>
          <table:table-cell table:style-name="ce7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pot_bad, itm_rhun_helm_horde_bad, itm_rhun_helm_round_bad,</text:p>
          </table:table-cell>
          <table:table-cell table:style-name="ce11" office:value-type="string" calcext:value-type="string">
            <text:p>itm_rhun_armor_a,itm_rhun_armor_d,</text:p>
          </table:table-cell>
          <table:table-cell table:style-name="ce11"/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rhun_sword,itm_light_lance,</text:p>
          </table:table-cell>
          <table:table-cell table:style-name="ce11" office:value-type="string" calcext:value-type="string">
            <text:p>itm_rhun_bull1_shield,</text:p>
          </table:table-cell>
          <table:table-cell table:style-name="ce11" office:value-type="string" calcext:value-type="string">
            <text:p>itm_rhun_horse_a,itm_rhun_horse_b,</text:p>
          </table:table-cell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riding_5|knows_power_draw_4|knows_ironflesh_1|knows_power_throw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4_rhun_veteran_swift_horseman</text:p>
          </table:table-cell>
          <table:table-cell table:style-name="ce7" office:value-type="string" calcext:value-type="string">
            <text:p>Rhun_Veteran_Swift_Horseman</text:p>
          </table:table-cell>
          <table:table-cell table:style-name="ce7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pot, itm_rhun_helm_horde, itm_rhun_helm_round,</text:p>
          </table:table-cell>
          <table:table-cell table:style-name="ce11" office:value-type="string" calcext:value-type="string">
            <text:p>itm_rhun_armor_j,itm_rhun_armor_n,itm_rhun_armor_m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rhun_sword,itm_light_lance,</text:p>
          </table:table-cell>
          <table:table-cell table:style-name="ce11" office:value-type="string" calcext:value-type="string">
            <text:p>itm_rhun_bull1_shield,itm_rhun_shield,</text:p>
          </table:table-cell>
          <table:table-cell table:style-name="ce11" office:value-type="string" calcext:value-type="string">
            <text:p>itm_rhun_horse_d,itm_rhun_horse_b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rhun_falcon_horseman</text:p>
          </table:table-cell>
          <table:table-cell table:style-name="ce7" office:value-type="string" calcext:value-type="string">
            <text:p>Falcon_Horseman</text:p>
          </table:table-cell>
          <table:table-cell table:style-name="ce7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pot_good,itm_rhun_helm_horde_good,itm_rhun_helm_round_good,</text:p>
          </table:table-cell>
          <table:table-cell table:style-name="ce11" office:value-type="string" calcext:value-type="string">
            <text:p>itm_rhun_armor_g,itm_rhun_armor_h,</text:p>
          </table:table-cell>
          <table:table-cell table:style-name="ce11" office:value-type="string" calcext:value-type="string">
            <text:p>itm_evil_gauntlets_a_good,</text:p>
          </table:table-cell>
          <table:table-cell table:style-name="ce11" office:value-type="string" calcext:value-type="string">
            <text:p>itm_leather_boots_dark,</text:p>
          </table:table-cell>
          <table:table-cell table:style-name="ce11" office:value-type="string" calcext:value-type="string">
            <text:p>itm_rhun_sword,itm_light_lance,</text:p>
          </table:table-cell>
          <table:table-cell table:style-name="ce11" office:value-type="string" calcext:value-type="string">
            <text:p>itm_rhun_shield,</text:p>
          </table:table-cell>
          <table:table-cell table:style-name="ce11" office:value-type="string" calcext:value-type="string">
            <text:p>itm_rhun_horse_e,itm_rhun_horse_f,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6|knows_power_strike_3|knows_power_draw_2|knows_power_throw_2|knows_ironflesh_2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rhun_tribal_warrior</text:p>
          </table:table-cell>
          <table:table-cell table:style-name="ce7" office:value-type="string" calcext:value-type="string">
            <text:p>Rhun_Tribal_Footman</text:p>
          </table:table-cell>
          <table:table-cell table:style-name="ce7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/>
          <table:table-cell table:style-name="ce11" office:value-type="string" calcext:value-type="string">
            <text:p>itm_rhun_armor_a,itm_rhun_armor_b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rhun_falchion,itm_rhun_shortsword,</text:p>
          </table:table-cell>
          <table:table-cell table:style-name="ce11" office:value-type="string" calcext:value-type="string">
            <text:p>itm_rhun_bull1_shield,</text:p>
          </table:table-cell>
          <table:table-cell table:style-name="ce11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rhun_tribal_infantry</text:p>
          </table:table-cell>
          <table:table-cell table:style-name="ce7" office:value-type="string" calcext:value-type="string">
            <text:p>Rhun_Tribal_Warrior</text:p>
          </table:table-cell>
          <table:table-cell table:style-name="ce7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leather_bad,itm_rhun_helm_horde_bad,</text:p>
          </table:table-cell>
          <table:table-cell table:style-name="ce11" office:value-type="string" calcext:value-type="string">
            <text:p>itm_rhun_armor_a,itm_rhun_armor_b,itm_rhun_armor_d,</text:p>
          </table:table-cell>
          <table:table-cell table:style-name="ce11"/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rhun_glaive,itm_rhun_greatfalchion,</text:p>
          </table:table-cell>
          <table:table-cell table:style-name="ce11" office:value-type="string" calcext:value-type="string">
            <text:p>itm_rhun_bull1_shield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3|knows_ironflesh_1|knows_power_strike_1|knows_shield_2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rhun_vet_infantry</text:p>
          </table:table-cell>
          <table:table-cell table:style-name="ce7" office:value-type="string" calcext:value-type="string">
            <text:p>Rhun_Veteran_Warrior</text:p>
          </table:table-cell>
          <table:table-cell table:style-name="ce7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barbed, itm_rhun_helm_horde, itm_rhun_helm_round_good,</text:p>
          </table:table-cell>
          <table:table-cell table:style-name="ce11" office:value-type="string" calcext:value-type="string">
            <text:p>itm_rhun_armor_g,itm_rhun_armor_h,</text:p>
          </table:table-cell>
          <table:table-cell table:style-name="ce11" office:value-type="string" calcext:value-type="string">
            <text:p>itm_evil_gauntlets_a_good,</text:p>
          </table:table-cell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rhun_falchion,itm_rhun_glaive,itm_rhun_greatfalchion,itm_rhun_battleaxe,</text:p>
          </table:table-cell>
          <table:table-cell table:style-name="ce11" office:value-type="string" calcext:value-type="string">
            <text:p>itm_rhun_bull1_shield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4|knows_ironflesh_2|knows_power_strike_2|knows_shield_2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rhun_ox_warrior</text:p>
          </table:table-cell>
          <table:table-cell table:style-name="ce7" office:value-type="string" calcext:value-type="string">
            <text:p>Warrior_of_the_Ox</text:p>
          </table:table-cell>
          <table:table-cell table:style-name="ce7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barbed_good, itm_rhun_helm_pot_good, itm_rhun_helm_horde_good,</text:p>
          </table:table-cell>
          <table:table-cell table:style-name="ce11" office:value-type="string" calcext:value-type="string">
            <text:p>itm_rhun_armor_g_good,itm_rhun_armor_h_good,itm_rhun_armor_p_bad,itm_rhun_armor_k_bad,</text:p>
          </table:table-cell>
          <table:table-cell table:style-name="ce11" office:value-type="string" calcext:value-type="string">
            <text:p>itm_evil_gauntlets_b_good,</text:p>
          </table:table-cell>
          <table:table-cell table:style-name="ce11" office:value-type="string" calcext:value-type="string">
            <text:p>itm_leather_boots_dark_bad, itm_splinted_greaves,</text:p>
          </table:table-cell>
          <table:table-cell table:style-name="ce11" office:value-type="string" calcext:value-type="string">
            <text:p>itm_rhun_warpick, itm_rhun_mangler, itm_rhun_glaive, itm_rhun_battleaxe,</text:p>
          </table:table-cell>
          <table:table-cell table:style-name="ce11" office:value-type="string" calcext:value-type="string">
            <text:p>itm_rhun_bull2_shield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shield_2|knows_ironflesh_3|knows_power_strike_3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2_rhun_horseman</text:p>
          </table:table-cell>
          <table:table-cell table:style-name="ce7" office:value-type="string" calcext:value-type="string">
            <text:p>Horseman_of_Rhun</text:p>
          </table:table-cell>
          <table:table-cell table:style-name="ce7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/>
          <table:table-cell table:style-name="ce11" office:value-type="string" calcext:value-type="string">
            <text:p>itm_rhun_armor_a,itm_rhun_armor_b,itm_rhun_armor_d,</text:p>
          </table:table-cell>
          <table:table-cell table:style-name="ce11"/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rhun_sword,</text:p>
          </table:table-cell>
          <table:table-cell table:style-name="ce11" office:value-type="string" calcext:value-type="string">
            <text:p>itm_rhun_bull1_shield,</text:p>
          </table:table-cell>
          <table:table-cell table:style-name="ce11" office:value-type="string" calcext:value-type="string">
            <text:p>itm_rhun_horse_a,itm_rhun_horse_b,</text:p>
          </table:table-cell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2" office:value-type="string" calcext:value-type="string">
            <text:p>knows_common|knows_riding_4|knows_power_draw_3|knows_power_throw_1|knows_horse_archery_3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3_rhun_outrider</text:p>
          </table:table-cell>
          <table:table-cell table:style-name="ce7" office:value-type="string" calcext:value-type="string">
            <text:p>Outrider_of_Rhun</text:p>
          </table:table-cell>
          <table:table-cell table:style-name="ce7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horde,itm_rhun_helm_round,itm_rhun_helm_pot_bad,</text:p>
          </table:table-cell>
          <table:table-cell table:style-name="ce11" office:value-type="string" calcext:value-type="string">
            <text:p>itm_rhun_armor_j,itm_rhun_armor_n,itm_rhun_armor_m,</text:p>
          </table:table-cell>
          <table:table-cell table:style-name="ce11"/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rhun_sword,</text:p>
          </table:table-cell>
          <table:table-cell table:style-name="ce11" office:value-type="string" calcext:value-type="string">
            <text:p>itm_rhun_bull1_shield,itm_rhun_bull2_shield,</text:p>
          </table:table-cell>
          <table:table-cell table:style-name="ce11" office:value-type="string" calcext:value-type="string">
            <text:p>itm_rhun_horse_b,itm_rhun_horse_d,</text:p>
          </table:table-cell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riding_5|knows_power_draw_4|knows_power_strike_1|knows_ironflesh_1|knows_power_throw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4_rhun_noble_rider</text:p>
          </table:table-cell>
          <table:table-cell table:style-name="ce7" office:value-type="string" calcext:value-type="string">
            <text:p>Noble_Rider_of_Rhun</text:p>
          </table:table-cell>
          <table:table-cell table:style-name="ce7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horde_good,itm_rhun_helm_barbed,itm_rhun_helm_pot,</text:p>
          </table:table-cell>
          <table:table-cell table:style-name="ce11" office:value-type="string" calcext:value-type="string">
            <text:p>itm_rhun_armor_n,itm_rhun_armor_h,itm_rhun_armor_g,</text:p>
          </table:table-cell>
          <table:table-cell table:style-name="ce11"/>
          <table:table-cell table:style-name="ce11" office:value-type="string" calcext:value-type="string">
            <text:p>itm_furry_boots,itm_leather_boots_dark,</text:p>
          </table:table-cell>
          <table:table-cell table:style-name="ce11" office:value-type="string" calcext:value-type="string">
            <text:p>itm_rhun_sword,</text:p>
          </table:table-cell>
          <table:table-cell table:style-name="ce11" office:value-type="string" calcext:value-type="string">
            <text:p>itm_rhun_bull2_shield,</text:p>
          </table:table-cell>
          <table:table-cell table:style-name="ce11" office:value-type="string" calcext:value-type="string">
            <text:p>itm_rhun_horse_b,itm_rhun_horse_e,itm_rhun_horse_f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rhun_warrider</text:p>
          </table:table-cell>
          <table:table-cell table:style-name="ce7" office:value-type="string" calcext:value-type="string">
            <text:p>Warrider_of_Rhun</text:p>
          </table:table-cell>
          <table:table-cell table:style-name="ce7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barbed_good,itm_rhun_helm_pot_good,</text:p>
          </table:table-cell>
          <table:table-cell table:style-name="ce11" office:value-type="string" calcext:value-type="string">
            <text:p>itm_rhun_armor_p,itm_rhun_armor_k,</text:p>
          </table:table-cell>
          <table:table-cell table:style-name="ce11" office:value-type="string" calcext:value-type="string">
            <text:p>itm_evil_gauntlets_a_good,</text:p>
          </table:table-cell>
          <table:table-cell table:style-name="ce11" office:value-type="string" calcext:value-type="string">
            <text:p>itm_leather_boots_dark, itm_splinted_greaves,</text:p>
          </table:table-cell>
          <table:table-cell table:style-name="ce11" office:value-type="string" calcext:value-type="string">
            <text:p>itm_rhun_sword,itm_rhun_greatsword,</text:p>
          </table:table-cell>
          <table:table-cell table:style-name="ce11" office:value-type="string" calcext:value-type="string">
            <text:p>itm_rhun_bull3_shield,</text:p>
          </table:table-cell>
          <table:table-cell table:style-name="ce11" office:value-type="string" calcext:value-type="string">
            <text:p>itm_rhun_horse_g,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6_rhun_warlord</text:p>
          </table:table-cell>
          <table:table-cell table:style-name="ce7" office:value-type="string" calcext:value-type="string">
            <text:p>Warlord_of_Rhun</text:p>
          </table:table-cell>
          <table:table-cell table:style-name="ce7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chieftain,</text:p>
          </table:table-cell>
          <table:table-cell table:style-name="ce11" office:value-type="string" calcext:value-type="string">
            <text:p>itm_rhun_armor_p_good,itm_rhun_armor_k_good,</text:p>
          </table:table-cell>
          <table:table-cell table:style-name="ce11" office:value-type="string" calcext:value-type="string">
            <text:p>itm_evil_gauntlets_b_good,</text:p>
          </table:table-cell>
          <table:table-cell table:style-name="ce11" office:value-type="string" calcext:value-type="string">
            <text:p>itm_splinted_greaves_good,</text:p>
          </table:table-cell>
          <table:table-cell table:style-name="ce11" office:value-type="string" calcext:value-type="string">
            <text:p>itm_rhun_sword,itm_rhun_greatfalchion,</text:p>
          </table:table-cell>
          <table:table-cell table:style-name="ce11" office:value-type="string" calcext:value-type="string">
            <text:p>itm_rhun_bull3_shield,</text:p>
          </table:table-cell>
          <table:table-cell table:style-name="ce11" office:value-type="string" calcext:value-type="string">
            <text:p>itm_rhun_horse_g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ironflesh_5|knows_power_strike_6|knows_riding_7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,rhun_man1,rhun_man2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Dwarves</text:p>
          </table:table-cell>
          <table:table-cell table:style-name="ce6" table:number-columns-repeated="19"/>
          <table:table-cell table:style-name="ce6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dwarf_apprentice</text:p>
          </table:table-cell>
          <table:table-cell table:style-name="ce7" office:value-type="string" calcext:value-type="string">
            <text:p>Apprentice-dwarf</text:p>
          </table:table-cell>
          <table:table-cell table:style-name="ce7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ood, itm_dwarf_miner,</text:p>
          </table:table-cell>
          <table:table-cell table:style-name="ce11" office:value-type="string" calcext:value-type="string">
            <text:p>itm_dwarf_vest,itm_dwarf_vest_lordly,</text:p>
          </table:table-cell>
          <table:table-cell table:style-name="ce11"/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dwarf_mattock, itm_dwarf_mattock_good, itm_dwarf_hand_axe,</text:p>
          </table:table-cell>
          <table:table-cell table:style-name="ce11" table:number-columns-repeated="2"/>
          <table:table-cell table:style-name="ce12" office:value-type="string" calcext:value-type="string">
            <text:p>attr_dwarf_tier_1</text:p>
          </table:table-cell>
          <table:table-cell table:style-name="ce12" office:value-type="string" calcext:value-type="string">
            <text:p>wp_dwarf_tier_1</text:p>
          </table:table-cell>
          <table:table-cell table:style-name="ce13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14" office:value-type="string" calcext:value-type="string">
            <text:p>dwarf_face_2</text:p>
          </table:table-cell>
          <table:table-cell table:style-name="ce14" office:value-type="string" calcext:value-type="string">
            <text:p>dwarf_face_3</text:p>
          </table:table-cell>
          <table:table-cell table:style-name="ce15"/>
          <table:table-cell table:style-name="ce6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dwarf_warrior</text:p>
          </table:table-cell>
          <table:table-cell table:style-name="ce7" office:value-type="string" calcext:value-type="string">
            <text:p>Warrior-dwarf</text:p>
          </table:table-cell>
          <table:table-cell table:style-name="ce7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coif, itm_dwarf_miner, itm_dwarf_miner_nasal,itm_dwarf_nasal_b,</text:p>
          </table:table-cell>
          <table:table-cell table:style-name="ce11" office:value-type="string" calcext:value-type="string">
            <text:p>itm_dwarf_vest_lordly,</text:p>
          </table:table-cell>
          <table:table-cell table:style-name="ce11"/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dwarf_mattock_good, itm_dwarf_hand_axe,itm_dwarf_sword_a, itm_dwarf_spear,</text:p>
          </table:table-cell>
          <table:table-cell table:style-name="ce11" office:value-type="string" calcext:value-type="string">
            <text:p>itm_dwarf_shield_d, itm_dwarf_shield_d_good,</text:p>
          </table:table-cell>
          <table:table-cell table:style-name="ce11"/>
          <table:table-cell table:style-name="ce12" office:value-type="string" calcext:value-type="string">
            <text:p>attr_dwarf_tier_2</text:p>
          </table:table-cell>
          <table:table-cell table:style-name="ce12" office:value-type="string" calcext:value-type="string">
            <text:p>wp_dwarf_tier_2</text:p>
          </table:table-cell>
          <table:table-cell table:style-name="ce13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14" office:value-type="string" calcext:value-type="string">
            <text:p>dwarf_face_1</text:p>
          </table:table-cell>
          <table:table-cell table:style-name="ce14" office:value-type="string" calcext:value-type="string">
            <text:p>dwarf_face_2</text:p>
          </table:table-cell>
          <table:table-cell table:style-name="ce15"/>
          <table:table-cell table:style-name="ce6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dwarf_hardened_warrior</text:p>
          </table:table-cell>
          <table:table-cell table:style-name="ce7" office:value-type="string" calcext:value-type="string">
            <text:p>Hardened_Warrior-dwarf</text:p>
          </table:table-cell>
          <table:table-cell table:style-name="ce7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coif, itm_dwarf_helm_kettle, itm_dwarf_helm_round,itm_dwarf_nasal_b,</text:p>
          </table:table-cell>
          <table:table-cell table:style-name="ce11" office:value-type="string" calcext:value-type="string">
            <text:p>itm_dwarf_armor_a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dwarf_mattock_good, itm_dwarf_hand_axe,itm_dwarf_sword_a, itm_dwarf_spear,</text:p>
          </table:table-cell>
          <table:table-cell table:style-name="ce11" office:value-type="string" calcext:value-type="string">
            <text:p>itm_dwarf_shield_d, itm_dwarf_shield_d_good,itm_dwarf_shield_a, itm_dwarf_shield_a_good,</text:p>
          </table:table-cell>
          <table:table-cell table:style-name="ce11"/>
          <table:table-cell table:style-name="ce12" office:value-type="string" calcext:value-type="string">
            <text:p>attr_dwarf_tier_3</text:p>
          </table:table-cell>
          <table:table-cell table:style-name="ce12" office:value-type="string" calcext:value-type="string">
            <text:p>wp_dwarf_tier_3</text:p>
          </table:table-cell>
          <table:table-cell table:style-name="ce12" office:value-type="string" calcext:value-type="string">
            <text:p>knows_common_dwarf|knows_athletics_2|knows_power_strike_2|knows_power_throw_2|knows_ironflesh_4|knows_shield_3</text:p>
          </table:table-cell>
          <table:table-cell table:style-name="ce14" office:value-type="string" calcext:value-type="string">
            <text:p>dwarf_face_3</text:p>
          </table:table-cell>
          <table:table-cell table:style-name="ce14" office:value-type="string" calcext:value-type="string">
            <text:p>dwarf_face_4</text:p>
          </table:table-cell>
          <table:table-cell table:style-name="ce15"/>
          <table:table-cell table:style-name="ce6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dwarf_spearman</text:p>
          </table:table-cell>
          <table:table-cell table:style-name="ce7" office:value-type="string" calcext:value-type="string">
            <text:p>Spear-dwarf</text:p>
          </table:table-cell>
          <table:table-cell table:style-name="ce7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coif_lordly, itm_dwarf_helm_kettle, itm_dwarf_helm_round,</text:p>
          </table:table-cell>
          <table:table-cell table:style-name="ce11" office:value-type="string" calcext:value-type="string">
            <text:p>itm_dwarf_armor_b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dwarf_spear,</text:p>
          </table:table-cell>
          <table:table-cell table:style-name="ce11" office:value-type="string" calcext:value-type="string">
            <text:p>itm_dwarf_shield_d, itm_dwarf_shield_d_good,itm_dwarf_shield_a, itm_dwarf_shield_a_good,</text:p>
          </table:table-cell>
          <table:table-cell table:style-name="ce11"/>
          <table:table-cell table:style-name="ce12" office:value-type="string" calcext:value-type="string">
            <text:p>attr_dwarf_tier_4</text:p>
          </table:table-cell>
          <table:table-cell table:style-name="ce12" office:value-type="string" calcext:value-type="string">
            <text:p>wp_dwarf_tier_4</text:p>
          </table:table-cell>
          <table:table-cell table:style-name="ce12" office:value-type="string" calcext:value-type="string">
            <text:p>knows_common_dwarf|knows_athletics_2|knows_power_strike_4|knows_ironflesh_5|knows_shield_3</text:p>
          </table:table-cell>
          <table:table-cell table:style-name="ce14" office:value-type="string" calcext:value-type="string">
            <text:p>dwarf_face_1</text:p>
          </table:table-cell>
          <table:table-cell table:style-name="ce14" office:value-type="string" calcext:value-type="string">
            <text:p>dwarf_face_2</text:p>
          </table:table-cell>
          <table:table-cell table:style-name="ce15"/>
          <table:table-cell table:style-name="ce6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dwarf_pikeman</text:p>
          </table:table-cell>
          <table:table-cell table:style-name="ce7" office:value-type="string" calcext:value-type="string">
            <text:p>Pike-dwarf</text:p>
          </table:table-cell>
          <table:table-cell table:style-name="ce7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sallet,</text:p>
          </table:table-cell>
          <table:table-cell table:style-name="ce11" office:value-type="string" calcext:value-type="string">
            <text:p>itm_dwarf_armor_b_lordly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chain_boots,</text:p>
          </table:table-cell>
          <table:table-cell table:style-name="ce11" office:value-type="string" calcext:value-type="string">
            <text:p>itm_dwarf_spear,</text:p>
          </table:table-cell>
          <table:table-cell table:style-name="ce11" office:value-type="string" calcext:value-type="string">
            <text:p>itm_dwarf_shield_c,</text:p>
          </table:table-cell>
          <table:table-cell table:style-name="ce11"/>
          <table:table-cell table:style-name="ce12" office:value-type="string" calcext:value-type="string">
            <text:p>attr_dwarf_tier_5</text:p>
          </table:table-cell>
          <table:table-cell table:style-name="ce12" office:value-type="string" calcext:value-type="string">
            <text:p>wp_dwarf_tier_5</text:p>
          </table:table-cell>
          <table:table-cell table:style-name="ce12" office:value-type="string" calcext:value-type="string">
            <text:p>knows_common_dwarf|knows_athletics_2|knows_power_strike_5|knows_ironflesh_6|knows_shield_4</text:p>
          </table:table-cell>
          <table:table-cell table:style-name="ce14" office:value-type="string" calcext:value-type="string">
            <text:p>dwarf_face_3</text:p>
          </table:table-cell>
          <table:table-cell table:style-name="ce14" office:value-type="string" calcext:value-type="string">
            <text:p>dwarf_face_4</text:p>
          </table:table-cell>
          <table:table-cell table:style-name="ce15"/>
          <table:table-cell table:style-name="ce6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dwarf_longpikeman</text:p>
          </table:table-cell>
          <table:table-cell table:style-name="ce7" office:value-type="string" calcext:value-type="string">
            <text:p>Longpike_Dwarf</text:p>
          </table:table-cell>
          <table:table-cell table:style-name="ce7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sallet_lordly,</text:p>
          </table:table-cell>
          <table:table-cell table:style-name="ce11" office:value-type="string" calcext:value-type="string">
            <text:p>itm_dwarf_armor_c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chain_boots,itm_dwarf_scale_boots,</text:p>
          </table:table-cell>
          <table:table-cell table:style-name="ce11" office:value-type="string" calcext:value-type="string">
            <text:p>itm_dwarf_spear_b,</text:p>
          </table:table-cell>
          <table:table-cell table:style-name="ce11" office:value-type="string" calcext:value-type="string">
            <text:p>itm_dwarf_shield_c, itm_dwarf_shield_c_good,</text:p>
          </table:table-cell>
          <table:table-cell table:style-name="ce11"/>
          <table:table-cell table:style-name="ce12" office:value-type="string" calcext:value-type="string">
            <text:p>attr_dwarf_tier_6</text:p>
          </table:table-cell>
          <table:table-cell table:style-name="ce12" office:value-type="string" calcext:value-type="string">
            <text:p>wp_dwarf_tier_6</text:p>
          </table:table-cell>
          <table:table-cell table:style-name="ce12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14" office:value-type="string" calcext:value-type="string">
            <text:p>dwarf_face_7</text:p>
          </table:table-cell>
          <table:table-cell table:style-name="ce15"/>
          <table:table-cell table:style-name="ce6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dwarf_axeman</text:p>
          </table:table-cell>
          <table:table-cell table:style-name="ce7" office:value-type="string" calcext:value-type="string">
            <text:p>Axedwarf</text:p>
          </table:table-cell>
          <table:table-cell table:style-name="ce7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coif_lordly, itm_dwarf_helm_kettle, itm_dwarf_helm_round,</text:p>
          </table:table-cell>
          <table:table-cell table:style-name="ce11" office:value-type="string" calcext:value-type="string">
            <text:p>itm_dwarf_armor_a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warf_chain_boots,</text:p>
          </table:table-cell>
          <table:table-cell table:style-name="ce11" office:value-type="string" calcext:value-type="string">
            <text:p><text:s/>itm_dwarf_hand_axe,</text:p>
          </table:table-cell>
          <table:table-cell table:style-name="ce11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1"/>
          <table:table-cell table:style-name="ce12" office:value-type="string" calcext:value-type="string">
            <text:p>attr_dwarf_tier_4</text:p>
          </table:table-cell>
          <table:table-cell table:style-name="ce12" office:value-type="string" calcext:value-type="string">
            <text:p>wp_dwarf_tier_4</text:p>
          </table:table-cell>
          <table:table-cell table:style-name="ce12" office:value-type="string" calcext:value-type="string">
            <text:p>knows_common_dwarf|knows_athletics_2|knows_power_throw_2|knows_power_strike_5|knows_ironflesh_5|knows_shield_4</text:p>
          </table:table-cell>
          <table:table-cell table:style-name="ce14" office:value-type="string" calcext:value-type="string">
            <text:p>dwarf_face_1</text:p>
          </table:table-cell>
          <table:table-cell table:style-name="ce14" office:value-type="string" calcext:value-type="string">
            <text:p>dwarf_face_2</text:p>
          </table:table-cell>
          <table:table-cell table:style-name="ce15"/>
          <table:table-cell table:style-name="ce6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dwarf_expert_axeman</text:p>
          </table:table-cell>
          <table:table-cell table:style-name="ce7" office:value-type="string" calcext:value-type="string">
            <text:p>Expert_Axedwarf</text:p>
          </table:table-cell>
          <table:table-cell table:style-name="ce7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sallet,</text:p>
          </table:table-cell>
          <table:table-cell table:style-name="ce11" office:value-type="string" calcext:value-type="string">
            <text:p>itm_dwarf_armor_a_lordly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chain_boots,</text:p>
          </table:table-cell>
          <table:table-cell table:style-name="ce11" office:value-type="string" calcext:value-type="string">
            <text:p><text:s/>itm_dwarf_hand_axe, itm_dwarf_battle_axe,</text:p>
          </table:table-cell>
          <table:table-cell table:style-name="ce11" office:value-type="string" calcext:value-type="string">
            <text:p>itm_dwarf_throwing_axe,itm_dwarf_throwing_axe,itm_dwarf_shield_b,</text:p>
          </table:table-cell>
          <table:table-cell table:style-name="ce11"/>
          <table:table-cell table:style-name="ce12" office:value-type="string" calcext:value-type="string">
            <text:p>attr_dwarf_tier_5</text:p>
          </table:table-cell>
          <table:table-cell table:style-name="ce12" office:value-type="string" calcext:value-type="string">
            <text:p>wp_dwarf_tier_5</text:p>
          </table:table-cell>
          <table:table-cell table:style-name="ce12" office:value-type="string" calcext:value-type="string">
            <text:p>knows_common_dwarf|knows_athletics_3|knows_power_throw_4|knows_power_strike_6|knows_ironflesh_6|knows_shield_5</text:p>
          </table:table-cell>
          <table:table-cell table:style-name="ce14" office:value-type="string" calcext:value-type="string">
            <text:p>dwarf_face_3</text:p>
          </table:table-cell>
          <table:table-cell table:style-name="ce14" office:value-type="string" calcext:value-type="string">
            <text:p>dwarf_face_4</text:p>
          </table:table-cell>
          <table:table-cell table:style-name="ce15"/>
          <table:table-cell table:style-name="ce6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dwarf_longbeard_axeman</text:p>
          </table:table-cell>
          <table:table-cell table:style-name="ce7" office:value-type="string" calcext:value-type="string">
            <text:p>Longbeard_Axedwarf</text:p>
          </table:table-cell>
          <table:table-cell table:style-name="ce7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sallet_lordly,</text:p>
          </table:table-cell>
          <table:table-cell table:style-name="ce11" office:value-type="string" calcext:value-type="string">
            <text:p>itm_leather_dwarf_armor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scale_boots,</text:p>
          </table:table-cell>
          <table:table-cell table:style-name="ce11" office:value-type="string" calcext:value-type="string">
            <text:p>itm_dwarf_battle_axe,</text:p>
          </table:table-cell>
          <table:table-cell table:style-name="ce11" office:value-type="string" calcext:value-type="string">
            <text:p>itm_dwarf_throwing_axe,itm_dwarf_throwing_axe,itm_dwarf_shield_b_good,</text:p>
          </table:table-cell>
          <table:table-cell table:style-name="ce11"/>
          <table:table-cell table:style-name="ce12" office:value-type="string" calcext:value-type="string">
            <text:p>attr_dwarf_tier_6</text:p>
          </table:table-cell>
          <table:table-cell table:style-name="ce12" office:value-type="string" calcext:value-type="string">
            <text:p>wp_dwarf_tier_6</text:p>
          </table:table-cell>
          <table:table-cell table:style-name="ce12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14" office:value-type="string" calcext:value-type="string">
            <text:p>dwarf_face_7</text:p>
          </table:table-cell>
          <table:table-cell table:style-name="ce15"/>
          <table:table-cell table:style-name="ce6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dwarf_lookout</text:p>
          </table:table-cell>
          <table:table-cell table:style-name="ce7" office:value-type="string" calcext:value-type="string">
            <text:p>Lookout-dwarf</text:p>
          </table:table-cell>
          <table:table-cell table:style-name="ce7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ood, itm_dwarf_miner, <text:s/>itm_dwarf_miner_nasal,</text:p>
          </table:table-cell>
          <table:table-cell table:style-name="ce11" office:value-type="string" calcext:value-type="string">
            <text:p>itm_dwarf_vest,itm_dwarf_vest_lordly,</text:p>
          </table:table-cell>
          <table:table-cell table:style-name="ce11"/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short_bow, itm_arrows,</text:p>
          </table:table-cell>
          <table:table-cell table:style-name="ce11" office:value-type="string" calcext:value-type="string">
            <text:p>itm_dwarf_hand_axe, itm_dwarf_sword_a,</text:p>
          </table:table-cell>
          <table:table-cell table:style-name="ce11"/>
          <table:table-cell table:style-name="ce12" office:value-type="string" calcext:value-type="string">
            <text:p>attr_dwarf_tier_2</text:p>
          </table:table-cell>
          <table:table-cell table:style-name="ce12" office:value-type="string" calcext:value-type="string">
            <text:p>wp_dwarf_tier_1</text:p>
          </table:table-cell>
          <table:table-cell table:style-name="ce13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14" office:value-type="string" calcext:value-type="string">
            <text:p>dwarf_face_1</text:p>
          </table:table-cell>
          <table:table-cell table:style-name="ce14" office:value-type="string" calcext:value-type="string">
            <text:p>dwarf_face_2</text:p>
          </table:table-cell>
          <table:table-cell table:style-name="ce15"/>
          <table:table-cell table:style-name="ce6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dwarf_scout</text:p>
          </table:table-cell>
          <table:table-cell table:style-name="ce7" office:value-type="string" calcext:value-type="string">
            <text:p>Scout-dwarf</text:p>
          </table:table-cell>
          <table:table-cell table:style-name="ce7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ood, itm_dwarf_helm_coif, itm_dwarf_miner, <text:s/>itm_dwarf_miner_nasal,</text:p>
          </table:table-cell>
          <table:table-cell table:style-name="ce11" office:value-type="string" calcext:value-type="string">
            <text:p>itm_dwarf_vest_lordly,itm_dwarf_armor_a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dwarf_short_bow, itm_arrows,</text:p>
          </table:table-cell>
          <table:table-cell table:style-name="ce11" office:value-type="string" calcext:value-type="string">
            <text:p>itm_dwarf_hand_axe, itm_dwarf_sword_a,</text:p>
          </table:table-cell>
          <table:table-cell table:style-name="ce11"/>
          <table:table-cell table:style-name="ce12" office:value-type="string" calcext:value-type="string">
            <text:p>attr_dwarf_tier_3</text:p>
          </table:table-cell>
          <table:table-cell table:style-name="ce12" office:value-type="string" calcext:value-type="string">
            <text:p>wp_dwarf_tier_2</text:p>
          </table:table-cell>
          <table:table-cell table:style-name="ce12" office:value-type="string" calcext:value-type="string">
            <text:p>knows_common_dwarf|knows_athletics_4|knows_power_draw_2|knows_power_strike_2|knows_ironflesh_4</text:p>
          </table:table-cell>
          <table:table-cell table:style-name="ce14" office:value-type="string" calcext:value-type="string">
            <text:p>dwarf_face_4</text:p>
          </table:table-cell>
          <table:table-cell table:style-name="ce14" office:value-type="string" calcext:value-type="string">
            <text:p>dwarf_face_5</text:p>
          </table:table-cell>
          <table:table-cell table:style-name="ce15"/>
          <table:table-cell table:style-name="ce6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dwarf_bowman</text:p>
          </table:table-cell>
          <table:table-cell table:style-name="ce7" office:value-type="string" calcext:value-type="string">
            <text:p>Bow-dwarf</text:p>
          </table:table-cell>
          <table:table-cell table:style-name="ce7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kettle, itm_dwarf_helm_round,</text:p>
          </table:table-cell>
          <table:table-cell table:style-name="ce11" office:value-type="string" calcext:value-type="string">
            <text:p>itm_dwarf_armor_a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dwarf_horn_bow, itm_arrows,</text:p>
          </table:table-cell>
          <table:table-cell table:style-name="ce11" office:value-type="string" calcext:value-type="string">
            <text:p>itm_dwarf_hand_axe, itm_dwarf_sword_a_good,</text:p>
          </table:table-cell>
          <table:table-cell table:style-name="ce11"/>
          <table:table-cell table:style-name="ce12" office:value-type="string" calcext:value-type="string">
            <text:p>attr_dwarf_tier_4</text:p>
          </table:table-cell>
          <table:table-cell table:style-name="ce12" office:value-type="string" calcext:value-type="string">
            <text:p>wp_dwarf_tier_3</text:p>
          </table:table-cell>
          <table:table-cell table:style-name="ce12" office:value-type="string" calcext:value-type="string">
            <text:p>knows_common_dwarf|knows_athletics_6|knows_power_draw_4|knows_power_strike_4|knows_ironflesh_5</text:p>
          </table:table-cell>
          <table:table-cell table:style-name="ce14" office:value-type="string" calcext:value-type="string">
            <text:p>dwarf_face_4</text:p>
          </table:table-cell>
          <table:table-cell table:style-name="ce14" office:value-type="string" calcext:value-type="string">
            <text:p>dwarf_face_5</text:p>
          </table:table-cell>
          <table:table-cell table:style-name="ce15"/>
          <table:table-cell table:style-name="ce6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dwarf_longaxeman</text:p>
          </table:table-cell>
          <table:table-cell table:style-name="ce7" office:value-type="string" calcext:value-type="string">
            <text:p>Longaxe Dwarf</text:p>
          </table:table-cell>
          <table:table-cell table:style-name="ce7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sallet_lordly,</text:p>
          </table:table-cell>
          <table:table-cell table:style-name="ce11" office:value-type="string" calcext:value-type="string">
            <text:p>itm_dwarf_armor_c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scale_boots,</text:p>
          </table:table-cell>
          <table:table-cell table:style-name="ce11" office:value-type="string" calcext:value-type="string">
            <text:p>itm_dwarf_spear_c,</text:p>
          </table:table-cell>
          <table:table-cell table:style-name="ce11" table:number-columns-repeated="2"/>
          <table:table-cell table:style-name="ce12" office:value-type="string" calcext:value-type="string">
            <text:p>attr_dwarf_tier_6</text:p>
          </table:table-cell>
          <table:table-cell table:style-name="ce12" office:value-type="string" calcext:value-type="string">
            <text:p>wp_dwarf_tier_6</text:p>
          </table:table-cell>
          <table:table-cell table:style-name="ce12" office:value-type="string" calcext:value-type="string">
            <text:p>knows_common_dwarf|knows_athletics_3|knows_power_strike_6|knows_ironflesh_8</text:p>
          </table:table-cell>
          <table:table-cell table:style-name="ce14" office:value-type="string" calcext:value-type="string">
            <text:p>dwarf_face_4</text:p>
          </table:table-cell>
          <table:table-cell table:style-name="ce14" office:value-type="string" calcext:value-type="string">
            <text:p>dwarf_face_5</text:p>
          </table:table-cell>
          <table:table-cell table:style-name="ce15"/>
          <table:table-cell table:style-name="ce6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iron_hills_warrior</text:p>
          </table:table-cell>
          <table:table-cell table:style-name="ce7" office:value-type="string" calcext:value-type="string">
            <text:p>Iron_Hills_Warrior</text:p>
          </table:table-cell>
          <table:table-cell table:style-name="ce7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miner_reinf, itm_dwarf_helm_fris, itm_dwarf_nasal, itm_dwarf_helm_coif_reinf,</text:p>
          </table:table-cell>
          <table:table-cell table:style-name="ce11" office:value-type="string" calcext:value-type="string">
            <text:p>itm_leather_dwarf_armor_b, itm_dwarf_vest_b,itm_leather_dwarf_armor_b_lordly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warf_chain_boots,</text:p>
          </table:table-cell>
          <table:table-cell table:style-name="ce11" office:value-type="string" calcext:value-type="string">
            <text:p>itm_dwarf_mattock, itm_dwarf_mattock_good, itm_dwarf_hand_axe, itm_dwarf_sword_a,</text:p>
          </table:table-cell>
          <table:table-cell table:style-name="ce11" office:value-type="string" calcext:value-type="string">
            <text:p>itm_dwarf_shield_d, itm_dwarf_shield_d_good,</text:p>
          </table:table-cell>
          <table:table-cell table:style-name="ce11"/>
          <table:table-cell table:style-name="ce12" office:value-type="string" calcext:value-type="string">
            <text:p>attr_dwarf_tier_3</text:p>
          </table:table-cell>
          <table:table-cell table:style-name="ce12" office:value-type="string" calcext:value-type="string">
            <text:p>wp_dwarf_tier_3</text:p>
          </table:table-cell>
          <table:table-cell table:style-name="ce13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14" office:value-type="string" calcext:value-type="string">
            <text:p>dwarf_face_3</text:p>
          </table:table-cell>
          <table:table-cell table:style-name="ce14" office:value-type="string" calcext:value-type="string">
            <text:p>dwarf_face_4</text:p>
          </table:table-cell>
          <table:table-cell table:style-name="ce15"/>
          <table:table-cell table:style-name="ce6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iron_hills_miner</text:p>
          </table:table-cell>
          <table:table-cell table:style-name="ce7" office:value-type="string" calcext:value-type="string">
            <text:p>Iron_Hills_Miner</text:p>
          </table:table-cell>
          <table:table-cell table:style-name="ce7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miner, itm_dwarf_miner_reinf,</text:p>
          </table:table-cell>
          <table:table-cell table:style-name="ce11" office:value-type="string" calcext:value-type="string">
            <text:p>itm_dwarf_vest,itm_dwarf_vest_lordly,itm_leather_dwarf_armor_b,</text:p>
          </table:table-cell>
          <table:table-cell table:style-name="ce11"/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dwarf_mattock, itm_dwarf_mattock_good, itm_dwarf_hand_axe, itm_dwarf_sword_a,</text:p>
          </table:table-cell>
          <table:table-cell table:style-name="ce11" office:value-type="string" calcext:value-type="string">
            <text:p>itm_dwarf_shield_d, itm_dwarf_shield_d_good,</text:p>
          </table:table-cell>
          <table:table-cell table:style-name="ce11"/>
          <table:table-cell table:style-name="ce12" office:value-type="string" calcext:value-type="string">
            <text:p>attr_dwarf_tier_2</text:p>
          </table:table-cell>
          <table:table-cell table:style-name="ce12" office:value-type="string" calcext:value-type="string">
            <text:p>wp_dwarf_tier_2</text:p>
          </table:table-cell>
          <table:table-cell table:style-name="ce13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14" office:value-type="string" calcext:value-type="string">
            <text:p>dwarf_face_1</text:p>
          </table:table-cell>
          <table:table-cell table:style-name="ce14" office:value-type="string" calcext:value-type="string">
            <text:p>dwarf_face_2</text:p>
          </table:table-cell>
          <table:table-cell table:style-name="ce15"/>
          <table:table-cell table:style-name="ce6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iron_hills_infantry</text:p>
          </table:table-cell>
          <table:table-cell table:number-columns-repeated="2" table:style-name="ce7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miner_reinf, itm_dwarf_helm_fris, itm_dwarf_nasal,</text:p>
          </table:table-cell>
          <table:table-cell table:style-name="ce11" office:value-type="string" calcext:value-type="string">
            <text:p>itm_dwarf_vest_b, itm_leather_dwarf_armor_b_lordly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warf_chain_boots,</text:p>
          </table:table-cell>
          <table:table-cell table:style-name="ce11" office:value-type="string" calcext:value-type="string">
            <text:p><text:s/>itm_dwarf_great_mattock, itm_dwarf_mattock_good, itm_dwarf_sword_a,</text:p>
          </table:table-cell>
          <table:table-cell table:style-name="ce11" office:value-type="string" calcext:value-type="string">
            <text:p><text:s/>itm_dwarf_sword_a_good,itm_dwarf_shield_d, itm_dwarf_shield_d_good,</text:p>
          </table:table-cell>
          <table:table-cell table:style-name="ce11"/>
          <table:table-cell table:style-name="ce12" office:value-type="string" calcext:value-type="string">
            <text:p>attr_dwarf_tier_4</text:p>
          </table:table-cell>
          <table:table-cell table:style-name="ce12" office:value-type="string" calcext:value-type="string">
            <text:p>wp_dwarf_tier_4</text:p>
          </table:table-cell>
          <table:table-cell table:style-name="ce12" office:value-type="string" calcext:value-type="string">
            <text:p>knows_common_dwarf|knows_athletics_4|knows_power_strike_3|knows_ironflesh_5|knows_shield_2</text:p>
          </table:table-cell>
          <table:table-cell table:style-name="ce14" office:value-type="string" calcext:value-type="string">
            <text:p>dwarf_face_3</text:p>
          </table:table-cell>
          <table:table-cell table:style-name="ce14" office:value-type="string" calcext:value-type="string">
            <text:p>dwarf_face_4</text:p>
          </table:table-cell>
          <table:table-cell table:style-name="ce15"/>
          <table:table-cell table:style-name="ce6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iron_hills_battle_dwarf</text:p>
          </table:table-cell>
          <table:table-cell table:style-name="ce7" office:value-type="string" calcext:value-type="string">
            <text:p>Iron_Hills_Battle-dwarf</text:p>
          </table:table-cell>
          <table:table-cell table:style-name="ce7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nasal_reinf, itm_dwarf_helm_fris_reinf,</text:p>
          </table:table-cell>
          <table:table-cell table:style-name="ce11" office:value-type="string" calcext:value-type="string">
            <text:p>itm_dwarf_vest_b,itm_dwarf_vest_b_lordly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scale_boots,</text:p>
          </table:table-cell>
          <table:table-cell table:style-name="ce11" office:value-type="string" calcext:value-type="string">
            <text:p>itm_dwarf_great_pick, itm_dwarf_great_mattock,itm_dwarf_great_axe</text:p>
          </table:table-cell>
          <table:table-cell table:style-name="ce11" table:number-columns-repeated="2"/>
          <table:table-cell table:style-name="ce12" office:value-type="string" calcext:value-type="string">
            <text:p>attr_dwarf_tier_5</text:p>
          </table:table-cell>
          <table:table-cell table:style-name="ce12" office:value-type="string" calcext:value-type="string">
            <text:p>wp_dwarf_tier_5</text:p>
          </table:table-cell>
          <table:table-cell table:style-name="ce12" office:value-type="string" calcext:value-type="string">
            <text:p>knows_common_dwarf|knows_athletics_5|knows_power_strike_4|knows_ironflesh_7|knows_shield_3</text:p>
          </table:table-cell>
          <table:table-cell table:style-name="ce14" office:value-type="string" calcext:value-type="string">
            <text:p>dwarf_face_1</text:p>
          </table:table-cell>
          <table:table-cell table:style-name="ce14" office:value-type="string" calcext:value-type="string">
            <text:p>dwarf_face_2</text:p>
          </table:table-cell>
          <table:table-cell table:style-name="ce15"/>
          <table:table-cell table:style-name="ce6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iron_hills_grors_guard</text:p>
          </table:table-cell>
          <table:table-cell table:style-name="ce7" office:value-type="string" calcext:value-type="string">
            <text:p>Gror's_Guard</text:p>
          </table:table-cell>
          <table:table-cell table:style-name="ce7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nasal_lordly, itm_dwarf_helm_fris_lordly,</text:p>
          </table:table-cell>
          <table:table-cell table:style-name="ce11" office:value-type="string" calcext:value-type="string">
            <text:p>itm_dwarf_armor_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scale_boots,</text:p>
          </table:table-cell>
          <table:table-cell table:style-name="ce11" office:value-type="string" calcext:value-type="string">
            <text:p>itm_dwarf_great_pick_good,itm_dwarf_great_mattock_good,itm_dwarf_great_axe,itm_dwarf_great_axe_good,</text:p>
          </table:table-cell>
          <table:table-cell table:style-name="ce11" table:number-columns-repeated="2"/>
          <table:table-cell table:style-name="ce12" office:value-type="string" calcext:value-type="string">
            <text:p>attr_dwarf_tier_6</text:p>
          </table:table-cell>
          <table:table-cell table:style-name="ce12" office:value-type="string" calcext:value-type="string">
            <text:p>wp_dwarf_tier_6</text:p>
          </table:table-cell>
          <table:table-cell table:style-name="ce12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14" office:value-type="string" calcext:value-type="string">
            <text:p>dwarf_face_7</text:p>
          </table:table-cell>
          <table:table-cell table:style-name="ce15"/>
          <table:table-cell table:style-name="ce6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Gondor</text:p>
          </table:table-cell>
          <table:table-cell table:style-name="ce6" table:number-columns-repeated="9"/>
          <table:table-cell table:style-name="ce5"/>
          <table:table-cell table:style-name="ce6" table:number-columns-repeated="9"/>
          <table:table-cell table:style-name="ce6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gon_levy</text:p>
          </table:table-cell>
          <table:table-cell table:style-name="ce7" office:value-type="string" calcext:value-type="string">
            <text:p>Gondor_Levy</text:p>
          </table:table-cell>
          <table:table-cell table:style-name="ce7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_bad,</text:p>
          </table:table-cell>
          <table:table-cell table:style-name="ce11" office:value-type="string" calcext:value-type="string">
            <text:p>itm_gon_jerkin,itm_white_tunic_a,</text:p>
          </table:table-cell>
          <table:table-cell table:style-name="ce16"/>
          <table:table-cell table:style-name="ce11" office:value-type="string" calcext:value-type="string">
            <text:p>itm_gondor_light_greaves,</text:p>
          </table:table-cell>
          <table:table-cell table:style-name="ce11" office:value-type="string" calcext:value-type="string">
            <text:p>itm_shortened_spear,</text:p>
          </table:table-cell>
          <table:table-cell table:style-name="ce11" office:value-type="string" calcext:value-type="string">
            <text:p>itm_metal_scraps_bad,itm_metal_scraps_medium,itm_metal_scraps_good,</text:p>
          </table:table-cell>
          <table:table-cell table:style-name="ce11"/>
          <table:table-cell table:style-name="ce12" office:value-type="string" calcext:value-type="string">
            <text:p>attr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gon_watchman</text:p>
          </table:table-cell>
          <table:table-cell table:style-name="ce7" office:value-type="string" calcext:value-type="string">
            <text:p>Gondor_Watchman</text:p>
          </table:table-cell>
          <table:table-cell table:style-name="ce7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,itm_mail_coif,</text:p>
          </table:table-cell>
          <table:table-cell table:style-name="ce11" office:value-type="string" calcext:value-type="string">
            <text:p>itm_gon_jerkin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1" office:value-type="string" calcext:value-type="string">
            <text:p>itm_shortened_spear,itm_gondor_short_sword,itm_good_mace,</text:p>
          </table:table-cell>
          <table:table-cell table:style-name="ce11" office:value-type="string" calcext:value-type="string">
            <text:p>itm_gon_tab_shield_a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gon_footman</text:p>
          </table:table-cell>
          <table:table-cell table:style-name="ce7" office:value-type="string" calcext:value-type="string">
            <text:p>Footman_of_Gondor</text:p>
          </table:table-cell>
          <table:table-cell table:style-name="ce1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infantry_helm_bad,</text:p>
          </table:table-cell>
          <table:table-cell table:style-name="ce11" office:value-type="string" calcext:value-type="string">
            <text:p>itm_gon_footman,</text:p>
          </table:table-cell>
          <table:table-cell table:style-name="ce18"/>
          <table:table-cell table:style-name="ce19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2|knows_shield_2|knows_power_strike_2|knows_ironflesh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16363"/>
        </table:table-row>
        <table:table-row table:style-name="ro1">
          <table:table-cell table:style-name="ce21" office:value-type="string" calcext:value-type="string">
            <text:p>Gondor Spearmen</text:p>
          </table:table-cell>
          <table:table-cell table:style-name="ce21" table:number-columns-repeated="12"/>
          <table:table-cell table:style-name="ce22"/>
          <table:table-cell table:style-name="ce21" table:number-columns-repeated="5"/>
          <table:table-cell table:style-name="ce23"/>
          <table:table-cell table:style-name="ce23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24" table:number-columns-repeated="43"/>
          <table:table-cell table:number-columns-repeated="16320"/>
        </table:table-row>
        <table:table-row table:style-name="ro1">
          <table:table-cell table:style-name="ce7" office:value-type="string" calcext:value-type="string">
            <text:p>i4_gon_spearman</text:p>
          </table:table-cell>
          <table:table-cell table:style-name="ce7" office:value-type="string" calcext:value-type="string">
            <text:p>Spearman_of_Gondor</text:p>
          </table:table-cell>
          <table:table-cell table:style-name="ce7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infantry_helm,</text:p>
          </table:table-cell>
          <table:table-cell table:style-name="ce11" office:value-type="string" calcext:value-type="string">
            <text:p>itm_gon_regular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gondor_med_greaves,</text:p>
          </table:table-cell>
          <table:table-cell table:style-name="ce11" office:value-type="string" calcext:value-type="string">
            <text:p>itm_gondor_spear,</text:p>
          </table:table-cell>
          <table:table-cell table:style-name="ce11" office:value-type="string" calcext:value-type="string">
            <text:p>itm_gondor_shield_c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shield_3|knows_power_strike_3|knows_ironflesh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gon_vet_spearman</text:p>
          </table:table-cell>
          <table:table-cell table:style-name="ce7" office:value-type="string" calcext:value-type="string">
            <text:p>Veteran_Spearman_of_Gondor</text:p>
          </table:table-cell>
          <table:table-cell table:style-name="ce7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infantry_helm_good,</text:p>
          </table:table-cell>
          <table:table-cell table:style-name="ce11" office:value-type="string" calcext:value-type="string">
            <text:p>itm_gon_regula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spear,</text:p>
          </table:table-cell>
          <table:table-cell table:style-name="ce19" office:value-type="string" calcext:value-type="string">
            <text:p>itm_gondor_shield_c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2|knows_shield_4|knows_power_strike_4|knows_ironflesh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gon_tower_spearman</text:p>
          </table:table-cell>
          <table:table-cell table:style-name="ce7" office:value-type="string" calcext:value-type="string">
            <text:p>Guard_of_the_Fountain_Court</text:p>
          </table:table-cell>
          <table:table-cell table:style-name="ce7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tower_guard_helm,</text:p>
          </table:table-cell>
          <table:table-cell table:style-name="ce19" office:value-type="string" calcext:value-type="string">
            <text:p>itm_gon_tower_guar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tower_spear,</text:p>
          </table:table-cell>
          <table:table-cell table:style-name="ce11" office:value-type="string" calcext:value-type="string">
            <text:p>itm_gondor_shield_a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2|knows_shield_6|knows_power_strike_6|knows_ironflesh_4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6363"/>
        </table:table-row>
        <table:table-row table:style-name="ro1">
          <table:table-cell table:style-name="ce21" office:value-type="string" calcext:value-type="string">
            <text:p>Gondor swordsmen</text:p>
          </table:table-cell>
          <table:table-cell table:style-name="ce21" table:number-columns-repeated="9"/>
          <table:table-cell table:style-name="ce25" table:number-columns-repeated="2"/>
          <table:table-cell table:style-name="ce21" table:number-columns-repeated="7"/>
          <table:table-cell table:style-name="ce23"/>
          <table:table-cell table:style-name="ce23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gon_swordsman</text:p>
          </table:table-cell>
          <table:table-cell table:style-name="ce7" office:value-type="string" calcext:value-type="string">
            <text:p>Swordsman_of_Gondor</text:p>
          </table:table-cell>
          <table:table-cell table:style-name="ce7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infantry_helm,</text:p>
          </table:table-cell>
          <table:table-cell table:style-name="ce11" office:value-type="string" calcext:value-type="string">
            <text:p>itm_gon_regular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sword,</text:p>
          </table:table-cell>
          <table:table-cell table:style-name="ce11" office:value-type="string" calcext:value-type="string">
            <text:p>itm_gondor_shield_c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shield_3|knows_power_strike_3|knows_ironflesh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gon_vet_swordsman</text:p>
          </table:table-cell>
          <table:table-cell table:style-name="ce7" office:value-type="string" calcext:value-type="string">
            <text:p>Veteran_Swordsman_of_Gondor</text:p>
          </table:table-cell>
          <table:table-cell table:style-name="ce7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infantry_helm_good,</text:p>
          </table:table-cell>
          <table:table-cell table:style-name="ce11" office:value-type="string" calcext:value-type="string">
            <text:p>itm_gon_regular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sword,</text:p>
          </table:table-cell>
          <table:table-cell table:style-name="ce11" office:value-type="string" calcext:value-type="string">
            <text:p>itm_gondor_shield_c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2|knows_shield_4|knows_power_strike_4|knows_ironflesh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gon_tower_swordsman</text:p>
          </table:table-cell>
          <table:table-cell table:style-name="ce7" office:value-type="string" calcext:value-type="string">
            <text:p>Swordsman_of_the_Tower_Guard</text:p>
          </table:table-cell>
          <table:table-cell table:style-name="ce7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tower_guard_helm,</text:p>
          </table:table-cell>
          <table:table-cell table:style-name="ce11" office:value-type="string" calcext:value-type="string">
            <text:p>itm_gon_tower_guard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citadel_sword,</text:p>
          </table:table-cell>
          <table:table-cell table:style-name="ce19" office:value-type="string" calcext:value-type="string">
            <text:p>itm_gondor_shield_a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3|knows_shield_5|knows_power_strike_5|knows_ironflesh_4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6363"/>
        </table:table-row>
        <table:table-row table:style-name="ro1">
          <table:table-cell table:style-name="ce21" office:value-type="string" calcext:value-type="string">
            <text:p>Gondor Noble Line</text:p>
          </table:table-cell>
          <table:table-cell table:style-name="ce21" table:number-columns-repeated="6"/>
          <table:table-cell table:style-name="ce25"/>
          <table:table-cell table:style-name="ce21"/>
          <table:table-cell table:style-name="ce25" table:number-columns-repeated="2"/>
          <table:table-cell table:style-name="ce21"/>
          <table:table-cell table:style-name="ce25" table:number-columns-repeated="2"/>
          <table:table-cell table:style-name="ce21" table:number-columns-repeated="5"/>
          <table:table-cell table:style-name="ce23"/>
          <table:table-cell table:style-name="ce23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1_gon_nobleman</text:p>
          </table:table-cell>
          <table:table-cell table:number-columns-repeated="2" table:style-name="ce7" office:value-type="string" calcext:value-type="string">
            <text:p>Gondor_Noble</text:p>
          </table:table-cell>
          <table:table-cell table:style-name="ce8" office:value-type="string" calcext:value-type="string">
            <text:p>tf_gondor| tf_mounted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,itm_gondor_infantry_helm_bad,</text:p>
          </table:table-cell>
          <table:table-cell table:style-name="ce11" office:value-type="string" calcext:value-type="string">
            <text:p>itm_gon_jerkin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9" office:value-type="string" calcext:value-type="string">
            <text:p>itm_gondor_sword,</text:p>
          </table:table-cell>
          <table:table-cell table:style-name="ce11"/>
          <table:table-cell table:style-name="ce11" office:value-type="string" calcext:value-type="string">
            <text:p>itm_saddle_horse,</text:p>
          </table:table-cell>
          <table:table-cell table:style-name="ce12" office:value-type="string" calcext:value-type="string">
            <text:p>attr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2_gon_squire</text:p>
          </table:table-cell>
          <table:table-cell table:style-name="ce7" office:value-type="string" calcext:value-type="string">
            <text:p>Squire_of_Gondor</text:p>
          </table:table-cell>
          <table:table-cell table:style-name="ce7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_good,</text:p>
          </table:table-cell>
          <table:table-cell table:style-name="ce19" office:value-type="string" calcext:value-type="string">
            <text:p>itm_gon_noble_cloak,</text:p>
          </table:table-cell>
          <table:table-cell table:style-name="ce11"/>
          <table:table-cell table:style-name="ce19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cav_sword,</text:p>
          </table:table-cell>
          <table:table-cell table:style-name="ce11"/>
          <table:table-cell table:style-name="ce11" office:value-type="string" calcext:value-type="string">
            <text:p>itm_gondor_courser,</text:p>
          </table:table-cell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3_gon_vet_squire</text:p>
          </table:table-cell>
          <table:table-cell table:style-name="ce7" office:value-type="string" calcext:value-type="string">
            <text:p>Veteran_Squire_of_Gondor</text:p>
          </table:table-cell>
          <table:table-cell table:style-name="ce7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knight_helm_bad,</text:p>
          </table:table-cell>
          <table:table-cell table:style-name="ce11" office:value-type="string" calcext:value-type="string">
            <text:p>itm_gon_squire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cav_sword,</text:p>
          </table:table-cell>
          <table:table-cell table:style-name="ce11" office:value-type="string" calcext:value-type="string">
            <text:p>itm_gondor_shield_d,</text:p>
          </table:table-cell>
          <table:table-cell table:style-name="ce11" office:value-type="string" calcext:value-type="string">
            <text:p>itm_gondor_courser,</text:p>
          </table:table-cell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riding_2|knows_shield_2|knows_power_strike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4_gon_knight</text:p>
          </table:table-cell>
          <table:table-cell table:style-name="ce7" office:value-type="string" calcext:value-type="string">
            <text:p>Knight_of_Gondor</text:p>
          </table:table-cell>
          <table:table-cell table:style-name="ce7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knight_helm,</text:p>
          </table:table-cell>
          <table:table-cell table:style-name="ce19" office:value-type="string" calcext:value-type="string">
            <text:p>itm_gon_knight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cav_sword,itm_gondor_lance,</text:p>
          </table:table-cell>
          <table:table-cell table:style-name="ce11" office:value-type="string" calcext:value-type="string">
            <text:p>itm_gondor_shield_d,</text:p>
          </table:table-cell>
          <table:table-cell table:style-name="ce11" office:value-type="string" calcext:value-type="string">
            <text:p>itm_gondor_hunter,</text:p>
          </table:table-cell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3|knows_shield_3|knows_power_strike_3|knows_ironflesh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gon_vet_knight</text:p>
          </table:table-cell>
          <table:table-cell table:style-name="ce7" office:value-type="string" calcext:value-type="string">
            <text:p>Veteran_Knight_of_Gondor</text:p>
          </table:table-cell>
          <table:table-cell table:style-name="ce7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knight_helm_good,</text:p>
          </table:table-cell>
          <table:table-cell table:style-name="ce11" office:value-type="string" calcext:value-type="string">
            <text:p>itm_gon_knight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cav_sword,itm_gondor_lance,</text:p>
          </table:table-cell>
          <table:table-cell table:style-name="ce19" office:value-type="string" calcext:value-type="string">
            <text:p>itm_gondor_shield_d,</text:p>
          </table:table-cell>
          <table:table-cell table:style-name="ce19" office:value-type="string" calcext:value-type="string">
            <text:p>itm_gondor_warhorse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4|knows_shield_3|knows_power_strike_4|knows_ironflesh_4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6_gon_tower_knight</text:p>
          </table:table-cell>
          <table:table-cell table:style-name="ce7" office:value-type="string" calcext:value-type="string">
            <text:p>Knight_of_the_Citadel</text:p>
          </table:table-cell>
          <table:table-cell table:style-name="ce7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citadel_knight_helm,</text:p>
          </table:table-cell>
          <table:table-cell table:style-name="ce11" office:value-type="string" calcext:value-type="string">
            <text:p>itm_gon_tower_knight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1" office:value-type="string" calcext:value-type="string">
            <text:p>itm_gondor_lance_banner,itm_gondor_citadel_sword,</text:p>
          </table:table-cell>
          <table:table-cell table:style-name="ce19" office:value-type="string" calcext:value-type="string">
            <text:p>itm_gondor_shield_b,</text:p>
          </table:table-cell>
          <table:table-cell table:style-name="ce19" office:value-type="string" calcext:value-type="string">
            <text:p>itm_gondor_warhorse_heavy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6|knows_shield_4|knows_power_strike_6|knows_ironflesh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16363"/>
        </table:table-row>
        <table:table-row table:style-name="ro1">
          <table:table-cell table:style-name="ce21" office:value-type="string" calcext:value-type="string">
            <text:p>Gondor Archers</text:p>
          </table:table-cell>
          <table:table-cell table:style-name="ce21" table:number-columns-repeated="9"/>
          <table:table-cell table:style-name="ce25" table:number-columns-repeated="2"/>
          <table:table-cell table:style-name="ce21" table:number-columns-repeated="7"/>
          <table:table-cell table:style-name="ce23"/>
          <table:table-cell table:style-name="ce23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24" table:number-columns-repeated="43"/>
          <table:table-cell table:number-columns-repeated="16320"/>
        </table:table-row>
        <table:table-row table:style-name="ro1">
          <table:table-cell table:style-name="ce7" office:value-type="string" calcext:value-type="string">
            <text:p>a3_gon_bowman</text:p>
          </table:table-cell>
          <table:table-cell table:style-name="ce7" office:value-type="string" calcext:value-type="string">
            <text:p>Bowman_of_Gondor</text:p>
          </table:table-cell>
          <table:table-cell table:style-name="ce7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ian_archer_helm_bad,</text:p>
          </table:table-cell>
          <table:table-cell table:style-name="ce19" office:value-type="string" calcext:value-type="string">
            <text:p>itm_gon_bowman,</text:p>
          </table:table-cell>
          <table:table-cell table:style-name="ce11"/>
          <table:table-cell table:style-name="ce11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arrows,itm_regular_bow,</text:p>
          </table:table-cell>
          <table:table-cell table:style-name="ce11" office:value-type="string" calcext:value-type="string">
            <text:p>itm_gondor_short_sword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bow_3</text:p>
          </table:table-cell>
          <table:table-cell table:style-name="ce12" office:value-type="string" calcext:value-type="string">
            <text:p>knows_common|knows_athletics_1|knows_power_draw_2|knows_ironflesh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gon_archer</text:p>
          </table:table-cell>
          <table:table-cell table:style-name="ce7" office:value-type="string" calcext:value-type="string">
            <text:p>Archer_of_Gondor</text:p>
          </table:table-cell>
          <table:table-cell table:style-name="ce7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ian_archer_helm,</text:p>
          </table:table-cell>
          <table:table-cell table:style-name="ce11" office:value-type="string" calcext:value-type="string">
            <text:p>itm_gon_archer,</text:p>
          </table:table-cell>
          <table:table-cell table:style-name="ce11"/>
          <table:table-cell table:style-name="ce19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arrows,itm_gondor_bow,</text:p>
          </table:table-cell>
          <table:table-cell table:style-name="ce11" office:value-type="string" calcext:value-type="string">
            <text:p>itm_gondor_short_sword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athletics_2|knows_power_draw_3|knows_ironflesh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gon_vet_archer</text:p>
          </table:table-cell>
          <table:table-cell table:style-name="ce7" office:value-type="string" calcext:value-type="string">
            <text:p>Veteran_Archer_of_Gondor</text:p>
          </table:table-cell>
          <table:table-cell table:style-name="ce7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ian_archer_helm_good,</text:p>
          </table:table-cell>
          <table:table-cell table:style-name="ce11" office:value-type="string" calcext:value-type="string">
            <text:p>itm_gon_footman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bow,itm_gondor_arrows,</text:p>
          </table:table-cell>
          <table:table-cell table:style-name="ce11" office:value-type="string" calcext:value-type="string">
            <text:p>itm_gondor_sword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athletics_2|knows_power_draw_4|knows_power_strike_2|knows_ironflesh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6_gon_tower_archer</text:p>
          </table:table-cell>
          <table:table-cell table:style-name="ce7" office:value-type="string" calcext:value-type="string">
            <text:p>Archer_of_the_Tower_Guard</text:p>
          </table:table-cell>
          <table:table-cell table:style-name="ce7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tower_archer_helm,</text:p>
          </table:table-cell>
          <table:table-cell table:style-name="ce19" office:value-type="string" calcext:value-type="string">
            <text:p>itm_gon_steward_guar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bow,itm_gondor_arrows,itm_gondor_arrows,</text:p>
          </table:table-cell>
          <table:table-cell table:style-name="ce11" office:value-type="string" calcext:value-type="string">
            <text:p>itm_gondor_citadel_sword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bow_6</text:p>
          </table:table-cell>
          <table:table-cell table:style-name="ce12" office:value-type="string" calcext:value-type="string">
            <text:p>knows_common|knows_athletics_3|knows_power_draw_6|knows_power_strike_2|knows_ironflesh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6363"/>
        </table:table-row>
        <table:table-row table:style-name="ro1">
          <table:table-cell table:style-name="ce21" office:value-type="string" calcext:value-type="string">
            <text:p>Special Denethor Guards (only for scene)</text:p>
          </table:table-cell>
          <table:table-cell table:style-name="ce21" table:number-columns-repeated="6"/>
          <table:table-cell table:style-name="ce25"/>
          <table:table-cell table:style-name="ce21"/>
          <table:table-cell table:style-name="ce25" table:number-columns-repeated="4"/>
          <table:table-cell table:style-name="ce21" table:number-columns-repeated="6"/>
          <table:table-cell table:style-name="ce23"/>
          <table:table-cell table:style-name="ce23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steward_guard</text:p>
          </table:table-cell>
          <table:table-cell table:style-name="ce7" office:value-type="string" calcext:value-type="string">
            <text:p>Steward's_Guard</text:p>
          </table:table-cell>
          <table:table-cell table:style-name="ce7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eader_helm,</text:p>
          </table:table-cell>
          <table:table-cell table:style-name="ce11" office:value-type="string" calcext:value-type="string">
            <text:p>itm_gon_steward_guard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1" office:value-type="string" calcext:value-type="string">
            <text:p>itm_gondor_tower_spear,itm_gondor_citadel_sword,itm_gondor_2h_sword,</text:p>
          </table:table-cell>
          <table:table-cell table:style-name="ce19" office:value-type="string" calcext:value-type="string">
            <text:p>itm_gon_tab_shield_b,</text:p>
          </table:table-cell>
          <table:table-cell table:style-name="ce19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4|knows_shield_6|knows_power_strike_6|knows_ironflesh_4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Rangers</text:p>
          </table:table-cell>
          <table:table-cell table:style-name="ce6" table:number-columns-repeated="19"/>
          <table:table-cell table:style-name="ce6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ithilien_ranger</text:p>
          </table:table-cell>
          <table:table-cell table:style-name="ce7" office:value-type="string" calcext:value-type="string">
            <text:p>Ranger_of_Ithilien</text:p>
          </table:table-cell>
          <table:table-cell table:style-name="ce7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ranger_hood,</text:p>
          </table:table-cell>
          <table:table-cell table:style-name="ce19" office:value-type="string" calcext:value-type="string">
            <text:p>itm_gon_ranger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gondor_light_greaves,itm_leather_boots,</text:p>
          </table:table-cell>
          <table:table-cell table:style-name="ce19" office:value-type="string" calcext:value-type="string">
            <text:p>itm_ithilien_arrows,itm_gondor_bow,</text:p>
          </table:table-cell>
          <table:table-cell table:style-name="ce11" office:value-type="string" calcext:value-type="string">
            <text:p>itm_gondor_ranger_sword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archery(170)|wp(170)</text:p>
          </table:table-cell>
          <table:table-cell table:style-name="ce12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ithilien_vet_ranger</text:p>
          </table:table-cell>
          <table:table-cell table:style-name="ce7" office:value-type="string" calcext:value-type="string">
            <text:p>Veteran_Ranger_of_Ithilien</text:p>
          </table:table-cell>
          <table:table-cell table:style-name="ce7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ranger_hood,</text:p>
          </table:table-cell>
          <table:table-cell table:style-name="ce11" office:value-type="string" calcext:value-type="string">
            <text:p>itm_gon_ranger_cloak,itm_gon_ranger_skirt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ithilien_arrows,itm_gondor_bow,</text:p>
          </table:table-cell>
          <table:table-cell table:style-name="ce11" office:value-type="string" calcext:value-type="string">
            <text:p>itm_gondor_ranger_sword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(220)</text:p>
          </table:table-cell>
          <table:table-cell table:style-name="ce12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6_ithilien_master_ranger</text:p>
          </table:table-cell>
          <table:table-cell table:style-name="ce7" office:value-type="string" calcext:value-type="string">
            <text:p>Master_Ranger_of_Ithilien</text:p>
          </table:table-cell>
          <table:table-cell table:style-name="ce7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ranger_hood_mask,</text:p>
          </table:table-cell>
          <table:table-cell table:style-name="ce11" office:value-type="string" calcext:value-type="string">
            <text:p>(itm_gon_ranger_skirt, imod_reinforced)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ithilien_arrows,itm_ithilien_arrows,itm_gondor_bow,</text:p>
          </table:table-cell>
          <table:table-cell table:style-name="ce11" office:value-type="string" calcext:value-type="string">
            <text:p>itm_gondor_ranger_sword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melee(320)|wp_archery(300)</text:p>
          </table:table-cell>
          <table:table-cell table:style-name="ce12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6_ithilien_leader</text:p>
          </table:table-cell>
          <table:table-cell table:style-name="ce7" office:value-type="string" calcext:value-type="string">
            <text:p>Captain_of_Ithilien_Rangers</text:p>
          </table:table-cell>
          <table:table-cell table:style-name="ce7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ranger_hood_mask,</text:p>
          </table:table-cell>
          <table:table-cell table:style-name="ce26" office:value-type="string" calcext:value-type="string">
            <text:p>(itm_gon_ranger_skirt, imod_lordly)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ithilien_arrows,itm_ithilien_arrows,itm_gondor_bow,</text:p>
          </table:table-cell>
          <table:table-cell table:style-name="ce11" office:value-type="string" calcext:value-type="string">
            <text:p>itm_gondor_ranger_sword,</text:p>
          </table:table-cell>
          <table:table-cell table:style-name="ce11"/>
          <table:table-cell table:style-name="ce12" office:value-type="string" calcext:value-type="string">
            <text:p>attr_tier_7</text:p>
          </table:table-cell>
          <table:table-cell table:style-name="ce12" office:value-type="string" calcext:value-type="string">
            <text:p>wp_tier_7</text:p>
          </table:table-cell>
          <table:table-cell table:style-name="ce12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table:style-name="ce21" office:value-type="string" calcext:value-type="string">
            <text:p>Lossarnach</text:p>
          </table:table-cell>
          <table:table-cell table:style-name="ce21" table:number-columns-repeated="6"/>
          <table:table-cell table:style-name="ce25"/>
          <table:table-cell table:style-name="ce21"/>
          <table:table-cell table:style-name="ce25" table:number-columns-repeated="4"/>
          <table:table-cell table:style-name="ce21" table:number-columns-repeated="6"/>
          <table:table-cell table:style-name="ce23"/>
          <table:table-cell table:style-name="ce23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loss_woodsman</text:p>
          </table:table-cell>
          <table:table-cell table:style-name="ce7" office:value-type="string" calcext:value-type="string">
            <text:p>Woodsman_of_Lossarnach</text:p>
          </table:table-cell>
          <table:table-cell table:style-name="ce7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lossarnach_cloth_cap,</text:p>
          </table:table-cell>
          <table:table-cell table:style-name="ce11" office:value-type="string" calcext:value-type="string">
            <text:p>itm_lossarnach_shirt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1" office:value-type="string" calcext:value-type="string">
            <text:p>itm_loss_axe,</text:p>
          </table:table-cell>
          <table:table-cell table:style-name="ce11" office:value-type="string" calcext:value-type="string">
            <text:p>itm_gon_tab_shield_a,itm_loss_throwing_axes,</text:p>
          </table:table-cell>
          <table:table-cell table:style-name="ce11"/>
          <table:table-cell table:style-name="ce12" office:value-type="string" calcext:value-type="string">
            <text:p>attr_fief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loss_axeman</text:p>
          </table:table-cell>
          <table:table-cell table:style-name="ce7" office:value-type="string" calcext:value-type="string">
            <text:p>Axeman_of_Lossarnach</text:p>
          </table:table-cell>
          <table:table-cell table:style-name="ce7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lossarnach_leather_cap,</text:p>
          </table:table-cell>
          <table:table-cell table:style-name="ce19" office:value-type="string" calcext:value-type="string">
            <text:p>itm_lossarnach_axeman,</text:p>
          </table:table-cell>
          <table:table-cell table:style-name="ce19"/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loss_axe,</text:p>
          </table:table-cell>
          <table:table-cell table:style-name="ce11" office:value-type="string" calcext:value-type="string">
            <text:p>itm_gon_tab_shield_a,itm_loss_throwing_axes,</text:p>
          </table:table-cell>
          <table:table-cell table:style-name="ce11"/>
          <table:table-cell table:style-name="ce12" office:value-type="string" calcext:value-type="string">
            <text:p>attr_fief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loss_vet_axeman</text:p>
          </table:table-cell>
          <table:table-cell table:style-name="ce7" office:value-type="string" calcext:value-type="string">
            <text:p>Lossarnach_Veteran_Axeman</text:p>
          </table:table-cell>
          <table:table-cell table:style-name="ce7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lossarnach_leather_cap,</text:p>
          </table:table-cell>
          <table:table-cell table:style-name="ce11" office:value-type="string" calcext:value-type="string">
            <text:p>itm_lossarnach_vet_axeman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9" office:value-type="string" calcext:value-type="string">
            <text:p>itm_loss_axe,</text:p>
          </table:table-cell>
          <table:table-cell table:style-name="ce11" office:value-type="string" calcext:value-type="string">
            <text:p>itm_gon_tab_shield_a,itm_loss_throwing_axes,</text:p>
          </table:table-cell>
          <table:table-cell table:style-name="ce11"/>
          <table:table-cell table:style-name="ce12" office:value-type="string" calcext:value-type="string">
            <text:p>attr_fief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power_throw_4|knows_athletics_3|knows_power_strike_3|knows_ironflesh_3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loss_heavy_axeman</text:p>
          </table:table-cell>
          <table:table-cell table:style-name="ce7" office:value-type="string" calcext:value-type="string">
            <text:p>Heavy_Lossarnach_Axeman</text:p>
          </table:table-cell>
          <table:table-cell table:style-name="ce7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lossarnach_scale_cap,</text:p>
          </table:table-cell>
          <table:table-cell table:style-name="ce11" office:value-type="string" calcext:value-type="string">
            <text:p>itm_lossarnach_warrior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ossarnach_greaves,</text:p>
          </table:table-cell>
          <table:table-cell table:style-name="ce11" office:value-type="string" calcext:value-type="string">
            <text:p>itm_loss_axe,</text:p>
          </table:table-cell>
          <table:table-cell table:style-name="ce11" office:value-type="string" calcext:value-type="string">
            <text:p>itm_gon_tab_shield_a,itm_loss_throwing_axes,</text:p>
          </table:table-cell>
          <table:table-cell table:style-name="ce11"/>
          <table:table-cell table:style-name="ce12" office:value-type="string" calcext:value-type="string">
            <text:p>attr_fief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4|knows_power_strike_5|knows_ironflesh_4|knows_power_throw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loss_axemaster</text:p>
          </table:table-cell>
          <table:table-cell table:style-name="ce7" office:value-type="string" calcext:value-type="string">
            <text:p>Axemaster_of_Lossarnach</text:p>
          </table:table-cell>
          <table:table-cell table:style-name="ce7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lossarnach_scale_cap,</text:p>
          </table:table-cell>
          <table:table-cell table:style-name="ce11" office:value-type="string" calcext:value-type="string">
            <text:p>itm_lossarnach_vet_warri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lossarnach_greaves,</text:p>
          </table:table-cell>
          <table:table-cell table:style-name="ce19" office:value-type="string" calcext:value-type="string">
            <text:p>itm_loss_war_axe,</text:p>
          </table:table-cell>
          <table:table-cell table:style-name="ce19" office:value-type="string" calcext:value-type="string">
            <text:p>itm_gon_tab_shield_a,itm_loss_throwing_axes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power_strike_7|knows_ironflesh_5|knows_power_throw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loss_leader</text:p>
          </table:table-cell>
          <table:table-cell table:style-name="ce7" office:value-type="string" calcext:value-type="string">
            <text:p>Captain_of_Lossarnach</text:p>
          </table:table-cell>
          <table:table-cell table:style-name="ce7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eader_helm,</text:p>
          </table:table-cell>
          <table:table-cell table:style-name="ce19" office:value-type="string" calcext:value-type="string">
            <text:p>itm_lossarnach_leader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lossarnach_greaves,</text:p>
          </table:table-cell>
          <table:table-cell table:style-name="ce19" office:value-type="string" calcext:value-type="string">
            <text:p>itm_gondor_cav_sword,itm_loss_axe,</text:p>
          </table:table-cell>
          <table:table-cell table:style-name="ce11" office:value-type="string" calcext:value-type="string">
            <text:p>itm_gon_tab_shield_a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shield_9|knows_power_strike_8|knows_ironflesh_10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table:style-name="ce21" office:value-type="string" calcext:value-type="string">
            <text:p>Pelargir</text:p>
          </table:table-cell>
          <table:table-cell table:style-name="ce21" table:number-columns-repeated="6"/>
          <table:table-cell table:style-name="ce25"/>
          <table:table-cell table:style-name="ce21"/>
          <table:table-cell table:style-name="ce25" table:number-columns-repeated="2"/>
          <table:table-cell table:style-name="ce21"/>
          <table:table-cell table:style-name="ce25" table:number-columns-repeated="2"/>
          <table:table-cell table:style-name="ce21" table:number-columns-repeated="5"/>
          <table:table-cell table:style-name="ce23"/>
          <table:table-cell table:style-name="ce23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pel_watchman</text:p>
          </table:table-cell>
          <table:table-cell table:style-name="ce7" office:value-type="string" calcext:value-type="string">
            <text:p>Pelargir_Watchman</text:p>
          </table:table-cell>
          <table:table-cell table:style-name="ce7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1"/>
          <table:table-cell table:style-name="ce11" office:value-type="string" calcext:value-type="string">
            <text:p>itm_pel_jerkin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9" office:value-type="string" calcext:value-type="string">
            <text:p>itm_pelargir_eket,</text:p>
          </table:table-cell>
          <table:table-cell table:style-name="ce11" office:value-type="string" calcext:value-type="string">
            <text:p>itm_shortened_spear,</text:p>
          </table:table-cell>
          <table:table-cell table:style-name="ce11"/>
          <table:table-cell table:style-name="ce12" office:value-type="string" calcext:value-type="string">
            <text:p>attr_fief_tier_1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pel_marine</text:p>
          </table:table-cell>
          <table:table-cell table:style-name="ce7" office:value-type="string" calcext:value-type="string">
            <text:p>Pelargir_Marine</text:p>
          </table:table-cell>
          <table:table-cell table:style-name="ce7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pelargir_hood,</text:p>
          </table:table-cell>
          <table:table-cell table:style-name="ce19" office:value-type="string" calcext:value-type="string">
            <text:p>itm_pel_marine,</text:p>
          </table:table-cell>
          <table:table-cell table:style-name="ce19"/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pelargir_eket,</text:p>
          </table:table-cell>
          <table:table-cell table:style-name="ce11" office:value-type="string" calcext:value-type="string">
            <text:p>itm_gondor_javelin,itm_gon_tab_shield_a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3</text:p>
          </table:table-cell>
          <table:table-cell table:style-name="ce13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pel_vet_marine</text:p>
          </table:table-cell>
          <table:table-cell table:style-name="ce7" office:value-type="string" calcext:value-type="string">
            <text:p>Pelargir_Veteran_Marine</text:p>
          </table:table-cell>
          <table:table-cell table:style-name="ce7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pelargir_hood,</text:p>
          </table:table-cell>
          <table:table-cell table:style-name="ce11" office:value-type="string" calcext:value-type="string">
            <text:p>itm_pel_marine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9" office:value-type="string" calcext:value-type="string">
            <text:p>itm_pelargir_eket,</text:p>
          </table:table-cell>
          <table:table-cell table:style-name="ce11" office:value-type="string" calcext:value-type="string">
            <text:p>itm_gondor_javelin,itm_gondor_javelin,itm_gon_tab_shield_a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6|knows_power_throw_5|knows_power_strike_2|knows_ironflesh_3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pel_infantry</text:p>
          </table:table-cell>
          <table:table-cell table:style-name="ce7" office:value-type="string" calcext:value-type="string">
            <text:p>Pelargir_Infantryman</text:p>
          </table:table-cell>
          <table:table-cell table:style-name="ce7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pelargir_helmet_light,</text:p>
          </table:table-cell>
          <table:table-cell table:style-name="ce11" office:value-type="string" calcext:value-type="string">
            <text:p>itm_pel_footman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light_greaves,</text:p>
          </table:table-cell>
          <table:table-cell table:style-name="ce11" office:value-type="string" calcext:value-type="string">
            <text:p>itm_pelargir_sword,</text:p>
          </table:table-cell>
          <table:table-cell table:style-name="ce19" office:value-type="string" calcext:value-type="string">
            <text:p>itm_gon_tab_shield_b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3</text:p>
          </table:table-cell>
          <table:table-cell table:style-name="ce13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pel_vet_infantry</text:p>
          </table:table-cell>
          <table:table-cell table:style-name="ce7" office:value-type="string" calcext:value-type="string">
            <text:p>Pelargir_Veteran_Infantryman</text:p>
          </table:table-cell>
          <table:table-cell table:style-name="ce7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pelargir_helmet_heavy,</text:p>
          </table:table-cell>
          <table:table-cell table:style-name="ce11" office:value-type="string" calcext:value-type="string">
            <text:p>itm_pelargir_regula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pelargir_greaves,</text:p>
          </table:table-cell>
          <table:table-cell table:style-name="ce19" office:value-type="string" calcext:value-type="string">
            <text:p>itm_pelargir_sword,</text:p>
          </table:table-cell>
          <table:table-cell table:style-name="ce19" office:value-type="string" calcext:value-type="string">
            <text:p>itm_gon_tab_shield_b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2|knows_shield_5|knows_power_strike_5|knows_ironflesh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pel_leader</text:p>
          </table:table-cell>
          <table:table-cell table:style-name="ce7" office:value-type="string" calcext:value-type="string">
            <text:p>Captain_of_Pelargir</text:p>
          </table:table-cell>
          <table:table-cell table:style-name="ce7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pelargir_helmet_light,</text:p>
          </table:table-cell>
          <table:table-cell table:style-name="ce19" office:value-type="string" calcext:value-type="string">
            <text:p>itm_pel_leader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pelargir_greaves,</text:p>
          </table:table-cell>
          <table:table-cell table:style-name="ce19" office:value-type="string" calcext:value-type="string">
            <text:p>itm_pelargir_sword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3|knows_shield_9|knows_power_strike_8|knows_ironflesh_10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6_pel_marine_leader</text:p>
          </table:table-cell>
          <table:table-cell table:style-name="ce7" office:value-type="string" calcext:value-type="string">
            <text:p>Captain_of_Pelargir_Marines</text:p>
          </table:table-cell>
          <table:table-cell table:style-name="ce7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pelargir_helmet_light,</text:p>
          </table:table-cell>
          <table:table-cell table:style-name="ce11" office:value-type="string" calcext:value-type="string">
            <text:p>itm_pelargir_marine_leader,</text:p>
          </table:table-cell>
          <table:table-cell table:style-name="ce11"/>
          <table:table-cell table:style-name="ce11" office:value-type="string" calcext:value-type="string">
            <text:p>itm_pelargir_greaves,</text:p>
          </table:table-cell>
          <table:table-cell table:style-name="ce11" office:value-type="string" calcext:value-type="string">
            <text:p>itm_pelargir_sword,</text:p>
          </table:table-cell>
          <table:table-cell table:style-name="ce11" office:value-type="string" calcext:value-type="string">
            <text:p>itm_gon_tab_shield_c,itm_gondor_javelin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7|knows_shield_9|knows_power_strike_8|knows_ironflesh_10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table:style-name="ce21" office:value-type="string" calcext:value-type="string">
            <text:p>Lamedon</text:p>
          </table:table-cell>
          <table:table-cell table:style-name="ce21" table:number-columns-repeated="18"/>
          <table:table-cell table:style-name="ce23"/>
          <table:table-cell table:style-name="ce23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lam_clansman</text:p>
          </table:table-cell>
          <table:table-cell table:style-name="ce7" office:value-type="string" calcext:value-type="string">
            <text:p>Clansman_of_Lamedon</text:p>
          </table:table-cell>
          <table:table-cell table:style-name="ce7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9"/>
          <table:table-cell table:style-name="ce19" office:value-type="string" calcext:value-type="string">
            <text:p>itm_lamedon_clansman,</text:p>
          </table:table-cell>
          <table:table-cell table:style-name="ce19"/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loss_axe,itm_spear,</text:p>
          </table:table-cell>
          <table:table-cell table:style-name="ce11" office:value-type="string" calcext:value-type="string">
            <text:p>itm_gondor_arrows,itm_gondor_javelin,itm_gondor_javelin,itm_short_bow,</text:p>
          </table:table-cell>
          <table:table-cell table:style-name="ce11"/>
          <table:table-cell table:style-name="ce12" office:value-type="string" calcext:value-type="string">
            <text:p>attr_fief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lam_footman</text:p>
          </table:table-cell>
          <table:table-cell table:style-name="ce7" office:value-type="string" calcext:value-type="string">
            <text:p>Footman_of_Lamedon</text:p>
          </table:table-cell>
          <table:table-cell table:style-name="ce7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lamedon_hood,</text:p>
          </table:table-cell>
          <table:table-cell table:style-name="ce11" office:value-type="string" calcext:value-type="string">
            <text:p>itm_lamedon_footman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1" office:value-type="string" calcext:value-type="string">
            <text:p>itm_gondor_spear,itm_loss_axe,itm_loss_axe,</text:p>
          </table:table-cell>
          <table:table-cell table:style-name="ce11" office:value-type="string" calcext:value-type="string">
            <text:p>itm_gondor_javelin,itm_gon_tab_shield_a,</text:p>
          </table:table-cell>
          <table:table-cell table:style-name="ce11"/>
          <table:table-cell table:style-name="ce12" office:value-type="string" calcext:value-type="string">
            <text:p>attr_fief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lam_veteran</text:p>
          </table:table-cell>
          <table:table-cell table:style-name="ce7" office:value-type="string" calcext:value-type="string">
            <text:p>Veteran_of_Lamedon</text:p>
          </table:table-cell>
          <table:table-cell table:style-name="ce7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,itm_mail_coif,</text:p>
          </table:table-cell>
          <table:table-cell table:style-name="ce11" office:value-type="string" calcext:value-type="string">
            <text:p>itm_lamedon_veteran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1" office:value-type="string" calcext:value-type="string">
            <text:p>itm_loss_axe,itm_gondor_spear,itm_gondor_sword,</text:p>
          </table:table-cell>
          <table:table-cell table:style-name="ce11" office:value-type="string" calcext:value-type="string">
            <text:p>itm_gon_tab_shield_a,</text:p>
          </table:table-cell>
          <table:table-cell table:style-name="ce11"/>
          <table:table-cell table:style-name="ce12" office:value-type="string" calcext:value-type="string">
            <text:p>attr_fief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4|knows_power_strike_4|knows_ironflesh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lam_warrior</text:p>
          </table:table-cell>
          <table:table-cell table:style-name="ce7" office:value-type="string" calcext:value-type="string">
            <text:p>Warrior_of_Lamedon</text:p>
          </table:table-cell>
          <table:table-cell table:style-name="ce7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,itm_mail_coif,</text:p>
          </table:table-cell>
          <table:table-cell table:style-name="ce11" office:value-type="string" calcext:value-type="string">
            <text:p>itm_lamedon_warrior,</text:p>
          </table:table-cell>
          <table:table-cell table:style-name="ce19"/>
          <table:table-cell table:style-name="ce19" office:value-type="string" calcext:value-type="string">
            <text:p>itm_gondor_med_greaves,</text:p>
          </table:table-cell>
          <table:table-cell table:style-name="ce19" office:value-type="string" calcext:value-type="string">
            <text:p>itm_loss_axe,itm_gondor_sword,</text:p>
          </table:table-cell>
          <table:table-cell table:style-name="ce19" office:value-type="string" calcext:value-type="string">
            <text:p>itm_gon_tab_shield_d,</text:p>
          </table:table-cell>
          <table:table-cell table:style-name="ce11"/>
          <table:table-cell table:style-name="ce12" office:value-type="string" calcext:value-type="string">
            <text:p>attr_fief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4|knows_power_strike_5|knows_ironflesh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lam_champion</text:p>
          </table:table-cell>
          <table:table-cell table:style-name="ce7" office:value-type="string" calcext:value-type="string">
            <text:p>Champion_of_Lamedon</text:p>
          </table:table-cell>
          <table:table-cell table:style-name="ce7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amedon_helm,itm_mail_coif_good,</text:p>
          </table:table-cell>
          <table:table-cell table:style-name="ce19" office:value-type="string" calcext:value-type="string">
            <text:p>itm_lamedon_vet_warrior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2h_sword,itm_gondor_2h_sword,itm_loss_war_axe,</text:p>
          </table:table-cell>
          <table:table-cell table:style-name="ce11" table:number-columns-repeated="2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power_strike_5|knows_ironflesh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lam_knight</text:p>
          </table:table-cell>
          <table:table-cell table:style-name="ce7" office:value-type="string" calcext:value-type="string">
            <text:p>Knight_of_Lamedon</text:p>
          </table:table-cell>
          <table:table-cell table:style-name="ce7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lamedon_helm,</text:p>
          </table:table-cell>
          <table:table-cell table:style-name="ce11" office:value-type="string" calcext:value-type="string">
            <text:p>itm_lamedon_knight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gondor_heavy_greaves,</text:p>
          </table:table-cell>
          <table:table-cell table:style-name="ce11" office:value-type="string" calcext:value-type="string">
            <text:p>itm_gondor_cav_sword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lam_horse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6|knows_power_strike_6|knows_ironflesh_7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6_lam_leader</text:p>
          </table:table-cell>
          <table:table-cell table:style-name="ce7" office:value-type="string" calcext:value-type="string">
            <text:p>Captain_of_Lamedon</text:p>
          </table:table-cell>
          <table:table-cell table:style-name="ce7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amedon_leader_helm,</text:p>
          </table:table-cell>
          <table:table-cell table:style-name="ce19" office:value-type="string" calcext:value-type="string">
            <text:p>itm_lamedon_leader_surcoat_cloak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cav_sword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lam_horse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shield_9|knows_power_strike_8|knows_ironflesh_10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table:style-name="ce21" office:value-type="string" calcext:value-type="string">
            <text:p>Pinnath Gelin</text:p>
          </table:table-cell>
          <table:table-cell table:style-name="ce21" table:number-columns-repeated="6"/>
          <table:table-cell table:style-name="ce25"/>
          <table:table-cell table:style-name="ce21" table:number-columns-repeated="3"/>
          <table:table-cell table:style-name="ce25"/>
          <table:table-cell table:style-name="ce21" table:number-columns-repeated="7"/>
          <table:table-cell table:style-name="ce23"/>
          <table:table-cell table:style-name="ce23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pinnath_plainsman</text:p>
          </table:table-cell>
          <table:table-cell table:style-name="ce7" office:value-type="string" calcext:value-type="string">
            <text:p>Plainsman_of_Pinnath_Gelin</text:p>
          </table:table-cell>
          <table:table-cell table:style-name="ce7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ranger_hood,</text:p>
          </table:table-cell>
          <table:table-cell table:style-name="ce11" office:value-type="string" calcext:value-type="string">
            <text:p>itm_pinnath_footman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1" office:value-type="string" calcext:value-type="string">
            <text:p>itm_shortened_spear,</text:p>
          </table:table-cell>
          <table:table-cell table:style-name="ce11" office:value-type="string" calcext:value-type="string">
            <text:p>itm_gondor_arrows,itm_short_bow,</text:p>
          </table:table-cell>
          <table:table-cell table:style-name="ce11"/>
          <table:table-cell table:style-name="ce12" office:value-type="string" calcext:value-type="string">
            <text:p>attr_fief_tier_1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2_pinnath_rider</text:p>
          </table:table-cell>
          <table:table-cell table:style-name="ce7" office:value-type="string" calcext:value-type="string">
            <text:p>Rider_of_Pinnath_Gelin</text:p>
          </table:table-cell>
          <table:table-cell table:style-name="ce7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,itm_mail_coif,</text:p>
          </table:table-cell>
          <table:table-cell table:style-name="ce11" office:value-type="string" calcext:value-type="string">
            <text:p>itm_pinnath_warrior,</text:p>
          </table:table-cell>
          <table:table-cell table:style-name="ce19" office:value-type="string" calcext:value-type="string">
            <text:p>itm_leather_gloves,</text:p>
          </table:table-cell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good_mace,</text:p>
          </table:table-cell>
          <table:table-cell table:style-name="ce19" office:value-type="string" calcext:value-type="string">
            <text:p>itm_gon_tab_shield_a,</text:p>
          </table:table-cell>
          <table:table-cell table:style-name="ce11" office:value-type="string" calcext:value-type="string">
            <text:p>itm_gondor_courser,</text:p>
          </table:table-cell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4</text:p>
          </table:table-cell>
          <table:table-cell table:style-name="ce13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3_pinnath_knight</text:p>
          </table:table-cell>
          <table:table-cell table:style-name="ce7" office:value-type="string" calcext:value-type="string">
            <text:p>Knight_of_Pinnath_Gelin</text:p>
          </table:table-cell>
          <table:table-cell table:style-name="ce7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knight_helm_bad,</text:p>
          </table:table-cell>
          <table:table-cell table:style-name="ce11" office:value-type="string" calcext:value-type="string">
            <text:p>itm_pinnath_leader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gondor_med_greaves,itm_gondor_heavy_greaves,</text:p>
          </table:table-cell>
          <table:table-cell table:style-name="ce27" office:value-type="string" calcext:value-type="string">
            <text:p>itm_good_mace,itm_gondor_lance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hunter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riding_6|knows_power_strike_4|knows_ironflesh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pinnath_bowman</text:p>
          </table:table-cell>
          <table:table-cell table:style-name="ce7" office:value-type="string" calcext:value-type="string">
            <text:p>Bowman_of_Pinnath_Gelin</text:p>
          </table:table-cell>
          <table:table-cell table:style-name="ce7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ranger_hood,</text:p>
          </table:table-cell>
          <table:table-cell table:style-name="ce19" office:value-type="string" calcext:value-type="string">
            <text:p>itm_pinnath_vet_footman,</text:p>
          </table:table-cell>
          <table:table-cell table:style-name="ce19"/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gondor_arrows,itm_regular_bow,</text:p>
          </table:table-cell>
          <table:table-cell table:style-name="ce19" office:value-type="string" calcext:value-type="string">
            <text:p>itm_good_mace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bow_4</text:p>
          </table:table-cell>
          <table:table-cell table:style-name="ce13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pinnath_archer</text:p>
          </table:table-cell>
          <table:table-cell table:style-name="ce7" office:value-type="string" calcext:value-type="string">
            <text:p>Archer_of_Pinnath_Gelin</text:p>
          </table:table-cell>
          <table:table-cell table:style-name="ce7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ranger_hood,itm_gondor_auxila_helm,</text:p>
          </table:table-cell>
          <table:table-cell table:style-name="ce11" office:value-type="string" calcext:value-type="string">
            <text:p>itm_pinnath_archer,</text:p>
          </table:table-cell>
          <table:table-cell table:style-name="ce11"/>
          <table:table-cell table:style-name="ce11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arrows,itm_regular_bow,</text:p>
          </table:table-cell>
          <table:table-cell table:style-name="ce19" office:value-type="string" calcext:value-type="string">
            <text:p>itm_good_mace,</text:p>
          </table:table-cell>
          <table:table-cell table:style-name="ce11"/>
          <table:table-cell table:style-name="ce12" office:value-type="string" calcext:value-type="string">
            <text:p>attr_fief_tier_4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athletics_6|knows_power_draw_5|knows_power_strike_5|knows_ironflesh_4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6_pinnath_leader</text:p>
          </table:table-cell>
          <table:table-cell table:style-name="ce7" office:value-type="string" calcext:value-type="string">
            <text:p>Captain_of_Pinnath_Gelin</text:p>
          </table:table-cell>
          <table:table-cell table:style-name="ce7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leader_helm,</text:p>
          </table:table-cell>
          <table:table-cell table:style-name="ce11" office:value-type="string" calcext:value-type="string">
            <text:p>itm_pinnath_leader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gondor_med_greaves,itm_gondor_heavy_greaves,</text:p>
          </table:table-cell>
          <table:table-cell table:style-name="ce11" office:value-type="string" calcext:value-type="string">
            <text:p>itm_gondor_cav_sword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hunter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shield_9|knows_power_strike_8|knows_ironflesh_10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table:style-name="ce21" office:value-type="string" calcext:value-type="string">
            <text:p>Blackroot Vale</text:p>
          </table:table-cell>
          <table:table-cell table:style-name="ce21" table:number-columns-repeated="8"/>
          <table:table-cell table:style-name="ce25" table:number-columns-repeated="4"/>
          <table:table-cell table:style-name="ce21" table:number-columns-repeated="6"/>
          <table:table-cell table:style-name="ce23"/>
          <table:table-cell table:style-name="ce23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1_blackroot_hunter</text:p>
          </table:table-cell>
          <table:table-cell table:style-name="ce7" office:value-type="string" calcext:value-type="string">
            <text:p>Hunter_of_Blackroot_Vale</text:p>
          </table:table-cell>
          <table:table-cell table:style-name="ce7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hood_black,</text:p>
          </table:table-cell>
          <table:table-cell table:style-name="ce19" office:value-type="string" calcext:value-type="string">
            <text:p>itm_blackroot_footman,</text:p>
          </table:table-cell>
          <table:table-cell table:style-name="ce11"/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short_bow,itm_gondor_arrows,</text:p>
          </table:table-cell>
          <table:table-cell table:style-name="ce11" office:value-type="string" calcext:value-type="string">
            <text:p>itm_shortened_spear,</text:p>
          </table:table-cell>
          <table:table-cell table:style-name="ce11"/>
          <table:table-cell table:style-name="ce12" office:value-type="string" calcext:value-type="string">
            <text:p>attr_fief_tier_1</text:p>
          </table:table-cell>
          <table:table-cell table:style-name="ce12" office:value-type="string" calcext:value-type="string">
            <text:p>wp_tier_bow_2</text:p>
          </table:table-cell>
          <table:table-cell table:style-name="ce13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blackroot_bowman</text:p>
          </table:table-cell>
          <table:table-cell table:style-name="ce7" office:value-type="string" calcext:value-type="string">
            <text:p>Bowman_of_Blackroot_Vale</text:p>
          </table:table-cell>
          <table:table-cell table:style-name="ce7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hood_black,</text:p>
          </table:table-cell>
          <table:table-cell table:style-name="ce19" office:value-type="string" calcext:value-type="string">
            <text:p>itm_blackroot_footman,</text:p>
          </table:table-cell>
          <table:table-cell table:style-name="ce11"/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gondor_arrows,itm_regular_bow,</text:p>
          </table:table-cell>
          <table:table-cell table:style-name="ce11" office:value-type="string" calcext:value-type="string">
            <text:p>itm_gondor_short_sword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bow_3</text:p>
          </table:table-cell>
          <table:table-cell table:style-name="ce13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blackroot_archer</text:p>
          </table:table-cell>
          <table:table-cell table:style-name="ce7" office:value-type="string" calcext:value-type="string">
            <text:p>Archer_of_Blackroot_Vale</text:p>
          </table:table-cell>
          <table:table-cell table:style-name="ce7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hood_black,</text:p>
          </table:table-cell>
          <table:table-cell table:style-name="ce19" office:value-type="string" calcext:value-type="string">
            <text:p>itm_blackroot_bowman,</text:p>
          </table:table-cell>
          <table:table-cell table:style-name="ce11"/>
          <table:table-cell table:style-name="ce11" office:value-type="string" calcext:value-type="string">
            <text:p>itm_gondor_med_greaves,</text:p>
          </table:table-cell>
          <table:table-cell table:style-name="ce11" office:value-type="string" calcext:value-type="string">
            <text:p>itm_gondor_arrows,itm_gondor_bow,</text:p>
          </table:table-cell>
          <table:table-cell table:style-name="ce11" office:value-type="string" calcext:value-type="string">
            <text:p>itm_gondor_short_sword,</text:p>
          </table:table-cell>
          <table:table-cell table:style-name="ce11"/>
          <table:table-cell table:style-name="ce12" office:value-type="string" calcext:value-type="string">
            <text:p>attr_fief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athletics_5|knows_power_draw_3|knows_power_strike_2|knows_ironflesh_3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blackroot_footman</text:p>
          </table:table-cell>
          <table:table-cell table:style-name="ce7" office:value-type="string" calcext:value-type="string">
            <text:p>Footman_of_Blackroot_Vale</text:p>
          </table:table-cell>
          <table:table-cell table:style-name="ce7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auxila_helm_bad,</text:p>
          </table:table-cell>
          <table:table-cell table:style-name="ce19" office:value-type="string" calcext:value-type="string">
            <text:p>itm_blackroot_footman,</text:p>
          </table:table-cell>
          <table:table-cell table:style-name="ce19"/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gondor_spear,</text:p>
          </table:table-cell>
          <table:table-cell table:style-name="ce11" office:value-type="string" calcext:value-type="string">
            <text:p>itm_gon_tab_shield_a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3</text:p>
          </table:table-cell>
          <table:table-cell table:style-name="ce13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blackroot_spearman</text:p>
          </table:table-cell>
          <table:table-cell table:style-name="ce7" office:value-type="string" calcext:value-type="string">
            <text:p>Spearman_of_Blackroot_Vale</text:p>
          </table:table-cell>
          <table:table-cell table:style-name="ce7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auxila_helm,itm_mail_coif,</text:p>
          </table:table-cell>
          <table:table-cell table:style-name="ce11" office:value-type="string" calcext:value-type="string">
            <text:p>itm_blackroot_warrior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spear,</text:p>
          </table:table-cell>
          <table:table-cell table:style-name="ce11" office:value-type="string" calcext:value-type="string">
            <text:p>itm_gon_tab_shield_d,</text:p>
          </table:table-cell>
          <table:table-cell table:style-name="ce11"/>
          <table:table-cell table:style-name="ce12" office:value-type="string" calcext:value-type="string">
            <text:p>attr_fief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5|knows_power_strike_5|knows_ironflesh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blackroot_shadow_hunter</text:p>
          </table:table-cell>
          <table:table-cell table:style-name="ce7" office:value-type="string" calcext:value-type="string">
            <text:p>Morthond_Shadow_Hunter</text:p>
          </table:table-cell>
          <table:table-cell table:style-name="ce7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hood_black,</text:p>
          </table:table-cell>
          <table:table-cell table:style-name="ce11" office:value-type="string" calcext:value-type="string">
            <text:p>itm_blackroot_leader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gondor_med_greaves,</text:p>
          </table:table-cell>
          <table:table-cell table:style-name="ce11" office:value-type="string" calcext:value-type="string">
            <text:p>itm_gondor_arrows,itm_gondor_bow,</text:p>
          </table:table-cell>
          <table:table-cell table:style-name="ce11" office:value-type="string" calcext:value-type="string">
            <text:p>itm_gon_tab_shield_c,itm_gondor_spear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melee(200)|wp_archery(200)</text:p>
          </table:table-cell>
          <table:table-cell table:style-name="ce12" office:value-type="string" calcext:value-type="string">
            <text:p>knows_common|knows_athletics_7|knows_power_draw_5|knows_power_strike_5|knows_ironflesh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6363"/>
        </table:table-row>
        <table:table-row table:style-name="ro1">
          <table:table-cell table:style-name="ce21" office:value-type="string" calcext:value-type="string">
            <text:p>Dol Amroth</text:p>
          </table:table-cell>
          <table:table-cell table:style-name="ce21" table:number-columns-repeated="8"/>
          <table:table-cell table:style-name="ce25" table:number-columns-repeated="4"/>
          <table:table-cell table:style-name="ce21" table:number-columns-repeated="6"/>
          <table:table-cell table:style-name="ce23"/>
          <table:table-cell table:style-name="ce23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amroth_recruit</text:p>
          </table:table-cell>
          <table:table-cell table:style-name="ce7" office:value-type="string" calcext:value-type="string">
            <text:p>Dol_Amroth_Recruit</text:p>
          </table:table-cell>
          <table:table-cell table:style-name="ce7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auxila_helm,</text:p>
          </table:table-cell>
          <table:table-cell table:style-name="ce19" office:value-type="string" calcext:value-type="string">
            <text:p>itm_dol_shirt,</text:p>
          </table:table-cell>
          <table:table-cell table:style-name="ce11"/>
          <table:table-cell table:style-name="ce19" office:value-type="string" calcext:value-type="string">
            <text:p>itm_dol_shoes,</text:p>
          </table:table-cell>
          <table:table-cell table:style-name="ce19" office:value-type="string" calcext:value-type="string">
            <text:p>itm_gondor_spear,</text:p>
          </table:table-cell>
          <table:table-cell table:style-name="ce11" office:value-type="string" calcext:value-type="string">
            <text:p>itm_gon_tab_shield_a,</text:p>
          </table:table-cell>
          <table:table-cell table:style-name="ce11"/>
          <table:table-cell table:style-name="ce12" office:value-type="string" calcext:value-type="string">
            <text:p>attr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2_amroth_squire</text:p>
          </table:table-cell>
          <table:table-cell table:style-name="ce7" office:value-type="string" calcext:value-type="string">
            <text:p>Squire_of_Dol_Amroth</text:p>
          </table:table-cell>
          <table:table-cell table:style-name="ce7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_good,</text:p>
          </table:table-cell>
          <table:table-cell table:style-name="ce11" office:value-type="string" calcext:value-type="string">
            <text:p>itm_dol_padded_coat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ol_shoes,</text:p>
          </table:table-cell>
          <table:table-cell table:style-name="ce11" office:value-type="string" calcext:value-type="string">
            <text:p>itm_gondor_lance,itm_amroth_sword_a,itm_gondor_lance,itm_gondor_lance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hunter,</text:p>
          </table:table-cell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3_amroth_vet_squire</text:p>
          </table:table-cell>
          <table:table-cell table:style-name="ce7" office:value-type="string" calcext:value-type="string">
            <text:p>Veteran_Squire_of_Dol_Amroth</text:p>
          </table:table-cell>
          <table:table-cell table:style-name="ce7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dolamroth_helm_bad,</text:p>
          </table:table-cell>
          <table:table-cell table:style-name="ce19" office:value-type="string" calcext:value-type="string">
            <text:p>itm_dol_padded_coat,</text:p>
          </table:table-cell>
          <table:table-cell table:style-name="ce19" office:value-type="string" calcext:value-type="string">
            <text:p>itm_leather_gloves,</text:p>
          </table:table-cell>
          <table:table-cell table:style-name="ce19" office:value-type="string" calcext:value-type="string">
            <text:p>itm_dol_shoes,</text:p>
          </table:table-cell>
          <table:table-cell table:style-name="ce19" office:value-type="string" calcext:value-type="string">
            <text:p>itm_gondor_lance,itm_amroth_sword_a,itm_gondor_lance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hunter,</text:p>
          </table:table-cell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riding_3|knows_shield_3|knows_power_strike_3|knows_ironflesh_3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4_amroth_knight</text:p>
          </table:table-cell>
          <table:table-cell table:style-name="ce7" office:value-type="string" calcext:value-type="string">
            <text:p>Knight_of_Dol_Amroth</text:p>
          </table:table-cell>
          <table:table-cell table:style-name="ce7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dolamroth_helm,</text:p>
          </table:table-cell>
          <table:table-cell table:style-name="ce11" office:value-type="string" calcext:value-type="string">
            <text:p>itm_dol_hauber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ol_greaves,</text:p>
          </table:table-cell>
          <table:table-cell table:style-name="ce19" office:value-type="string" calcext:value-type="string">
            <text:p>itm_gondor_lance,itm_gondor_lance,itm_amroth_sword_b,itm_gondor_lance,itm_gondor_lance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dol_amroth_warhorse,</text:p>
          </table:table-cell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4|knows_shield_4|knows_power_strike_4|knows_ironflesh_4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amroth_vet_knight</text:p>
          </table:table-cell>
          <table:table-cell table:style-name="ce7" office:value-type="string" calcext:value-type="string">
            <text:p>Veteran_Knight_of_Dol_Amroth</text:p>
          </table:table-cell>
          <table:table-cell table:style-name="ce7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dolamroth_helm_good,</text:p>
          </table:table-cell>
          <table:table-cell table:style-name="ce11" office:value-type="string" calcext:value-type="string">
            <text:p>itm_dol_heavy_mail,itm_dol_heavy_mail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ol_greaves,</text:p>
          </table:table-cell>
          <table:table-cell table:style-name="ce11" office:value-type="string" calcext:value-type="string">
            <text:p>itm_gondor_lance,itm_gondor_lance,itm_amroth_sword_b,itm_gondor_lance,itm_gondor_lance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dol_amroth_warhorse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5|knows_shield_4|knows_power_strike_5|knows_ironflesh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6_amroth_swan_knight</text:p>
          </table:table-cell>
          <table:table-cell table:style-name="ce7" office:value-type="string" calcext:value-type="string">
            <text:p>Swan_Knight_of_Dol_Amroth</text:p>
          </table:table-cell>
          <table:table-cell table:style-name="ce7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swan_knight_helm,</text:p>
          </table:table-cell>
          <table:table-cell table:style-name="ce11" office:value-type="string" calcext:value-type="string">
            <text:p>itm_dol_very_heavy_mail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ol_greaves,</text:p>
          </table:table-cell>
          <table:table-cell table:style-name="ce19" office:value-type="string" calcext:value-type="string">
            <text:p>itm_amroth_lance_banner,itm_amroth_sword_b,</text:p>
          </table:table-cell>
          <table:table-cell table:style-name="ce19" office:value-type="string" calcext:value-type="string">
            <text:p>itm_gon_tab_shield_c,</text:p>
          </table:table-cell>
          <table:table-cell table:style-name="ce11" office:value-type="string" calcext:value-type="string">
            <text:p>itm_dol_amroth_warhorse2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(360)</text:p>
          </table:table-cell>
          <table:table-cell table:style-name="ce12" office:value-type="string" calcext:value-type="string">
            <text:p>knows_common|knows_riding_8|knows_shield_4|knows_power_strike_8|knows_ironflesh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6_amroth_leader</text:p>
          </table:table-cell>
          <table:table-cell table:style-name="ce7" office:value-type="string" calcext:value-type="string">
            <text:p>Captain_of_Dol_Amroth</text:p>
          </table:table-cell>
          <table:table-cell table:style-name="ce7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eader_helm,</text:p>
          </table:table-cell>
          <table:table-cell table:style-name="ce19" office:value-type="string" calcext:value-type="string">
            <text:p>itm_dol_very_heavy_mail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dol_greaves,</text:p>
          </table:table-cell>
          <table:table-cell table:style-name="ce19" office:value-type="string" calcext:value-type="string">
            <text:p>itm_amroth_bastard,itm_amroth_lance_banner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dol_amroth_warhorse2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shield_9|knows_power_strike_8|knows_ironflesh_10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Lothlorien #Lorien</text:p>
          </table:table-cell>
          <table:table-cell table:style-name="ce6" table:number-columns-repeated="19"/>
          <table:table-cell table:style-name="ce6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1_lorien_scout</text:p>
          </table:table-cell>
          <table:table-cell table:style-name="ce7" office:value-type="string" calcext:value-type="string">
            <text:p>Lothlorien_Scout</text:p>
          </table:table-cell>
          <table:table-cell table:style-name="ce7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hood_grey,</text:p>
          </table:table-cell>
          <table:table-cell table:style-name="ce11" office:value-type="string" calcext:value-type="string">
            <text:p>itm_lorien_archer,</text:p>
          </table:table-cell>
          <table:table-cell table:style-name="ce11"/>
          <table:table-cell table:style-name="ce11" office:value-type="string" calcext:value-type="string">
            <text:p>itm_woodelf_leather_boots,</text:p>
          </table:table-cell>
          <table:table-cell table:style-name="ce11" office:value-type="string" calcext:value-type="string">
            <text:p>itm_short_bow,itm_elven_arrows,</text:p>
          </table:table-cell>
          <table:table-cell table:style-name="ce11" office:value-type="string" calcext:value-type="string">
            <text:p>itm_lorien_sword_b,</text:p>
          </table:table-cell>
          <table:table-cell table:style-name="ce11"/>
          <table:table-cell table:style-name="ce12" office:value-type="string" calcext:value-type="string">
            <text:p>attr_elf_tier_1</text:p>
          </table:table-cell>
          <table:table-cell table:style-name="ce12" office:value-type="string" calcext:value-type="string">
            <text:p>wp_elf_tier_1</text:p>
          </table:table-cell>
          <table:table-cell table:style-name="ce13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lorien_warden</text:p>
          </table:table-cell>
          <table:table-cell table:style-name="ce7" office:value-type="string" calcext:value-type="string">
            <text:p>Lothlorien_Warden</text:p>
          </table:table-cell>
          <table:table-cell table:style-name="ce7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a,itm_hood_grey,</text:p>
          </table:table-cell>
          <table:table-cell table:style-name="ce11" office:value-type="string" calcext:value-type="string">
            <text:p>itm_lorien_archer_cloak,</text:p>
          </table:table-cell>
          <table:table-cell table:style-name="ce19"/>
          <table:table-cell table:style-name="ce26" office:value-type="string" calcext:value-type="string">
            <text:p>itm_woodelf_leather_boots,itm_lorien_boots,</text:p>
          </table:table-cell>
          <table:table-cell table:style-name="ce19" office:value-type="string" calcext:value-type="string">
            <text:p>itm_regular_bow,itm_elven_arrows,</text:p>
          </table:table-cell>
          <table:table-cell table:style-name="ce19" office:value-type="string" calcext:value-type="string">
            <text:p>itm_lorien_sword_b,itm_lorien_round_shield,</text:p>
          </table:table-cell>
          <table:table-cell table:style-name="ce11"/>
          <table:table-cell table:style-name="ce12" office:value-type="string" calcext:value-type="string">
            <text:p>attr_elf_tier_2</text:p>
          </table:table-cell>
          <table:table-cell table:style-name="ce12" office:value-type="string" calcext:value-type="string">
            <text:p>wp_elf_tier_2</text:p>
          </table:table-cell>
          <table:table-cell table:style-name="ce13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lorien_vet_warden</text:p>
          </table:table-cell>
          <table:table-cell table:style-name="ce7" office:value-type="string" calcext:value-type="string">
            <text:p>Lothlorien_Veteran_Warden</text:p>
          </table:table-cell>
          <table:table-cell table:style-name="ce7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a,</text:p>
          </table:table-cell>
          <table:table-cell table:style-name="ce11" office:value-type="string" calcext:value-type="string">
            <text:p>itm_lorien_archer_good_cloak,</text:p>
          </table:table-cell>
          <table:table-cell table:style-name="ce11"/>
          <table:table-cell table:style-name="ce26" office:value-type="string" calcext:value-type="string">
            <text:p>itm_woodelf_leather_boots,itm_lorien_boots,</text:p>
          </table:table-cell>
          <table:table-cell table:style-name="ce19" office:value-type="string" calcext:value-type="string">
            <text:p>itm_elven_bow,itm_elven_arrows,</text:p>
          </table:table-cell>
          <table:table-cell table:style-name="ce19" office:value-type="string" calcext:value-type="string">
            <text:p>itm_lorien_sword_b,itm_lorien_round_shield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athletics_6|knows_shield_3|knows_power_draw_4|knows_power_strike_3|knows_ironflesh_2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lorien_gal_warden</text:p>
          </table:table-cell>
          <table:table-cell table:style-name="ce7" office:value-type="string" calcext:value-type="string">
            <text:p>Galadhrim_Warden</text:p>
          </table:table-cell>
          <table:table-cell table:style-name="ce7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1" office:value-type="string" calcext:value-type="string">
            <text:p>itm_lorien_helm_a_good,</text:p>
          </table:table-cell>
          <table:table-cell table:style-name="ce11" office:value-type="string" calcext:value-type="string">
            <text:p>itm_lorien_light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orien_boots,</text:p>
          </table:table-cell>
          <table:table-cell table:style-name="ce19" office:value-type="string" calcext:value-type="string">
            <text:p>itm_elven_bow,itm_elven_arrows,</text:p>
          </table:table-cell>
          <table:table-cell table:style-name="ce11" office:value-type="string" calcext:value-type="string">
            <text:p>itm_lorien_sword_a,itm_lorien_shield_c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4</text:p>
          </table:table-cell>
          <table:table-cell table:style-name="ce12" office:value-type="string" calcext:value-type="string">
            <text:p>knows_common|knows_athletics_7|knows_shield_4|knows_power_draw_4|knows_power_strike_3|knows_ironflesh_3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lorien_gal_royal_warden</text:p>
          </table:table-cell>
          <table:table-cell table:style-name="ce7" office:value-type="string" calcext:value-type="string">
            <text:p>Galadhrim_Royal_Warden</text:p>
          </table:table-cell>
          <table:table-cell table:style-name="ce7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1" office:value-type="string" calcext:value-type="string">
            <text:p>itm_lorien_helm_b,</text:p>
          </table:table-cell>
          <table:table-cell table:style-name="ce19" office:value-type="string" calcext:value-type="string">
            <text:p>itm_lorien_med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lorien_boots,</text:p>
          </table:table-cell>
          <table:table-cell table:style-name="ce19" office:value-type="string" calcext:value-type="string">
            <text:p>itm_lorien_bow_reward,itm_elven_arrows,</text:p>
          </table:table-cell>
          <table:table-cell table:style-name="ce11" office:value-type="string" calcext:value-type="string">
            <text:p>itm_lorien_sword_a,itm_lorien_shield_c,</text:p>
          </table:table-cell>
          <table:table-cell table:style-name="ce11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8|knows_shield_5|knows_power_draw_5|knows_power_strike_4|knows_ironflesh_4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6_lorien_grey_warden</text:p>
          </table:table-cell>
          <table:table-cell table:style-name="ce7" office:value-type="string" calcext:value-type="string">
            <text:p>Grey_Warden</text:p>
          </table:table-cell>
          <table:table-cell table:style-name="ce7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b_good,</text:p>
          </table:table-cell>
          <table:table-cell table:style-name="ce19" office:value-type="string" calcext:value-type="string">
            <text:p>itm_lorien_heavy_good_cloak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9" office:value-type="string" calcext:value-type="string">
            <text:p>itm_lorien_boots,</text:p>
          </table:table-cell>
          <table:table-cell table:style-name="ce19" office:value-type="string" calcext:value-type="string">
            <text:p>(itm_lorien_bow_reward, imod_balanced), itm_elven_arrows,</text:p>
          </table:table-cell>
          <table:table-cell table:style-name="ce11" office:value-type="string" calcext:value-type="string">
            <text:p>itm_lorien_sword_a,itm_lorien_shield_c,</text:p>
          </table:table-cell>
          <table:table-cell table:style-name="ce11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melee(460)|wp_archery(320)</text:p>
          </table:table-cell>
          <table:table-cell table:style-name="ce12" office:value-type="string" calcext:value-type="string">
            <text:p>knows_common|knows_athletics_9|knows_shield_5|knows_power_draw_6|knows_power_strike_5|knows_ironflesh_5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galadhrim_royal_marksman</text:p>
          </table:table-cell>
          <table:table-cell table:style-name="ce7" office:value-type="string" calcext:value-type="string">
            <text:p>Galadhrim_Royal_Marksman</text:p>
          </table:table-cell>
          <table:table-cell table:style-name="ce7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b,</text:p>
          </table:table-cell>
          <table:table-cell table:style-name="ce19" office:value-type="string" calcext:value-type="string">
            <text:p>itm_lorien_med_cloak,</text:p>
          </table:table-cell>
          <table:table-cell table:style-name="ce19"/>
          <table:table-cell table:style-name="ce19" office:value-type="string" calcext:value-type="string">
            <text:p>itm_lorien_boots,</text:p>
          </table:table-cell>
          <table:table-cell table:style-name="ce19" office:value-type="string" calcext:value-type="string">
            <text:p>itm_lorien_bow,itm_elven_arrows,</text:p>
          </table:table-cell>
          <table:table-cell table:style-name="ce11" office:value-type="string" calcext:value-type="string">
            <text:p>itm_lorien_sword_b,itm_lorien_shield_c,</text:p>
          </table:table-cell>
          <table:table-cell table:style-name="ce11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bow_5</text:p>
          </table:table-cell>
          <table:table-cell table:style-name="ce12" office:value-type="string" calcext:value-type="string">
            <text:p>knows_common|knows_athletics_7|knows_shield_1|knows_power_draw_6|knows_power_strike_5|knows_ironflesh_6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noldorin_mounted_archer</text:p>
          </table:table-cell>
          <table:table-cell table:style-name="ce7" office:value-type="string" calcext:value-type="string">
            <text:p>Noldorin_Mounted_Archer</text:p>
          </table:table-cell>
          <table:table-cell table:style-name="ce7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b,</text:p>
          </table:table-cell>
          <table:table-cell table:style-name="ce11" office:value-type="string" calcext:value-type="string">
            <text:p>itm_lorien_med_good_cloak,</text:p>
          </table:table-cell>
          <table:table-cell table:style-name="ce11"/>
          <table:table-cell table:style-name="ce11" office:value-type="string" calcext:value-type="string">
            <text:p>itm_lorien_boots,</text:p>
          </table:table-cell>
          <table:table-cell table:style-name="ce19" office:value-type="string" calcext:value-type="string">
            <text:p>itm_lorien_bow_reward,itm_elven_arrows,</text:p>
          </table:table-cell>
          <table:table-cell table:style-name="ce11" office:value-type="string" calcext:value-type="string">
            <text:p>itm_lorien_sword_a,itm_lorien_round_shield,</text:p>
          </table:table-cell>
          <table:table-cell table:style-name="ce11" office:value-type="string" calcext:value-type="string">
            <text:p>itm_lorien_warhorse,</text:p>
          </table:table-cell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bow_6</text:p>
          </table:table-cell>
          <table:table-cell table:style-name="ce12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lorien_archer</text:p>
          </table:table-cell>
          <table:table-cell table:style-name="ce7" office:value-type="string" calcext:value-type="string">
            <text:p>Lothlorien_Archer</text:p>
          </table:table-cell>
          <table:table-cell table:style-name="ce7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a,</text:p>
          </table:table-cell>
          <table:table-cell table:style-name="ce11" office:value-type="string" calcext:value-type="string">
            <text:p>itm_lorien_light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orien_boots,itm_woodelf_boots_good,</text:p>
          </table:table-cell>
          <table:table-cell table:style-name="ce19" office:value-type="string" calcext:value-type="string">
            <text:p>itm_elven_bow,itm_elven_arrows,</text:p>
          </table:table-cell>
          <table:table-cell table:style-name="ce11" office:value-type="string" calcext:value-type="string">
            <text:p>itm_lorien_sword_b,</text:p>
          </table:table-cell>
          <table:table-cell table:style-name="ce11"/>
          <table:table-cell table:style-name="ce12" office:value-type="string" calcext:value-type="string">
            <text:p>attr_elf_tier_2</text:p>
          </table:table-cell>
          <table:table-cell table:style-name="ce12" office:value-type="string" calcext:value-type="string">
            <text:p>wp_elf_tier_bow_2</text:p>
          </table:table-cell>
          <table:table-cell table:style-name="ce13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lorien_vet_archer</text:p>
          </table:table-cell>
          <table:table-cell table:style-name="ce7" office:value-type="string" calcext:value-type="string">
            <text:p>Lothlorien_Veteran_Archer</text:p>
          </table:table-cell>
          <table:table-cell table:style-name="ce7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a,</text:p>
          </table:table-cell>
          <table:table-cell table:style-name="ce19" office:value-type="string" calcext:value-type="string">
            <text:p>itm_lorien_med_bad,</text:p>
          </table:table-cell>
          <table:table-cell table:style-name="ce19"/>
          <table:table-cell table:style-name="ce19" office:value-type="string" calcext:value-type="string">
            <text:p>itm_lorien_boots,</text:p>
          </table:table-cell>
          <table:table-cell table:style-name="ce19" office:value-type="string" calcext:value-type="string">
            <text:p>itm_elven_bow,itm_elven_arrows,</text:p>
          </table:table-cell>
          <table:table-cell table:style-name="ce11" office:value-type="string" calcext:value-type="string">
            <text:p>itm_lorien_sword_a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bow_3</text:p>
          </table:table-cell>
          <table:table-cell table:style-name="ce12" office:value-type="string" calcext:value-type="string">
            <text:p>knows_common|knows_athletics_5|knows_power_draw_3|knows_power_strike_4|knows_ironflesh_2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lorien_gal_archer</text:p>
          </table:table-cell>
          <table:table-cell table:style-name="ce7" office:value-type="string" calcext:value-type="string">
            <text:p>Galadhrim_Archer</text:p>
          </table:table-cell>
          <table:table-cell table:style-name="ce7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a_good,</text:p>
          </table:table-cell>
          <table:table-cell table:style-name="ce19" office:value-type="string" calcext:value-type="string">
            <text:p>itm_lorien_me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lorien_boots,</text:p>
          </table:table-cell>
          <table:table-cell table:style-name="ce19" office:value-type="string" calcext:value-type="string">
            <text:p>itm_lorien_bow,itm_elven_arrows,</text:p>
          </table:table-cell>
          <table:table-cell table:style-name="ce11" office:value-type="string" calcext:value-type="string">
            <text:p>itm_lorien_sword_c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bow_4</text:p>
          </table:table-cell>
          <table:table-cell table:style-name="ce12" office:value-type="string" calcext:value-type="string">
            <text:p>knows_common|knows_athletics_5|knows_power_draw_3|knows_power_strike_5|knows_ironflesh_3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lorien_gal_royal_archer</text:p>
          </table:table-cell>
          <table:table-cell table:style-name="ce7" office:value-type="string" calcext:value-type="string">
            <text:p>Galadhrim_Royal_Marksman</text:p>
          </table:table-cell>
          <table:table-cell table:style-name="ce7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a_good,</text:p>
          </table:table-cell>
          <table:table-cell table:style-name="ce19" office:value-type="string" calcext:value-type="string">
            <text:p>itm_lorien_med_good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lorien_boots,</text:p>
          </table:table-cell>
          <table:table-cell table:style-name="ce19" office:value-type="string" calcext:value-type="string">
            <text:p>itm_lorien_bow,itm_elven_arrows,itm_elven_arrows,</text:p>
          </table:table-cell>
          <table:table-cell table:style-name="ce11" office:value-type="string" calcext:value-type="string">
            <text:p>itm_lorien_sword_c,</text:p>
          </table:table-cell>
          <table:table-cell table:style-name="ce11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bow_5</text:p>
          </table:table-cell>
          <table:table-cell table:style-name="ce12" office:value-type="string" calcext:value-type="string">
            <text:p>knows_common|knows_athletics_5|knows_power_draw_6|knows_power_strike_5|knows_ironflesh_4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lorien_inf</text:p>
          </table:table-cell>
          <table:table-cell table:number-columns-repeated="2" table:style-name="ce7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1" office:value-type="string" calcext:value-type="string">
            <text:p>itm_lorien_helm_b,</text:p>
          </table:table-cell>
          <table:table-cell table:style-name="ce19" office:value-type="string" calcext:value-type="string">
            <text:p>itm_lorien_med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lorien_boots,</text:p>
          </table:table-cell>
          <table:table-cell table:style-name="ce11" office:value-type="string" calcext:value-type="string">
            <text:p>itm_lorien_sword_b,</text:p>
          </table:table-cell>
          <table:table-cell table:style-name="ce11" office:value-type="string" calcext:value-type="string">
            <text:p>itm_lorien_shield_c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athletics_3|knows_shield_3|knows_power_draw_5|knows_power_strike_4|knows_ironflesh_4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lorien_gal_inf</text:p>
          </table:table-cell>
          <table:table-cell table:number-columns-repeated="2" table:style-name="ce7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b,</text:p>
          </table:table-cell>
          <table:table-cell table:style-name="ce11" office:value-type="string" calcext:value-type="string">
            <text:p>itm_lorien_armor_c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lorien_boots,</text:p>
          </table:table-cell>
          <table:table-cell table:style-name="ce11" office:value-type="string" calcext:value-type="string">
            <text:p>itm_lorien_sword_a,</text:p>
          </table:table-cell>
          <table:table-cell table:style-name="ce11" office:value-type="string" calcext:value-type="string">
            <text:p>itm_lorien_shield_b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4</text:p>
          </table:table-cell>
          <table:table-cell table:style-name="ce12" office:value-type="string" calcext:value-type="string">
            <text:p>knows_common|knows_athletics_4|knows_shield_4|knows_power_draw_5|knows_power_strike_5|knows_ironflesh_5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lorien_gal_royal_inf</text:p>
          </table:table-cell>
          <table:table-cell table:style-name="ce7" office:value-type="string" calcext:value-type="string">
            <text:p>Galadhrim_Royal_Guard</text:p>
          </table:table-cell>
          <table:table-cell table:style-name="ce7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1" office:value-type="string" calcext:value-type="string">
            <text:p>itm_lorien_helm_b_good,</text:p>
          </table:table-cell>
          <table:table-cell table:style-name="ce11" office:value-type="string" calcext:value-type="string">
            <text:p>itm_lorien_heavy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lorien_boots,</text:p>
          </table:table-cell>
          <table:table-cell table:style-name="ce11" office:value-type="string" calcext:value-type="string">
            <text:p>itm_lorien_sword_a,</text:p>
          </table:table-cell>
          <table:table-cell table:style-name="ce11" office:value-type="string" calcext:value-type="string">
            <text:p>itm_lorien_shield_b,</text:p>
          </table:table-cell>
          <table:table-cell table:style-name="ce11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4|knows_shield_5|knows_power_draw_6|knows_power_strike_6|knows_ironflesh_6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lothlorien_standard_bearer</text:p>
          </table:table-cell>
          <table:table-cell table:style-name="ce7" office:value-type="string" calcext:value-type="string">
            <text:p>Lothlorien_Standard_Bearer</text:p>
          </table:table-cell>
          <table:table-cell table:style-name="ce7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1" office:value-type="string" calcext:value-type="string">
            <text:p>itm_lorien_helm_b_good,</text:p>
          </table:table-cell>
          <table:table-cell table:style-name="ce11" office:value-type="string" calcext:value-type="string">
            <text:p>itm_lorien_heavy_good_cloak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lorien_boots,</text:p>
          </table:table-cell>
          <table:table-cell table:style-name="ce19" office:value-type="string" calcext:value-type="string">
            <text:p>itm_lorien_banner,</text:p>
          </table:table-cell>
          <table:table-cell table:style-name="ce19"/>
          <table:table-cell table:style-name="ce11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athletics_3|knows_power_draw_3|knows_power_strike_7|knows_ironflesh_10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16363"/>
        </table:table-row>
        <table:table-row table:style-name="ro1">
          <table:table-cell table:number-columns-repeated="5"/>
          <table:table-cell table:style-name="ce6"/>
          <table:table-cell table:number-columns-repeated="16378"/>
        </table:table-row>
        <table:table-row table:style-name="ro1">
          <table:table-cell table:style-name="ce5" office:value-type="string" calcext:value-type="string">
            <text:p>Mirkwood</text:p>
          </table:table-cell>
          <table:table-cell table:style-name="ce6"/>
          <table:table-cell/>
          <table:table-cell table:style-name="ce6" table:number-columns-repeated="17"/>
          <table:table-cell table:style-name="ce6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1_greenwood_scout</text:p>
          </table:table-cell>
          <table:table-cell table:style-name="ce7" office:value-type="string" calcext:value-type="string">
            <text:p>Greenwood_Scout</text:p>
          </table:table-cell>
          <table:table-cell table:style-name="ce7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hood_green_bad,</text:p>
          </table:table-cell>
          <table:table-cell table:style-name="ce11" office:value-type="string" calcext:value-type="string">
            <text:p>itm_mirkwood_leather_bad,</text:p>
          </table:table-cell>
          <table:table-cell table:style-name="ce11"/>
          <table:table-cell table:style-name="ce19" office:value-type="string" calcext:value-type="string">
            <text:p>itm_rohan_shoes,itm_leather_boots_dark_bad,itm_woodelf_leather_boots,</text:p>
          </table:table-cell>
          <table:table-cell table:style-name="ce19" office:value-type="string" calcext:value-type="string">
            <text:p>itm_short_bow,itm_woodelf_arrows,</text:p>
          </table:table-cell>
          <table:table-cell table:style-name="ce11" office:value-type="string" calcext:value-type="string">
            <text:p>itm_mirkwood_knife,itm_mirkwood_short_spear,</text:p>
          </table:table-cell>
          <table:table-cell table:style-name="ce11"/>
          <table:table-cell table:style-name="ce12" office:value-type="string" calcext:value-type="string">
            <text:p>attr_elf_tier_1</text:p>
          </table:table-cell>
          <table:table-cell table:style-name="ce12" office:value-type="string" calcext:value-type="string">
            <text:p>wp_elf_tier_bow_1</text:p>
          </table:table-cell>
          <table:table-cell table:style-name="ce13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greenwood_veteran_scout</text:p>
          </table:table-cell>
          <table:table-cell table:style-name="ce7" office:value-type="string" calcext:value-type="string">
            <text:p>Greenwood_Veteran_Scout</text:p>
          </table:table-cell>
          <table:table-cell table:style-name="ce7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mirkwood_helm_a_bad,itm_hood_green,</text:p>
          </table:table-cell>
          <table:table-cell table:style-name="ce11" office:value-type="string" calcext:value-type="string">
            <text:p>itm_mirkwood_leather,itm_mirkwood_pad_bad,</text:p>
          </table:table-cell>
          <table:table-cell table:style-name="ce11"/>
          <table:table-cell table:style-name="ce19" office:value-type="string" calcext:value-type="string">
            <text:p>itm_leather_boots_bad,itm_leather_boots_dark_bad,itm_rohan_shoes,itm_woodelf_leather_boots,</text:p>
          </table:table-cell>
          <table:table-cell table:style-name="ce11" office:value-type="string" calcext:value-type="string">
            <text:p>itm_regular_bow,itm_woodelf_arrows,</text:p>
          </table:table-cell>
          <table:table-cell table:style-name="ce11" office:value-type="string" calcext:value-type="string">
            <text:p>itm_mirkwood_knife,itm_mirkwood_short_spear,itm_mirkwood_axe,</text:p>
          </table:table-cell>
          <table:table-cell table:style-name="ce11"/>
          <table:table-cell table:style-name="ce12" office:value-type="string" calcext:value-type="string">
            <text:p>attr_elf_tier_2</text:p>
          </table:table-cell>
          <table:table-cell table:style-name="ce12" office:value-type="string" calcext:value-type="string">
            <text:p>wp_elf_tier_bow_2</text:p>
          </table:table-cell>
          <table:table-cell table:style-name="ce13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greenwood_archer</text:p>
          </table:table-cell>
          <table:table-cell table:style-name="ce7" office:value-type="string" calcext:value-type="string">
            <text:p>Greenwood_Archer</text:p>
          </table:table-cell>
          <table:table-cell table:style-name="ce7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mirkwood_helm_a_bad,</text:p>
          </table:table-cell>
          <table:table-cell table:style-name="ce11" office:value-type="string" calcext:value-type="string">
            <text:p>itm_mirkwood_pad,</text:p>
          </table:table-cell>
          <table:table-cell table:style-name="ce11"/>
          <table:table-cell table:style-name="ce19" office:value-type="string" calcext:value-type="string">
            <text:p>itm_leather_boots, itm_leather_boots_dark,itm_woodelf_leather_boots,</text:p>
          </table:table-cell>
          <table:table-cell table:style-name="ce19" office:value-type="string" calcext:value-type="string">
            <text:p>itm_elven_bow,itm_woodelf_arrows,</text:p>
          </table:table-cell>
          <table:table-cell table:style-name="ce11" office:value-type="string" calcext:value-type="string">
            <text:p>itm_mirkwood_short_spear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bow_3</text:p>
          </table:table-cell>
          <table:table-cell table:style-name="ce12" office:value-type="string" calcext:value-type="string">
            <text:p>knows_common|knows_athletics_5|knows_power_draw_5|knows_power_strike_3|knows_ironflesh_3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greenwood_veteran_archer</text:p>
          </table:table-cell>
          <table:table-cell table:style-name="ce7" office:value-type="string" calcext:value-type="string">
            <text:p>Greenwood_Veteran_Archer</text:p>
          </table:table-cell>
          <table:table-cell table:style-name="ce7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mirkwood_helm_a,</text:p>
          </table:table-cell>
          <table:table-cell table:style-name="ce11" office:value-type="string" calcext:value-type="string">
            <text:p>itm_mirkwood_pad_good,itm_mirkwood_mail_bad,</text:p>
          </table:table-cell>
          <table:table-cell table:style-name="ce11"/>
          <table:table-cell table:style-name="ce19" office:value-type="string" calcext:value-type="string">
            <text:p>itm_mirkwood_boots,itm_woodelf_leather_boots_good,</text:p>
          </table:table-cell>
          <table:table-cell table:style-name="ce11" office:value-type="string" calcext:value-type="string">
            <text:p>itm_mirkwood_bow,itm_woodelf_arrows,</text:p>
          </table:table-cell>
          <table:table-cell table:style-name="ce11" office:value-type="string" calcext:value-type="string">
            <text:p>itm_mirkwood_short_spear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bow_4</text:p>
          </table:table-cell>
          <table:table-cell table:style-name="ce12" office:value-type="string" calcext:value-type="string">
            <text:p>knows_common|knows_athletics_6|knows_power_draw_6|knows_power_strike_3|knows_ironflesh_4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greenwood_master_archer</text:p>
          </table:table-cell>
          <table:table-cell table:style-name="ce7" office:value-type="string" calcext:value-type="string">
            <text:p>Greenwood_Master_Archer</text:p>
          </table:table-cell>
          <table:table-cell table:style-name="ce7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a_good,</text:p>
          </table:table-cell>
          <table:table-cell table:style-name="ce11" office:value-type="string" calcext:value-type="string">
            <text:p>itm_mirkwood_mail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mirkwood_boots,</text:p>
          </table:table-cell>
          <table:table-cell table:style-name="ce19" office:value-type="string" calcext:value-type="string">
            <text:p>itm_mirkwood_bow,itm_woodelf_arrows,</text:p>
          </table:table-cell>
          <table:table-cell table:style-name="ce11" office:value-type="string" calcext:value-type="string">
            <text:p>itm_mirkwood_war_spear,</text:p>
          </table:table-cell>
          <table:table-cell table:style-name="ce19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bow_5</text:p>
          </table:table-cell>
          <table:table-cell table:style-name="ce12" office:value-type="string" calcext:value-type="string">
            <text:p>knows_common|knows_athletics_7|knows_power_draw_6|knows_power_strike_4|knows_ironflesh_4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6_greenwood_chosen_marksman</text:p>
          </table:table-cell>
          <table:table-cell table:style-name="ce7" office:value-type="string" calcext:value-type="string">
            <text:p>Thranduil's_Chosen_Marksman</text:p>
          </table:table-cell>
          <table:table-cell table:style-name="ce7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d,</text:p>
          </table:table-cell>
          <table:table-cell table:style-name="ce19" office:value-type="string" calcext:value-type="string">
            <text:p>itm_mirkwood_mail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mirkwood_boots,</text:p>
          </table:table-cell>
          <table:table-cell table:style-name="ce19" office:value-type="string" calcext:value-type="string">
            <text:p>itm_mirkwood_bow,itm_woodelf_arrows,itm_woodelf_arrows,</text:p>
          </table:table-cell>
          <table:table-cell table:style-name="ce11" office:value-type="string" calcext:value-type="string">
            <text:p>itm_mirkwood_great_spear,</text:p>
          </table:table-cell>
          <table:table-cell table:style-name="ce19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bow_6</text:p>
          </table:table-cell>
          <table:table-cell table:style-name="ce12" office:value-type="string" calcext:value-type="string">
            <text:p>knows_common|knows_athletics_8|knows_power_draw_7|knows_power_strike_5|knows_ironflesh_5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greenwood_sentinel</text:p>
          </table:table-cell>
          <table:table-cell table:style-name="ce7" office:value-type="string" calcext:value-type="string">
            <text:p>Greenwood_Sentinel</text:p>
          </table:table-cell>
          <table:table-cell table:style-name="ce7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mirkwood_helm_a_bad,itm_hood_green,</text:p>
          </table:table-cell>
          <table:table-cell table:style-name="ce11" office:value-type="string" calcext:value-type="string">
            <text:p>itm_mirkwood_leather_good,</text:p>
          </table:table-cell>
          <table:table-cell table:style-name="ce11"/>
          <table:table-cell table:style-name="ce19" office:value-type="string" calcext:value-type="string">
            <text:p>itm_mirkwood_boots,itm_woodelf_leather_boots_good,</text:p>
          </table:table-cell>
          <table:table-cell table:style-name="ce19" office:value-type="string" calcext:value-type="string">
            <text:p>itm_elven_bow,itm_woodelf_arrows,</text:p>
          </table:table-cell>
          <table:table-cell table:style-name="ce11" office:value-type="string" calcext:value-type="string">
            <text:p>itm_mirkwood_axe,itm_mirkwood_spear_shield_c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athletics_6|knows_shield_2|knows_power_draw_5|knows_power_strike_4|knows_ironflesh_4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greenwood_vet_sentinel</text:p>
          </table:table-cell>
          <table:table-cell table:style-name="ce7" office:value-type="string" calcext:value-type="string">
            <text:p>Greenwood_Veteran_Sentinel</text:p>
          </table:table-cell>
          <table:table-cell table:style-name="ce7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mirkwood_helm_a,</text:p>
          </table:table-cell>
          <table:table-cell table:style-name="ce11" office:value-type="string" calcext:value-type="string">
            <text:p>itm_mirkwood_pad_bad,itm_mirkwood_leather_good,</text:p>
          </table:table-cell>
          <table:table-cell table:style-name="ce11"/>
          <table:table-cell table:style-name="ce19" office:value-type="string" calcext:value-type="string">
            <text:p>itm_mirkwood_boots,</text:p>
          </table:table-cell>
          <table:table-cell table:style-name="ce11" office:value-type="string" calcext:value-type="string">
            <text:p>itm_mirkwood_bow,itm_woodelf_arrows,</text:p>
          </table:table-cell>
          <table:table-cell table:style-name="ce11" office:value-type="string" calcext:value-type="string">
            <text:p>itm_mirkwood_axe,itm_mirkwood_sword,itm_mirkwood_spear_shield_c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4</text:p>
          </table:table-cell>
          <table:table-cell table:style-name="ce12" office:value-type="string" calcext:value-type="string">
            <text:p>knows_common|knows_athletics_8|knows_shield_3|knows_power_draw_6|knows_power_strike_4|knows_ironflesh_4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greenwood_vigilant</text:p>
          </table:table-cell>
          <table:table-cell table:style-name="ce7" office:value-type="string" calcext:value-type="string">
            <text:p>Greenwood_Guardian</text:p>
          </table:table-cell>
          <table:table-cell table:style-name="ce7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a_good,</text:p>
          </table:table-cell>
          <table:table-cell table:style-name="ce11" office:value-type="string" calcext:value-type="string">
            <text:p>itm_mirkwood_mail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mirkwood_boots,</text:p>
          </table:table-cell>
          <table:table-cell table:style-name="ce19" office:value-type="string" calcext:value-type="string">
            <text:p>itm_mirkwood_bow,itm_woodelf_arrows,</text:p>
          </table:table-cell>
          <table:table-cell table:style-name="ce11" office:value-type="string" calcext:value-type="string">
            <text:p>itm_mirkwood_axe,itm_mirkwood_sword,itm_mirkwood_spear_shield_c,</text:p>
          </table:table-cell>
          <table:table-cell table:style-name="ce19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9|knows_shield_5|knows_power_draw_6|knows_power_strike_5|knows_ironflesh_4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greenwood_infantry</text:p>
          </table:table-cell>
          <table:table-cell table:number-columns-repeated="2" table:style-name="ce7" office:value-type="string" calcext:value-type="string">
            <text:p>Greenwood_Infantry</text:p>
          </table:table-cell>
          <table:table-cell table:style-name="ce8" office:value-type="string" calcext:value-type="string">
            <text:p>tf_woodelf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a_good,itm_mirkwood_helm_b,<text:span text:style-name="T1">itm_hood_green,</text:span></text:p>
          </table:table-cell>
          <table:table-cell table:style-name="ce19" office:value-type="string" calcext:value-type="string">
            <text:p>itm_mirkwood_scale_bad,</text:p>
          </table:table-cell>
          <table:table-cell table:style-name="ce11"/>
          <table:table-cell table:style-name="ce19" office:value-type="string" calcext:value-type="string">
            <text:p>itm_mirkwood_boots,itm_woodelf_leather_boots,</text:p>
          </table:table-cell>
          <table:table-cell table:style-name="ce19" office:value-type="string" calcext:value-type="string">
            <text:p>itm_mirkwood_war_spear,itm_mirkwood_short_spear,itm_mirkwood_axe,itm_mirkwood_knife,</text:p>
          </table:table-cell>
          <table:table-cell table:style-name="ce19" office:value-type="string" calcext:value-type="string">
            <text:p>itm_mirkwood_spear_shield_a,</text:p>
          </table:table-cell>
          <table:table-cell table:style-name="ce19"/>
          <table:table-cell table:style-name="ce12" office:value-type="string" calcext:value-type="string">
            <text:p>attr_elf_tier_2</text:p>
          </table:table-cell>
          <table:table-cell table:style-name="ce12" office:value-type="string" calcext:value-type="string">
            <text:p>wp_elf_tier_2</text:p>
          </table:table-cell>
          <table:table-cell table:style-name="ce13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greenwood_vet_infantry</text:p>
          </table:table-cell>
          <table:table-cell table:number-columns-repeated="2" table:style-name="ce7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mirkwood_helm_b_good,itm_mirkwood_helm_c,</text:p>
          </table:table-cell>
          <table:table-cell table:style-name="ce11" office:value-type="string" calcext:value-type="string">
            <text:p>itm_mirkwood_scale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mirkwood_boots,itm_woodelf_leather_boots_good,</text:p>
          </table:table-cell>
          <table:table-cell table:style-name="ce19" office:value-type="string" calcext:value-type="string">
            <text:p>itm_mirkwood_war_spear,itm_mirkwood_axe,itm_mirkwood_sword,</text:p>
          </table:table-cell>
          <table:table-cell table:style-name="ce11" office:value-type="string" calcext:value-type="string">
            <text:p>itm_mirkwood_spear_shield_a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athletics_6|knows_shield_3|knows_power_strike_4|knows_ironflesh_4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greenwood_elite_infantry</text:p>
          </table:table-cell>
          <table:table-cell table:number-columns-repeated="2" table:style-name="ce7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mirkwood_helm_c_good,</text:p>
          </table:table-cell>
          <table:table-cell table:style-name="ce11" office:value-type="string" calcext:value-type="string">
            <text:p>itm_mirkwood_scale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mirkwood_boots,</text:p>
          </table:table-cell>
          <table:table-cell table:style-name="ce11" office:value-type="string" calcext:value-type="string">
            <text:p>itm_mirkwood_war_spear,itm_mirkwood_axe,itm_mirkwood_sword,</text:p>
          </table:table-cell>
          <table:table-cell table:style-name="ce11" office:value-type="string" calcext:value-type="string">
            <text:p>itm_mirkwood_spear_shield_b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4</text:p>
          </table:table-cell>
          <table:table-cell table:style-name="ce12" office:value-type="string" calcext:value-type="string">
            <text:p>knows_common|knows_athletics_7|knows_shield_4|knows_power_strike_5|knows_ironflesh_5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greenwood_chosen_shieldmaster</text:p>
          </table:table-cell>
          <table:table-cell table:style-name="ce7" office:value-type="string" calcext:value-type="string">
            <text:p>Thranduil's_Chosen_Shield_Master</text:p>
          </table:table-cell>
          <table:table-cell table:style-name="ce7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d_good,</text:p>
          </table:table-cell>
          <table:table-cell table:style-name="ce11" office:value-type="string" calcext:value-type="string">
            <text:p>itm_mirkwood_scale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mirkwood_boots,</text:p>
          </table:table-cell>
          <table:table-cell table:style-name="ce11" office:value-type="string" calcext:value-type="string">
            <text:p>itm_mirkwood_war_spear,itm_mirkwood_axe,itm_mirkwood_sword,</text:p>
          </table:table-cell>
          <table:table-cell table:style-name="ce11" office:value-type="string" calcext:value-type="string">
            <text:p>itm_mirkwood_spear_shield_b,</text:p>
          </table:table-cell>
          <table:table-cell table:style-name="ce19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8|knows_shield_6|knows_power_strike_6|knows_ironflesh_6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greenwood_chosen_spearmaster</text:p>
          </table:table-cell>
          <table:table-cell table:style-name="ce7" office:value-type="string" calcext:value-type="string">
            <text:p>Thranduil's_Chosen_Spear_Master</text:p>
          </table:table-cell>
          <table:table-cell table:style-name="ce7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d_good,</text:p>
          </table:table-cell>
          <table:table-cell table:style-name="ce19" office:value-type="string" calcext:value-type="string">
            <text:p>itm_mirkwood_heavy_scale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mirkwood_boots,</text:p>
          </table:table-cell>
          <table:table-cell table:style-name="ce19" office:value-type="string" calcext:value-type="string">
            <text:p>itm_mirkwood_great_spear,</text:p>
          </table:table-cell>
          <table:table-cell table:style-name="ce19" table:number-columns-repeated="2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athletics_8|knows_power_strike_7|knows_ironflesh_7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greenwood_standard_bearer</text:p>
          </table:table-cell>
          <table:table-cell table:style-name="ce7" office:value-type="string" calcext:value-type="string">
            <text:p>Greenwood_Standard_Bearer</text:p>
          </table:table-cell>
          <table:table-cell table:style-name="ce7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d_good,</text:p>
          </table:table-cell>
          <table:table-cell table:style-name="ce19" office:value-type="string" calcext:value-type="string">
            <text:p>itm_mirkwood_mail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mirkwood_boots,</text:p>
          </table:table-cell>
          <table:table-cell table:style-name="ce19" office:value-type="string" calcext:value-type="string">
            <text:p>itm_woodelf_banner,</text:p>
          </table:table-cell>
          <table:table-cell table:style-name="ce19" table:number-columns-repeated="2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4|knows_power_draw_6|knows_power_strike_4|knows_ironflesh_10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6363"/>
        </table:table-row>
        <table:table-row table:style-name="ro1">
          <table:table-cell table:style-name="ce5"/>
          <table:table-cell table:style-name="ce6" table:number-columns-repeated="19"/>
          <table:table-cell table:style-name="ce41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Rivendell</text:p>
          </table:table-cell>
          <table:table-cell table:style-name="ce6" table:number-columns-repeated="19"/>
          <table:table-cell table:style-name="ce6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1_riv_scout</text:p>
          </table:table-cell>
          <table:table-cell table:style-name="ce7" office:value-type="string" calcext:value-type="string">
            <text:p>Rivendell_Scout</text:p>
          </table:table-cell>
          <table:table-cell table:style-name="ce7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itm_hood_grey_bad,</text:p>
          </table:table-cell>
          <table:table-cell table:style-name="ce19" office:value-type="string" calcext:value-type="string">
            <text:p>itm_riv_light_cloak,</text:p>
          </table:table-cell>
          <table:table-cell table:style-name="ce11"/>
          <table:table-cell table:style-name="ce19" office:value-type="string" calcext:value-type="string">
            <text:p>itm_rohan_shoes,itm_leather_boots_dark_bad,itm_woodelf_leather_boots,</text:p>
          </table:table-cell>
          <table:table-cell table:style-name="ce19" office:value-type="string" calcext:value-type="string">
            <text:p>itm_short_bow,itm_elven_arrows,</text:p>
          </table:table-cell>
          <table:table-cell table:style-name="ce11" office:value-type="string" calcext:value-type="string">
            <text:p>itm_riv_archer_sword,</text:p>
          </table:table-cell>
          <table:table-cell table:style-name="ce11"/>
          <table:table-cell table:style-name="ce12" office:value-type="string" calcext:value-type="string">
            <text:p>attr_elf_tier_1</text:p>
          </table:table-cell>
          <table:table-cell table:style-name="ce12" office:value-type="string" calcext:value-type="string">
            <text:p>wp_elf_tier_1</text:p>
          </table:table-cell>
          <table:table-cell table:style-name="ce13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riv_vet_scout</text:p>
          </table:table-cell>
          <table:table-cell table:style-name="ce7" office:value-type="string" calcext:value-type="string">
            <text:p>Rivendell_Veteran_Scout</text:p>
          </table:table-cell>
          <table:table-cell table:style-name="ce7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itm_hood_grey,</text:p>
          </table:table-cell>
          <table:table-cell table:style-name="ce11" office:value-type="string" calcext:value-type="string">
            <text:p>itm_riv_leather_cloak,</text:p>
          </table:table-cell>
          <table:table-cell table:style-name="ce11"/>
          <table:table-cell table:style-name="ce11" office:value-type="string" calcext:value-type="string">
            <text:p>itm_riv_boots,itm_leather_boots,itm_woodelf_leather_boots,</text:p>
          </table:table-cell>
          <table:table-cell table:style-name="ce11" office:value-type="string" calcext:value-type="string">
            <text:p>itm_regular_bow,itm_elven_arrows,</text:p>
          </table:table-cell>
          <table:table-cell table:style-name="ce11" office:value-type="string" calcext:value-type="string">
            <text:p>itm_riv_archer_sword,</text:p>
          </table:table-cell>
          <table:table-cell table:style-name="ce11"/>
          <table:table-cell table:style-name="ce12" office:value-type="string" calcext:value-type="string">
            <text:p>attr_elf_tier_2</text:p>
          </table:table-cell>
          <table:table-cell table:style-name="ce12" office:value-type="string" calcext:value-type="string">
            <text:p>wp_elf_tier_2</text:p>
          </table:table-cell>
          <table:table-cell table:style-name="ce13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riv_archer</text:p>
          </table:table-cell>
          <table:table-cell table:style-name="ce7" office:value-type="string" calcext:value-type="string">
            <text:p>Rivendell_Archer</text:p>
          </table:table-cell>
          <table:table-cell table:style-name="ce7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<text:span text:style-name="T1">itm_riv_helm_b</text:span>,itm_hood_grey,</text:p>
          </table:table-cell>
          <table:table-cell table:style-name="ce11" office:value-type="string" calcext:value-type="string">
            <text:p>itm_riv_leather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iv_boots,itm_leather_boots,itm_woodelf_leather_boots,</text:p>
          </table:table-cell>
          <table:table-cell table:style-name="ce11" office:value-type="string" calcext:value-type="string">
            <text:p>itm_elven_bow,itm_elven_arrows,</text:p>
          </table:table-cell>
          <table:table-cell table:style-name="ce19" office:value-type="string" calcext:value-type="string">
            <text:p>itm_riv_1h_sword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athletics_4|knows_power_draw_4|knows_power_strike_3|knows_ironflesh_3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riv_vet_archer</text:p>
          </table:table-cell>
          <table:table-cell table:style-name="ce7" office:value-type="string" calcext:value-type="string">
            <text:p>Rivendell_Veteran_Archer</text:p>
          </table:table-cell>
          <table:table-cell table:style-name="ce7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b,</text:p>
          </table:table-cell>
          <table:table-cell table:style-name="ce11" office:value-type="string" calcext:value-type="string">
            <text:p>itm_riv_foot_mail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iv_boots,itm_woodelf_leather_boots_good,</text:p>
          </table:table-cell>
          <table:table-cell table:style-name="ce11" office:value-type="string" calcext:value-type="string">
            <text:p>itm_riv_bow,itm_elven_arrows,</text:p>
          </table:table-cell>
          <table:table-cell table:style-name="ce11" office:value-type="string" calcext:value-type="string">
            <text:p>itm_riv_1h_sword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4</text:p>
          </table:table-cell>
          <table:table-cell table:style-name="ce12" office:value-type="string" calcext:value-type="string">
            <text:p>knows_common|knows_athletics_5|knows_power_draw_4|knows_power_strike_3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riv_master_archer</text:p>
          </table:table-cell>
          <table:table-cell table:style-name="ce7" office:value-type="string" calcext:value-type="string">
            <text:p>Rivendell_Master_Archer</text:p>
          </table:table-cell>
          <table:table-cell table:style-name="ce7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b,</text:p>
          </table:table-cell>
          <table:table-cell table:style-name="ce11" office:value-type="string" calcext:value-type="string">
            <text:p>itm_riv_foot_mail_cloak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riv_boots,</text:p>
          </table:table-cell>
          <table:table-cell table:style-name="ce11" office:value-type="string" calcext:value-type="string">
            <text:p>itm_riv_bow,itm_elven_arrows,</text:p>
          </table:table-cell>
          <table:table-cell table:style-name="ce11" office:value-type="string" calcext:value-type="string">
            <text:p>itm_riv_bas_sword,</text:p>
          </table:table-cell>
          <table:table-cell table:style-name="ce11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5|knows_power_draw_5|knows_power_strike_4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6_riv_guardian</text:p>
          </table:table-cell>
          <table:table-cell table:style-name="ce7" office:value-type="string" calcext:value-type="string">
            <text:p>Guardian_of_Imladris</text:p>
          </table:table-cell>
          <table:table-cell table:style-name="ce7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b,</text:p>
          </table:table-cell>
          <table:table-cell table:style-name="ce11" office:value-type="string" calcext:value-type="string">
            <text:p>itm_riv_foot_scale_cloak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riv_boots,</text:p>
          </table:table-cell>
          <table:table-cell table:style-name="ce11" office:value-type="string" calcext:value-type="string">
            <text:p>itm_riv_bow,itm_elven_arrows,</text:p>
          </table:table-cell>
          <table:table-cell table:style-name="ce11" office:value-type="string" calcext:value-type="string">
            <text:p>itm_riv_bas_sword,</text:p>
          </table:table-cell>
          <table:table-cell table:style-name="ce11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athletics_5|knows_power_draw_6|knows_power_strike_5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riv_swordbearer</text:p>
          </table:table-cell>
          <table:table-cell table:style-name="ce7" office:value-type="string" calcext:value-type="string">
            <text:p>Rivendell_Swordbearer</text:p>
          </table:table-cell>
          <table:table-cell table:style-name="ce7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b,</text:p>
          </table:table-cell>
          <table:table-cell table:style-name="ce19" office:value-type="string" calcext:value-type="string">
            <text:p>itm_riv_foot_mail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iv_boots,itm_woodelf_leather_boots_good,</text:p>
          </table:table-cell>
          <table:table-cell table:style-name="ce19" office:value-type="string" calcext:value-type="string">
            <text:p>itm_riv_1h_sword,itm_riv_archer_sword,</text:p>
          </table:table-cell>
          <table:table-cell table:style-name="ce11" office:value-type="string" calcext:value-type="string">
            <text:p>itm_riv_shield_a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athletics_4|knows_shield_3|knows_power_strike_3|knows_ironflesh_3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riv_vet_swordbearer</text:p>
          </table:table-cell>
          <table:table-cell table:style-name="ce7" office:value-type="string" calcext:value-type="string">
            <text:p>Rivendell_Veteran_Swordbearer</text:p>
          </table:table-cell>
          <table:table-cell table:style-name="ce7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b,</text:p>
          </table:table-cell>
          <table:table-cell table:style-name="ce11" office:value-type="string" calcext:value-type="string">
            <text:p>itm_riv_foot_mail_good, itm_riv_surcoat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1" office:value-type="string" calcext:value-type="string">
            <text:p>itm_riv_shield_a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4</text:p>
          </table:table-cell>
          <table:table-cell table:style-name="ce12" office:value-type="string" calcext:value-type="string">
            <text:p>knows_common|knows_athletics_5|knows_shield_4|knows_power_strike_5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riv_swordmaster</text:p>
          </table:table-cell>
          <table:table-cell table:style-name="ce7" office:value-type="string" calcext:value-type="string">
            <text:p>Rivendell_Swordmaster</text:p>
          </table:table-cell>
          <table:table-cell table:style-name="ce7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itm_riv_helm_c,</text:p>
          </table:table-cell>
          <table:table-cell table:style-name="ce11" office:value-type="string" calcext:value-type="string">
            <text:p>itm_riv_surcoat_good,itm_riv_foot_scale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riv_boots,</text:p>
          </table:table-cell>
          <table:table-cell table:style-name="ce28" office:value-type="string" calcext:value-type="string">
            <text:p>itm_riv_1h_sword,</text:p>
          </table:table-cell>
          <table:table-cell table:style-name="ce11" office:value-type="string" calcext:value-type="string">
            <text:p>itm_riv_shield_a_good,</text:p>
          </table:table-cell>
          <table:table-cell table:style-name="ce11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5|knows_shield_5|knows_power_strike_6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riv_champion</text:p>
          </table:table-cell>
          <table:table-cell table:style-name="ce7" office:value-type="string" calcext:value-type="string">
            <text:p>Champion_of_Imladris</text:p>
          </table:table-cell>
          <table:table-cell table:style-name="ce7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c,</text:p>
          </table:table-cell>
          <table:table-cell table:style-name="ce11" office:value-type="string" calcext:value-type="string">
            <text:p>itm_riv_foot_scale_lordly,itm_riv_knight_good,itm_riv_surcoat_lordly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iv_boots,</text:p>
          </table:table-cell>
          <table:table-cell table:style-name="ce11" office:value-type="string" calcext:value-type="string">
            <text:p>itm_riv_1h_sword,itm_riv_bas_sword,</text:p>
          </table:table-cell>
          <table:table-cell table:style-name="ce11" office:value-type="string" calcext:value-type="string">
            <text:p>itm_riv_shield_a_good,</text:p>
          </table:table-cell>
          <table:table-cell table:style-name="ce11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athletics_5|knows_shield_6|knows_power_strike_7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5_riv_rider</text:p>
          </table:table-cell>
          <table:table-cell table:style-name="ce7" office:value-type="string" calcext:value-type="string">
            <text:p>Rivendell_Rider</text:p>
          </table:table-cell>
          <table:table-cell table:style-name="ce7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b,</text:p>
          </table:table-cell>
          <table:table-cell table:style-name="ce11" office:value-type="string" calcext:value-type="string">
            <text:p>itm_riv_foot_scale, itm_riv_surcoat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iv_boots,</text:p>
          </table:table-cell>
          <table:table-cell table:style-name="ce11" office:value-type="string" calcext:value-type="string">
            <text:p>itm_lorien_bow_reward, itm_elven_arrows,</text:p>
          </table:table-cell>
          <table:table-cell table:style-name="ce11" office:value-type="string" calcext:value-type="string">
            <text:p>itm_riv_shield_b,itm_riv_spear,itm_riv_riding_sword,</text:p>
          </table:table-cell>
          <table:table-cell table:style-name="ce11" office:value-type="string" calcext:value-type="string">
            <text:p>itm_riv_warhorse,</text:p>
          </table:table-cell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riding_5|knows_shield_3|knows_athletics_5|knows_horse_archery_6|knows_power_draw_4|knows_power_strike_4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6_riv_knight</text:p>
          </table:table-cell>
          <table:table-cell table:style-name="ce7" office:value-type="string" calcext:value-type="string">
            <text:p>Knight_of_Imladris</text:p>
          </table:table-cell>
          <table:table-cell table:style-name="ce7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c,</text:p>
          </table:table-cell>
          <table:table-cell table:style-name="ce11" office:value-type="string" calcext:value-type="string">
            <text:p>itm_riv_foot_scale_cloak, itm_riv_knight_cloak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riv_boots,</text:p>
          </table:table-cell>
          <table:table-cell table:style-name="ce11" office:value-type="string" calcext:value-type="string">
            <text:p>(itm_lorien_bow_reward, imod_balanced), itm_elven_arrows,</text:p>
          </table:table-cell>
          <table:table-cell table:style-name="ce11" office:value-type="string" calcext:value-type="string">
            <text:p>itm_riv_bas_sword,itm_riv_shield_b_good,itm_riv_spear,itm_riv_riding_sword,</text:p>
          </table:table-cell>
          <table:table-cell table:style-name="ce11" office:value-type="string" calcext:value-type="string">
            <text:p>itm_riv_warhorse2,</text:p>
          </table:table-cell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riding_6|knows_shield_4|knows_horse_archery_9|knows_athletics_5|knows_power_draw_5|knows_power_strike_5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rivendell_standard_bearer</text:p>
          </table:table-cell>
          <table:table-cell table:style-name="ce7" office:value-type="string" calcext:value-type="string">
            <text:p>Rivendell_Standard_Bearer</text:p>
          </table:table-cell>
          <table:table-cell table:style-name="ce7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c,</text:p>
          </table:table-cell>
          <table:table-cell table:style-name="ce11" office:value-type="string" calcext:value-type="string">
            <text:p>itm_riv_foot_scale_good, itm_riv_knight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iv_boots,</text:p>
          </table:table-cell>
          <table:table-cell table:style-name="ce11" office:value-type="string" calcext:value-type="string">
            <text:p>itm_imladris_banner,</text:p>
          </table:table-cell>
          <table:table-cell table:style-name="ce11" table:number-columns-repeated="2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athletics_3|knows_power_draw_6|knows_power_strike_6|knows_ironflesh_10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#Dunedain #Arnor</text:p>
          </table:table-cell>
          <table:table-cell table:style-name="ce6" table:number-columns-repeated="19"/>
          <table:table-cell table:style-name="ce6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1_arnor_scout</text:p>
          </table:table-cell>
          <table:table-cell table:style-name="ce7" office:value-type="string" calcext:value-type="string">
            <text:p>Dunedain_Scout</text:p>
          </table:table-cell>
          <table:table-cell table:style-name="ce7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itm_hood_grey_bad,</text:p>
          </table:table-cell>
          <table:table-cell table:style-name="ce11" office:value-type="string" calcext:value-type="string">
            <text:p>itm_arnor_light_a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_dark_bad,</text:p>
          </table:table-cell>
          <table:table-cell table:style-name="ce11" office:value-type="string" calcext:value-type="string">
            <text:p>itm_short_bow,itm_arrows,</text:p>
          </table:table-cell>
          <table:table-cell table:style-name="ce11" office:value-type="string" calcext:value-type="string">
            <text:p>itm_arnor_sword_f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14" office:value-type="string" calcext:value-type="string">
            <text:p>arnor_face_middle_1</text:p>
          </table:table-cell>
          <table:table-cell table:style-name="ce14" office:value-type="string" calcext:value-type="string">
            <text:p>arnor_face_middle_2</text:p>
          </table:table-cell>
          <table:table-cell table:style-name="ce15"/>
          <table:table-cell table:style-name="ce6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itm_leather_gloves,itm_leather_boots_dark_bad,itm_short_bow,itm_arrows,itm_arnor_sword_f,],attr_tier_2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itm_leather_gloves,itm_leather_boots_dark_bad,itm_short_bow,itm_arrows,itm_arnor_sword_f,],attr_tier_2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arnor_vet_scout</text:p>
          </table:table-cell>
          <table:table-cell table:style-name="ce7" office:value-type="string" calcext:value-type="string">
            <text:p>Dunedain_Tracker</text:p>
          </table:table-cell>
          <table:table-cell table:style-name="ce7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itm_hood_grey,</text:p>
          </table:table-cell>
          <table:table-cell table:style-name="ce11" office:value-type="string" calcext:value-type="string">
            <text:p>itm_arnor_light_a_good_cloak, itm_arnor_med_a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itm_leather_boots_dark_bad,</text:p>
          </table:table-cell>
          <table:table-cell table:style-name="ce11" office:value-type="string" calcext:value-type="string">
            <text:p>itm_regular_bow,itm_arrows,</text:p>
          </table:table-cell>
          <table:table-cell table:style-name="ce11" office:value-type="string" calcext:value-type="string">
            <text:p>itm_arnor_sword_f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3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14" office:value-type="string" calcext:value-type="string">
            <text:p>arnor_face_middle_1</text:p>
          </table:table-cell>
          <table:table-cell table:style-name="ce14" office:value-type="string" calcext:value-type="string">
            <text:p>arnor_face_middle_2</text:p>
          </table:table-cell>
          <table:table-cell table:style-name="ce15"/>
          <table:table-cell table:style-name="ce6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3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3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arnor_swordsman</text:p>
          </table:table-cell>
          <table:table-cell table:style-name="ce7" office:value-type="string" calcext:value-type="string">
            <text:p>Dunedain_Swordsman</text:p>
          </table:table-cell>
          <table:table-cell table:style-name="ce7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a, itm_arnor_helm_b_bad,itm_mail_coif,</text:p>
          </table:table-cell>
          <table:table-cell table:style-name="ce11" office:value-type="string" calcext:value-type="string">
            <text:p>itm_arnor_light_b_good,itm_arnor_med_a_good, itm_arnor_med_b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 itm_leather_boots_dark,</text:p>
          </table:table-cell>
          <table:table-cell table:style-name="ce11" office:value-type="string" calcext:value-type="string">
            <text:p>itm_arnor_sword_f,itm_arnor_sword_a,</text:p>
          </table:table-cell>
          <table:table-cell table:style-name="ce11" office:value-type="string" calcext:value-type="string">
            <text:p>itm_arnor_shield_a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4|knows_shield_3|knows_power_strike_3|knows_ironflesh_4</text:p>
          </table:table-cell>
          <table:table-cell table:style-name="ce14" office:value-type="string" calcext:value-type="string">
            <text:p>arnor_face_middle_1</text:p>
          </table:table-cell>
          <table:table-cell table:style-name="ce14" office:value-type="string" calcext:value-type="string">
            <text:p>arnor_face_middle_2</text:p>
          </table:table-cell>
          <table:table-cell table:style-name="ce15"/>
          <table:table-cell table:style-name="ce6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4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4,wp_tier_4,knows_common|knows_athletics_4|knows_shield_3|knows_power_strike_3|knows_ironflesh_4,arnor_face_middle_1,arnor_face_middl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arnor_vet_swordsman</text:p>
          </table:table-cell>
          <table:table-cell table:style-name="ce7" office:value-type="string" calcext:value-type="string">
            <text:p>Dunedain_Veteran_Swordsman</text:p>
          </table:table-cell>
          <table:table-cell table:style-name="ce7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a_good, itm_arnor_helm_b,itm_mail_coif_good,</text:p>
          </table:table-cell>
          <table:table-cell table:style-name="ce11" office:value-type="string" calcext:value-type="string">
            <text:p>itm_arnor_med_b_good, itm_arnor_heavy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 itm_leather_boots_dark,</text:p>
          </table:table-cell>
          <table:table-cell table:style-name="ce11" office:value-type="string" calcext:value-type="string">
            <text:p>itm_arnor_sword_a,</text:p>
          </table:table-cell>
          <table:table-cell table:style-name="ce11" office:value-type="string" calcext:value-type="string">
            <text:p>itm_arnor_shield_a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athletics_5|knows_shield_4|knows_power_strike_4|knows_ironflesh_5</text:p>
          </table:table-cell>
          <table:table-cell table:style-name="ce14" office:value-type="string" calcext:value-type="string">
            <text:p>arnor_face_middle_1</text:p>
          </table:table-cell>
          <table:table-cell table:style-name="ce14" office:value-type="string" calcext:value-type="string">
            <text:p>arnor_face_middle_2</text:p>
          </table:table-cell>
          <table:table-cell table:style-name="ce15"/>
          <table:table-cell table:style-name="ce6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itm_leather_gloves,itm_leather_boots, itm_leather_boots_dark,itm_arnor_sword_a,itm_arnor_shield_a,],attr_tier_5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itm_leather_gloves,itm_leather_boots, itm_leather_boots_dark,itm_arnor_sword_a,itm_arnor_shield_a,],attr_tier_5,wp_elf_tier_3,knows_common|knows_athletics_5|knows_shield_4|knows_power_strike_4|knows_ironflesh_5,arnor_face_middle_1,arnor_face_middl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arnor_champion</text:p>
          </table:table-cell>
          <table:table-cell table:style-name="ce7" office:value-type="string" calcext:value-type="string">
            <text:p>Champion_of_Arnor</text:p>
          </table:table-cell>
          <table:table-cell table:style-name="ce7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c,</text:p>
          </table:table-cell>
          <table:table-cell table:style-name="ce11" office:value-type="string" calcext:value-type="string">
            <text:p>itm_arnor_heavy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arnor_greaves,</text:p>
          </table:table-cell>
          <table:table-cell table:style-name="ce11" office:value-type="string" calcext:value-type="string">
            <text:p>itm_arnor_sword_c,itm_arnor_sword_a,</text:p>
          </table:table-cell>
          <table:table-cell table:style-name="ce11" office:value-type="string" calcext:value-type="string">
            <text:p>itm_arnor_shield_a,itm_arnor_shield_c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shield_5|knows_power_strike_6|knows_ironflesh_7</text:p>
          </table:table-cell>
          <table:table-cell table:style-name="ce14" office:value-type="string" calcext:value-type="string">
            <text:p>arnor_face_older_1</text:p>
          </table:table-cell>
          <table:table-cell table:style-name="ce14" office:value-type="string" calcext:value-type="string">
            <text:p>arnor_face_older_2</text:p>
          </table:table-cell>
          <table:table-cell table:style-name="ce15"/>
          <table:table-cell table:style-name="ce6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tier_6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tier_6,wp_elf_tier_4,knows_common|knows_athletics_5|knows_shield_5|knows_power_strike_6|knows_ironflesh_7,arnor_face_older_1,arnor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4_arnor_horseman</text:p>
          </table:table-cell>
          <table:table-cell table:style-name="ce7" office:value-type="string" calcext:value-type="string">
            <text:p>Dunedain_Horseman</text:p>
          </table:table-cell>
          <table:table-cell table:style-name="ce7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b_good,itm_mail_coif_good,</text:p>
          </table:table-cell>
          <table:table-cell table:style-name="ce11" office:value-type="string" calcext:value-type="string">
            <text:p>itm_arnor_heavy, itm_arnor_med_b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arnor_greaves,</text:p>
          </table:table-cell>
          <table:table-cell table:style-name="ce11" office:value-type="string" calcext:value-type="string">
            <text:p>itm_arnor_sword_a,</text:p>
          </table:table-cell>
          <table:table-cell table:style-name="ce11" office:value-type="string" calcext:value-type="string">
            <text:p>itm_arnor_shield_c,</text:p>
          </table:table-cell>
          <table:table-cell table:style-name="ce11" office:value-type="string" calcext:value-type="string">
            <text:p>itm_dunedain_warhorse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riding_4|knows_shield_2|knows_athletics_4|knows_power_strike_6|knows_ironflesh_4</text:p>
          </table:table-cell>
          <table:table-cell table:style-name="ce14" office:value-type="string" calcext:value-type="string">
            <text:p>arnor_face_older_1</text:p>
          </table:table-cell>
          <table:table-cell table:style-name="ce14" office:value-type="string" calcext:value-type="string">
            <text:p>arnor_face_older_2</text:p>
          </table:table-cell>
          <table:table-cell table:style-name="ce15"/>
          <table:table-cell table:style-name="ce6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itm_mail_mittens,itm_arnor_greaves,itm_arnor_sword_a,itm_arnor_shield_c,itm_dunedain_warhorse,],attr_tier_5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itm_mail_mittens,itm_arnor_greaves,itm_arnor_sword_a,itm_arnor_shield_c,itm_dunedain_warhorse,],attr_tier_5,wp_elf_tier_3,knows_common|knows_riding_4|knows_shield_2|knows_athletics_4|knows_power_strike_6|knows_ironflesh_4,arnor_face_older_1,arnor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arnor_knight</text:p>
          </table:table-cell>
          <table:table-cell table:style-name="ce7" office:value-type="string" calcext:value-type="string">
            <text:p>Knight_of_Arnor</text:p>
          </table:table-cell>
          <table:table-cell table:style-name="ce7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c_good,</text:p>
          </table:table-cell>
          <table:table-cell table:style-name="ce11" office:value-type="string" calcext:value-type="string">
            <text:p>itm_arnor_heavy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arnor_greaves,itm_leather_boots_dark,</text:p>
          </table:table-cell>
          <table:table-cell table:style-name="ce11" office:value-type="string" calcext:value-type="string">
            <text:p>itm_lance,</text:p>
          </table:table-cell>
          <table:table-cell table:style-name="ce30" office:value-type="string" calcext:value-type="string">
            <text:p>itm_arnor_sword_c,itm_arnor_shield_c,</text:p>
          </table:table-cell>
          <table:table-cell table:style-name="ce11" office:value-type="string" calcext:value-type="string">
            <text:p>itm_dunedain_warhorse_heavy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elf_tier_4</text:p>
          </table:table-cell>
          <table:table-cell table:style-name="ce12" office:value-type="string" calcext:value-type="string">
            <text:p>knows_common|knows_riding_5|knows_shield_3|knows_athletics_5|knows_power_strike_7|knows_ironflesh_5</text:p>
          </table:table-cell>
          <table:table-cell table:style-name="ce14" office:value-type="string" calcext:value-type="string">
            <text:p>arnor_face_older_1</text:p>
          </table:table-cell>
          <table:table-cell table:style-name="ce14" office:value-type="string" calcext:value-type="string">
            <text:p>arnor_face_older_2</text:p>
          </table:table-cell>
          <table:table-cell table:style-name="ce15"/>
          <table:table-cell table:style-name="ce6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tier_6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tier_6,wp_elf_tier_4,knows_common|knows_riding_5|knows_shield_3|knows_athletics_5|knows_power_strike_7|knows_ironflesh_5,arnor_face_older_1,arnor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arnor_ranger</text:p>
          </table:table-cell>
          <table:table-cell table:style-name="ce7" office:value-type="string" calcext:value-type="string">
            <text:p>Dunedain_Ranger</text:p>
          </table:table-cell>
          <table:table-cell table:style-name="ce7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itm_hood_grey,</text:p>
          </table:table-cell>
          <table:table-cell table:style-name="ce11" office:value-type="string" calcext:value-type="string">
            <text:p>itm_arnor_med_a_good_cloak, itm_arnor_light_b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itm_leather_boots_dark_bad,</text:p>
          </table:table-cell>
          <table:table-cell table:style-name="ce11" office:value-type="string" calcext:value-type="string">
            <text:p>itm_elven_bow,itm_ithilien_arrows,</text:p>
          </table:table-cell>
          <table:table-cell table:style-name="ce11" office:value-type="string" calcext:value-type="string">
            <text:p>itm_arnor_sword_f,itm_riv_spear,itm_arnor_shield_a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archery(170)|wp(170)</text:p>
          </table:table-cell>
          <table:table-cell table:style-name="ce12" office:value-type="string" calcext:value-type="string">
            <text:p>knows_common|knows_athletics_6|knows_shield_2|knows_power_draw_3|knows_power_strike_4|knows_ironflesh_4</text:p>
          </table:table-cell>
          <table:table-cell table:style-name="ce14" office:value-type="string" calcext:value-type="string">
            <text:p>arnor_face_middle_1</text:p>
          </table:table-cell>
          <table:table-cell table:style-name="ce14" office:value-type="string" calcext:value-type="string">
            <text:p>arnor_face_middle_2</text:p>
          </table:table-cell>
          <table:table-cell table:style-name="ce15"/>
          <table:table-cell table:style-name="ce6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4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4,wp_archery(170)|wp(170),knows_common|knows_athletics_6|knows_shield_2|knows_power_draw_3|knows_power_strike_4|knows_ironflesh_4,arnor_face_middle_1,arnor_face_middl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arnor_vet_ranger</text:p>
          </table:table-cell>
          <table:table-cell table:style-name="ce7" office:value-type="string" calcext:value-type="string">
            <text:p>Dunedain_Veteran_Ranger</text:p>
          </table:table-cell>
          <table:table-cell table:style-name="ce7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itm_hood_grey,itm_arnor_helm_a,</text:p>
          </table:table-cell>
          <table:table-cell table:style-name="ce11" office:value-type="string" calcext:value-type="string">
            <text:p>itm_arnor_light_b_good_cloak, itm_arnor_med_b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itm_leather_boots_dark_bad,</text:p>
          </table:table-cell>
          <table:table-cell table:style-name="ce11" office:value-type="string" calcext:value-type="string">
            <text:p>itm_elven_bow,itm_ithilien_arrows,</text:p>
          </table:table-cell>
          <table:table-cell table:style-name="ce11" office:value-type="string" calcext:value-type="string">
            <text:p>itm_arnor_sword_f,itm_riv_spear,itm_arnor_shield_a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(220)</text:p>
          </table:table-cell>
          <table:table-cell table:style-name="ce12" office:value-type="string" calcext:value-type="string">
            <text:p>knows_common|knows_athletics_6|knows_shield_3|knows_power_draw_4|knows_power_strike_4|knows_ironflesh_5</text:p>
          </table:table-cell>
          <table:table-cell table:style-name="ce14" office:value-type="string" calcext:value-type="string">
            <text:p>arnor_face_older_1</text:p>
          </table:table-cell>
          <table:table-cell table:style-name="ce14" office:value-type="string" calcext:value-type="string">
            <text:p>arnor_face_older_2</text:p>
          </table:table-cell>
          <table:table-cell table:style-name="ce15"/>
          <table:table-cell table:style-name="ce6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tier_5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tier_5,wp(220),knows_common|knows_athletics_6|knows_shield_3|knows_power_draw_4|knows_power_strike_4|knows_ironflesh_5,arnor_face_older_1,arnor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arnor_master_ranger</text:p>
          </table:table-cell>
          <table:table-cell table:style-name="ce7" office:value-type="string" calcext:value-type="string">
            <text:p>Master_Ranger_of_Arnor</text:p>
          </table:table-cell>
          <table:table-cell table:style-name="ce7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c_bad,</text:p>
          </table:table-cell>
          <table:table-cell table:style-name="ce11" office:value-type="string" calcext:value-type="string">
            <text:p>itm_arnor_med_b_good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itm_leather_boots_dark_bad,</text:p>
          </table:table-cell>
          <table:table-cell table:style-name="ce11" office:value-type="string" calcext:value-type="string">
            <text:p>itm_elven_bow,itm_ithilien_arrows,</text:p>
          </table:table-cell>
          <table:table-cell table:style-name="ce11" office:value-type="string" calcext:value-type="string">
            <text:p>itm_arnor_sword_f,itm_arnor_sword_a,itm_riv_spear,itm_arnor_shield_a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melee(360)|wp_archery(300)</text:p>
          </table:table-cell>
          <table:table-cell table:style-name="ce12" office:value-type="string" calcext:value-type="string">
            <text:p>knows_common|knows_athletics_8|knows_shield_3|knows_power_draw_5|knows_power_strike_5|knows_ironflesh_6</text:p>
          </table:table-cell>
          <table:table-cell table:style-name="ce14" office:value-type="string" calcext:value-type="string">
            <text:p>arnor_face_older_1</text:p>
          </table:table-cell>
          <table:table-cell table:style-name="ce14" office:value-type="string" calcext:value-type="string">
            <text:p>arnor_face_older_2</text:p>
          </table:table-cell>
          <table:table-cell table:style-name="ce15"/>
          <table:table-cell table:style-name="ce6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tier_6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tier_6,wp_melee(360)|wp_archery(300),knows_common|knows_athletics_8|knows_shield_3|knows_power_draw_5|knows_power_strike_5|knows_ironflesh_6,arnor_face_older_1,arnor_face_older_2],</text:p>
          </table:table-cell>
          <table:table-cell table:number-columns-repeated="16363"/>
        </table:table-row>
        <table:table-row table:style-name="ro1">
          <table:table-cell table:style-name="ce5"/>
          <table:table-cell table:style-name="ce6" table:number-columns-repeated="19"/>
          <table:table-cell table:style-name="ce41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ROHAN</text:p>
          </table:table-cell>
          <table:table-cell table:style-name="ce6" table:number-columns-repeated="19"/>
          <table:table-cell table:style-name="ce6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rohan_youth</text:p>
          </table:table-cell>
          <table:table-cell table:style-name="ce7" office:value-type="string" calcext:value-type="string">
            <text:p>Rohan_Youth</text:p>
          </table:table-cell>
          <table:table-cell table:style-name="ce7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31" office:value-type="string" calcext:value-type="string">
            <text:p>itm_hood_green_bad, itm_hood_grey_bad,</text:p>
          </table:table-cell>
          <table:table-cell table:style-name="ce11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1"/>
          <table:table-cell table:style-name="ce11" office:value-type="string" calcext:value-type="string">
            <text:p>itm_rohan_shoes,</text:p>
          </table:table-cell>
          <table:table-cell table:style-name="ce11" office:value-type="string" calcext:value-type="string">
            <text:p>itm_rohirrim_short_axe,itm_spear,</text:p>
          </table:table-cell>
          <table:table-cell table:style-name="ce11"/>
          <table:table-cell table:style-name="ce11" office:value-type="string" calcext:value-type="string">
            <text:p>itm_metal_scraps_bad,itm_metal_scraps_medium,itm_metal_scraps_good,</text:p>
          </table:table-cell>
          <table:table-cell table:style-name="ce12" office:value-type="string" calcext:value-type="string">
            <text:p>attr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14" office:value-type="string" calcext:value-type="string">
            <text:p>rohan_face_younger_1</text:p>
          </table:table-cell>
          <table:table-cell table:style-name="ce14" office:value-type="string" calcext:value-type="string">
            <text:p>rohan_face_middle_2</text:p>
          </table:table-cell>
          <table:table-cell table:style-name="ce15"/>
          <table:table-cell table:style-name="ce6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guardsman_of_rohan</text:p>
          </table:table-cell>
          <table:table-cell table:style-name="ce7" office:value-type="string" calcext:value-type="string">
            <text:p>Guardsman_of_Rohan</text:p>
          </table:table-cell>
          <table:table-cell table:style-name="ce7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_bad,itm_rohan_light_helmet_b_bad,</text:p>
          </table:table-cell>
          <table:table-cell table:style-name="ce11" office:value-type="string" calcext:value-type="string">
            <text:p>itm_rohan_leather, itm_rohan_leather_cloak,itm_dale_light_b_bad,itm_north_leather_ok,itm_dale_light_b_cloak,</text:p>
          </table:table-cell>
          <table:table-cell table:style-name="ce11"/>
          <table:table-cell table:style-name="ce11" office:value-type="string" calcext:value-type="string">
            <text:p>itm_rohan_shoes,itm_leather_boots_bad,</text:p>
          </table:table-cell>
          <table:table-cell table:style-name="ce11" office:value-type="string" calcext:value-type="string">
            <text:p>itm_spear,itm_rohan_sword_c,</text:p>
          </table:table-cell>
          <table:table-cell table:style-name="ce11" office:value-type="string" calcext:value-type="string">
            <text:p>itm_rohan_shield_a,itm_rohan_shield_b,itm_rohan_shield_c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leather, itm_rohan_leather_cloak,itm_dale_light_b_bad,itm_north_leather_ok,itm_dale_light_b_cloak,itm_rohan_shoes,itm_leather_boots_bad,itm_spear,itm_rohan_sword_c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leather, itm_rohan_leather_cloak,itm_dale_light_b_bad,itm_north_leather_ok,itm_dale_light_b_cloak,itm_rohan_shoes,itm_leather_boots_bad,itm_spear,itm_rohan_sword_c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footman_of_rohan</text:p>
          </table:table-cell>
          <table:table-cell table:style-name="ce7" office:value-type="string" calcext:value-type="string">
            <text:p>Footman_of_Rohan</text:p>
          </table:table-cell>
          <table:table-cell table:style-name="ce7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b,itm_rohan_light_helmet_a,</text:p>
          </table:table-cell>
          <table:table-cell table:style-name="ce11" office:value-type="string" calcext:value-type="string">
            <text:p>itm_rohan_mail,itm_rohan_mail_cloak, itm_dale_med_a_bad,itm_dale_light_b_lordly,</text:p>
          </table:table-cell>
          <table:table-cell table:style-name="ce11"/>
          <table:table-cell table:style-name="ce11" office:value-type="string" calcext:value-type="string">
            <text:p>itm_rohan_light_greaves,itm_leather_boots,</text:p>
          </table:table-cell>
          <table:table-cell table:style-name="ce11" office:value-type="string" calcext:value-type="string">
            <text:p>itm_rohirrim_short_axe,itm_spear,itm_rohan_sword_c,</text:p>
          </table:table-cell>
          <table:table-cell table:style-name="ce11" office:value-type="string" calcext:value-type="string">
            <text:p>itm_rohan_shield_a,itm_rohan_shield_b,itm_rohan_shield_c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2|knows_shield_2|knows_power_strike_2|knows_ironflesh_1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mail,itm_rohan_mail_cloak, itm_dale_med_a_bad,itm_dale_light_b_lordly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mail,itm_rohan_mail_cloak, itm_dale_med_a_bad,itm_dale_light_b_lordly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veteran_footman_of_rohan</text:p>
          </table:table-cell>
          <table:table-cell table:style-name="ce7" office:value-type="string" calcext:value-type="string">
            <text:p>Veteran_Footman_of_Rohan</text:p>
          </table:table-cell>
          <table:table-cell table:style-name="ce7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_bad,itm_mail_coif,</text:p>
          </table:table-cell>
          <table:table-cell table:style-name="ce11" office:value-type="string" calcext:value-type="string">
            <text:p>itm_rohan_mail_cloak,itm_rohan_mail_good, itm_rohan_rider_bad,itm_dale_med_a_cloak,itm_rohan_scale_bad,</text:p>
          </table:table-cell>
          <table:table-cell table:style-name="ce11"/>
          <table:table-cell table:style-name="ce11" office:value-type="string" calcext:value-type="string">
            <text:p>itm_rohan_light_greaves,</text:p>
          </table:table-cell>
          <table:table-cell table:style-name="ce11" office:value-type="string" calcext:value-type="string">
            <text:p>itm_rohirrim_short_axe,itm_rohan_spear,itm_rohan_sword_c,</text:p>
          </table:table-cell>
          <table:table-cell table:style-name="ce11" office:value-type="string" calcext:value-type="string">
            <text:p>itm_rohan_shield_d,itm_rohan_shield_e,itm_rohan_shield_f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shield_2|knows_power_strike_3|knows_ironflesh_2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_cloak,itm_rohan_mail_good, itm_rohan_rider_bad,itm_dale_med_a_cloak,itm_rohan_scale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_cloak,itm_rohan_mail_good, itm_rohan_rider_bad,itm_dale_med_a_cloak,itm_rohan_scale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elite_footman_of_rohan</text:p>
          </table:table-cell>
          <table:table-cell table:style-name="ce7" office:value-type="string" calcext:value-type="string">
            <text:p>Elite_Footman_of_Rohan</text:p>
          </table:table-cell>
          <table:table-cell table:style-name="ce7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,itm_mail_coif,</text:p>
          </table:table-cell>
          <table:table-cell table:style-name="ce11" office:value-type="string" calcext:value-type="string">
            <text:p>itm_rohan_scale_cloak, itm_rohan_scale_good,itm_rohan_rider_good_cloak, itm_rohan_rider_good,itm_dale_med_a_good,itm_dale_med_a_lordly,</text:p>
          </table:table-cell>
          <table:table-cell table:style-name="ce11"/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irrim_long_hafted_axe,itm_rohirrim_short_axe,itm_rohan_spear,itm_rohan_sword_c,</text:p>
          </table:table-cell>
          <table:table-cell table:style-name="ce11" office:value-type="string" calcext:value-type="string">
            <text:p>itm_rohan_shield_d,itm_rohan_shield_e,itm_rohan_shield_f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3|knows_shield_2|knows_power_strike_3|knows_ironflesh_2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cloak, itm_rohan_scale_good,itm_rohan_rider_good_cloak, itm_rohan_rider_good,itm_dale_med_a_good,itm_dale_med_a_lordly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cloak, itm_rohan_scale_good,itm_rohan_rider_good_cloak, itm_rohan_rider_good,itm_dale_med_a_good,itm_dale_med_a_lordly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footman_guard_of_rohan</text:p>
          </table:table-cell>
          <table:table-cell table:style-name="ce7" office:value-type="string" calcext:value-type="string">
            <text:p>Folcwine_Guard_of_Rohan</text:p>
          </table:table-cell>
          <table:table-cell table:style-name="ce7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_good,itm_mail_coif_good,</text:p>
          </table:table-cell>
          <table:table-cell table:style-name="ce11" office:value-type="string" calcext:value-type="string">
            <text:p>itm_rohan_surcoat_cloak,itm_rohan_surcoat_good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irrim_long_hafted_axe,itm_rohirrim_short_axe,itm_rohan_sword_c,</text:p>
          </table:table-cell>
          <table:table-cell table:style-name="ce11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3|knows_shield_4|knows_power_throw_4|knows_power_strike_6|knows_ironflesh_4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evil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evil_tier_6,wp_tier_6,knows_common|knows_athletics_3|knows_shield_4|knows_power_throw_4|knows_power_strike_6|knows_ironflesh_4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frealaf_raider</text:p>
          </table:table-cell>
          <table:table-cell table:style-name="ce7" office:value-type="string" calcext:value-type="string">
            <text:p>Frealaf_Raider</text:p>
          </table:table-cell>
          <table:table-cell table:style-name="ce7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b,itm_rohan_light_helmet_a,</text:p>
          </table:table-cell>
          <table:table-cell table:style-name="ce11" office:value-type="string" calcext:value-type="string">
            <text:p>itm_rohan_rider_cloak,itm_rohan_rider_good_cloak,itm_dale_med_a_good,itm_dale_med_a_lordly,</text:p>
          </table:table-cell>
          <table:table-cell table:style-name="ce11"/>
          <table:table-cell table:style-name="ce11" office:value-type="string" calcext:value-type="string">
            <text:p>itm_rohan_light_greaves,</text:p>
          </table:table-cell>
          <table:table-cell table:style-name="ce11" office:value-type="string" calcext:value-type="string">
            <text:p>itm_rohirrim_long_hafted_axe,itm_rohirrim_short_axe,</text:p>
          </table:table-cell>
          <table:table-cell table:style-name="ce11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7|knows_shield_3|knows_power_throw_6|knows_power_strike_6|knows_ironflesh_5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evil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evil_tier_6,wp_tier_6,knows_common|knows_athletics_7|knows_shield_3|knows_power_throw_6|knows_power_strike_6|knows_ironflesh_5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raider_of_rohan</text:p>
          </table:table-cell>
          <table:table-cell table:style-name="ce7" office:value-type="string" calcext:value-type="string">
            <text:p>Raider_of_Rohan</text:p>
          </table:table-cell>
          <table:table-cell table:style-name="ce7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_bad,itm_rohan_light_helmet_b_bad,</text:p>
          </table:table-cell>
          <table:table-cell table:style-name="ce11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1"/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rohirrim_long_hafted_axe,itm_rohirrim_short_axe,</text:p>
          </table:table-cell>
          <table:table-cell table:style-name="ce11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shield_2|knows_power_throw_4|knows_power_strike_4|knows_ironflesh_3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warden_of_methuseld</text:p>
          </table:table-cell>
          <table:table-cell table:style-name="ce7" office:value-type="string" calcext:value-type="string">
            <text:p>Warden_of_Meduseld</text:p>
          </table:table-cell>
          <table:table-cell table:style-name="ce7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c_good,itm_rohan_archer_helmet_c_bad,</text:p>
          </table:table-cell>
          <table:table-cell table:style-name="ce11" office:value-type="string" calcext:value-type="string">
            <text:p><text:s/>itm_rohan_guard_cloak, itm_rohan_guard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spear,itm_rohan_lance_banner_sun,itm_rohan_lance_banner_horse,</text:p>
          </table:table-cell>
          <table:table-cell table:style-name="ce11" office:value-type="string" calcext:value-type="string">
            <text:p>itm_rohan_shield_g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3|knows_shield_5|knows_power_strike_5|knows_ironflesh_6</text:p>
          </table:table-cell>
          <table:table-cell table:style-name="ce14" office:value-type="string" calcext:value-type="string">
            <text:p>rohan_face_old_1</text:p>
          </table:table-cell>
          <table:table-cell table:style-name="ce14" office:value-type="string" calcext:value-type="string">
            <text:p>rohan_face_older_2</text:p>
          </table:table-cell>
          <table:table-cell table:style-name="ce15"/>
          <table:table-cell table:style-name="ce6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evil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evil_tier_6,wp_tier_6,knows_common|knows_athletics_3|knows_shield_5|knows_power_strike_5|knows_ironflesh_6,rohan_face_old_1,rohan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3_skirmisher_of_rohan</text:p>
          </table:table-cell>
          <table:table-cell table:style-name="ce7" office:value-type="string" calcext:value-type="string">
            <text:p>Skirmisher_of_Rohan</text:p>
          </table:table-cell>
          <table:table-cell table:style-name="ce7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,itm_rohan_light_helmet_b,itm_rohan_light_helmet_b_good,</text:p>
          </table:table-cell>
          <table:table-cell table:style-name="ce11" office:value-type="string" calcext:value-type="string">
            <text:p>itm_rohan_recruit_good, itm_rohan_leather_bad, itm_rohan_leather,itm_dale_light_b_bad,itm_north_leather_good,</text:p>
          </table:table-cell>
          <table:table-cell table:style-name="ce11"/>
          <table:table-cell table:style-name="ce11" office:value-type="string" calcext:value-type="string">
            <text:p>itm_rohan_shoes,itm_leather_boots_bad,</text:p>
          </table:table-cell>
          <table:table-cell table:style-name="ce11" office:value-type="string" calcext:value-type="string">
            <text:p>itm_nomad_bow,itm_khergit_arrows,</text:p>
          </table:table-cell>
          <table:table-cell table:style-name="ce11" office:value-type="string" calcext:value-type="string">
            <text:p>itm_rohan_sword_c,itm_spear,</text:p>
          </table:table-cell>
          <table:table-cell table:style-name="ce11" office:value-type="string" calcext:value-type="string">
            <text:p>itm_rohirrim_courser,</text:p>
          </table:table-cell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bow_3</text:p>
          </table:table-cell>
          <table:table-cell table:style-name="ce12" office:value-type="string" calcext:value-type="string">
            <text:p>knows_common|knows_horse_archery_3|knows_shield_1| knows_riding_3|knows_power_draw_1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middle_2</text:p>
          </table:table-cell>
          <table:table-cell table:style-name="ce15"/>
          <table:table-cell table:style-name="ce6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4_veteran_skirmisher_of_rohan</text:p>
          </table:table-cell>
          <table:table-cell table:style-name="ce7" office:value-type="string" calcext:value-type="string">
            <text:p>Veteran_Skirmisher_of_Rohan</text:p>
          </table:table-cell>
          <table:table-cell table:style-name="ce7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,itm_rohan_light_helmet_b_good,itm_rohan_archer_helmet_a_bad,</text:p>
          </table:table-cell>
          <table:table-cell table:style-name="ce11" office:value-type="string" calcext:value-type="string">
            <text:p>itm_rohan_leather_good,itm_rohan_mail_bad, itm_rohan_mail,itm_dale_light_b,</text:p>
          </table:table-cell>
          <table:table-cell table:style-name="ce11"/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nomad_bow,itm_khergit_arrows,</text:p>
          </table:table-cell>
          <table:table-cell table:style-name="ce11" office:value-type="string" calcext:value-type="string">
            <text:p>itm_rohirrim_long_hafted_axe,itm_rohan_sword_c,</text:p>
          </table:table-cell>
          <table:table-cell table:style-name="ce11" office:value-type="string" calcext:value-type="string">
            <text:p>itm_rohirrim_courser,itm_rohirrim_hunter,</text:p>
          </table:table-cell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horse_archery_5|knows_riding_4|knows_power_draw_3|knows_power_strike_2|knows_ironflesh_1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5_elite_skirmisher_of_rohan</text:p>
          </table:table-cell>
          <table:table-cell table:style-name="ce7" office:value-type="string" calcext:value-type="string">
            <text:p>Elite_Skirmisher_of_Rohan</text:p>
          </table:table-cell>
          <table:table-cell table:style-name="ce7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a,itm_rohan_light_helmet_a,</text:p>
          </table:table-cell>
          <table:table-cell table:style-name="ce11" office:value-type="string" calcext:value-type="string">
            <text:p>itm_rohan_mail_good, itm_rohan_rider,itm_rohan_rider_bad,itm_dale_light_b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ohan_light_greaves,itm_leather_boots,</text:p>
          </table:table-cell>
          <table:table-cell table:style-name="ce11" office:value-type="string" calcext:value-type="string">
            <text:p>itm_strong_bow,itm_khergit_arrows,</text:p>
          </table:table-cell>
          <table:table-cell table:style-name="ce11" office:value-type="string" calcext:value-type="string">
            <text:p>itm_rohan_spear,itm_rohan_sword_c,itm_rohirrim_long_hafted_axe,</text:p>
          </table:table-cell>
          <table:table-cell table:style-name="ce11" office:value-type="string" calcext:value-type="string">
            <text:p>itm_rohirrim_courser2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horse_archery_6|knows_riding_6|knows_power_draw_4|knows_power_strike_2|knows_ironflesh_2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6_skirmisher_guard_of_rohan</text:p>
          </table:table-cell>
          <table:table-cell table:style-name="ce7" office:value-type="string" calcext:value-type="string">
            <text:p>Thengel_Guard_of_Rohan</text:p>
          </table:table-cell>
          <table:table-cell table:style-name="ce7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a_good,itm_rohan_light_helmet_a_good,</text:p>
          </table:table-cell>
          <table:table-cell table:style-name="ce11" office:value-type="string" calcext:value-type="string">
            <text:p>itm_rohan_surcoat_bad,itm_rohan_surcoat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ohan_light_greaves,</text:p>
          </table:table-cell>
          <table:table-cell table:style-name="ce11" office:value-type="string" calcext:value-type="string">
            <text:p>itm_strong_bow,itm_khergit_arrows,</text:p>
          </table:table-cell>
          <table:table-cell table:style-name="ce11" office:value-type="string" calcext:value-type="string">
            <text:p>itm_rohan_spear,itm_rohirrim_long_hafted_axe,</text:p>
          </table:table-cell>
          <table:table-cell table:style-name="ce11" office:value-type="string" calcext:value-type="string">
            <text:p>itm_rohan_warhorse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bow_6</text:p>
          </table:table-cell>
          <table:table-cell table:style-name="ce12" office:value-type="string" calcext:value-type="string">
            <text:p>knows_common|knows_horse_archery_8|knows_riding_7|knows_power_draw_5|knows_power_strike_3|knows_ironflesh_3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evil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evil_tier_6,wp_tier_bow_6,knows_common|knows_horse_archery_8|knows_riding_7|knows_power_draw_5|knows_power_strike_3|knows_ironflesh_3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4_lancer_of_rohan</text:p>
          </table:table-cell>
          <table:table-cell table:style-name="ce7" office:value-type="string" calcext:value-type="string">
            <text:p>Lancer_of_Rohan</text:p>
          </table:table-cell>
          <table:table-cell table:style-name="ce7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a, itm_rohan_archer_helmet_b,itm_rohan_inf_helmet_a_bad, itm_rohan_inf_helmet_b_bad,</text:p>
          </table:table-cell>
          <table:table-cell table:style-name="ce11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lance,</text:p>
          </table:table-cell>
          <table:table-cell table:style-name="ce11" office:value-type="string" calcext:value-type="string">
            <text:p>itm_rohan_cav_sword,itm_rohan_shield_a,itm_rohan_shield_b,itm_rohan_shield_c,</text:p>
          </table:table-cell>
          <table:table-cell table:style-name="ce11" office:value-type="string" calcext:value-type="string">
            <text:p>itm_rohirrim_courser2,</text:p>
          </table:table-cell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4|knows_shield_1|knows_power_strike_4|knows_ironflesh_2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elite_lancer_of_rohan</text:p>
          </table:table-cell>
          <table:table-cell table:style-name="ce7" office:value-type="string" calcext:value-type="string">
            <text:p>Elite_Lancer_of_Rohan</text:p>
          </table:table-cell>
          <table:table-cell table:style-name="ce7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b_good, itm_rohan_inf_helmet_a, itm_rohan_inf_helmet_b,</text:p>
          </table:table-cell>
          <table:table-cell table:style-name="ce11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lance,itm_rohan_lance,itm_rohan_lance_banner_horse,</text:p>
          </table:table-cell>
          <table:table-cell table:style-name="ce11" office:value-type="string" calcext:value-type="string">
            <text:p>itm_rohan_cav_sword,itm_rohan_shield_d,itm_rohan_shield_e,itm_rohan_shield_f,</text:p>
          </table:table-cell>
          <table:table-cell table:style-name="ce11" office:value-type="string" calcext:value-type="string">
            <text:p>itm_rohan_warhorse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5|knows_shield_2|knows_power_strike_5|knows_ironflesh_3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6_lancer_guard_of_rohan</text:p>
          </table:table-cell>
          <table:table-cell table:style-name="ce7" office:value-type="string" calcext:value-type="string">
            <text:p>Brego_Guard_of_Rohan</text:p>
          </table:table-cell>
          <table:table-cell table:style-name="ce7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_good,</text:p>
          </table:table-cell>
          <table:table-cell table:style-name="ce11" office:value-type="string" calcext:value-type="string">
            <text:p>itm_rohan_surcoat,itm_rohan_surcoat_cloak,itm_rohan_surcoat_good,itm_rohan_surcoat_good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lance_banner_sun,itm_rohan_lance_banner_horse,</text:p>
          </table:table-cell>
          <table:table-cell table:style-name="ce11" office:value-type="string" calcext:value-type="string">
            <text:p>itm_rohan_cav_sword,itm_rohan_shield_d,itm_rohan_shield_e,itm_rohan_shield_f,</text:p>
          </table:table-cell>
          <table:table-cell table:style-name="ce11" office:value-type="string" calcext:value-type="string">
            <text:p>itm_thengel_warhorse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7|knows_shield_3|knows_power_strike_6|knows_ironflesh_6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evil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evil_tier_6,wp_tier_6,knows_common|knows_riding_7|knows_shield_3|knows_power_strike_6|knows_ironflesh_6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6_king_s_man_of_rohan</text:p>
          </table:table-cell>
          <table:table-cell table:style-name="ce7" office:value-type="string" calcext:value-type="string">
            <text:p>King's_Guard</text:p>
          </table:table-cell>
          <table:table-cell table:style-name="ce7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_lordly,itm_rohan_archer_helmet_c_lordly,</text:p>
          </table:table-cell>
          <table:table-cell table:style-name="ce11" office:value-type="string" calcext:value-type="string">
            <text:p>itm_rohan_guard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lance_banner_sun,itm_rohan_lance_banner_horse,</text:p>
          </table:table-cell>
          <table:table-cell table:style-name="ce11" office:value-type="string" calcext:value-type="string">
            <text:p>itm_rohirrim_long_hafted_axe,itm_rohan_sword_c,itm_rohan_shield_g,</text:p>
          </table:table-cell>
          <table:table-cell table:style-name="ce11" office:value-type="string" calcext:value-type="string">
            <text:p>itm_thengel_warhorse_heavy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9|knows_shield_3|knows_power_strike_8|knows_ironflesh_8</text:p>
          </table:table-cell>
          <table:table-cell table:style-name="ce14" office:value-type="string" calcext:value-type="string">
            <text:p>rohan_face_old_1</text:p>
          </table:table-cell>
          <table:table-cell table:style-name="ce14" office:value-type="string" calcext:value-type="string">
            <text:p>rohan_face_older_2</text:p>
          </table:table-cell>
          <table:table-cell table:style-name="ce15"/>
          <table:table-cell table:style-name="ce6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evil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evil_tier_6,wp_tier_6,knows_common|knows_riding_9|knows_shield_3|knows_power_strike_8|knows_ironflesh_8,rohan_face_old_1,rohan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2_squire_of_rohan</text:p>
          </table:table-cell>
          <table:table-cell table:style-name="ce7" office:value-type="string" calcext:value-type="string">
            <text:p>Squire_of_Rohan</text:p>
          </table:table-cell>
          <table:table-cell table:style-name="ce7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_bad,itm_rohan_light_helmet_b_bad,itm_mail_coif,</text:p>
          </table:table-cell>
          <table:table-cell table:style-name="ce11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ohan_shoes,itm_leather_boots,</text:p>
          </table:table-cell>
          <table:table-cell table:style-name="ce11" office:value-type="string" calcext:value-type="string">
            <text:p>itm_spear,itm_rohan_sword_c,</text:p>
          </table:table-cell>
          <table:table-cell table:style-name="ce11" office:value-type="string" calcext:value-type="string">
            <text:p>itm_rohan_shield_a,itm_rohan_shield_b,itm_rohan_shield_c,</text:p>
          </table:table-cell>
          <table:table-cell table:style-name="ce11" office:value-type="string" calcext:value-type="string">
            <text:p>itm_saddle_horse,itm_rohirrim_courser,</text:p>
          </table:table-cell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3_rider_of_rohan</text:p>
          </table:table-cell>
          <table:table-cell table:style-name="ce7" office:value-type="string" calcext:value-type="string">
            <text:p>Rider_of_Rohan</text:p>
          </table:table-cell>
          <table:table-cell table:style-name="ce7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1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ohan_light_greaves,</text:p>
          </table:table-cell>
          <table:table-cell table:style-name="ce11" office:value-type="string" calcext:value-type="string">
            <text:p>itm_rohan_spear,itm_rohan_spear,</text:p>
          </table:table-cell>
          <table:table-cell table:style-name="ce11" office:value-type="string" calcext:value-type="string">
            <text:p>itm_rohan_sword_c,itm_rohirrim_long_hafted_axe,itm_rohan_shield_a,itm_rohan_shield_b,itm_rohan_shield_c,</text:p>
          </table:table-cell>
          <table:table-cell table:style-name="ce11" office:value-type="string" calcext:value-type="string">
            <text:p>itm_rohirrim_courser,itm_rohirrim_hunter,</text:p>
          </table:table-cell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horse_archery_2|knows_riding_3|knows_shield_1|knows_power_throw_2|knows_power_strike_2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4_veteran_rider_of_rohan</text:p>
          </table:table-cell>
          <table:table-cell table:style-name="ce7" office:value-type="string" calcext:value-type="string">
            <text:p>Veteran_Rider_of_Rohan</text:p>
          </table:table-cell>
          <table:table-cell table:style-name="ce7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1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an_light_greaves,</text:p>
          </table:table-cell>
          <table:table-cell table:style-name="ce11" office:value-type="string" calcext:value-type="string">
            <text:p>itm_rohan_spear,</text:p>
          </table:table-cell>
          <table:table-cell table:style-name="ce11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1" office:value-type="string" calcext:value-type="string">
            <text:p>itm_rohirrim_courser2,itm_rohirrim_hunter,</text:p>
          </table:table-cell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elite_rider_of_rohan</text:p>
          </table:table-cell>
          <table:table-cell table:style-name="ce7" office:value-type="string" calcext:value-type="string">
            <text:p>Elite_Rider_of_Rohan</text:p>
          </table:table-cell>
          <table:table-cell table:style-name="ce7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b_good, itm_rohan_inf_helmet_a, itm_rohan_inf_helmet_b,</text:p>
          </table:table-cell>
          <table:table-cell table:style-name="ce11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spear,</text:p>
          </table:table-cell>
          <table:table-cell table:style-name="ce11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1" office:value-type="string" calcext:value-type="string">
            <text:p>itm_rohan_warhorse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6_rider_guard_of_rohan</text:p>
          </table:table-cell>
          <table:table-cell table:style-name="ce7" office:value-type="string" calcext:value-type="string">
            <text:p>Eorl_Guard_of_Rohan</text:p>
          </table:table-cell>
          <table:table-cell table:style-name="ce7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_lordly,</text:p>
          </table:table-cell>
          <table:table-cell table:style-name="ce11" office:value-type="string" calcext:value-type="string">
            <text:p>itm_rohan_guard_bad, itm_rohan_guard,itm_rohan_guard_cloak, itm_rohan_guard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spear,</text:p>
          </table:table-cell>
          <table:table-cell table:style-name="ce11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1" office:value-type="string" calcext:value-type="string">
            <text:p>itm_thengel_warhorse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evil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evil_tier_6,wp_tier_6,knows_common|knows_horse_archery_4|knows_riding_8|knows_shield_3|knows_power_throw_5|knows_power_strike_6|knows_ironflesh_6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2h_guard_of_rohan</text:p>
          </table:table-cell>
          <table:table-cell table:style-name="ce7" office:value-type="string" calcext:value-type="string">
            <text:p>Helm_Guard_of_Rohan</text:p>
          </table:table-cell>
          <table:table-cell table:style-name="ce7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_lordly,itm_mail_coif_good,</text:p>
          </table:table-cell>
          <table:table-cell table:style-name="ce11" office:value-type="string" calcext:value-type="string">
            <text:p>itm_rohan_guard_bad,itm_rohan_guard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2h_sword, itm_rohirrim_long_hafted_axe,</text:p>
          </table:table-cell>
          <table:table-cell table:style-name="ce11" table:number-columns-repeated="2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6|knows_power_strike_7|knows_ironflesh_8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evil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evil_tier_6,wp_tier_6,knows_common|knows_athletics_6|knows_power_strike_7|knows_ironflesh_8,rohan_face_middle_1,rohan_face_old_2],</text:p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#Rohan Siege battle dismounted troops</text:p>
          </table:table-cell>
          <table:table-cell table:style-name="ce6" table:number-columns-repeated="3"/>
          <table:table-cell table:style-name="ce41" table:number-columns-repeated="2"/>
          <table:table-cell table:style-name="ce6" table:number-columns-repeated="14"/>
          <table:table-cell table:style-name="ce6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dism_skirmisher_of_rohan</text:p>
          </table:table-cell>
          <table:table-cell table:style-name="ce7" office:value-type="string" calcext:value-type="string">
            <text:p>Skirmisher_of_Rohan</text:p>
          </table:table-cell>
          <table:table-cell table:style-name="ce7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,itm_rohan_light_helmet_b,itm_rohan_light_helmet_b_good,</text:p>
          </table:table-cell>
          <table:table-cell table:style-name="ce11" office:value-type="string" calcext:value-type="string">
            <text:p>itm_rohan_recruit_good, itm_rohan_leather_bad, itm_rohan_leather,itm_dale_light_b_bad,itm_north_leather_good,</text:p>
          </table:table-cell>
          <table:table-cell table:style-name="ce11"/>
          <table:table-cell table:style-name="ce11" office:value-type="string" calcext:value-type="string">
            <text:p>itm_rohan_shoes,itm_leather_boots_bad,</text:p>
          </table:table-cell>
          <table:table-cell table:style-name="ce11" office:value-type="string" calcext:value-type="string">
            <text:p>itm_nomad_bow,itm_khergit_arrows,</text:p>
          </table:table-cell>
          <table:table-cell table:style-name="ce11" office:value-type="string" calcext:value-type="string">
            <text:p>itm_rohan_sword_c,itm_spear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dism_veteran_skirmisher_of_rohan</text:p>
          </table:table-cell>
          <table:table-cell table:style-name="ce7" office:value-type="string" calcext:value-type="string">
            <text:p>Veteran_Skirmisher_of_Rohan</text:p>
          </table:table-cell>
          <table:table-cell table:style-name="ce7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,itm_rohan_light_helmet_b_good,itm_rohan_archer_helmet_a_bad,</text:p>
          </table:table-cell>
          <table:table-cell table:style-name="ce11" office:value-type="string" calcext:value-type="string">
            <text:p>itm_rohan_leather_good,itm_rohan_mail_bad, itm_rohan_mail,itm_dale_light_b,</text:p>
          </table:table-cell>
          <table:table-cell table:style-name="ce11"/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nomad_bow,itm_khergit_arrows,</text:p>
          </table:table-cell>
          <table:table-cell table:style-name="ce11" office:value-type="string" calcext:value-type="string">
            <text:p>itm_rohirrim_long_hafted_axe,itm_rohan_sword_c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dism_elite_skirmisher_of_rohan</text:p>
          </table:table-cell>
          <table:table-cell table:style-name="ce7" office:value-type="string" calcext:value-type="string">
            <text:p>Elite_Skirmisher_of_Rohan</text:p>
          </table:table-cell>
          <table:table-cell table:style-name="ce7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a,itm_rohan_light_helmet_a,</text:p>
          </table:table-cell>
          <table:table-cell table:style-name="ce11" office:value-type="string" calcext:value-type="string">
            <text:p>itm_rohan_mail_good, itm_rohan_rider,itm_rohan_rider_bad,itm_dale_light_b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ohan_light_greaves,itm_leather_boots,</text:p>
          </table:table-cell>
          <table:table-cell table:style-name="ce11" office:value-type="string" calcext:value-type="string">
            <text:p>itm_strong_bow,itm_khergit_arrows,</text:p>
          </table:table-cell>
          <table:table-cell table:style-name="ce11" office:value-type="string" calcext:value-type="string">
            <text:p>itm_rohan_spear,itm_rohan_sword_c,itm_rohirrim_long_hafted_axe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HARAD</text:p>
          </table:table-cell>
          <table:table-cell table:style-name="ce6" table:number-columns-repeated="19"/>
          <table:table-cell table:style-name="ce6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harad_levy</text:p>
          </table:table-cell>
          <table:table-cell table:style-name="ce7" office:value-type="string" calcext:value-type="string">
            <text:p>Harad_Levy</text:p>
          </table:table-cell>
          <table:table-cell table:style-name="ce7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31"/>
          <table:table-cell table:style-name="ce11" office:value-type="string" calcext:value-type="string">
            <text:p>itm_harad_tunic,itm_harad_padded_bad,itm_harad_tunic_bad,</text:p>
          </table:table-cell>
          <table:table-cell table:style-name="ce11"/>
          <table:table-cell table:style-name="ce11" office:value-type="string" calcext:value-type="string">
            <text:p>itm_desert_boots,</text:p>
          </table:table-cell>
          <table:table-cell table:style-name="ce11" office:value-type="string" calcext:value-type="string">
            <text:p>itm_harad_javelin,itm_harad_short_spear,</text:p>
          </table:table-cell>
          <table:table-cell table:style-name="ce11" table:number-columns-repeated="2"/>
          <table:table-cell table:style-name="ce12" office:value-type="string" calcext:value-type="string">
            <text:p>attr_evil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harad_infantry</text:p>
          </table:table-cell>
          <table:table-cell table:style-name="ce7" office:value-type="string" calcext:value-type="string">
            <text:p>Harad_Light_Footman</text:p>
          </table:table-cell>
          <table:table-cell table:style-name="ce7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/>
          <table:table-cell table:style-name="ce11" office:value-type="string" calcext:value-type="string">
            <text:p>itm_harad_tunic,itm_harad_padded, itm_harad_pectoral_bad,itm_harad_scale_bad,</text:p>
          </table:table-cell>
          <table:table-cell table:style-name="ce11"/>
          <table:table-cell table:style-name="ce11" office:value-type="string" calcext:value-type="string">
            <text:p>itm_harad_leather_greaves,itm_desert_boots,</text:p>
          </table:table-cell>
          <table:table-cell table:style-name="ce11" office:value-type="string" calcext:value-type="string">
            <text:p>itm_harad_short_spear,itm_harad_dagger,itm_skirmisher_sword,itm_harad_sabre_bad,</text:p>
          </table:table-cell>
          <table:table-cell table:style-name="ce11" office:value-type="string" calcext:value-type="string">
            <text:p>itm_harad_long_shield_d,itm_harad_long_shield_e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3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harad_spearman</text:p>
          </table:table-cell>
          <table:table-cell table:style-name="ce7" office:value-type="string" calcext:value-type="string">
            <text:p>Harad_Spearman</text:p>
          </table:table-cell>
          <table:table-cell table:style-name="ce7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finhelm,</text:p>
          </table:table-cell>
          <table:table-cell table:style-name="ce11" office:value-type="string" calcext:value-type="string">
            <text:p>itm_harad_pectoral, itm_harad_padded_good,</text:p>
          </table:table-cell>
          <table:table-cell table:style-name="ce11"/>
          <table:table-cell table:style-name="ce11" office:value-type="string" calcext:value-type="string">
            <text:p>itm_harad_scale_greaves,itm_harad_leather_greaves,</text:p>
          </table:table-cell>
          <table:table-cell table:style-name="ce11" office:value-type="string" calcext:value-type="string">
            <text:p>itm_harad_long_spear,</text:p>
          </table:table-cell>
          <table:table-cell table:style-name="ce11" office:value-type="string" calcext:value-type="string">
            <text:p>itm_harad_long_shield_d,itm_harad_long_shield_e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3|knows_shield_3|knows_power_strike_3|knows_ironflesh_2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harad_tiger_guard</text:p>
          </table:table-cell>
          <table:table-cell table:style-name="ce7" office:value-type="string" calcext:value-type="string">
            <text:p>Tiger_Guard</text:p>
          </table:table-cell>
          <table:table-cell table:style-name="ce7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lion_helm,</text:p>
          </table:table-cell>
          <table:table-cell table:style-name="ce11" office:value-type="string" calcext:value-type="string">
            <text:p>itm_harad_pectoral_lordly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harad_scale_greaves,</text:p>
          </table:table-cell>
          <table:table-cell table:style-name="ce11" office:value-type="string" calcext:value-type="string">
            <text:p>itm_harad_long_spear,</text:p>
          </table:table-cell>
          <table:table-cell table:style-name="ce11" office:value-type="string" calcext:value-type="string">
            <text:p>itm_harad_long_shield_b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3|knows_shield_4|knows_power_strike_4|knows_ironflesh_6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harad_swordsman</text:p>
          </table:table-cell>
          <table:table-cell table:style-name="ce7" office:value-type="string" calcext:value-type="string">
            <text:p>Harad_Swordsman</text:p>
          </table:table-cell>
          <table:table-cell table:style-name="ce7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finhelm,</text:p>
          </table:table-cell>
          <table:table-cell table:style-name="ce11" office:value-type="string" calcext:value-type="string">
            <text:p>itm_harad_scale,itm_harad_lamellar_good,itm_harad_heavy_lamellar,</text:p>
          </table:table-cell>
          <table:table-cell table:style-name="ce11"/>
          <table:table-cell table:style-name="ce11" office:value-type="string" calcext:value-type="string">
            <text:p>itm_harad_scale_greaves,</text:p>
          </table:table-cell>
          <table:table-cell table:style-name="ce11" office:value-type="string" calcext:value-type="string">
            <text:p>itm_harad_sabre,itm_skirmisher_sword,itm_black_snake_sword_bad,</text:p>
          </table:table-cell>
          <table:table-cell table:style-name="ce11" office:value-type="string" calcext:value-type="string">
            <text:p>itm_harad_long_shield_d,itm_harad_long_shield_e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3|knows_shield_3|knows_power_strike_3|knows_ironflesh_2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harad_lion_guard</text:p>
          </table:table-cell>
          <table:table-cell table:style-name="ce7" office:value-type="string" calcext:value-type="string">
            <text:p>Lion_Guard</text:p>
          </table:table-cell>
          <table:table-cell table:style-name="ce7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lion_helm,</text:p>
          </table:table-cell>
          <table:table-cell table:style-name="ce11" office:value-type="string" calcext:value-type="string">
            <text:p>itm_harad_heavy_lamellar_lordly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harad_scale_greaves,</text:p>
          </table:table-cell>
          <table:table-cell table:style-name="ce11" office:value-type="string" calcext:value-type="string">
            <text:p>itm_harad_khopesh,itm_black_snake_sword,</text:p>
          </table:table-cell>
          <table:table-cell table:style-name="ce30" office:value-type="string" calcext:value-type="string">
            <text:p>itm_harad_long_shield_b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6|knows_power_strike_5|knows_ironflesh_4|knows_shield_3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harad_hunter</text:p>
          </table:table-cell>
          <table:table-cell table:style-name="ce7" office:value-type="string" calcext:value-type="string">
            <text:p>Harad_Hunter</text:p>
          </table:table-cell>
          <table:table-cell table:style-name="ce7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heavy_inf_helm,</text:p>
          </table:table-cell>
          <table:table-cell table:style-name="ce11" office:value-type="string" calcext:value-type="string">
            <text:p>itm_harad_tunic,itm_harad_padded_bad,itm_harad_tunic_good,</text:p>
          </table:table-cell>
          <table:table-cell table:style-name="ce11"/>
          <table:table-cell table:style-name="ce11" office:value-type="string" calcext:value-type="string">
            <text:p>itm_desert_boots,</text:p>
          </table:table-cell>
          <table:table-cell table:style-name="ce11" office:value-type="string" calcext:value-type="string">
            <text:p>itm_harad_bow,itm_harad_arrows,</text:p>
          </table:table-cell>
          <table:table-cell table:style-name="ce11" office:value-type="string" calcext:value-type="string">
            <text:p>itm_harad_short_spear,itm_harad_dagger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bow_3</text:p>
          </table:table-cell>
          <table:table-cell table:style-name="ce13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harad_archer</text:p>
          </table:table-cell>
          <table:table-cell table:style-name="ce7" office:value-type="string" calcext:value-type="string">
            <text:p>Harad_Archer</text:p>
          </table:table-cell>
          <table:table-cell table:style-name="ce7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heavy_inf_helm,</text:p>
          </table:table-cell>
          <table:table-cell table:style-name="ce11" office:value-type="string" calcext:value-type="string">
            <text:p>itm_harad_tunic_good,itm_harad_padded,itm_harad_lamellar_bad,</text:p>
          </table:table-cell>
          <table:table-cell table:style-name="ce11"/>
          <table:table-cell table:style-name="ce11" office:value-type="string" calcext:value-type="string">
            <text:p>itm_harad_leather_greaves,itm_desert_boots,</text:p>
          </table:table-cell>
          <table:table-cell table:style-name="ce11" office:value-type="string" calcext:value-type="string">
            <text:p>itm_harad_bow,itm_harad_arrows,</text:p>
          </table:table-cell>
          <table:table-cell table:style-name="ce11" office:value-type="string" calcext:value-type="string">
            <text:p>itm_harad_short_spear,itm_harad_dagger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athletics_3|knows_power_draw_3|knows_ironflesh_1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harad_eagle_guard</text:p>
          </table:table-cell>
          <table:table-cell table:style-name="ce7" office:value-type="string" calcext:value-type="string">
            <text:p>Eagle_Guard</text:p>
          </table:table-cell>
          <table:table-cell table:style-name="ce7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eaglehelm,</text:p>
          </table:table-cell>
          <table:table-cell table:style-name="ce11" office:value-type="string" calcext:value-type="string">
            <text:p>itm_black_snake_armor_bad,itm_harad_pectoral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harad_leather_greaves,</text:p>
          </table:table-cell>
          <table:table-cell table:style-name="ce11" office:value-type="string" calcext:value-type="string">
            <text:p>itm_lg_bow,itm_harad_arrows,itm_harad_arrows,</text:p>
          </table:table-cell>
          <table:table-cell table:style-name="ce11" office:value-type="string" calcext:value-type="string">
            <text:p>itm_eagle_guard_spear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athletics_4|knows_power_draw_4|knows_ironflesh_2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HARONDOR</text:p>
          </table:table-cell>
          <table:table-cell table:style-name="ce6" table:number-columns-repeated="19"/>
          <table:table-cell table:style-name="ce6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2_harondor_scout</text:p>
          </table:table-cell>
          <table:table-cell table:style-name="ce7" office:value-type="string" calcext:value-type="string">
            <text:p>Harondor_Scout</text:p>
          </table:table-cell>
          <table:table-cell table:style-name="ce7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31" office:value-type="string" calcext:value-type="string">
            <text:p>itm_harad_cav_helm_a,</text:p>
          </table:table-cell>
          <table:table-cell table:style-name="ce11" office:value-type="string" calcext:value-type="string">
            <text:p>itm_harad_tunic,itm_harad_padded,</text:p>
          </table:table-cell>
          <table:table-cell table:style-name="ce11"/>
          <table:table-cell table:style-name="ce11" office:value-type="string" calcext:value-type="string">
            <text:p>itm_desert_boots,</text:p>
          </table:table-cell>
          <table:table-cell table:style-name="ce11" office:value-type="string" calcext:value-type="string">
            <text:p>itm_horandor_a,</text:p>
          </table:table-cell>
          <table:table-cell table:style-name="ce11" office:value-type="string" calcext:value-type="string">
            <text:p>itm_harad_shield_a,</text:p>
          </table:table-cell>
          <table:table-cell table:style-name="ce11" office:value-type="string" calcext:value-type="string">
            <text:p>itm_saddle_horse</text:p>
          </table:table-cell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2" office:value-type="string" calcext:value-type="string">
            <text:p>knows_common|knows_athletics_2|knows_shield_1|knows_power_strike_1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3_harondor_rider</text:p>
          </table:table-cell>
          <table:table-cell table:style-name="ce7" office:value-type="string" calcext:value-type="string">
            <text:p>Harondor_Rider</text:p>
          </table:table-cell>
          <table:table-cell table:style-name="ce7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cav_helm_b,</text:p>
          </table:table-cell>
          <table:table-cell table:style-name="ce11" office:value-type="string" calcext:value-type="string">
            <text:p>itm_harad_tunic_good,itm_harad_padded_good,itm_harad_scale_bad,itm_harad_lamellar_bad,</text:p>
          </table:table-cell>
          <table:table-cell table:style-name="ce11"/>
          <table:table-cell table:style-name="ce11" office:value-type="string" calcext:value-type="string">
            <text:p>itm_harad_leather_greaves,itm_desert_boots,</text:p>
          </table:table-cell>
          <table:table-cell table:style-name="ce11" office:value-type="string" calcext:value-type="string">
            <text:p>itm_horandor_a,</text:p>
          </table:table-cell>
          <table:table-cell table:style-name="ce11" office:value-type="string" calcext:value-type="string">
            <text:p>itm_harad_shield_b,itm_harad_shield_c,</text:p>
          </table:table-cell>
          <table:table-cell table:style-name="ce11" office:value-type="string" calcext:value-type="string">
            <text:p>itm_harad_horse</text:p>
          </table:table-cell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riding_2|knows_shield_2|knows_power_strike_2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4_harondor_light_cavalry</text:p>
          </table:table-cell>
          <table:table-cell table:style-name="ce7" office:value-type="string" calcext:value-type="string">
            <text:p>Harondor_Light_Rider</text:p>
          </table:table-cell>
          <table:table-cell table:style-name="ce7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wavy_helm,</text:p>
          </table:table-cell>
          <table:table-cell table:style-name="ce11" office:value-type="string" calcext:value-type="string">
            <text:p>itm_harad_lamellar_good,itm_harad_heavy_bad,itm_harad_scale,</text:p>
          </table:table-cell>
          <table:table-cell table:style-name="ce11"/>
          <table:table-cell table:style-name="ce11" office:value-type="string" calcext:value-type="string">
            <text:p>itm_harad_lamellar_greaves,itm_harad_leather_greaves,</text:p>
          </table:table-cell>
          <table:table-cell table:style-name="ce11" office:value-type="string" calcext:value-type="string">
            <text:p>itm_horandor_a,itm_harad_heavy_sword_bad,</text:p>
          </table:table-cell>
          <table:table-cell table:style-name="ce11" office:value-type="string" calcext:value-type="string">
            <text:p>itm_harad_shield_b,itm_harad_shield_c,</text:p>
          </table:table-cell>
          <table:table-cell table:style-name="ce11" office:value-type="string" calcext:value-type="string">
            <text:p>itm_harad_warhorse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3|knows_shield_3|knows_power_strike_3|knows_ironflesh_2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harondor_serpent_knight</text:p>
          </table:table-cell>
          <table:table-cell table:style-name="ce7" office:value-type="string" calcext:value-type="string">
            <text:p>Gold_Serpent_Knight</text:p>
          </table:table-cell>
          <table:table-cell table:style-name="ce7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dragon_helm,</text:p>
          </table:table-cell>
          <table:table-cell table:style-name="ce11" office:value-type="string" calcext:value-type="string">
            <text:p>itm_harad_heavy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harad_lamellar_greaves,</text:p>
          </table:table-cell>
          <table:table-cell table:style-name="ce11" office:value-type="string" calcext:value-type="string">
            <text:p>itm_harad_long_spear,itm_harad_heavy_sword_good,</text:p>
          </table:table-cell>
          <table:table-cell table:style-name="ce11" office:value-type="string" calcext:value-type="string">
            <text:p>itm_harad_yellow_shield,</text:p>
          </table:table-cell>
          <table:table-cell table:style-name="ce11" office:value-type="string" calcext:value-type="string">
            <text:p>itm_harad_warhorse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ironflesh_3|knows_power_strike_5|knows_shield_3|knows_riding_7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3_harondor_skirmisher</text:p>
          </table:table-cell>
          <table:table-cell table:style-name="ce7" office:value-type="string" calcext:value-type="string">
            <text:p>Harondor_Skirmisher</text:p>
          </table:table-cell>
          <table:table-cell table:style-name="ce7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cav_helm_b,</text:p>
          </table:table-cell>
          <table:table-cell table:style-name="ce11" office:value-type="string" calcext:value-type="string">
            <text:p>itm_harad_tunic_good,itm_harad_padded,</text:p>
          </table:table-cell>
          <table:table-cell table:style-name="ce11"/>
          <table:table-cell table:style-name="ce11" office:value-type="string" calcext:value-type="string">
            <text:p>itm_harad_leather_greaves,itm_desert_boots,</text:p>
          </table:table-cell>
          <table:table-cell table:style-name="ce11" office:value-type="string" calcext:value-type="string">
            <text:p>itm_harad_bow,itm_harad_arrows,</text:p>
          </table:table-cell>
          <table:table-cell table:style-name="ce11" office:value-type="string" calcext:value-type="string">
            <text:p>itm_horandor_a,</text:p>
          </table:table-cell>
          <table:table-cell table:style-name="ce11" office:value-type="string" calcext:value-type="string">
            <text:p>itm_saddle_horse,</text:p>
          </table:table-cell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bow_3</text:p>
          </table:table-cell>
          <table:table-cell table:style-name="ce12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4_harondor_horse_archer</text:p>
          </table:table-cell>
          <table:table-cell table:style-name="ce7" office:value-type="string" calcext:value-type="string">
            <text:p>Harondor_Horse_Archer</text:p>
          </table:table-cell>
          <table:table-cell table:style-name="ce7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heavy_inf_helm,</text:p>
          </table:table-cell>
          <table:table-cell table:style-name="ce11" office:value-type="string" calcext:value-type="string">
            <text:p>itm_harad_padded_good,</text:p>
          </table:table-cell>
          <table:table-cell table:style-name="ce11"/>
          <table:table-cell table:style-name="ce11" office:value-type="string" calcext:value-type="string">
            <text:p>itm_harad_lamellar_greaves,itm_harad_leather_greaves,</text:p>
          </table:table-cell>
          <table:table-cell table:style-name="ce11" office:value-type="string" calcext:value-type="string">
            <text:p>itm_nomad_bow,itm_harad_arrows,</text:p>
          </table:table-cell>
          <table:table-cell table:style-name="ce11" office:value-type="string" calcext:value-type="string">
            <text:p>itm_horandor_a,itm_black_snake_sword,</text:p>
          </table:table-cell>
          <table:table-cell table:style-name="ce11" office:value-type="string" calcext:value-type="string">
            <text:p>itm_harad_horse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horse_archery_4|knows_riding_4|knows_power_draw_3|knows_power_strike_2|knows_ironflesh_1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5_harondor_black_snake</text:p>
          </table:table-cell>
          <table:table-cell table:style-name="ce7" office:value-type="string" calcext:value-type="string">
            <text:p>Black_Snake_Horse_Archer</text:p>
          </table:table-cell>
          <table:table-cell table:style-name="ce7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black_snake_helm,</text:p>
          </table:table-cell>
          <table:table-cell table:style-name="ce11" office:value-type="string" calcext:value-type="string">
            <text:p>itm_black_snake_armor,</text:p>
          </table:table-cell>
          <table:table-cell table:style-name="ce11"/>
          <table:table-cell table:style-name="ce11" office:value-type="string" calcext:value-type="string">
            <text:p>itm_harad_lamellar_greaves,</text:p>
          </table:table-cell>
          <table:table-cell table:style-name="ce11" office:value-type="string" calcext:value-type="string">
            <text:p>itm_nomad_bow,itm_harad_arrows,</text:p>
          </table:table-cell>
          <table:table-cell table:style-name="ce11" office:value-type="string" calcext:value-type="string">
            <text:p>itm_black_snake_sword_good,itm_harad_heavy_sword,</text:p>
          </table:table-cell>
          <table:table-cell table:style-name="ce11" office:value-type="string" calcext:value-type="string">
            <text:p>itm_harad_warhorse,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ironflesh_3|knows_power_strike_4|knows_power_draw_5|knows_riding_7|knows_horse_archery_7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,haradrim_face_1,haradrim_face_2],</text:p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FAR HARAD</text:p>
          </table:table-cell>
          <table:table-cell table:style-name="ce6" table:number-columns-repeated="19"/>
          <table:table-cell table:style-name="ce6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far_harad_tribesman</text:p>
          </table:table-cell>
          <table:table-cell table:style-name="ce7" office:value-type="string" calcext:value-type="string">
            <text:p>Far_Harad_Tribesman</text:p>
          </table:table-cell>
          <table:table-cell table:style-name="ce7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31"/>
          <table:table-cell table:style-name="ce11" table:number-columns-repeated="3"/>
          <table:table-cell table:style-name="ce11" office:value-type="string" calcext:value-type="string">
            <text:p>itm_far_harad_2h_mace,itm_harad_short_spear,</text:p>
          </table:table-cell>
          <table:table-cell table:style-name="ce11" office:value-type="string" calcext:value-type="string">
            <text:p>itm_harad_javelin,</text:p>
          </table:table-cell>
          <table:table-cell table:style-name="ce11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14" office:value-type="string" calcext:value-type="string">
            <text:p>far_harad_face1</text:p>
          </table:table-cell>
          <table:table-cell table:style-name="ce14" office:value-type="string" calcext:value-type="string">
            <text:p>far_harad_face2</text:p>
          </table:table-cell>
          <table:table-cell table:style-name="ce15"/>
          <table:table-cell table:style-name="ce6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far_harad_champion</text:p>
          </table:table-cell>
          <table:table-cell table:style-name="ce7" office:value-type="string" calcext:value-type="string">
            <text:p>Far_Harad_Champion</text:p>
          </table:table-cell>
          <table:table-cell table:style-name="ce7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/>
          <table:table-cell table:style-name="ce11" office:value-type="string" calcext:value-type="string">
            <text:p>itm_harad_champion,</text:p>
          </table:table-cell>
          <table:table-cell table:style-name="ce11" table:number-columns-repeated="2"/>
          <table:table-cell table:style-name="ce11" office:value-type="string" calcext:value-type="string">
            <text:p>itm_far_harad_2h_mace,itm_harad_short_spear,</text:p>
          </table:table-cell>
          <table:table-cell table:style-name="ce11" office:value-type="string" calcext:value-type="string">
            <text:p>itm_harad_javelin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3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14" office:value-type="string" calcext:value-type="string">
            <text:p>far_harad_face1</text:p>
          </table:table-cell>
          <table:table-cell table:style-name="ce14" office:value-type="string" calcext:value-type="string">
            <text:p>far_harad_face2</text:p>
          </table:table-cell>
          <table:table-cell table:style-name="ce15"/>
          <table:table-cell table:style-name="ce6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far_harad_panther_guard</text:p>
          </table:table-cell>
          <table:table-cell table:style-name="ce7" office:value-type="string" calcext:value-type="string">
            <text:p>Panther_Guard</text:p>
          </table:table-cell>
          <table:table-cell table:style-name="ce7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pantherhelm,</text:p>
          </table:table-cell>
          <table:table-cell table:style-name="ce11" office:value-type="string" calcext:value-type="string">
            <text:p>itm_harad_champion_good,</text:p>
          </table:table-cell>
          <table:table-cell table:style-name="ce11" table:number-columns-repeated="2"/>
          <table:table-cell table:style-name="ce11" office:value-type="string" calcext:value-type="string">
            <text:p>itm_harad_mace,</text:p>
          </table:table-cell>
          <table:table-cell table:style-name="ce11" office:value-type="string" calcext:value-type="string">
            <text:p>itm_harad_javelin,itm_harad_long_shield_a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power_throw_4|knows_power_strike_4|knows_ironflesh_3|knows_athletics_8</text:p>
          </table:table-cell>
          <table:table-cell table:style-name="ce14" office:value-type="string" calcext:value-type="string">
            <text:p>far_harad_face1</text:p>
          </table:table-cell>
          <table:table-cell table:style-name="ce14" office:value-type="string" calcext:value-type="string">
            <text:p>far_harad_face2</text:p>
          </table:table-cell>
          <table:table-cell table:style-name="ce15"/>
          <table:table-cell table:style-name="ce6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CAMEL RIDER</text:p>
          </table:table-cell>
          <table:table-cell table:style-name="ce6" table:number-columns-repeated="19"/>
          <table:table-cell table:style-name="ce6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5_camel_rider</text:p>
          </table:table-cell>
          <table:table-cell table:style-name="ce7" office:value-type="string" calcext:value-type="string">
            <text:p>Harad_Camel_Rider</text:p>
          </table:table-cell>
          <table:table-cell table:style-name="ce7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black_snake_helm,itm_harad_heavy_inf_helm,</text:p>
          </table:table-cell>
          <table:table-cell table:style-name="ce11" office:value-type="string" calcext:value-type="string">
            <text:p>itm_black_snake_armor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harad_leather_greaves,</text:p>
          </table:table-cell>
          <table:table-cell table:style-name="ce11" office:value-type="string" calcext:value-type="string">
            <text:p>itm_harad_javelin_big,itm_harad_javelin_big,</text:p>
          </table:table-cell>
          <table:table-cell table:style-name="ce11" office:value-type="string" calcext:value-type="string">
            <text:p>itm_far_harad_2h_mace,itm_harad_long_spear,</text:p>
          </table:table-cell>
          <table:table-cell table:style-name="ce11" office:value-type="string" calcext:value-type="string">
            <text:p>itm_camel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ironflesh_6|knows_power_strike_4|knows_power_throw_7|knows_riding_7|knows_horse_archery_8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5,knows_common|knows_ironflesh_6|knows_power_strike_4|knows_power_throw_7|knows_riding_7|knows_horse_archery_8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5,knows_common|knows_ironflesh_6|knows_power_strike_4|knows_power_throw_7|knows_riding_7|knows_horse_archery_8,haradrim_face_1,haradrim_face_2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DUNLAND #Dunnish #Dunlendings</text:p>
          </table:table-cell>
          <table:table-cell table:style-name="ce6" table:number-columns-repeated="19"/>
          <table:table-cell table:style-name="ce6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dun_wildman</text:p>
          </table:table-cell>
          <table:table-cell table:style-name="ce7" office:value-type="string" calcext:value-type="string">
            <text:p>Dunnish_Wildman</text:p>
          </table:table-cell>
          <table:table-cell table:style-name="ce7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gundabad_helm_a, itm_dun_helm_b_bad,</text:p>
          </table:table-cell>
          <table:table-cell table:style-name="ce11" office:value-type="string" calcext:value-type="string">
            <text:p>itm_dunland_tunic_1_bad, itm_dunland_tunic_2_bad, itm_dunland_fur_1_bad, itm_dunland_fur_2_bad,</text:p>
          </table:table-cell>
          <table:table-cell table:style-name="ce11"/>
          <table:table-cell table:style-name="ce11" office:value-type="string" calcext:value-type="string">
            <text:p>itm_dunland_wolfboots,</text:p>
          </table:table-cell>
          <table:table-cell table:style-name="ce11" office:value-type="string" calcext:value-type="string">
            <text:p>itm_wood_club,itm_orc_slasher,itm_orc_axe,itm_dunland_spear,</text:p>
          </table:table-cell>
          <table:table-cell table:style-name="ce11" office:value-type="string" calcext:value-type="string">
            <text:p>itm_orc_shield_a, itm_orc_shield_b,itm_dunland_javelin,</text:p>
          </table:table-cell>
          <table:table-cell table:style-name="ce11"/>
          <table:table-cell table:style-name="ce12" office:value-type="string" calcext:value-type="string">
            <text:p>attr_evil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,dunland_face1,dunland_face2]," calcext:value-type="string">
            <text:p>["i1_dun_wildman","Dunnish_Wildman","Dunnish_Wildmen"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,dunland_face1,dunland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dun_warrior</text:p>
          </table:table-cell>
          <table:table-cell table:style-name="ce7" office:value-type="string" calcext:value-type="string">
            <text:p>Dunnish_Warrior</text:p>
          </table:table-cell>
          <table:table-cell table:style-name="ce7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| 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gundabad_helm_a, itm_gundabad_helm_b, itm_dun_helm_b,</text:p>
          </table:table-cell>
          <table:table-cell table:style-name="ce11" office:value-type="string" calcext:value-type="string">
            <text:p>itm_dunland_tunic_1, itm_dunland_tunic_2, itm_dunland_fur_1,itm_dunland_fur_2,</text:p>
          </table:table-cell>
          <table:table-cell table:style-name="ce11"/>
          <table:table-cell table:style-name="ce11" office:value-type="string" calcext:value-type="string">
            <text:p>itm_dunland_wolfboots,</text:p>
          </table:table-cell>
          <table:table-cell table:style-name="ce11" office:value-type="string" calcext:value-type="string">
            <text:p>itm_dunnish_antler_axe,itm_dunnish_axe,itm_wood_club,itm_dunland_spear,</text:p>
          </table:table-cell>
          <table:table-cell table:style-name="ce11" office:value-type="string" calcext:value-type="string">
            <text:p>itm_orc_shield_b,itm_dun_shield_b,itm_dunland_javelin,itm_dunland_javelin,</text:p>
          </table:table-cell>
          <table:table-cell table:style-name="ce11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dun_pikeman</text:p>
          </table:table-cell>
          <table:table-cell table:style-name="ce7" office:value-type="string" calcext:value-type="string">
            <text:p>Dunnish_Pikeman</text:p>
          </table:table-cell>
          <table:table-cell table:style-name="ce7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gundabad_helm_b, itm_dun_helm_b, itm_dun_helm_c_bad,</text:p>
          </table:table-cell>
          <table:table-cell table:style-name="ce11" office:value-type="string" calcext:value-type="string">
            <text:p>itm_dunland_tunic_1_good, itm_dunland_tunic_2_good, itm_dunland_fur_1_good, itm_dunland_fur_2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unland_wolfboots,</text:p>
          </table:table-cell>
          <table:table-cell table:style-name="ce11" office:value-type="string" calcext:value-type="string">
            <text:p>itm_dunnish_pike,</text:p>
          </table:table-cell>
          <table:table-cell table:style-name="ce11" office:value-type="string" calcext:value-type="string">
            <text:p>itm_orc_shield_b,itm_orc_shield_c,itm_dun_shield_b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5|knows_shield_2|knows_power_strike_2|knows_ironflesh_4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dun_vet_pikeman</text:p>
          </table:table-cell>
          <table:table-cell table:style-name="ce7" office:value-type="string" calcext:value-type="string">
            <text:p>Dunnish_Veteran_Pikeman</text:p>
          </table:table-cell>
          <table:table-cell table:style-name="ce7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b_good, itm_dun_helm_c_good,</text:p>
          </table:table-cell>
          <table:table-cell table:style-name="ce11" office:value-type="string" calcext:value-type="string">
            <text:p>itm_dunland_mail_1, itm_dunland_mail_2,</text:p>
          </table:table-cell>
          <table:table-cell table:style-name="ce11" office:value-type="string" calcext:value-type="string">
            <text:p>itm_leather_gloves,itm_fur_gloves_reward,</text:p>
          </table:table-cell>
          <table:table-cell table:style-name="ce11" office:value-type="string" calcext:value-type="string">
            <text:p>itm_dunland_wolfboots,itm_leather_boots_dark_bad,</text:p>
          </table:table-cell>
          <table:table-cell table:style-name="ce11" office:value-type="string" calcext:value-type="string">
            <text:p>itm_dunnish_pike,</text:p>
          </table:table-cell>
          <table:table-cell table:style-name="ce11" office:value-type="string" calcext:value-type="string">
            <text:p>itm_dun_shield_b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6|knows_shield_3|knows_power_strike_3|knows_ironflesh_6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itm_dun_helm_b_good, itm_dun_helm_c_good,itm_dunland_mail_1, itm_dunland_mail_2,itm_leather_gloves,itm_fur_gloves_reward,itm_dunland_wolfboots,itm_leather_boots_dark_bad,itm_dunnish_pike,itm_dun_shield_b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_good, itm_dun_helm_c_good,itm_dunland_mail_1, itm_dunland_mail_2,itm_leather_gloves,itm_fur_gloves_reward,itm_dunland_wolfboots,itm_leather_boots_dark_bad,itm_dunnish_pike,itm_dun_shield_b,],attr_evil_tier_4,wp_tier_4,knows_common|knows_athletics_6|knows_shield_3|knows_power_strike_3|knows_ironflesh_6,dunland_face1,dunland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4_dun_crebain_rider</text:p>
          </table:table-cell>
          <table:table-cell table:style-name="ce7" office:value-type="string" calcext:value-type="string">
            <text:p>Dunnish_Crebain_Rider</text:p>
          </table:table-cell>
          <table:table-cell table:style-name="ce7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c,</text:p>
          </table:table-cell>
          <table:table-cell table:style-name="ce11" office:value-type="string" calcext:value-type="string">
            <text:p>itm_dunland_fur_1_good, itm_dunland_fur_2_good,</text:p>
          </table:table-cell>
          <table:table-cell table:style-name="ce11"/>
          <table:table-cell table:style-name="ce11" office:value-type="string" calcext:value-type="string">
            <text:p>itm_dunland_wolfboots,</text:p>
          </table:table-cell>
          <table:table-cell table:style-name="ce11" office:value-type="string" calcext:value-type="string">
            <text:p>itm_dunland_javelin_big,itm_dunland_javelin_big,itm_dunnish_antler_axe,itm_twohand_wood_club,</text:p>
          </table:table-cell>
          <table:table-cell table:style-name="ce11" office:value-type="string" calcext:value-type="string">
            <text:p>itm_orc_shield_b, itm_dun_shield_a,</text:p>
          </table:table-cell>
          <table:table-cell table:style-name="ce11" office:value-type="string" calcext:value-type="string">
            <text:p>itm_saddle_horse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3</text:p>
          </table:table-cell>
          <table:table-cell table:style-name="ce13" office:value-type="string" calcext:value-type="string">
            <text:p>knows_common|knows_ironflesh_1|knows_power_throw_3|knows_athletics_2|knows_riding_4|knows_horse_archery_3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dun_vet_warrior</text:p>
          </table:table-cell>
          <table:table-cell table:style-name="ce7" office:value-type="string" calcext:value-type="string">
            <text:p>Dunnish_Veteran_Warrior</text:p>
          </table:table-cell>
          <table:table-cell table:style-name="ce7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gundabad_helm_b, itm_dun_helm_b, itm_dun_helm_c_bad,</text:p>
          </table:table-cell>
          <table:table-cell table:style-name="ce11" office:value-type="string" calcext:value-type="string">
            <text:p>itm_dunland_tunic_1_good, itm_dunland_tunic_2_good, itm_dunland_fur_1_good, itm_dunland_fur_2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unland_wolfboots,itm_leather_boots_dark_bad,</text:p>
          </table:table-cell>
          <table:table-cell table:style-name="ce11" office:value-type="string" calcext:value-type="string">
            <text:p>itm_dunnish_axe,itm_dunnish_war_axe,itm_dunland_javelin,itm_dunland_javelin,itm_dunland_javelin,</text:p>
          </table:table-cell>
          <table:table-cell table:style-name="ce11" office:value-type="string" calcext:value-type="string">
            <text:p>itm_dun_shield_a,itm_dun_shield_b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4|knows_shield_2|knows_power_strike_2|knows_ironflesh_1|knows_power_throw_3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dun_wolf_warrior</text:p>
          </table:table-cell>
          <table:table-cell table:style-name="ce7" office:value-type="string" calcext:value-type="string">
            <text:p>Dunnish_Wolf_Warrior</text:p>
          </table:table-cell>
          <table:table-cell table:style-name="ce7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a,</text:p>
          </table:table-cell>
          <table:table-cell table:style-name="ce11" office:value-type="string" calcext:value-type="string">
            <text:p>itm_dunland_mail_1_bad, itm_dunland_mail_2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unland_wolfboots,itm_leather_boots_dark,</text:p>
          </table:table-cell>
          <table:table-cell table:style-name="ce11" office:value-type="string" calcext:value-type="string">
            <text:p>itm_dunnish_axe,itm_dunnish_war_axe,itm_dunland_javelin,itm_dunland_javelin,itm_dunland_javelin,</text:p>
          </table:table-cell>
          <table:table-cell table:style-name="ce11" office:value-type="string" calcext:value-type="string">
            <text:p>itm_dun_shield_a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5|knows_shield_3|knows_power_strike_3|knows_ironflesh_4|knows_power_throw_4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| tfg_ranged,0,0,fac_dunland,[itm_dun_helm_a,itm_dunland_mail_1_bad, itm_dunland_mail_2_bad,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| tfg_ranged,0,0,fac_dunland,[itm_dun_helm_a,itm_dunland_mail_1_bad, itm_dunland_mail_2_bad,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dun_wolf_guard</text:p>
          </table:table-cell>
          <table:table-cell table:style-name="ce7" office:value-type="string" calcext:value-type="string">
            <text:p>Dunnish_Wolf_Guard</text:p>
          </table:table-cell>
          <table:table-cell table:style-name="ce7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a,</text:p>
          </table:table-cell>
          <table:table-cell table:style-name="ce11" office:value-type="string" calcext:value-type="string">
            <text:p>itm_dunland_mail_1_good, itm_dunland_mail_2_good,</text:p>
          </table:table-cell>
          <table:table-cell table:style-name="ce11" office:value-type="string" calcext:value-type="string">
            <text:p>itm_leather_gloves,itm_fur_gloves_reward,</text:p>
          </table:table-cell>
          <table:table-cell table:style-name="ce11" office:value-type="string" calcext:value-type="string">
            <text:p>itm_dunland_wolfboots,itm_leather_boots_dark,</text:p>
          </table:table-cell>
          <table:table-cell table:style-name="ce11" office:value-type="string" calcext:value-type="string">
            <text:p>itm_dunnish_war_axe,itm_dun_berserker,</text:p>
          </table:table-cell>
          <table:table-cell table:style-name="ce11" office:value-type="string" calcext:value-type="string">
            <text:p>itm_dun_shield_a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6|knows_shield_5|knows_power_strike_4|knows_ironflesh_6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5_dun_raven_rider</text:p>
          </table:table-cell>
          <table:table-cell table:style-name="ce7" office:value-type="string" calcext:value-type="string">
            <text:p>Dunnish_Night_Raven</text:p>
          </table:table-cell>
          <table:table-cell table:style-name="ce7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c, itm_dun_helm_b,</text:p>
          </table:table-cell>
          <table:table-cell table:style-name="ce11" office:value-type="string" calcext:value-type="string">
            <text:p>itm_dunland_mail_1, itm_dunland_mail_2,</text:p>
          </table:table-cell>
          <table:table-cell table:style-name="ce11" office:value-type="string" calcext:value-type="string">
            <text:p>itm_fur_gloves_reward,</text:p>
          </table:table-cell>
          <table:table-cell table:style-name="ce11" office:value-type="string" calcext:value-type="string">
            <text:p>itm_splinted_greaves,itm_leather_boots_dark,</text:p>
          </table:table-cell>
          <table:table-cell table:style-name="ce11" office:value-type="string" calcext:value-type="string">
            <text:p>itm_dun_berserker,itm_dunland_javelin_big,itm_dunland_javelin_big,</text:p>
          </table:table-cell>
          <table:table-cell table:style-name="ce11" office:value-type="string" calcext:value-type="string">
            <text:p>itm_dun_shield_a,</text:p>
          </table:table-cell>
          <table:table-cell table:style-name="ce11" office:value-type="string" calcext:value-type="string">
            <text:p>itm_hunter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ironflesh_3|knows_riding_5|knows_shield_2|knows_power_strike_3|knows_power_throw_6|knows_horse_archery_6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16363"/>
        </table:table-row>
        <table:table-row table:style-name="ro1">
          <table:table-cell table:style-name="ce5"/>
          <table:table-cell table:style-name="ce6" table:number-columns-repeated="19"/>
          <table:table-cell table:style-name="ce41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dun_night_wolf</text:p>
          </table:table-cell>
          <table:table-cell table:style-name="ce7" office:value-type="string" calcext:value-type="string">
            <text:p>Dunnish_Night_Wolf</text:p>
          </table:table-cell>
          <table:table-cell table:style-name="ce7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a, itm_wilderness_cowl,</text:p>
          </table:table-cell>
          <table:table-cell table:style-name="ce11" office:value-type="string" calcext:value-type="string">
            <text:p>itm_dunland_mail_1, itm_dunland_chieftain_bad,</text:p>
          </table:table-cell>
          <table:table-cell table:style-name="ce11" office:value-type="string" calcext:value-type="string">
            <text:p>itm_fur_gloves_reward,</text:p>
          </table:table-cell>
          <table:table-cell table:style-name="ce11" office:value-type="string" calcext:value-type="string">
            <text:p>itm_dunland_wolfboots,itm_leather_boots_dark,</text:p>
          </table:table-cell>
          <table:table-cell table:style-name="ce11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1" office:value-type="string" calcext:value-type="string">
            <text:p>itm_dun_shield_a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7|knows_shield_3|knows_power_strike_3|knows_ironflesh_2|knows_power_throw_7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6363"/>
        </table:table-row>
        <table:table-row table:style-name="ro1">
          <table:table-cell table:style-name="ce6" table:number-columns-repeated="21"/>
          <table:table-cell table:number-columns-repeated="16363"/>
        </table:table-row>
        <table:table-row table:style-name="ro1">
          <table:table-cell table:style-name="ce5" office:value-type="string" calcext:value-type="string">
            <text:p>KHAND</text:p>
          </table:table-cell>
          <table:table-cell table:style-name="ce6" table:number-columns-repeated="19"/>
          <table:table-cell table:style-name="ce6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khand_bondsman</text:p>
          </table:table-cell>
          <table:table-cell table:style-name="ce7" office:value-type="string" calcext:value-type="string">
            <text:p>Khand_Bondsman</text:p>
          </table:table-cell>
          <table:table-cell table:style-name="ce7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31"/>
          <table:table-cell table:style-name="ce11" office:value-type="string" calcext:value-type="string">
            <text:p>itm_khand_light_bad,</text:p>
          </table:table-cell>
          <table:table-cell table:style-name="ce11" table:number-columns-repeated="2"/>
          <table:table-cell table:style-name="ce11" office:value-type="string" calcext:value-type="string">
            <text:p>itm_spear,itm_khand_mace1,itm_shortened_spear,itm_khand_pitsword,</text:p>
          </table:table-cell>
          <table:table-cell table:style-name="ce11" table:number-columns-repeated="2"/>
          <table:table-cell table:style-name="ce12" office:value-type="string" calcext:value-type="string">
            <text:p>attr_evil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khand_pit_dog</text:p>
          </table:table-cell>
          <table:table-cell table:style-name="ce7" office:value-type="string" calcext:value-type="string">
            <text:p>Khand_Pit_Dog</text:p>
          </table:table-cell>
          <table:table-cell table:style-name="ce7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helm_mask,itm_khand_inf_helm_a_bad,</text:p>
          </table:table-cell>
          <table:table-cell table:style-name="ce11" office:value-type="string" calcext:value-type="string">
            <text:p>itm_khand_light,</text:p>
          </table:table-cell>
          <table:table-cell table:style-name="ce11"/>
          <table:table-cell table:style-name="ce11" office:value-type="string" calcext:value-type="string">
            <text:p>itm_leather_boots_dark_bad,</text:p>
          </table:table-cell>
          <table:table-cell table:style-name="ce11" office:value-type="string" calcext:value-type="string">
            <text:p>itm_khand_voulge,itm_spear,itm_khand_tulwar,itm_khand_pitsword,</text:p>
          </table:table-cell>
          <table:table-cell table:style-name="ce11" table:number-columns-repeated="2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khand_warrior</text:p>
          </table:table-cell>
          <table:table-cell table:style-name="ce7" office:value-type="string" calcext:value-type="string">
            <text:p>Khand_Warrior</text:p>
          </table:table-cell>
          <table:table-cell table:style-name="ce7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,itm_khand_inf_helm_b,</text:p>
          </table:table-cell>
          <table:table-cell table:style-name="ce11" office:value-type="string" calcext:value-type="string">
            <text:p>itm_khand_light_lam,itm_khand_foot_lam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_dark_bad,</text:p>
          </table:table-cell>
          <table:table-cell table:style-name="ce11" office:value-type="string" calcext:value-type="string">
            <text:p>itm_khand_axe_winged,itm_khand_tulwar,itm_khand_voulge,</text:p>
          </table:table-cell>
          <table:table-cell table:style-name="ce11" table:number-columns-repeated="2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2|knows_power_strike_3|knows_ironflesh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khand_vet_warrior</text:p>
          </table:table-cell>
          <table:table-cell table:style-name="ce7" office:value-type="string" calcext:value-type="string">
            <text:p>Khand_Veteran_Warrior</text:p>
          </table:table-cell>
          <table:table-cell table:style-name="ce7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b_good, itm_khand_inf_helm_c1, itm_khand_inf_helm_c2,</text:p>
          </table:table-cell>
          <table:table-cell table:style-name="ce11" office:value-type="string" calcext:value-type="string">
            <text:p>itm_khand_foot_lam,itm_khand_light_lam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khand_axe_winged,itm_khand_tulwar, itm_khand_2h_tulwar,</text:p>
          </table:table-cell>
          <table:table-cell table:style-name="ce11" office:value-type="string" calcext:value-type="string">
            <text:p>itm_khand_throwing_axe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power_throw_4|knows_power_strike_4|knows_ironflesh_3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khand_war_master</text:p>
          </table:table-cell>
          <table:table-cell table:style-name="ce7" office:value-type="string" calcext:value-type="string">
            <text:p>Variag_War_Master</text:p>
          </table:table-cell>
          <table:table-cell table:style-name="ce7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c1_good, itm_khand_inf_helm_c2_good,</text:p>
          </table:table-cell>
          <table:table-cell table:style-name="ce11" office:value-type="string" calcext:value-type="string">
            <text:p>itm_khand_foot_lam_good,itm_khand_mail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khand_axe_great,itm_khand_2h_tulwar,</text:p>
          </table:table-cell>
          <table:table-cell table:style-name="ce11" office:value-type="string" calcext:value-type="string">
            <text:p>itm_khand_throwing_axe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2|knows_power_throw_5|knows_power_strike_5|knows_ironflesh_4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2_khand_pony_rider</text:p>
          </table:table-cell>
          <table:table-cell table:style-name="ce7" office:value-type="string" calcext:value-type="string">
            <text:p>Khand_Pony_Rider</text:p>
          </table:table-cell>
          <table:table-cell table:style-name="ce7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_bad, itm_khand_inf_helm_b_bad, itm_khand_cav_helm_a_bad,</text:p>
          </table:table-cell>
          <table:table-cell table:style-name="ce11" office:value-type="string" calcext:value-type="string">
            <text:p>itm_khand_light,itm_khand_light_lam,</text:p>
          </table:table-cell>
          <table:table-cell table:style-name="ce11"/>
          <table:table-cell table:style-name="ce11" office:value-type="string" calcext:value-type="string">
            <text:p>itm_leather_boots_dark_bad,</text:p>
          </table:table-cell>
          <table:table-cell table:style-name="ce11" office:value-type="string" calcext:value-type="string">
            <text:p>itm_khand_tulwar,itm_khand_mace1,</text:p>
          </table:table-cell>
          <table:table-cell table:style-name="ce30"/>
          <table:table-cell table:style-name="ce11" office:value-type="string" calcext:value-type="string">
            <text:p>itm_steppe_horse,</text:p>
          </table:table-cell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3_khand_horseman</text:p>
          </table:table-cell>
          <table:table-cell table:style-name="ce7" office:value-type="string" calcext:value-type="string">
            <text:p>Khand_Horseman</text:p>
          </table:table-cell>
          <table:table-cell table:style-name="ce7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,itm_khand_inf_helm_a_good, itm_khand_cav_helm_a,</text:p>
          </table:table-cell>
          <table:table-cell table:style-name="ce11" office:value-type="string" calcext:value-type="string">
            <text:p>itm_khand_med_lam_bad,itm_khand_mail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_dark,</text:p>
          </table:table-cell>
          <table:table-cell table:style-name="ce11" office:value-type="string" calcext:value-type="string">
            <text:p>itm_khand_tulwar,itm_khand_mace1,</text:p>
          </table:table-cell>
          <table:table-cell table:style-name="ce11" office:value-type="string" calcext:value-type="string">
            <text:p>itm_easterling_round_horseman,</text:p>
          </table:table-cell>
          <table:table-cell table:style-name="ce11" office:value-type="string" calcext:value-type="string">
            <text:p>itm_steppe_horse,</text:p>
          </table:table-cell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riding_3|knows_shield_1|knows_power_strike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4_khand_heavy_horseman</text:p>
          </table:table-cell>
          <table:table-cell table:style-name="ce7" office:value-type="string" calcext:value-type="string">
            <text:p>Khand_Heavy_Horseman</text:p>
          </table:table-cell>
          <table:table-cell table:style-name="ce7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_good, itm_khand_cav_helm_a,</text:p>
          </table:table-cell>
          <table:table-cell table:style-name="ce11" office:value-type="string" calcext:value-type="string">
            <text:p>itm_khand_med_lam, itm_khand_mail, itm_khand_heavy_lam_ba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khand_tulwar,itm_khand_mace1,itm_khand_mace2,</text:p>
          </table:table-cell>
          <table:table-cell table:style-name="ce11" office:value-type="string" calcext:value-type="string">
            <text:p>itm_easterling_round_horseman,</text:p>
          </table:table-cell>
          <table:table-cell table:style-name="ce11" office:value-type="string" calcext:value-type="string">
            <text:p>itm_variag_kataphrakt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5|knows_shield_3|knows_power_strike_2|knows_ironflesh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khand_kataphrakt</text:p>
          </table:table-cell>
          <table:table-cell table:style-name="ce7" office:value-type="string" calcext:value-type="string">
            <text:p>Variag_Ironclad</text:p>
          </table:table-cell>
          <table:table-cell table:style-name="ce7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_good, itm_khand_cav_helm_a_good,</text:p>
          </table:table-cell>
          <table:table-cell table:style-name="ce11" office:value-type="string" calcext:value-type="string">
            <text:p>itm_khand_med_lam_good, itm_khand_mail_good,itm_khand_heavy_lam_ba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_good,</text:p>
          </table:table-cell>
          <table:table-cell table:style-name="ce11" office:value-type="string" calcext:value-type="string">
            <text:p>itm_khand_mace1, itm_khand_mace2,</text:p>
          </table:table-cell>
          <table:table-cell table:style-name="ce11" office:value-type="string" calcext:value-type="string">
            <text:p>itm_easterling_round_horseman,</text:p>
          </table:table-cell>
          <table:table-cell table:style-name="ce11" office:value-type="string" calcext:value-type="string">
            <text:p>itm_variag_kataphrakt,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ironflesh_4|knows_power_strike_4|knows_shield_3|knows_riding_5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khand_lance_kataphrakt</text:p>
          </table:table-cell>
          <table:table-cell table:style-name="ce7" office:value-type="string" calcext:value-type="string">
            <text:p>Variag_Lancer</text:p>
          </table:table-cell>
          <table:table-cell table:style-name="ce7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cav_helm_c,</text:p>
          </table:table-cell>
          <table:table-cell table:style-name="ce11" office:value-type="string" calcext:value-type="string">
            <text:p>itm_khand_heavy_lam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_good,</text:p>
          </table:table-cell>
          <table:table-cell table:style-name="ce11" office:value-type="string" calcext:value-type="string">
            <text:p>itm_khand_tulwar,itm_khand_lance,</text:p>
          </table:table-cell>
          <table:table-cell table:style-name="ce11"/>
          <table:table-cell table:style-name="ce11" office:value-type="string" calcext:value-type="string">
            <text:p>itm_variag_kataphrakt,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ironflesh_4|knows_power_strike_4|knows_riding_7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khand_halberdier</text:p>
          </table:table-cell>
          <table:table-cell table:style-name="ce7" office:value-type="string" calcext:value-type="string">
            <text:p>Khand_Glaiveman</text:p>
          </table:table-cell>
          <table:table-cell table:style-name="ce7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b, itm_khand_inf_helm_d,</text:p>
          </table:table-cell>
          <table:table-cell table:style-name="ce11" office:value-type="string" calcext:value-type="string">
            <text:p>itm_khand_foot_lam,itm_khand_light_lam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khand_voulge,itm_khand_halberd,</text:p>
          </table:table-cell>
          <table:table-cell table:style-name="ce11" table:number-columns-repeated="2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power_strike_3|knows_ironflesh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khand_halberd_master</text:p>
          </table:table-cell>
          <table:table-cell table:style-name="ce7" office:value-type="string" calcext:value-type="string">
            <text:p>Variag_Halberd_Master</text:p>
          </table:table-cell>
          <table:table-cell table:style-name="ce7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b_good,itm_khand_inf_helm_d_good,</text:p>
          </table:table-cell>
          <table:table-cell table:style-name="ce11" office:value-type="string" calcext:value-type="string">
            <text:p>itm_khand_foot_lam_good,itm_khand_mail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_good,</text:p>
          </table:table-cell>
          <table:table-cell table:style-name="ce11" office:value-type="string" calcext:value-type="string">
            <text:p>itm_khand_halberd,</text:p>
          </table:table-cell>
          <table:table-cell table:style-name="ce11" table:number-columns-repeated="2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2|knows_power_strike_4|knows_ironflesh_3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khand_pitfighter</text:p>
          </table:table-cell>
          <table:table-cell table:style-name="ce7" office:value-type="string" calcext:value-type="string">
            <text:p>Khand_Pit_Fighter</text:p>
          </table:table-cell>
          <table:table-cell table:style-name="ce7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31" office:value-type="string" calcext:value-type="string">
            <text:p>itm_khand_helm_mask,</text:p>
          </table:table-cell>
          <table:table-cell table:style-name="ce11" office:value-type="string" calcext:value-type="string">
            <text:p>itm_khand_light,</text:p>
          </table:table-cell>
          <table:table-cell table:style-name="ce11"/>
          <table:table-cell table:style-name="ce11" office:value-type="string" calcext:value-type="string">
            <text:p>itm_leather_boots_dark_bad,</text:p>
          </table:table-cell>
          <table:table-cell table:style-name="ce11" office:value-type="string" calcext:value-type="string">
            <text:p>itm_javelin,</text:p>
          </table:table-cell>
          <table:table-cell table:style-name="ce11" office:value-type="string" calcext:value-type="string">
            <text:p>itm_khand_tulwar,itm_khand_pitsword,itm_shortened_spear,itm_variag_gladiator_shield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4|knows_shield_2|knows_power_throw_2|knows_power_strike_3|knows_ironflesh_3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khand_pit_champion</text:p>
          </table:table-cell>
          <table:table-cell table:style-name="ce7" office:value-type="string" calcext:value-type="string">
            <text:p>Khand_Pit_Champion</text:p>
          </table:table-cell>
          <table:table-cell table:style-name="ce7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helm_mask_good,</text:p>
          </table:table-cell>
          <table:table-cell table:style-name="ce11" office:value-type="string" calcext:value-type="string">
            <text:p>itm_khand_light,itm_khand_light_good,</text:p>
          </table:table-cell>
          <table:table-cell table:style-name="ce11"/>
          <table:table-cell table:style-name="ce11" office:value-type="string" calcext:value-type="string">
            <text:p>itm_leather_boots_dark_bad,</text:p>
          </table:table-cell>
          <table:table-cell table:style-name="ce11" office:value-type="string" calcext:value-type="string">
            <text:p>itm_javelin,</text:p>
          </table:table-cell>
          <table:table-cell table:style-name="ce11" office:value-type="string" calcext:value-type="string">
            <text:p>itm_khand_tulwar,itm_khand_pitsword,itm_shortened_spear,itm_easterling_hawk_shield,itm_variag_gladiator_shield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5|knows_shield_3|knows_power_throw_2|knows_power_strike_4|knows_ironflesh_4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khand_pit_master</text:p>
          </table:table-cell>
          <table:table-cell table:style-name="ce7" office:value-type="string" calcext:value-type="string">
            <text:p>Variag_Master_of_the_Pits</text:p>
          </table:table-cell>
          <table:table-cell table:style-name="ce7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helm_mask_good,</text:p>
          </table:table-cell>
          <table:table-cell table:style-name="ce11" office:value-type="string" calcext:value-type="string">
            <text:p>itm_khand_light,itm_khand_light_good,</text:p>
          </table:table-cell>
          <table:table-cell table:style-name="ce11"/>
          <table:table-cell table:style-name="ce11" office:value-type="string" calcext:value-type="string">
            <text:p>itm_leather_boots_dark_bad,</text:p>
          </table:table-cell>
          <table:table-cell table:style-name="ce11" office:value-type="string" calcext:value-type="string">
            <text:p>itm_javelin,</text:p>
          </table:table-cell>
          <table:table-cell table:style-name="ce11" office:value-type="string" calcext:value-type="string">
            <text:p>itm_khand_tulwar,itm_khand_pitsword,itm_khand_trident,itm_easterling_hawk_shield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6|knows_shield_4|knows_power_throw_4|knows_power_strike_5|knows_ironflesh_6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3_khand_skirmisher</text:p>
          </table:table-cell>
          <table:table-cell table:style-name="ce7" office:value-type="string" calcext:value-type="string">
            <text:p>Khand_Skirmisher</text:p>
          </table:table-cell>
          <table:table-cell table:style-name="ce7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_bad, itm_khand_inf_helm_b_bad, itm_khand_cav_helm_a_bad,</text:p>
          </table:table-cell>
          <table:table-cell table:style-name="ce11" office:value-type="string" calcext:value-type="string">
            <text:p>itm_khand_light,itm_khand_light_lam,</text:p>
          </table:table-cell>
          <table:table-cell table:style-name="ce11"/>
          <table:table-cell table:style-name="ce11" office:value-type="string" calcext:value-type="string">
            <text:p>itm_leather_boots_dark,</text:p>
          </table:table-cell>
          <table:table-cell table:style-name="ce11" office:value-type="string" calcext:value-type="string">
            <text:p>itm_javelin_big,itm_javelin_big,</text:p>
          </table:table-cell>
          <table:table-cell table:style-name="ce11" office:value-type="string" calcext:value-type="string">
            <text:p>itm_khand_tulwar,</text:p>
          </table:table-cell>
          <table:table-cell table:style-name="ce11" office:value-type="string" calcext:value-type="string">
            <text:p>itm_steppe_horse,</text:p>
          </table:table-cell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horse_archery_4|knows_riding_2|knows_power_throw_2|knows_power_strike_1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4_khand_vet_skirmisher</text:p>
          </table:table-cell>
          <table:table-cell table:style-name="ce7" office:value-type="string" calcext:value-type="string">
            <text:p>Khand_Veteran_Skirmisher</text:p>
          </table:table-cell>
          <table:table-cell table:style-name="ce7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, itm_khand_cav_helm_b,</text:p>
          </table:table-cell>
          <table:table-cell table:style-name="ce11" office:value-type="string" calcext:value-type="string">
            <text:p>itm_khand_med_lam_bad,itm_khand_mail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splinted_greaves,itm_leather_boots_dark,</text:p>
          </table:table-cell>
          <table:table-cell table:style-name="ce11" office:value-type="string" calcext:value-type="string">
            <text:p>itm_javelin_big,itm_javelin_big,</text:p>
          </table:table-cell>
          <table:table-cell table:style-name="ce11" office:value-type="string" calcext:value-type="string">
            <text:p>itm_khand_tulwar,itm_easterling_round_horseman,</text:p>
          </table:table-cell>
          <table:table-cell table:style-name="ce11" office:value-type="string" calcext:value-type="string">
            <text:p>itm_steppe_horse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5_khand_heavy_skirmisher</text:p>
          </table:table-cell>
          <table:table-cell table:style-name="ce7" office:value-type="string" calcext:value-type="string">
            <text:p>Variag_Heavy_Skirmisher</text:p>
          </table:table-cell>
          <table:table-cell table:style-name="ce7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cav_helm_b_good,</text:p>
          </table:table-cell>
          <table:table-cell table:style-name="ce11" office:value-type="string" calcext:value-type="string">
            <text:p>itm_khand_med_lam, itm_khand_mail, itm_khand_heavy_lam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javelin_big,itm_javelin_big,</text:p>
          </table:table-cell>
          <table:table-cell table:style-name="ce11" office:value-type="string" calcext:value-type="string">
            <text:p>itm_khand_tulwar,itm_easterling_round_horseman,</text:p>
          </table:table-cell>
          <table:table-cell table:style-name="ce11" office:value-type="string" calcext:value-type="string">
            <text:p>itm_variag_kataphrakt,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ironflesh_2|knows_power_strike_3|knows_power_throw_5|knows_shield_3|knows_riding_7|knows_horse_archery_6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,khand_man1,khand_man2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UMBAR #CORSAIRS</text:p>
          </table:table-cell>
          <table:table-cell table:style-name="ce6" table:number-columns-repeated="19"/>
          <table:table-cell table:style-name="ce6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corsair_youth</text:p>
          </table:table-cell>
          <table:table-cell table:style-name="ce7" office:value-type="string" calcext:value-type="string">
            <text:p>Umbar_Sailor</text:p>
          </table:table-cell>
          <table:table-cell table:style-name="ce7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hood_black,</text:p>
          </table:table-cell>
          <table:table-cell table:style-name="ce11" office:value-type="string" calcext:value-type="string">
            <text:p>itm_umb_armor_a_bad, itm_umb_armor_a, itm_umb_armor_a_cloak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shortened_spear,itm_corsair_sword,</text:p>
          </table:table-cell>
          <table:table-cell table:style-name="ce11" table:number-columns-repeated="2"/>
          <table:table-cell table:style-name="ce12" office:value-type="string" calcext:value-type="string">
            <text:p>attr_evil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corsair_warrior</text:p>
          </table:table-cell>
          <table:table-cell table:style-name="ce7" office:value-type="string" calcext:value-type="string">
            <text:p>Umbar_Warrior</text:p>
          </table:table-cell>
          <table:table-cell table:style-name="ce7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hood_black,itm_umb_helm_d,</text:p>
          </table:table-cell>
          <table:table-cell table:style-name="ce11" office:value-type="string" calcext:value-type="string">
            <text:p>itm_umb_armor_a, itm_umb_armor_a_cloak,itm_umb_armor_a_good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shortened_spear,itm_corsair_sword,itm_umbar_rapier,</text:p>
          </table:table-cell>
          <table:table-cell table:style-name="ce11" office:value-type="string" calcext:value-type="string">
            <text:p>itm_umb_shield_b,</text:p>
          </table:table-cell>
          <table:table-cell table:style-name="ce11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corsair_spearman</text:p>
          </table:table-cell>
          <table:table-cell table:style-name="ce7" office:value-type="string" calcext:value-type="string">
            <text:p>Spearman_of_Umbar</text:p>
          </table:table-cell>
          <table:table-cell table:style-name="ce7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d,itm_umb_helm_c,</text:p>
          </table:table-cell>
          <table:table-cell table:style-name="ce11" office:value-type="string" calcext:value-type="string">
            <text:p>itm_umb_armor_c_good, itm_umb_armor_c, itm_umb_armor_c_bad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shortened_spear,</text:p>
          </table:table-cell>
          <table:table-cell table:style-name="ce11" office:value-type="string" calcext:value-type="string">
            <text:p>itm_umb_shield_a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2|knows_shield_2|knows_power_strike_2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corsair_raider</text:p>
          </table:table-cell>
          <table:table-cell table:style-name="ce7" office:value-type="string" calcext:value-type="string">
            <text:p>Corsair_Raider</text:p>
          </table:table-cell>
          <table:table-cell table:style-name="ce7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hood_black,</text:p>
          </table:table-cell>
          <table:table-cell table:style-name="ce11" office:value-type="string" calcext:value-type="string">
            <text:p>itm_umb_armor_b_good,itm_umb_armor_b, itm_umb_armor_b_cloak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umbar_rapier,itm_corsair_harpoon,itm_corsair_harpoon,</text:p>
          </table:table-cell>
          <table:table-cell table:style-name="ce11" office:value-type="string" calcext:value-type="string">
            <text:p>itm_umb_shield_b, itm_umb_shield_c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6|knows_shield_2|knows_power_throw_3|knows_power_strike_3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corsair_night_raider</text:p>
          </table:table-cell>
          <table:table-cell table:style-name="ce7" office:value-type="string" calcext:value-type="string">
            <text:p>Corsair_Night_Raider</text:p>
          </table:table-cell>
          <table:table-cell table:style-name="ce7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hood_black_good,</text:p>
          </table:table-cell>
          <table:table-cell table:style-name="ce11" office:value-type="string" calcext:value-type="string">
            <text:p>itm_umb_armor_d_bad, itm_umb_armor_d, itm_umb_armor_d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umbar_rapier,itm_corsair_harpoon,itm_corsair_harpoon,</text:p>
          </table:table-cell>
          <table:table-cell table:style-name="ce11" office:value-type="string" calcext:value-type="string">
            <text:p>itm_umb_shield_c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8|knows_shield_4|knows_power_strike_4|knows_ironflesh_3|knows_power_throw_5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corsair_marine</text:p>
          </table:table-cell>
          <table:table-cell table:style-name="ce7" office:value-type="string" calcext:value-type="string">
            <text:p>Umbar_Marine</text:p>
          </table:table-cell>
          <table:table-cell table:style-name="ce7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hood_black,</text:p>
          </table:table-cell>
          <table:table-cell table:style-name="ce11" office:value-type="string" calcext:value-type="string">
            <text:p>itm_umb_armor_a_bad, itm_umb_armor_a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short_bow, itm_regular_bow,itm_corsair_arrows,itm_corsair_throwing_dagger,</text:p>
          </table:table-cell>
          <table:table-cell table:style-name="ce30" office:value-type="string" calcext:value-type="string">
            <text:p>itm_corsair_sword,itm_umb_shield_b,</text:p>
          </table:table-cell>
          <table:table-cell table:style-name="ce11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bow_2</text:p>
          </table:table-cell>
          <table:table-cell table:style-name="ce13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corsair_marksman</text:p>
          </table:table-cell>
          <table:table-cell table:style-name="ce7" office:value-type="string" calcext:value-type="string">
            <text:p>Marksman_of_Umbar</text:p>
          </table:table-cell>
          <table:table-cell table:style-name="ce7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d,itm_umb_helm_c,</text:p>
          </table:table-cell>
          <table:table-cell table:style-name="ce11" office:value-type="string" calcext:value-type="string">
            <text:p>itm_umb_armor_b_bad, itm_umb_armor_b, itm_umb_armor_b_cloak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regular_bow,itm_corsair_arrows,</text:p>
          </table:table-cell>
          <table:table-cell table:style-name="ce11" office:value-type="string" calcext:value-type="string">
            <text:p>itm_corsair_sword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bow_3</text:p>
          </table:table-cell>
          <table:table-cell table:style-name="ce12" office:value-type="string" calcext:value-type="string">
            <text:p>knows_common|knows_athletics_3|knows_power_draw_2|knows_ironflesh_1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corsair_veteran_marksman</text:p>
          </table:table-cell>
          <table:table-cell table:style-name="ce7" office:value-type="string" calcext:value-type="string">
            <text:p>Veteran_Marksman_of_Umbar</text:p>
          </table:table-cell>
          <table:table-cell table:style-name="ce7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d,itm_umb_helm_c,</text:p>
          </table:table-cell>
          <table:table-cell table:style-name="ce11" office:value-type="string" calcext:value-type="string">
            <text:p>itm_umb_armor_c_bad, itm_umb_armor_c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corsair_bow,itm_corsair_arrows,</text:p>
          </table:table-cell>
          <table:table-cell table:style-name="ce11" office:value-type="string" calcext:value-type="string">
            <text:p>itm_umbar_cutlass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athletics_4|knows_power_draw_4|knows_ironflesh_1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corsair_master_marksman</text:p>
          </table:table-cell>
          <table:table-cell table:style-name="ce7" office:value-type="string" calcext:value-type="string">
            <text:p>Corsair_Master_Marksman</text:p>
          </table:table-cell>
          <table:table-cell table:style-name="ce7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c_good,</text:p>
          </table:table-cell>
          <table:table-cell table:style-name="ce11" office:value-type="string" calcext:value-type="string">
            <text:p>itm_umb_armor_e_bad, itm_umb_armor_e_cloak, itm_umb_armor_e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corsair_bow,itm_corsair_arrows,itm_corsair_arrows,</text:p>
          </table:table-cell>
          <table:table-cell table:style-name="ce11" office:value-type="string" calcext:value-type="string">
            <text:p>itm_umbar_cutlass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athletics_6|knows_power_draw_5|knows_ironflesh_2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corsair_swordsman</text:p>
          </table:table-cell>
          <table:table-cell table:style-name="ce7" office:value-type="string" calcext:value-type="string">
            <text:p>Swordsman_of_Umbar</text:p>
          </table:table-cell>
          <table:table-cell table:style-name="ce7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d,itm_umb_helm_c,</text:p>
          </table:table-cell>
          <table:table-cell table:style-name="ce11" office:value-type="string" calcext:value-type="string">
            <text:p>itm_umb_armor_c_good, itm_umb_armor_c, itm_umb_armor_c_bad, <text:s/>itm_umb_armor_c_cloak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umbar_cutlass,itm_umbar_rapier,</text:p>
          </table:table-cell>
          <table:table-cell table:style-name="ce11" office:value-type="string" calcext:value-type="string">
            <text:p>itm_umb_shield_b, itm_umb_shield_c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3|knows_shield_2|knows_power_strike_2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corsair_veteran_swordsman</text:p>
          </table:table-cell>
          <table:table-cell table:style-name="ce7" office:value-type="string" calcext:value-type="string">
            <text:p>Veteran_Swordsman_of_Umbar</text:p>
          </table:table-cell>
          <table:table-cell table:style-name="ce7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b,</text:p>
          </table:table-cell>
          <table:table-cell table:style-name="ce11" office:value-type="string" calcext:value-type="string">
            <text:p>itm_umb_armor_d_good, itm_umb_armor_d_bad, itm_umb_armor_d, itm_umb_armor_d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umbar_cutlass,</text:p>
          </table:table-cell>
          <table:table-cell table:style-name="ce11" office:value-type="string" calcext:value-type="string">
            <text:p>itm_umb_shield_c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4|knows_shield_2|knows_power_throw_1|knows_power_strike_3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corsair_master_swordsman</text:p>
          </table:table-cell>
          <table:table-cell table:style-name="ce7" office:value-type="string" calcext:value-type="string">
            <text:p>Corsair_Swordmaster</text:p>
          </table:table-cell>
          <table:table-cell table:style-name="ce7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b_good,</text:p>
          </table:table-cell>
          <table:table-cell table:style-name="ce11" office:value-type="string" calcext:value-type="string">
            <text:p>itm_umb_armor_f_bad,itm_umb_armor_f_good, itm_umb_armor_f, itm_umb_armor_f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kraken,</text:p>
          </table:table-cell>
          <table:table-cell table:style-name="ce11" office:value-type="string" calcext:value-type="string">
            <text:p>itm_umb_shield_d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6|knows_shield_2|knows_power_throw_2|knows_power_strike_4|knows_ironflesh_3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corsair_assassin</text:p>
          </table:table-cell>
          <table:table-cell table:style-name="ce7" office:value-type="string" calcext:value-type="string">
            <text:p>Corsair_Assassin</text:p>
          </table:table-cell>
          <table:table-cell table:style-name="ce7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hood_black,itm_hood_black_good,</text:p>
          </table:table-cell>
          <table:table-cell table:style-name="ce11"/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corsair_bow,itm_corsair_arrows,</text:p>
          </table:table-cell>
          <table:table-cell table:style-name="ce11" office:value-type="string" calcext:value-type="string">
            <text:p>itm_kraken,itm_umb_shield_b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archery(150) | wp_melee(200)</text:p>
          </table:table-cell>
          <table:table-cell table:style-name="ce12" office:value-type="string" calcext:value-type="string">
            <text:p>knows_common|knows_athletics_5|knows_power_draw_3|knows_power_strike_4|knows_ironflesh_4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],attr_evil_tier_5,wp_archery(150) | wp_melee(200),knows_common|knows_athletics_5|knows_power_draw_3|knows_power_strike_4|knows_ironflesh_4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corsair_master_assassin</text:p>
          </table:table-cell>
          <table:table-cell table:style-name="ce7" office:value-type="string" calcext:value-type="string">
            <text:p>Corsair_Assassin</text:p>
          </table:table-cell>
          <table:table-cell table:style-name="ce7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hood_black_good,itm_umb_helm_a,</text:p>
          </table:table-cell>
          <table:table-cell table:style-name="ce11" office:value-type="string" calcext:value-type="string">
            <text:p>itm_umb_armor_d_cloak, itm_umb_armor_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corsair_bow,itm_corsair_arrows,</text:p>
          </table:table-cell>
          <table:table-cell table:style-name="ce11" office:value-type="string" calcext:value-type="string">
            <text:p>itm_kraken,itm_umb_shield_b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archery(150) | wp_melee(200)</text:p>
          </table:table-cell>
          <table:table-cell table:style-name="ce12" office:value-type="string" calcext:value-type="string">
            <text:p>knows_common|knows_athletics_8|knows_power_draw_5|knows_power_strike_4|knows_ironflesh_4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],attr_evil_tier_5,wp_archery(150) | wp_melee(200),knows_common|knows_athletics_8|knows_power_draw_5|knows_power_strike_4|knows_ironflesh_4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corsair_veteran_spearman</text:p>
          </table:table-cell>
          <table:table-cell table:style-name="ce7" office:value-type="string" calcext:value-type="string">
            <text:p>Veteran_Spearman_of_Umbar</text:p>
          </table:table-cell>
          <table:table-cell table:style-name="ce7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b,</text:p>
          </table:table-cell>
          <table:table-cell table:style-name="ce11" office:value-type="string" calcext:value-type="string">
            <text:p>itm_umb_armor_d_good, itm_umb_armor_d_bad, itm_umb_armor_d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umbar_spear,</text:p>
          </table:table-cell>
          <table:table-cell table:style-name="ce11" office:value-type="string" calcext:value-type="string">
            <text:p>itm_umb_shield_a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3|knows_shield_2|knows_power_strike_2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corsair_master_spearman</text:p>
          </table:table-cell>
          <table:table-cell table:style-name="ce7" office:value-type="string" calcext:value-type="string">
            <text:p>Spearmaster_of_Umbar</text:p>
          </table:table-cell>
          <table:table-cell table:style-name="ce7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a,</text:p>
          </table:table-cell>
          <table:table-cell table:style-name="ce11" office:value-type="string" calcext:value-type="string">
            <text:p>itm_umb_armor_e_good, itm_umb_armor_e, itm_umb_armor_e_bad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umbar_spear,</text:p>
          </table:table-cell>
          <table:table-cell table:style-name="ce11" office:value-type="string" calcext:value-type="string">
            <text:p>itm_umb_shield_e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4|knows_shield_2|knows_power_throw_1|knows_power_strike_3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corsair_master_pikeman</text:p>
          </table:table-cell>
          <table:table-cell table:style-name="ce7" office:value-type="string" calcext:value-type="string">
            <text:p>Pikemaster_of_Umbar</text:p>
          </table:table-cell>
          <table:table-cell table:style-name="ce7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b_good,</text:p>
          </table:table-cell>
          <table:table-cell table:style-name="ce11" office:value-type="string" calcext:value-type="string">
            <text:p>itm_umb_armor_f_good, itm_umb_armor_f, itm_umb_armor_f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umbar_pike,</text:p>
          </table:table-cell>
          <table:table-cell table:style-name="ce11" table:number-columns-repeated="2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4|knows_shield_2|knows_power_throw_2|knows_power_strike_6|knows_ironflesh_3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16363"/>
        </table:table-row>
        <table:table-row table:style-name="ro1">
          <table:table-cell table:style-name="ce6" office:value-type="string" calcext:value-type="string">
            <text:p>ISENGARD Orcs</text:p>
          </table:table-cell>
          <table:table-cell table:style-name="ce6" table:number-columns-repeated="19"/>
          <table:table-cell table:number-columns-repeated="16364"/>
        </table:table-row>
        <table:table-row table:style-name="ro1">
          <table:table-cell table:style-name="ce7" office:value-type="string" calcext:value-type="string">
            <text:p>i1_isen_orc_snaga</text:p>
          </table:table-cell>
          <table:table-cell table:style-name="ce7" office:value-type="string" calcext:value-type="string">
            <text:p>Orc_Snaga_of_Isengard</text:p>
          </table:table-cell>
          <table:table-cell table:style-name="ce7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orc_coif_bad,itm_orc_coif,itm_orc_skullcap_bad,</text:p>
          </table:table-cell>
          <table:table-cell table:style-name="ce11" office:value-type="string" calcext:value-type="string">
            <text:p>itm_isen_orc_light_a_bad,itm_isen_orc_light_b_bad,</text:p>
          </table:table-cell>
          <table:table-cell table:style-name="ce11" table:number-columns-repeated="2"/>
          <table:table-cell table:style-name="ce11" office:value-type="string" calcext:value-type="string">
            <text:p>itm_wood_club,itm_orc_simple_spear,itm_orc_slasher,itm_orc_axe,</text:p>
          </table:table-cell>
          <table:table-cell table:style-name="ce11"/>
          <table:table-cell table:style-name="ce11" office:value-type="string" calcext:value-type="string">
            <text:p>itm_metal_scraps_bad,itm_metal_scraps_medium,itm_metal_scraps_good,</text:p>
          </table:table-cell>
          <table:table-cell table:style-name="ce12" office:value-type="string" calcext:value-type="string">
            <text:p>attr_orc_tier_1</text:p>
          </table:table-cell>
          <table:table-cell table:style-name="ce12" office:value-type="string" calcext:value-type="string">
            <text:p>wp_orc_tier_1</text:p>
          </table:table-cell>
          <table:table-cell table:style-name="ce13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14" office:value-type="string" calcext:value-type="string">
            <text:p>orc_face1</text:p>
          </table:table-cell>
          <table:table-cell table:style-name="ce14" office:value-type="string" calcext:value-type="string">
            <text:p>orc_face2</text:p>
          </table:table-cell>
          <table:table-cell table:style-name="ce15"/>
          <table:table-cell table:style-name="ce6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orc_skullcap_bad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orc_skullcap_bad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isen_orc</text:p>
          </table:table-cell>
          <table:table-cell table:style-name="ce7" office:value-type="string" calcext:value-type="string">
            <text:p>Orc_of_Isengard</text:p>
          </table:table-cell>
          <table:table-cell table:style-name="ce7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_bad, itm_isen_orc_helm_a,itm_orc_skullcap,itm_orc_coif,</text:p>
          </table:table-cell>
          <table:table-cell table:style-name="ce11" office:value-type="string" calcext:value-type="string">
            <text:p>itm_isen_orc_light_a,itm_isen_orc_light_b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isengard_spear,itm_orc_simple_spear,itm_orc_bill_bad,itm_orc_bill_bad,</text:p>
          </table:table-cell>
          <table:table-cell table:style-name="ce11" office:value-type="string" calcext:value-type="string">
            <text:p>itm_orc_slasher,itm_orc_slasher_heavy,itm_orc_slasher,itm_orc_axe,itm_isen_orc_shield_a,</text:p>
          </table:table-cell>
          <table:table-cell table:style-name="ce11"/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2</text:p>
          </table:table-cell>
          <table:table-cell table:style-name="ce13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14" office:value-type="string" calcext:value-type="string">
            <text:p>orc_face2</text:p>
          </table:table-cell>
          <table:table-cell table:style-name="ce14" office:value-type="string" calcext:value-type="string">
            <text:p>orc_face3</text:p>
          </table:table-cell>
          <table:table-cell table:style-name="ce15"/>
          <table:table-cell table:style-name="ce6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orc_skullcap,itm_orc_coif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orc_skullcap,itm_orc_coif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isen_large_orc</text:p>
          </table:table-cell>
          <table:table-cell table:style-name="ce7" office:value-type="string" calcext:value-type="string">
            <text:p>Large_Orc_of_Isengard</text:p>
          </table:table-cell>
          <table:table-cell table:style-name="ce7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,itm_orc_coif,</text:p>
          </table:table-cell>
          <table:table-cell table:style-name="ce11" office:value-type="string" calcext:value-type="string">
            <text:p>itm_isen_orc_pad_a,itm_isen_orc_pad_b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isengard_spear,itm_isengard_spear,itm_orc_simple_spear,itm_orc_bill_bad,</text:p>
          </table:table-cell>
          <table:table-cell table:style-name="ce11" office:value-type="string" calcext:value-type="string">
            <text:p>itm_orc_slasher_heavy,itm_isengard_sword,itm_orc_axe,itm_isen_orc_shield_a,itm_isen_orc_shield_b,</text:p>
          </table:table-cell>
          <table:table-cell table:style-name="ce11"/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athletics_2|knows_power_throw_2|knows_power_strike_4</text:p>
          </table:table-cell>
          <table:table-cell table:style-name="ce14" office:value-type="string" calcext:value-type="string">
            <text:p>orc_face4</text:p>
          </table:table-cell>
          <table:table-cell table:style-name="ce14" office:value-type="string" calcext:value-type="string">
            <text:p>orc_face5</text:p>
          </table:table-cell>
          <table:table-cell table:style-name="ce15"/>
          <table:table-cell table:style-name="ce6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orc_coif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orc_coif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isen_fell_orc</text:p>
          </table:table-cell>
          <table:table-cell table:style-name="ce7" office:value-type="string" calcext:value-type="string">
            <text:p>Fell_Orc_of_Isengard</text:p>
          </table:table-cell>
          <table:table-cell table:style-name="ce7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_good,</text:p>
          </table:table-cell>
          <table:table-cell table:style-name="ce11" office:value-type="string" calcext:value-type="string">
            <text:p>itm_isen_orc_pad_b_good, itm_isen_orc_mail_b,</text:p>
          </table:table-cell>
          <table:table-cell table:style-name="ce11"/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isengard_spear,itm_isengard_spear,</text:p>
          </table:table-cell>
          <table:table-cell table:style-name="ce11" office:value-type="string" calcext:value-type="string">
            <text:p>itm_isengard_sword,itm_orc_axe,itm_isen_orc_shield_a,itm_isen_orc_shield_b,</text:p>
          </table:table-cell>
          <table:table-cell table:style-name="ce11"/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athletics_2|knows_power_throw_3|knows_power_strike_4</text:p>
          </table:table-cell>
          <table:table-cell table:style-name="ce14" office:value-type="string" calcext:value-type="string">
            <text:p>orc_face6</text:p>
          </table:table-cell>
          <table:table-cell table:style-name="ce14" office:value-type="string" calcext:value-type="string">
            <text:p>orc_face7</text:p>
          </table:table-cell>
          <table:table-cell table:style-name="ce15"/>
          <table:table-cell table:style-name="ce6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isen_large_orc_despoiler</text:p>
          </table:table-cell>
          <table:table-cell table:style-name="ce7" office:value-type="string" calcext:value-type="string">
            <text:p>Large_Orc_Despoiler</text:p>
          </table:table-cell>
          <table:table-cell table:style-name="ce7" office:value-type="string" calcext:value-type="string">
            <text:p>Large_Orc_Despoilers</text:p>
          </table:table-cell>
          <table:table-cell table:style-name="ce8" office:value-type="string" calcext:value-type="string">
            <text:p>tf_orc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,</text:p>
          </table:table-cell>
          <table:table-cell table:style-name="ce11" office:value-type="string" calcext:value-type="string">
            <text:p>itm_isen_orc_mail_a_bad,itm_isen_orc_light_b_good,</text:p>
          </table:table-cell>
          <table:table-cell table:style-name="ce11"/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orc_sledgehammer,itm_isengard_hammer,itm_twohand_wood_club,</text:p>
          </table:table-cell>
          <table:table-cell table:style-name="ce11" table:number-columns-repeated="2"/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athletics_3|knows_power_strike_4</text:p>
          </table:table-cell>
          <table:table-cell table:style-name="ce14" office:value-type="string" calcext:value-type="string">
            <text:p>orc_face8</text:p>
          </table:table-cell>
          <table:table-cell table:style-name="ce14" office:value-type="string" calcext:value-type="string">
            <text:p>orc_face9</text:p>
          </table:table-cell>
          <table:table-cell table:style-name="ce15"/>
          <table:table-cell table:style-name="ce6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isen_fell_orc_despoiler</text:p>
          </table:table-cell>
          <table:table-cell table:style-name="ce7" office:value-type="string" calcext:value-type="string">
            <text:p>Fell_Orc_Despoiler</text:p>
          </table:table-cell>
          <table:table-cell table:style-name="ce7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_good,</text:p>
          </table:table-cell>
          <table:table-cell table:style-name="ce11" office:value-type="string" calcext:value-type="string">
            <text:p>itm_isen_orc_mail_a, itm_isen_orc_mail_b_bad,</text:p>
          </table:table-cell>
          <table:table-cell table:style-name="ce11"/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isengard_mallet,itm_orc_sledgehammer,itm_isengard_hammer,itm_twohand_wood_club,</text:p>
          </table:table-cell>
          <table:table-cell table:style-name="ce11" table:number-columns-repeated="2"/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athletics_4|knows_power_strike_5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2_isen_wolf_rider</text:p>
          </table:table-cell>
          <table:table-cell table:style-name="ce7" office:value-type="string" calcext:value-type="string">
            <text:p>Wolf_Rider_of_Isengard</text:p>
          </table:table-cell>
          <table:table-cell table:style-name="ce7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/>
          <table:table-cell table:style-name="ce11" office:value-type="string" calcext:value-type="string">
            <text:p>itm_isen_orc_light_a,itm_isen_orc_light_b,</text:p>
          </table:table-cell>
          <table:table-cell table:style-name="ce11" table:number-columns-repeated="2"/>
          <table:table-cell table:style-name="ce11" office:value-type="string" calcext:value-type="string">
            <text:p>itm_orc_throwing_arrow,itm_orc_throwing_arrow,</text:p>
          </table:table-cell>
          <table:table-cell table:style-name="ce11" office:value-type="string" calcext:value-type="string">
            <text:p>itm_orc_simple_spear,</text:p>
          </table:table-cell>
          <table:table-cell table:style-name="ce11" office:value-type="string" calcext:value-type="string">
            <text:p>itm_warg_1d,itm_warg_1b,itm_warg_1c,</text:p>
          </table:table-cell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2</text:p>
          </table:table-cell>
          <table:table-cell table:style-name="ce13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3_isen_warg_rider</text:p>
          </table:table-cell>
          <table:table-cell table:style-name="ce7" office:value-type="string" calcext:value-type="string">
            <text:p>Warg_Rider_of_Isengard</text:p>
          </table:table-cell>
          <table:table-cell table:style-name="ce7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_good,</text:p>
          </table:table-cell>
          <table:table-cell table:style-name="ce11" office:value-type="string" calcext:value-type="string">
            <text:p>itm_isen_orc_light_a_good, itm_isen_orc_light_b_good, itm_isen_orc_mail_a_bad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throwing_arrow,itm_orc_throwing_arrow,</text:p>
          </table:table-cell>
          <table:table-cell table:style-name="ce11" office:value-type="string" calcext:value-type="string">
            <text:p>itm_orc_club_b,itm_orc_simple_spear,</text:p>
          </table:table-cell>
          <table:table-cell table:style-name="ce11" office:value-type="string" calcext:value-type="string">
            <text:p>itm_warg_1d,itm_warg_1b,itm_warg_1c,</text:p>
          </table:table-cell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riding_3|knows_power_throw_3|knows_power_strike_3|knows_horse_archery_4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c4_isen_white_hand_rider</text:p>
          </table:table-cell>
          <table:table-cell table:style-name="ce7" office:value-type="string" calcext:value-type="string">
            <text:p>White_Hand_Rider</text:p>
          </table:table-cell>
          <table:table-cell table:style-name="ce7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a,</text:p>
          </table:table-cell>
          <table:table-cell table:style-name="ce11" office:value-type="string" calcext:value-type="string">
            <text:p>itm_isen_orc_mail_a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throwing_arrow,itm_orc_throwing_arrow,</text:p>
          </table:table-cell>
          <table:table-cell table:style-name="ce11" office:value-type="string" calcext:value-type="string">
            <text:p>itm_isengard_mallet,itm_isengard_spear,</text:p>
          </table:table-cell>
          <table:table-cell table:style-name="ce11" office:value-type="string" calcext:value-type="string">
            <text:p>itm_wargarmored_1b, itm_wargarmored_1c,</text:p>
          </table:table-cell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riding_5|knows_power_throw_5|knows_power_strike_4|knows_horse_archery_5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16363"/>
        </table:table-row>
        <table:table-row table:style-name="ro1">
          <table:table-cell table:style-name="ce6" table:number-columns-repeated="21"/>
          <table:table-cell table:number-columns-repeated="16363"/>
        </table:table-row>
        <table:table-row table:style-name="ro1">
          <table:table-cell table:style-name="ce5" office:value-type="string" calcext:value-type="string">
            <text:p>ISENGARD Uruk-hai</text:p>
          </table:table-cell>
          <table:table-cell table:style-name="ce6" table:number-columns-repeated="19"/>
          <table:table-cell table:style-name="ce6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isen_uruk_tracker</text:p>
          </table:table-cell>
          <table:table-cell table:style-name="ce7" office:value-type="string" calcext:value-type="string">
            <text:p>Uruk_Hai_Tracker</text:p>
          </table:table-cell>
          <table:table-cell table:style-name="ce7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/>
          <table:table-cell table:style-name="ce11" office:value-type="string" calcext:value-type="string">
            <text:p>itm_isen_uruk_heavy_d_bad,</text:p>
          </table:table-cell>
          <table:table-cell table:style-name="ce11"/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short_bow,itm_isengard_arrow,</text:p>
          </table:table-cell>
          <table:table-cell table:style-name="ce11" office:value-type="string" calcext:value-type="string">
            <text:p>itm_isengard_axe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bow_2</text:p>
          </table:table-cell>
          <table:table-cell table:style-name="ce13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isen_large_uruk_tracker</text:p>
          </table:table-cell>
          <table:table-cell table:style-name="ce7" office:value-type="string" calcext:value-type="string">
            <text:p>Large_Uruk_Hai_Tracker</text:p>
          </table:table-cell>
          <table:table-cell table:style-name="ce7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tracker_helm,</text:p>
          </table:table-cell>
          <table:table-cell table:style-name="ce11" office:value-type="string" calcext:value-type="string">
            <text:p>itm_isen_uruk_heavy_d,</text:p>
          </table:table-cell>
          <table:table-cell table:style-name="ce11"/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isengard_large_bow,itm_isengard_arrow,</text:p>
          </table:table-cell>
          <table:table-cell table:style-name="ce11" office:value-type="string" calcext:value-type="string">
            <text:p>itm_isengard_axe,itm_isengard_sword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athletics_6|knows_power_draw_3|knows_power_strike_2|knows_ironflesh_2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isen_fighting_uruk_tracker</text:p>
          </table:table-cell>
          <table:table-cell table:style-name="ce7" office:value-type="string" calcext:value-type="string">
            <text:p>Fighting_Uruk_Hai_Tracker</text:p>
          </table:table-cell>
          <table:table-cell table:style-name="ce7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tracker_helm_good,</text:p>
          </table:table-cell>
          <table:table-cell table:style-name="ce11" office:value-type="string" calcext:value-type="string">
            <text:p>itm_isen_uruk_heavy_d_good,</text:p>
          </table:table-cell>
          <table:table-cell table:style-name="ce11"/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isengard_large_bow,itm_isengard_arrow,</text:p>
          </table:table-cell>
          <table:table-cell table:style-name="ce11" office:value-type="string" calcext:value-type="string">
            <text:p>itm_isengard_sword,itm_isengard_heavy_axe,itm_isengard_heavy_sword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athletics_7|knows_power_draw_4|knows_power_strike_2|knows_ironflesh_5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6_isen_uruk_berserker</text:p>
          </table:table-cell>
          <table:table-cell table:style-name="ce7" office:value-type="string" calcext:value-type="string">
            <text:p>Fighting_Uruk_Hai_Berserker</text:p>
          </table:table-cell>
          <table:table-cell table:style-name="ce7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tracker_helm_good,</text:p>
          </table:table-cell>
          <table:table-cell table:style-name="ce11" office:value-type="string" calcext:value-type="string">
            <text:p>itm_isen_uruk_light_c_bad, itm_isen_uruk_light_c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itm_uruk_ragwrap,</text:p>
          </table:table-cell>
          <table:table-cell table:style-name="ce11" office:value-type="string" calcext:value-type="string">
            <text:p>itm_isengard_heavy_axe,itm_isengard_mallet,itm_isengard_heavy_sword,</text:p>
          </table:table-cell>
          <table:table-cell table:style-name="ce11" table:number-columns-repeated="2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7|knows_power_strike_6|knows_ironflesh_10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isen_uruk_snaga</text:p>
          </table:table-cell>
          <table:table-cell table:style-name="ce7" office:value-type="string" calcext:value-type="string">
            <text:p>Uruk_Hai_Newborn</text:p>
          </table:table-cell>
          <table:table-cell table:style-name="ce7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_bad,</text:p>
          </table:table-cell>
          <table:table-cell table:style-name="ce11" office:value-type="string" calcext:value-type="string">
            <text:p>itm_isen_uruk_light_a,itm_isen_uruk_light_a_bad,itm_isen_uruk_light_b_bad,</text:p>
          </table:table-cell>
          <table:table-cell table:style-name="ce11"/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orc_simple_spear,itm_orc_slasher,itm_orc_axe,</text:p>
          </table:table-cell>
          <table:table-cell table:style-name="ce11" table:number-columns-repeated="2"/>
          <table:table-cell table:style-name="ce12" office:value-type="string" calcext:value-type="string">
            <text:p>attr_evil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isen_uruk</text:p>
          </table:table-cell>
          <table:table-cell table:number-columns-repeated="2" table:style-name="ce7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,</text:p>
          </table:table-cell>
          <table:table-cell table:style-name="ce11" office:value-type="string" calcext:value-type="string">
            <text:p>itm_isen_uruk_light_a_good, itm_isen_uruk_light_b, itm_isen_uruk_med_a_bad, itm_isen_uruk_med_b_bad,</text:p>
          </table:table-cell>
          <table:table-cell table:style-name="ce11"/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isengard_spear,itm_isengard_axe,itm_isengard_sword,</text:p>
          </table:table-cell>
          <table:table-cell table:style-name="ce11" office:value-type="string" calcext:value-type="string">
            <text:p>itm_isen_orc_shield_a,itm_isen_orc_shield_b,</text:p>
          </table:table-cell>
          <table:table-cell table:style-name="ce11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isen_large_uruk</text:p>
          </table:table-cell>
          <table:table-cell table:number-columns-repeated="2" table:style-name="ce7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a_bad,</text:p>
          </table:table-cell>
          <table:table-cell table:style-name="ce11" office:value-type="string" calcext:value-type="string">
            <text:p>itm_isen_uruk_light_b_good, itm_isen_uruk_med_a, itm_isen_uruk_med_b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uruk_ragwrap,itm_uruk_greaves,</text:p>
          </table:table-cell>
          <table:table-cell table:style-name="ce11" office:value-type="string" calcext:value-type="string">
            <text:p>itm_isengard_axe,itm_isengard_sword,</text:p>
          </table:table-cell>
          <table:table-cell table:style-name="ce11" office:value-type="string" calcext:value-type="string">
            <text:p>itm_isen_orc_shield_a,itm_isen_orc_shield_b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2|knows_power_strike_3|knows_ironflesh_4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itm_isen_orc_shield_a,itm_isen_orc_shield_b,],attr_evil_tier_3,wp_tier_3,knows_common|knows_athletics_2|knows_power_strike_3|knows_ironflesh_4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isen_fighting_uruk_warrior</text:p>
          </table:table-cell>
          <table:table-cell table:style-name="ce7" office:value-type="string" calcext:value-type="string">
            <text:p>Fighting_Uruk_Hai_Warrior</text:p>
          </table:table-cell>
          <table:table-cell table:style-name="ce7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a,</text:p>
          </table:table-cell>
          <table:table-cell table:style-name="ce11" office:value-type="string" calcext:value-type="string">
            <text:p>itm_isen_uruk_med_b_good, itm_isen_uruk_heavy_a_bad, itm_isen_uruk_heavy_b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greaves,</text:p>
          </table:table-cell>
          <table:table-cell table:style-name="ce11" office:value-type="string" calcext:value-type="string">
            <text:p>itm_isengard_sword,</text:p>
          </table:table-cell>
          <table:table-cell table:style-name="ce11" office:value-type="string" calcext:value-type="string">
            <text:p>itm_isen_uruk_shield_b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power_strike_5|knows_ironflesh_5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itm_evil_gauntlets_b,itm_uruk_greaves,itm_isengard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itm_evil_gauntlets_b,itm_uruk_greaves,itm_isengard_sword,itm_isen_uruk_shield_b,],attr_evil_tier_4,wp_tier_4,knows_common|knows_athletics_2|knows_power_strike_5|knows_ironflesh_5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isen_fighting_uruk_champion</text:p>
          </table:table-cell>
          <table:table-cell table:style-name="ce7" office:value-type="string" calcext:value-type="string">
            <text:p>Fighting_Uruk_Hai_Champion</text:p>
          </table:table-cell>
          <table:table-cell table:style-name="ce7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a_good,</text:p>
          </table:table-cell>
          <table:table-cell table:style-name="ce11" office:value-type="string" calcext:value-type="string">
            <text:p>itm_isen_uruk_heavy_b_good, itm_isen_uruk_heavy_c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isengard_sword,</text:p>
          </table:table-cell>
          <table:table-cell table:style-name="ce11" office:value-type="string" calcext:value-type="string">
            <text:p>itm_isen_uruk_shield_b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3|knows_power_strike_6|knows_ironflesh_6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itm_evil_gauntlets_b,itm_uruk_chain_greaves,itm_isengard_sword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itm_evil_gauntlets_b,itm_uruk_chain_greaves,itm_isengard_sword,itm_isen_uruk_shield_b,],attr_evil_tier_5,wp_tier_5,knows_common|knows_athletics_3|knows_power_strike_6|knows_ironflesh_6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isen_uruk_pikeman</text:p>
          </table:table-cell>
          <table:table-cell table:style-name="ce7" office:value-type="string" calcext:value-type="string">
            <text:p>Uruk_Hai_Pikeman</text:p>
          </table:table-cell>
          <table:table-cell table:style-name="ce7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a,</text:p>
          </table:table-cell>
          <table:table-cell table:style-name="ce11" office:value-type="string" calcext:value-type="string">
            <text:p>itm_isen_uruk_med_a_good, itm_isen_uruk_heavy_a_bad, itm_isen_uruk_heavy_b_bad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isengard_pike,</text:p>
          </table:table-cell>
          <table:table-cell table:style-name="ce11" table:number-columns-repeated="2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2|knows_power_strike_3|knows_ironflesh_4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isen_fighting_uruk_pikeman</text:p>
          </table:table-cell>
          <table:table-cell table:style-name="ce7" office:value-type="string" calcext:value-type="string">
            <text:p>Fighting_Uruk_Hai_Pikeman</text:p>
          </table:table-cell>
          <table:table-cell table:style-name="ce7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a_good,</text:p>
          </table:table-cell>
          <table:table-cell table:style-name="ce11" office:value-type="string" calcext:value-type="string">
            <text:p>itm_isen_uruk_heavy_c_good, itm_isen_uruk_heavy_b_goo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isengard_pike,itm_isengard_halberd,</text:p>
          </table:table-cell>
          <table:table-cell table:style-name="ce11" table:number-columns-repeated="2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power_strike_5|knows_ironflesh_5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isen_uruk_standard_bearer</text:p>
          </table:table-cell>
          <table:table-cell table:style-name="ce7" office:value-type="string" calcext:value-type="string">
            <text:p>Uruk_Hai_Standard_Bearer</text:p>
          </table:table-cell>
          <table:table-cell table:style-name="ce7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a_good,</text:p>
          </table:table-cell>
          <table:table-cell table:style-name="ce11" office:value-type="string" calcext:value-type="string">
            <text:p>itm_isen_uruk_heavy_c_goo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isengard_banner,</text:p>
          </table:table-cell>
          <table:table-cell table:style-name="ce11" table:number-columns-repeated="2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2|knows_power_strike_5|knows_ironflesh_10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MORDOR Uruks</text:p>
          </table:table-cell>
          <table:table-cell table:style-name="ce6" table:number-columns-repeated="19"/>
          <table:table-cell table:style-name="ce6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mordor_uruk_snaga</text:p>
          </table:table-cell>
          <table:table-cell table:style-name="ce7" office:value-type="string" calcext:value-type="string">
            <text:p>Uruk_Snaga_of_Mordor</text:p>
          </table:table-cell>
          <table:table-cell table:style-name="ce7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/>
          <table:table-cell table:style-name="ce11" office:value-type="string" calcext:value-type="string">
            <text:p>itm_m_uruk_light_a,itm_m_uruk_light_a_good, itm_m_uruk_light_a_bad,</text:p>
          </table:table-cell>
          <table:table-cell table:style-name="ce11"/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orc_axe,itm_orc_falchion,itm_orc_sabre,itm_orc_simple_spear,</text:p>
          </table:table-cell>
          <table:table-cell table:style-name="ce11"/>
          <table:table-cell table:style-name="ce11" office:value-type="string" calcext:value-type="string">
            <text:p>itm_metal_scraps_bad,itm_metal_scraps_medium,itm_metal_scraps_good,</text:p>
          </table:table-cell>
          <table:table-cell table:style-name="ce12" office:value-type="string" calcext:value-type="string">
            <text:p>attr_evil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mordor_uruk</text:p>
          </table:table-cell>
          <table:table-cell table:style-name="ce7" office:value-type="string" calcext:value-type="string">
            <text:p>Uruk_of_Mordor</text:p>
          </table:table-cell>
          <table:table-cell table:style-name="ce7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a,itm_uruk_helm_b,itm_orc_coif,</text:p>
          </table:table-cell>
          <table:table-cell table:style-name="ce11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1"/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orc_simple_spear_heavy,itm_uruk_falchion_a,itm_orc_bastard_scimitar_bad,</text:p>
          </table:table-cell>
          <table:table-cell table:style-name="ce11" office:value-type="string" calcext:value-type="string">
            <text:p>itm_mordor_uruk_shield_a,</text:p>
          </table:table-cell>
          <table:table-cell table:style-name="ce11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orc_bastard_scimitar_bad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orc_bastard_scimitar_bad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mordor_large_uruk</text:p>
          </table:table-cell>
          <table:table-cell table:style-name="ce7" office:value-type="string" calcext:value-type="string">
            <text:p>Large_Uruk_of_Mordor</text:p>
          </table:table-cell>
          <table:table-cell table:style-name="ce7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c,itm_uruk_helm_d,</text:p>
          </table:table-cell>
          <table:table-cell table:style-name="ce11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uruk_ragwrap,itm_uruk_greaves,</text:p>
          </table:table-cell>
          <table:table-cell table:style-name="ce11" office:value-type="string" calcext:value-type="string">
            <text:p>itm_uruk_falchion_a,itm_orc_bastard_scimitar,itm_orc_cleaver_a,</text:p>
          </table:table-cell>
          <table:table-cell table:style-name="ce11" office:value-type="string" calcext:value-type="string">
            <text:p>itm_mordor_uruk_shield_a,itm_mordor_uruk_shield_b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2|knows_power_strike_3|knows_ironflesh_4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orc_bastard_scimitar,itm_orc_cleaver_a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orc_bastard_scimitar,itm_orc_cleaver_a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mordor_fell_uruk</text:p>
          </table:table-cell>
          <table:table-cell table:style-name="ce7" office:value-type="string" calcext:value-type="string">
            <text:p>Fell_Uruk_of_Mordor</text:p>
          </table:table-cell>
          <table:table-cell table:style-name="ce7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b,itm_uruk_helm_c,itm_uruk_helm_d,</text:p>
          </table:table-cell>
          <table:table-cell table:style-name="ce11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greaves,itm_uruk_chain_greaves,</text:p>
          </table:table-cell>
          <table:table-cell table:style-name="ce11" office:value-type="string" calcext:value-type="string">
            <text:p>itm_uruk_falchion_a,itm_orc_bastard_scimitar_heavy,itm_orc_cleaver_a_heavy,</text:p>
          </table:table-cell>
          <table:table-cell table:style-name="ce11" office:value-type="string" calcext:value-type="string">
            <text:p>itm_mordor_uruk_shield_a,itm_mordor_uruk_shield_b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3|knows_power_strike_5|knows_power_throw_3|knows_ironflesh_4|knows_shield_2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orc_bastard_scimitar_heavy,itm_orc_cleaver_a_heavy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orc_bastard_scimitar_heavy,itm_orc_cleaver_a_heavy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mordor_uruk_slayer</text:p>
          </table:table-cell>
          <table:table-cell table:style-name="ce7" office:value-type="string" calcext:value-type="string">
            <text:p>Uruk_Slayer_of_Mordor</text:p>
          </table:table-cell>
          <table:table-cell table:style-name="ce7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b,itm_uruk_helm_c,itm_uruk_helm_d,</text:p>
          </table:table-cell>
          <table:table-cell table:style-name="ce11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1"/>
          <table:table-cell table:style-name="ce11" office:value-type="string" calcext:value-type="string">
            <text:p>itm_uruk_tracker_boots,</text:p>
          </table:table-cell>
          <table:table-cell table:style-name="ce11" office:value-type="string" calcext:value-type="string">
            <text:p>itm_orc_bill_heavy,itm_orc_skull_spear_heavy,itm_uruk_pike_b,</text:p>
          </table:table-cell>
          <table:table-cell table:style-name="ce11" office:value-type="string" calcext:value-type="string">
            <text:p>itm_uruk_falchion_a,itm_orc_bastard_scimitar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3|knows_power_strike_5|knows_ironflesh_6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orc_bastard_scimitar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orc_bastard_scimitar,],attr_evil_tier_3,wp_tier_4,knows_common|knows_athletics_3|knows_power_strike_5|knows_ironflesh_6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mordor_fell_uruk_slayer</text:p>
          </table:table-cell>
          <table:table-cell table:style-name="ce7" office:value-type="string" calcext:value-type="string">
            <text:p>Fell_Uruk_Slayer_of_Mordor</text:p>
          </table:table-cell>
          <table:table-cell table:style-name="ce7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c,itm_uruk_helm_f,</text:p>
          </table:table-cell>
          <table:table-cell table:style-name="ce11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greaves,itm_uruk_chain_greaves,</text:p>
          </table:table-cell>
          <table:table-cell table:style-name="ce11" office:value-type="string" calcext:value-type="string">
            <text:p>itm_orc_bill_heavy,itm_orc_two_handed_axe_heavy,itm_orc_skull_spear_heavy,itm_uruk_pike_b,itm_orc_mangler_heavy,</text:p>
          </table:table-cell>
          <table:table-cell table:style-name="ce11" office:value-type="string" calcext:value-type="string">
            <text:p>itm_uruk_falchion_a_heavy,itm_orc_bastard_scimitar_heavy,</text:p>
          </table:table-cell>
          <table:table-cell table:style-name="ce11" office:value-type="string" calcext:value-type="string">
            <text:p>itm_uruk_bow,itm_orc_hook_arrow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power_strike_7|knows_power_draw_4|knows_ironflesh_7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orc_mangler_heavy,itm_uruk_falchion_a_heavy,itm_orc_bastard_scimitar_heavy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orc_mangler_heavy,itm_uruk_falchion_a_heavy,itm_orc_bastard_scimitar_heavy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mordor_black_uruk</text:p>
          </table:table-cell>
          <table:table-cell table:style-name="ce7" office:value-type="string" calcext:value-type="string">
            <text:p>Black_Uruk_of_Barad_Dur</text:p>
          </table:table-cell>
          <table:table-cell table:style-name="ce7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e,</text:p>
          </table:table-cell>
          <table:table-cell table:style-name="ce11" office:value-type="string" calcext:value-type="string">
            <text:p>itm_m_uruk_heavy_c, itm_m_uruk_heavy_c_good, itm_m_uruk_heavy_c_ba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orc_two_handed_axe_heavy,</text:p>
          </table:table-cell>
          <table:table-cell table:style-name="ce11" office:value-type="string" calcext:value-type="string">
            <text:p>itm_uruk_falchion_a_heavy,itm_orc_bastard_scimitar_heavy,itm_mordor_uruk_shield_c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3|knows_power_strike_6|knows_ironflesh_9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_heavy,itm_orc_bastard_scimitar_heavy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_heavy,itm_orc_bastard_scimitar_heavy,itm_mordor_uruk_shield_c,],attr_evil_tier_5,wp_tier_5,knows_common|knows_athletics_3|knows_power_strike_6|knows_ironflesh_9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mordor_uruk_standard_bearer</text:p>
          </table:table-cell>
          <table:table-cell table:style-name="ce7" office:value-type="string" calcext:value-type="string">
            <text:p>Mordor_Standard_Bearer</text:p>
          </table:table-cell>
          <table:table-cell table:style-name="ce7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b,itm_uruk_helm_c,itm_uruk_helm_d,</text:p>
          </table:table-cell>
          <table:table-cell table:style-name="ce11" office:value-type="string" calcext:value-type="string">
            <text:p>itm_m_uruk_heavy_c, itm_m_uruk_heavy_c_good, itm_m_uruk_heavy_c_ba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greaves,itm_uruk_chain_greaves,</text:p>
          </table:table-cell>
          <table:table-cell table:style-name="ce11" office:value-type="string" calcext:value-type="string">
            <text:p>itm_mordor_banner,</text:p>
          </table:table-cell>
          <table:table-cell table:style-name="ce11" table:number-columns-repeated="2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3|knows_power_strike_5|knows_ironflesh_10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16363"/>
        </table:table-row>
        <table:table-row table:style-name="ro1">
          <table:table-cell table:style-name="ce6" table:number-columns-repeated="4"/>
          <table:table-cell table:style-name="ce41" table:number-columns-repeated="2"/>
          <table:table-cell table:style-name="ce6" table:number-columns-repeated="14"/>
          <table:table-cell table:style-name="ce41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Trolls #Ents</text:p>
          </table:table-cell>
          <table:table-cell table:style-name="ce6" table:number-columns-repeated="19"/>
          <table:table-cell table:style-name="ce6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troll_of_moria</text:p>
          </table:table-cell>
          <table:table-cell table:style-name="ce7" office:value-type="string" calcext:value-type="string">
            <text:p>Troll_of_Moria</text:p>
          </table:table-cell>
          <table:table-cell table:style-name="ce7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helm,itm_troll_head_helm_b,itm_troll_head_helm_c,</text:p>
          </table:table-cell>
          <table:table-cell table:style-name="ce11" table:number-columns-repeated="2"/>
          <table:table-cell table:style-name="ce11" office:value-type="string" calcext:value-type="string">
            <text:p>itm_troll_feet_boots,</text:p>
          </table:table-cell>
          <table:table-cell table:style-name="ce11" office:value-type="string" calcext:value-type="string">
            <text:p>itm_tree_trunk_club_a,itm_tree_trunk_club_a,itm_tree_trunk_club_a,itm_tree_trunk_club_b,itm_tree_trunk_club_b,</text:p>
          </table:table-cell>
          <table:table-cell table:style-name="ce11" table:number-columns-repeated="2"/>
          <table:table-cell table:style-name="ce12" office:value-type="string" calcext:value-type="string">
            <text:p>str_25| agi_3| int_3| cha_3|level(58)</text:p>
          </table:table-cell>
          <table:table-cell table:style-name="ce12" office:value-type="string" calcext:value-type="string">
            <text:p>wp(75)</text:p>
          </table:table-cell>
          <table:table-cell table:style-name="ce12" office:value-type="string" calcext:value-type="string">
            <text:p>knows_power_strike_10|knows_ironflesh_10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rmoured_troll</text:p>
          </table:table-cell>
          <table:table-cell table:style-name="ce7" office:value-type="string" calcext:value-type="string">
            <text:p>Armored_Troll</text:p>
          </table:table-cell>
          <table:table-cell table:style-name="ce7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olog_head_helm,itm_olog_head_helm_b,itm_olog_head_helm_c,</text:p>
          </table:table-cell>
          <table:table-cell table:style-name="ce11" office:value-type="string" calcext:value-type="string">
            <text:p>itm_olog_body,itm_olog_body_b,</text:p>
          </table:table-cell>
          <table:table-cell table:style-name="ce11" office:value-type="string" calcext:value-type="string">
            <text:p>itm_olog_hands,</text:p>
          </table:table-cell>
          <table:table-cell table:style-name="ce11" office:value-type="string" calcext:value-type="string">
            <text:p>itm_olog_feet_boots,</text:p>
          </table:table-cell>
          <table:table-cell table:style-name="ce11" office:value-type="string" calcext:value-type="string">
            <text:p>itm_giant_mace,itm_giant_mace_b,itm_giant_hammer,</text:p>
          </table:table-cell>
          <table:table-cell table:style-name="ce11" table:number-columns-repeated="2"/>
          <table:table-cell table:style-name="ce12" office:value-type="string" calcext:value-type="string">
            <text:p>str_25| agi_3| int_3| cha_3|level(61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10|knows_ironflesh_10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olog_hai</text:p>
          </table:table-cell>
          <table:table-cell table:number-columns-repeated="2" table:style-name="ce7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log_head_helm,itm_olog_head_helm_b,itm_olog_head_helm_c,</text:p>
          </table:table-cell>
          <table:table-cell table:style-name="ce11" office:value-type="string" calcext:value-type="string">
            <text:p>itm_olog_body,itm_olog_body_b,</text:p>
          </table:table-cell>
          <table:table-cell table:style-name="ce11" office:value-type="string" calcext:value-type="string">
            <text:p>itm_olog_hands,</text:p>
          </table:table-cell>
          <table:table-cell table:style-name="ce11" office:value-type="string" calcext:value-type="string">
            <text:p>itm_olog_feet_boots,</text:p>
          </table:table-cell>
          <table:table-cell table:style-name="ce11" office:value-type="string" calcext:value-type="string">
            <text:p>itm_giant_mace,itm_giant_mace_b,itm_giant_hammer,</text:p>
          </table:table-cell>
          <table:table-cell table:style-name="ce11" table:number-columns-repeated="2"/>
          <table:table-cell table:style-name="ce12" office:value-type="string" calcext:value-type="string">
            <text:p>str_25| agi_3| int_3| cha_3|level(61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10|knows_ironflesh_10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ent</text:p>
          </table:table-cell>
          <table:table-cell table:style-name="ce7" office:value-type="string" calcext:value-type="string">
            <text:p>Ent</text:p>
          </table:table-cell>
          <table:table-cell table:style-name="ce7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commoners</text:p>
          </table:table-cell>
          <table:table-cell table:style-name="ce11" office:value-type="string" calcext:value-type="string">
            <text:p>itm_ent_head_helm,itm_ent_head_helm2,itm_ent_head_helm3,</text:p>
          </table:table-cell>
          <table:table-cell table:style-name="ce11" office:value-type="string" calcext:value-type="string">
            <text:p>itm_ent_body,</text:p>
          </table:table-cell>
          <table:table-cell table:style-name="ce11" office:value-type="string" calcext:value-type="string">
            <text:p>itm_ent_hands,</text:p>
          </table:table-cell>
          <table:table-cell table:style-name="ce11" office:value-type="string" calcext:value-type="string">
            <text:p>itm_ent_feet_boots,</text:p>
          </table:table-cell>
          <table:table-cell table:style-name="ce11" office:value-type="string" calcext:value-type="string">
            <text:p>itm_tree_trunk_invis,</text:p>
          </table:table-cell>
          <table:table-cell table:style-name="ce11"/>
          <table:table-cell table:style-name="ce11" office:value-type="string" calcext:value-type="string">
            <text:p>itm_ent_water,</text:p>
          </table:table-cell>
          <table:table-cell table:style-name="ce12" office:value-type="string" calcext:value-type="string">
            <text:p>str_25| agi_3| int_3| cha_3|level(63)</text:p>
          </table:table-cell>
          <table:table-cell table:style-name="ce12" office:value-type="string" calcext:value-type="string">
            <text:p>wp(200)</text:p>
          </table:table-cell>
          <table:table-cell table:style-name="ce12" office:value-type="string" calcext:value-type="string">
            <text:p>knows_power_strike_10|knows_ironflesh_10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16363"/>
        </table:table-row>
        <table:table-row table:style-name="ro1">
          <table:table-cell table:style-name="ce6" table:number-columns-repeated="4"/>
          <table:table-cell table:style-name="ce41" table:number-columns-repeated="2"/>
          <table:table-cell table:style-name="ce6" table:number-columns-repeated="14"/>
          <table:table-cell table:style-name="ce41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DOL GULDUR Orcs</text:p>
          </table:table-cell>
          <table:table-cell table:style-name="ce6" table:number-columns-repeated="19"/>
          <table:table-cell table:style-name="ce6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guldur_orc_snaga</text:p>
          </table:table-cell>
          <table:table-cell table:style-name="ce7" office:value-type="string" calcext:value-type="string">
            <text:p>Orc_Snaga_of_Dol_Guldur</text:p>
          </table:table-cell>
          <table:table-cell table:style-name="ce7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ldur</text:p>
          </table:table-cell>
          <table:table-cell table:style-name="ce11" office:value-type="string" calcext:value-type="string">
            <text:p>itm_orc_skullcap_bad,itm_orc_coif_bad,</text:p>
          </table:table-cell>
          <table:table-cell table:style-name="ce11" office:value-type="string" calcext:value-type="string">
            <text:p>itm_m_orc_light_a,itm_m_orc_light_b,itm_m_orc_light_c,</text:p>
          </table:table-cell>
          <table:table-cell table:style-name="ce11" table:number-columns-repeated="2"/>
          <table:table-cell table:style-name="ce11" office:value-type="string" calcext:value-type="string">
            <text:p>itm_wood_club,itm_orc_slasher,itm_orc_simple_spear,itm_orc_axe,</text:p>
          </table:table-cell>
          <table:table-cell table:style-name="ce11"/>
          <table:table-cell table:style-name="ce11" office:value-type="string" calcext:value-type="string">
            <text:p>itm_metal_scraps_bad,itm_metal_scraps_medium,itm_metal_scraps_good,</text:p>
          </table:table-cell>
          <table:table-cell table:style-name="ce12" office:value-type="string" calcext:value-type="string">
            <text:p>attr_orc_tier_1</text:p>
          </table:table-cell>
          <table:table-cell table:style-name="ce12" office:value-type="string" calcext:value-type="string">
            <text:p>wp_orc_tier_1</text:p>
          </table:table-cell>
          <table:table-cell table:style-name="ce13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skullcap_bad,itm_orc_coif_bad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skullcap_bad,itm_orc_coif_bad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guldur_orc_tracker</text:p>
          </table:table-cell>
          <table:table-cell table:style-name="ce7" office:value-type="string" calcext:value-type="string">
            <text:p>Orc_Tracker_of_Dol_Guldur</text:p>
          </table:table-cell>
          <table:table-cell table:style-name="ce7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ldur</text:p>
          </table:table-cell>
          <table:table-cell table:style-name="ce11" office:value-type="string" calcext:value-type="string">
            <text:p>itm_orc_coif, itm_orc_nosehelm_bad, itm_orc_nosehelm,itm_orc_skullcap,</text:p>
          </table:table-cell>
          <table:table-cell table:style-name="ce11" office:value-type="string" calcext:value-type="string">
            <text:p>itm_m_orc_light_a,itm_m_orc_light_b,itm_m_orc_light_c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bow,itm_orc_hook_arrow,</text:p>
          </table:table-cell>
          <table:table-cell table:style-name="ce11" office:value-type="string" calcext:value-type="string">
            <text:p>itm_wood_club,itm_orc_simple_spear,itm_orc_axe,</text:p>
          </table:table-cell>
          <table:table-cell table:style-name="ce11"/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2</text:p>
          </table:table-cell>
          <table:table-cell table:style-name="ce13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nosehelm_bad, itm_orc_nosehelm,itm_orc_skullcap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nosehelm_bad, itm_orc_nosehelm,itm_orc_skullcap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MORDOR Orcs</text:p>
          </table:table-cell>
          <table:table-cell table:style-name="ce6" table:number-columns-repeated="19"/>
          <table:table-cell table:style-name="ce6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mordor_orc_snaga</text:p>
          </table:table-cell>
          <table:table-cell table:style-name="ce7" office:value-type="string" calcext:value-type="string">
            <text:p>Orc_Snaga_of_Mordor</text:p>
          </table:table-cell>
          <table:table-cell table:style-name="ce7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coif_bad, itm_orc_coif, itm_orc_nosehelm_bad,itm_orc_skullcap_bad,</text:p>
          </table:table-cell>
          <table:table-cell table:style-name="ce11" office:value-type="string" calcext:value-type="string">
            <text:p>itm_m_orc_light_a,itm_m_orc_light_b,itm_m_orc_light_c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wood_club,itm_orc_slasher,itm_orc_axe,</text:p>
          </table:table-cell>
          <table:table-cell table:style-name="ce11"/>
          <table:table-cell table:style-name="ce11" office:value-type="string" calcext:value-type="string">
            <text:p>itm_metal_scraps_bad,itm_metal_scraps_medium,itm_metal_scraps_good,</text:p>
          </table:table-cell>
          <table:table-cell table:style-name="ce12" office:value-type="string" calcext:value-type="string">
            <text:p>attr_orc_tier_1</text:p>
          </table:table-cell>
          <table:table-cell table:style-name="ce12" office:value-type="string" calcext:value-type="string">
            <text:p>wp_orc_tier_1</text:p>
          </table:table-cell>
          <table:table-cell table:style-name="ce13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14" office:value-type="string" calcext:value-type="string">
            <text:p>orc_face1</text:p>
          </table:table-cell>
          <table:table-cell table:style-name="ce14" office:value-type="string" calcext:value-type="string">
            <text:p>orc_face2</text:p>
          </table:table-cell>
          <table:table-cell table:style-name="ce15"/>
          <table:table-cell table:style-name="ce6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orc_skullcap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orc_skullcap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mordor_orc</text:p>
          </table:table-cell>
          <table:table-cell table:style-name="ce7" office:value-type="string" calcext:value-type="string">
            <text:p>Orc_of_Mordor</text:p>
          </table:table-cell>
          <table:table-cell table:style-name="ce7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coif_bad, itm_orc_coif, itm_orc_nosehelm, itm_orc_nosehelm_bad, itm_orc_visorhelm_bad,itm_orc_skullcap,itm_orc_barbuta_bad,</text:p>
          </table:table-cell>
          <table:table-cell table:style-name="ce11" office:value-type="string" calcext:value-type="string">
            <text:p>itm_m_orc_light_b,itm_m_orc_light_c,itm_m_orc_light_d,itm_m_orc_light_e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wood_club,itm_orc_falchion_bad,itm_orc_slasher_heavy,itm_orc_slasher,itm_orc_axe,</text:p>
          </table:table-cell>
          <table:table-cell table:style-name="ce11"/>
          <table:table-cell table:style-name="ce11" office:value-type="string" calcext:value-type="string">
            <text:p>itm_mordor_orc_shield_b,itm_mordor_orc_shield_c,itm_mordor_orc_shield_a,</text:p>
          </table:table-cell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2</text:p>
          </table:table-cell>
          <table:table-cell table:style-name="ce13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orc_skullcap,itm_orc_barbuta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orc_skullcap,itm_orc_barbuta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mordor_large_orc</text:p>
          </table:table-cell>
          <table:table-cell table:style-name="ce7" office:value-type="string" calcext:value-type="string">
            <text:p>Large_Orc_of_Mordor</text:p>
          </table:table-cell>
          <table:table-cell table:style-name="ce7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nosehelm_good,itm_orc_kettlehelm_bad, itm_orc_kettlehelm, itm_orc_morion_bad, itm_orc_morion, itm_orc_visorhelm,itm_orc_coif,itm_orc_barbuta,</text:p>
          </table:table-cell>
          <table:table-cell table:style-name="ce11" office:value-type="string" calcext:value-type="string">
            <text:p>itm_m_orc_light_d,itm_m_orc_light_e,itm_m_orc_heavy_a,itm_m_orc_heavy_b,</text:p>
          </table:table-cell>
          <table:table-cell table:style-name="ce11"/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orc_falchion,itm_orc_slasher_heavy,itm_orc_axe_heavy,itm_orc_sabre_b,</text:p>
          </table:table-cell>
          <table:table-cell table:style-name="ce11"/>
          <table:table-cell table:style-name="ce11" office:value-type="string" calcext:value-type="string">
            <text:p>itm_mordor_orc_shield_b,itm_mordor_orc_shield_c,</text:p>
          </table:table-cell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athletics_2|knows_power_strike_3|knows_power_throw_3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orc_coif,itm_orc_barbuta,itm_m_orc_light_d,itm_m_orc_light_e,itm_m_orc_heavy_a,itm_m_orc_heavy_b,itm_orc_greaves,itm_orc_falchion,itm_orc_slasher_heavy,itm_orc_axe_heavy,itm_orc_sabre_b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orc_coif,itm_orc_barbuta,itm_m_orc_light_d,itm_m_orc_light_e,itm_m_orc_heavy_a,itm_m_orc_heavy_b,itm_orc_greaves,itm_orc_falchion,itm_orc_slasher_heavy,itm_orc_axe_heavy,itm_orc_sabre_b,itm_mordor_orc_shield_b,itm_mordor_orc_shield_c,],attr_orc_tier_3,wp_orc_tier_3,knows_common|knows_athletics_2|knows_power_strike_3|knows_power_throw_3,orc_face3,orc_face6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mordor_fell_orc</text:p>
          </table:table-cell>
          <table:table-cell table:style-name="ce7" office:value-type="string" calcext:value-type="string">
            <text:p>Fell_Orc_of_Mordor</text:p>
          </table:table-cell>
          <table:table-cell table:style-name="ce7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visorhelm_good, itm_orc_buckethelm_bad, itm_orc_buckethelm, itm_orc_kettlehelm_good,itm_orc_barbuta_good,</text:p>
          </table:table-cell>
          <table:table-cell table:style-name="ce11" office:value-type="string" calcext:value-type="string">
            <text:p>itm_m_orc_heavy_b,itm_m_orc_heavy_c,itm_m_orc_heavy_d,itm_m_orc_heavy_e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orc_falchion_heavy,itm_orc_two_handed_axe,itm_orc_axe_heavy,itm_uruk_falchion_a,itm_orc_sabre_b_heavy,itm_orc_cleaver_a,</text:p>
          </table:table-cell>
          <table:table-cell table:style-name="ce11" office:value-type="string" calcext:value-type="string">
            <text:p>itm_mordor_orc_shield_b,itm_mordor_orc_shield_c,itm_mordor_orc_shield_e,</text:p>
          </table:table-cell>
          <table:table-cell table:style-name="ce11"/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athletics_2|knows_power_strike_4|knows_power_throw_4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orc_barbuta_good,itm_m_orc_heavy_b,itm_m_orc_heavy_c,itm_m_orc_heavy_d,itm_m_orc_heavy_e,itm_evil_gauntlets_a,itm_orc_greaves,itm_orc_falchion_heavy,itm_orc_two_handed_axe,itm_orc_axe_heavy,itm_uruk_falchion_a,itm_orc_sabre_b_heavy,itm_orc_cleaver_a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orc_barbuta_good,itm_m_orc_heavy_b,itm_m_orc_heavy_c,itm_m_orc_heavy_d,itm_m_orc_heavy_e,itm_evil_gauntlets_a,itm_orc_greaves,itm_orc_falchion_heavy,itm_orc_two_handed_axe,itm_orc_axe_heavy,itm_uruk_falchion_a,itm_orc_sabre_b_heavy,itm_orc_cleaver_a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3_mordor_warg_rider</text:p>
          </table:table-cell>
          <table:table-cell table:style-name="ce7" office:value-type="string" calcext:value-type="string">
            <text:p>Warg_Rider_of_Gorgoroth</text:p>
          </table:table-cell>
          <table:table-cell table:style-name="ce7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coif_bad, itm_orc_coif, itm_orc_nosehelm_bad, itm_orc_nosehelm,itm_orc_visorhelm_bad,</text:p>
          </table:table-cell>
          <table:table-cell table:style-name="ce11" office:value-type="string" calcext:value-type="string">
            <text:p>itm_m_orc_light_a,itm_m_orc_light_b,itm_m_orc_light_c,</text:p>
          </table:table-cell>
          <table:table-cell table:style-name="ce11" table:number-columns-repeated="2"/>
          <table:table-cell table:style-name="ce11" office:value-type="string" calcext:value-type="string">
            <text:p>itm_orc_throwing_arrow,itm_orc_throwing_arrow,</text:p>
          </table:table-cell>
          <table:table-cell table:style-name="ce11" office:value-type="string" calcext:value-type="string">
            <text:p>itm_orc_scimitar_b, itm_orc_sabre_b_heavy, itm_uruk_falchion_a,itm_orc_club_b,</text:p>
          </table:table-cell>
          <table:table-cell table:style-name="ce11" office:value-type="string" calcext:value-type="string">
            <text:p>itm_warg_1d,itm_warg_1b,itm_warg_1c,</text:p>
          </table:table-cell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horse_archery_2|knows_riding_4|knows_power_throw_3|knows_power_strike_4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scimitar_b, itm_orc_sabre_b_heavy, itm_uruk_falchion_a,itm_orc_club_b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scimitar_b, itm_orc_sabre_b_heavy, itm_uruk_falchion_a,itm_orc_club_b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4_mordor_great_warg_rider</text:p>
          </table:table-cell>
          <table:table-cell table:style-name="ce7" office:value-type="string" calcext:value-type="string">
            <text:p>Great_Warg_Rider_of_Udun</text:p>
          </table:table-cell>
          <table:table-cell table:style-name="ce7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visorhelm, itm_orc_nosehelm,itm_orc_coif,</text:p>
          </table:table-cell>
          <table:table-cell table:style-name="ce11" office:value-type="string" calcext:value-type="string">
            <text:p>itm_m_orc_light_b,itm_m_orc_light_c,itm_m_orc_light_d,itm_m_orc_light_e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throwing_arrow,itm_orc_throwing_arrow,</text:p>
          </table:table-cell>
          <table:table-cell table:style-name="ce11" office:value-type="string" calcext:value-type="string">
            <text:p>itm_orc_scimitar_b_heavy,itm_orc_sabre_b_heavy,itm_orc_cleaver_a,itm_orc_club_b_heavy,</text:p>
          </table:table-cell>
          <table:table-cell table:style-name="ce11" office:value-type="string" calcext:value-type="string">
            <text:p>itm_wargarmored_1b, itm_wargarmored_1c,</text:p>
          </table:table-cell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riding_5|knows_horse_archery_3|knows_power_throw_4|knows_power_strike_4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orc_coif,itm_m_orc_light_b,itm_m_orc_light_c,itm_m_orc_light_d,itm_m_orc_light_e,itm_evil_gauntlets_a,itm_orc_ragwrap,itm_orc_throwing_arrow,itm_orc_throwing_arrow,itm_orc_scimitar_b_heavy,itm_orc_sabre_b_heavy,itm_orc_cleaver_a,itm_orc_club_b_heavy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orc_coif,itm_m_orc_light_b,itm_m_orc_light_c,itm_m_orc_light_d,itm_m_orc_light_e,itm_evil_gauntlets_a,itm_orc_ragwrap,itm_orc_throwing_arrow,itm_orc_throwing_arrow,itm_orc_scimitar_b_heavy,itm_orc_sabre_b_heavy,itm_orc_cleaver_a,itm_orc_club_b_heavy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mordor_morgul_orc</text:p>
          </table:table-cell>
          <table:table-cell table:style-name="ce7" office:value-type="string" calcext:value-type="string">
            <text:p>Orc_of_Minas_Morgul</text:p>
          </table:table-cell>
          <table:table-cell table:style-name="ce7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kettlehelm_bad,itm_orc_morion_bad,itm_orc_visorhelm_bad,itm_orc_coif,</text:p>
          </table:table-cell>
          <table:table-cell table:style-name="ce11" office:value-type="string" calcext:value-type="string">
            <text:p>itm_m_orc_light_b,itm_m_orc_light_c,itm_m_orc_light_d,itm_m_orc_light_e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simple_spear,itm_orc_bill_bad,itm_orc_mangler_bad,</text:p>
          </table:table-cell>
          <table:table-cell table:style-name="ce11" office:value-type="string" calcext:value-type="string">
            <text:p>itm_wood_club,itm_orc_slasher,itm_orc_slasher,itm_mordor_orc_shield_c,itm_mordor_orc_shield_d,</text:p>
          </table:table-cell>
          <table:table-cell table:style-name="ce11"/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2</text:p>
          </table:table-cell>
          <table:table-cell table:style-name="ce12" office:value-type="string" calcext:value-type="string">
            <text:p>knows_common|knows_athletics_2|knows_power_strike_3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orc_coif,itm_m_orc_light_b,itm_m_orc_light_c,itm_m_orc_light_d,itm_m_orc_light_e,itm_orc_ragwrap,itm_orc_simple_spear,itm_orc_bill_bad,itm_orc_mangler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orc_coif,itm_m_orc_light_b,itm_m_orc_light_c,itm_m_orc_light_d,itm_m_orc_light_e,itm_orc_ragwrap,itm_orc_simple_spear,itm_orc_bill_bad,itm_orc_mangler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mordor_fell_morgul_orc</text:p>
          </table:table-cell>
          <table:table-cell table:style-name="ce7" office:value-type="string" calcext:value-type="string">
            <text:p>Fell_Orc_of_Minas_Morgul</text:p>
          </table:table-cell>
          <table:table-cell table:style-name="ce7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kettlehelm_good, itm_orc_morion_good, itm_orc_buckethelm_good,itm_orc_coif_good,</text:p>
          </table:table-cell>
          <table:table-cell table:style-name="ce11" office:value-type="string" calcext:value-type="string">
            <text:p>itm_m_orc_heavy_b,itm_m_orc_heavy_c,itm_m_orc_heavy_d,itm_m_orc_heavy_e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bill_heavy, itm_orc_simple_spear_heavy,itm_orc_mangler,</text:p>
          </table:table-cell>
          <table:table-cell table:style-name="ce11" office:value-type="string" calcext:value-type="string">
            <text:p>itm_orc_slasher,itm_orc_slasher,itm_mordor_uruk_shield_c,</text:p>
          </table:table-cell>
          <table:table-cell table:style-name="ce11"/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athletics_2|knows_shield_1|knows_power_strike_4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orc_coif_good,itm_m_orc_heavy_b,itm_m_orc_heavy_c,itm_m_orc_heavy_d,itm_m_orc_heavy_e,itm_orc_ragwrap,itm_orc_bill_heavy, itm_orc_simple_spear_heavy,itm_orc_mangler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orc_coif_good,itm_m_orc_heavy_b,itm_m_orc_heavy_c,itm_m_orc_heavy_d,itm_m_orc_heavy_e,itm_orc_ragwrap,itm_orc_bill_heavy, itm_orc_simple_spear_heavy,itm_orc_mangler,itm_orc_slasher,itm_orc_slasher,itm_mordor_uruk_shield_c,],attr_orc_tier_4,wp_orc_tier_4,knows_common|knows_athletics_2|knows_shield_1|knows_power_strike_4,orc_face5,orc_face4],</text:p>
          </table:table-cell>
          <table:table-cell table:number-columns-repeated="16363"/>
        </table:table-row>
        <table:table-row table:style-name="ro1">
          <table:table-cell table:style-name="ce7" table:number-columns-repeated="3"/>
          <table:table-cell table:style-name="ce8"/>
          <table:table-cell table:style-name="ce9" table:number-columns-repeated="2"/>
          <table:table-cell table:style-name="ce10"/>
          <table:table-cell table:style-name="ce11" table:number-columns-repeated="7"/>
          <table:table-cell table:style-name="ce12" table:number-columns-repeated="3"/>
          <table:table-cell table:style-name="ce14" table:number-columns-repeated="2"/>
          <table:table-cell table:style-name="ce15"/>
          <table:table-cell table:style-name="ce6"/>
          <table:table-cell table:number-columns-repeated="16363"/>
        </table:table-row>
        <table:table-row table:style-name="ro1">
          <table:table-cell table:style-name="ce5" office:value-type="string" calcext:value-type="string">
            <text:p>Changed these two below to Guldur</text:p>
          </table:table-cell>
          <table:table-cell table:style-name="ce6" table:number-columns-repeated="19"/>
          <table:table-cell table:style-name="ce6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guldur_large_orc_tracker</text:p>
          </table:table-cell>
          <table:table-cell table:style-name="ce7" office:value-type="string" calcext:value-type="string">
            <text:p>Large_Orc_Tracker_of_Dol_Guldur</text:p>
          </table:table-cell>
          <table:table-cell table:style-name="ce7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ldur</text:p>
          </table:table-cell>
          <table:table-cell table:style-name="ce11" office:value-type="string" calcext:value-type="string">
            <text:p>itm_orc_skullcap_bad, itm_orc_nosehelm_bad,</text:p>
          </table:table-cell>
          <table:table-cell table:style-name="ce11" office:value-type="string" calcext:value-type="string">
            <text:p>itm_m_orc_light_b,itm_m_orc_light_c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bow,itm_orc_hook_arrow,</text:p>
          </table:table-cell>
          <table:table-cell table:style-name="ce11" office:value-type="string" calcext:value-type="string">
            <text:p>itm_orc_mace_bad,</text:p>
          </table:table-cell>
          <table:table-cell table:style-name="ce11"/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riding_1|knows_athletics_5|knows_power_draw_3|knows_power_strike_2</text:p>
          </table:table-cell>
          <table:table-cell table:style-name="ce14" office:value-type="string" calcext:value-type="string">
            <text:p>orc_face9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skullcap_bad, itm_orc_nosehelm_bad,itm_m_orc_light_b,itm_m_orc_light_c,itm_orc_ragwrap,itm_orc_bow,itm_orc_hook_arrow,itm_orc_mace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skullcap_bad, itm_orc_nosehelm_bad,itm_m_orc_light_b,itm_m_orc_light_c,itm_orc_ragwrap,itm_orc_bow,itm_orc_hook_arrow,itm_orc_mace_bad,],attr_orc_tier_3,wp_orc_tier_3,knows_common|knows_riding_1|knows_athletics_5|knows_power_draw_3|knows_power_strike_2,orc_face9,orc_face4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guldur_fell_orc_tracker</text:p>
          </table:table-cell>
          <table:table-cell table:style-name="ce7" office:value-type="string" calcext:value-type="string">
            <text:p>Fell_Orc_Tracker_of_Dol_Guldur</text:p>
          </table:table-cell>
          <table:table-cell table:style-name="ce7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ldur</text:p>
          </table:table-cell>
          <table:table-cell table:style-name="ce11" office:value-type="string" calcext:value-type="string">
            <text:p>itm_orc_skullcap_good, itm_orc_nosehelm_bad, itm_orc_nosehelm,</text:p>
          </table:table-cell>
          <table:table-cell table:style-name="ce11" office:value-type="string" calcext:value-type="string">
            <text:p>itm_m_orc_light_c,itm_m_orc_light_d,itm_m_orc_light_e,itm_m_orc_light_c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uruk_bow,itm_black_arrows_reward,</text:p>
          </table:table-cell>
          <table:table-cell table:style-name="ce11" office:value-type="string" calcext:value-type="string">
            <text:p>itm_orc_mace,</text:p>
          </table:table-cell>
          <table:table-cell table:style-name="ce11"/>
          <table:table-cell table:style-name="ce12" office:value-type="string" calcext:value-type="string">
            <text:p>str_12| agi_11| int_7| cha_7|level(20)</text:p>
          </table:table-cell>
          <table:table-cell table:style-name="ce12" office:value-type="string" calcext:value-type="string">
            <text:p>wp_orc_tier_5</text:p>
          </table:table-cell>
          <table:table-cell table:style-name="ce12" office:value-type="string" calcext:value-type="string">
            <text:p>knows_common|knows_riding_1|knows_athletics_7|knows_power_draw_4|knows_power_strike_3|knows_ironflesh_2</text:p>
          </table:table-cell>
          <table:table-cell table:style-name="ce14" office:value-type="string" calcext:value-type="string">
            <text:p>orc_face1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skullcap_good, itm_orc_nosehelm_bad, itm_orc_nosehelm,itm_m_orc_light_c,itm_m_orc_light_d,itm_m_orc_light_e,itm_m_orc_light_c,itm_evil_gauntlets_a,itm_orc_furboots,itm_uruk_bow,itm_black_arrows_reward,itm_orc_mace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skullcap_good, itm_orc_nosehelm_bad, itm_orc_nosehelm,itm_m_orc_light_c,itm_m_orc_light_d,itm_m_orc_light_e,itm_m_orc_light_c,itm_evil_gauntlets_a,itm_orc_furboots,itm_uruk_bow,itm_black_arrows_reward,itm_orc_mace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16363"/>
        </table:table-row>
        <table:table-row table:style-name="ro1">
          <table:table-cell table:style-name="ce7" table:number-columns-repeated="3"/>
          <table:table-cell table:style-name="ce8"/>
          <table:table-cell table:style-name="ce9" table:number-columns-repeated="2"/>
          <table:table-cell table:style-name="ce10"/>
          <table:table-cell table:style-name="ce11" table:number-columns-repeated="7"/>
          <table:table-cell table:style-name="ce12" table:number-columns-repeated="3"/>
          <table:table-cell table:style-name="ce14" table:number-columns-repeated="2"/>
          <table:table-cell table:style-name="ce15"/>
          <table:table-cell table:style-name="ce6"/>
          <table:table-cell table:number-columns-repeated="16363"/>
        </table:table-row>
        <table:table-row table:style-name="ro1">
          <table:table-cell table:style-name="ce7" office:value-type="string" calcext:value-type="string">
            <text:p>a2_mordor_orc_archer</text:p>
          </table:table-cell>
          <table:table-cell table:style-name="ce7" office:value-type="string" calcext:value-type="string">
            <text:p>Orc_Archer_of_Mordor</text:p>
          </table:table-cell>
          <table:table-cell table:style-name="ce7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coif_bad, itm_orc_nosehelm_bad,itm_orc_skullcap_bad,</text:p>
          </table:table-cell>
          <table:table-cell table:style-name="ce11" office:value-type="string" calcext:value-type="string">
            <text:p>itm_m_orc_light_b,itm_m_orc_light_c,itm_m_orc_light_d,itm_m_orc_light_e,</text:p>
          </table:table-cell>
          <table:table-cell table:style-name="ce11" table:number-columns-repeated="2"/>
          <table:table-cell table:style-name="ce11" office:value-type="string" calcext:value-type="string">
            <text:p>itm_orc_bow,itm_orc_hook_arrow,</text:p>
          </table:table-cell>
          <table:table-cell table:style-name="ce11" office:value-type="string" calcext:value-type="string">
            <text:p>itm_wood_club,itm_orc_slasher,itm_orc_axe,</text:p>
          </table:table-cell>
          <table:table-cell table:style-name="ce11"/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bow_2</text:p>
          </table:table-cell>
          <table:table-cell table:style-name="ce13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orc_skullcap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orc_skullcap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mordor_large_orc_archer</text:p>
          </table:table-cell>
          <table:table-cell table:style-name="ce7" office:value-type="string" calcext:value-type="string">
            <text:p>Large_Orc_Archer_of_Mordor</text:p>
          </table:table-cell>
          <table:table-cell table:style-name="ce7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kettlehelm_bad, itm_orc_coif, itm_orc_nosehelm,itm_orc_skullcap,</text:p>
          </table:table-cell>
          <table:table-cell table:style-name="ce11" office:value-type="string" calcext:value-type="string">
            <text:p>itm_m_orc_light_b,itm_m_orc_light_c,itm_m_orc_light_d,itm_m_orc_light_e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bow,itm_orc_hook_arrow,</text:p>
          </table:table-cell>
          <table:table-cell table:style-name="ce11" office:value-type="string" calcext:value-type="string">
            <text:p>itm_orc_slasher_heavy,itm_orc_falchion_bad,itm_orc_axe,</text:p>
          </table:table-cell>
          <table:table-cell table:style-name="ce11"/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bow_3</text:p>
          </table:table-cell>
          <table:table-cell table:style-name="ce12" office:value-type="string" calcext:value-type="string">
            <text:p>knows_common|knows_athletics_2|knows_power_draw_3|knows_power_strike_2</text:p>
          </table:table-cell>
          <table:table-cell table:style-name="ce14" office:value-type="string" calcext:value-type="string">
            <text:p>orc_face9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orc_skullcap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orc_skullcap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mordor_fell_orc_archer</text:p>
          </table:table-cell>
          <table:table-cell table:style-name="ce7" office:value-type="string" calcext:value-type="string">
            <text:p>Fell_Orc_Archer_of_Mordor</text:p>
          </table:table-cell>
          <table:table-cell table:style-name="ce7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kettlehelm, itm_orc_coif_good, itm_orc_buckethelm_bad,</text:p>
          </table:table-cell>
          <table:table-cell table:style-name="ce11" office:value-type="string" calcext:value-type="string">
            <text:p>itm_m_orc_light_d,itm_m_orc_light_e,itm_m_orc_heavy_a,itm_m_orc_heavy_b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orc_bow,itm_orc_hook_arrow,</text:p>
          </table:table-cell>
          <table:table-cell table:style-name="ce11" office:value-type="string" calcext:value-type="string">
            <text:p>itm_orc_slasher_heavy,itm_orc_falchion,</text:p>
          </table:table-cell>
          <table:table-cell table:style-name="ce11"/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bow_4</text:p>
          </table:table-cell>
          <table:table-cell table:style-name="ce12" office:value-type="string" calcext:value-type="string">
            <text:p>knows_common|knows_athletics_4|knows_power_draw_4|knows_power_strike_2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Moria + tribal orc chief below</text:p>
          </table:table-cell>
          <table:table-cell table:style-name="ce6" table:number-columns-repeated="19"/>
          <table:table-cell table:style-name="ce6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3_moria_wolf_rider</text:p>
          </table:table-cell>
          <table:table-cell table:style-name="ce7" office:value-type="string" calcext:value-type="string">
            <text:p>Wolf_Rider_of_Moria</text:p>
          </table:table-cell>
          <table:table-cell table:style-name="ce7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nosehelm_bad,</text:p>
          </table:table-cell>
          <table:table-cell table:style-name="ce11" office:value-type="string" calcext:value-type="string">
            <text:p>itm_moria_armor_a,itm_moria_armor_b,</text:p>
          </table:table-cell>
          <table:table-cell table:style-name="ce11" table:number-columns-repeated="2"/>
          <table:table-cell table:style-name="ce11" office:value-type="string" calcext:value-type="string">
            <text:p>itm_orc_sabre_bad,itm_orc_scimitar_bad,itm_orc_simple_spear,itm_wood_club,</text:p>
          </table:table-cell>
          <table:table-cell table:style-name="ce11" office:value-type="string" calcext:value-type="string">
            <text:p>itm_orc_throwing_arrow,itm_orc_shield_b,itm_orc_shield_a,</text:p>
          </table:table-cell>
          <table:table-cell table:style-name="ce11" office:value-type="string" calcext:value-type="string">
            <text:p>itm_warg_1d,itm_warg_1b,itm_warg_1c,</text:p>
          </table:table-cell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2</text:p>
          </table:table-cell>
          <table:table-cell table:style-name="ce12" office:value-type="string" calcext:value-type="string">
            <text:p>knows_common|knows_riding_3|knows_power_throw_2|knows_power_strike_2|knows_horse_archery_2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2</text:p>
          </table:table-cell>
          <table:table-cell table:style-name="ce15"/>
          <table:table-cell table:style-name="ce6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_bad,itm_orc_scimitar_bad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_bad,itm_orc_scimitar_bad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4_moria_warg_rider</text:p>
          </table:table-cell>
          <table:table-cell table:style-name="ce7" office:value-type="string" calcext:value-type="string">
            <text:p>Warg_Rider_of_Moria</text:p>
          </table:table-cell>
          <table:table-cell table:style-name="ce7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_bad, itm_orc_nosehelm, itm_orc_beakhelm_bad,</text:p>
          </table:table-cell>
          <table:table-cell table:style-name="ce11" office:value-type="string" calcext:value-type="string">
            <text:p>itm_moria_armor_a,itm_moria_armor_b,itm_moria_armor_c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sabre,itm_orc_sabre,itm_orc_throwing_arrow,itm_orc_scimitar,itm_orc_simple_spear_heavy,itm_orc_skull_spear,itm_orc_club_b,</text:p>
          </table:table-cell>
          <table:table-cell table:style-name="ce11" office:value-type="string" calcext:value-type="string">
            <text:p>itm_orc_shield_b,itm_orc_shield_a,</text:p>
          </table:table-cell>
          <table:table-cell table:style-name="ce11" office:value-type="string" calcext:value-type="string">
            <text:p>itm_wargarmored_1b, itm_wargarmored_1c,</text:p>
          </table:table-cell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riding_3|knows_power_throw_3|knows_power_strike_4|knows_horse_archery_3</text:p>
          </table:table-cell>
          <table:table-cell table:style-name="ce14" office:value-type="string" calcext:value-type="string">
            <text:p>orc_face9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club_b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club_b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moria_clan_rider</text:p>
          </table:table-cell>
          <table:table-cell table:style-name="ce7" office:value-type="string" calcext:value-type="string">
            <text:p>Bolg_Clan_Rider</text:p>
          </table:table-cell>
          <table:table-cell table:style-name="ce7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, itm_orc_bughelm_good, itm_orc_beakhelm, <text:s/>itm_gundabad_helm_e,</text:p>
          </table:table-cell>
          <table:table-cell table:style-name="ce11" office:value-type="string" calcext:value-type="string">
            <text:p>itm_moria_armor_c,itm_moria_armor_d,</text:p>
          </table:table-cell>
          <table:table-cell table:style-name="ce11"/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orc_throwing_arrow,itm_orc_sabre_heavy,itm_orc_scimitar_heavy,itm_orc_simple_spear,itm_orc_skull_spear_heavy, itm_orc_simple_spear_heavy,itm_orc_club_b_heavy,</text:p>
          </table:table-cell>
          <table:table-cell table:style-name="ce11" office:value-type="string" calcext:value-type="string">
            <text:p>itm_moria_orc_shield_c,</text:p>
          </table:table-cell>
          <table:table-cell table:style-name="ce11" office:value-type="string" calcext:value-type="string">
            <text:p>itm_wargarmored_2b, itm_wargarmored_2c,</text:p>
          </table:table-cell>
          <table:table-cell table:style-name="ce12" office:value-type="string" calcext:value-type="string">
            <text:p>attr_orc_tier_5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riding_4|knows_power_throw_4|knows_power_strike_4|knows_horse_archery_5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_heavy,itm_orc_scimitar_heavy,itm_orc_simple_spear,itm_orc_skull_spear_heavy, itm_orc_simple_spear_heavy,itm_orc_club_b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_heavy,itm_orc_scimitar_heavy,itm_orc_simple_spear,itm_orc_skull_spear_heavy, itm_orc_simple_spear_heavy,itm_orc_club_b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moria_snaga</text:p>
          </table:table-cell>
          <table:table-cell table:style-name="ce7" office:value-type="string" calcext:value-type="string">
            <text:p>Snaga_of_Moria</text:p>
          </table:table-cell>
          <table:table-cell table:style-name="ce7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coif_bad, itm_orc_nosehelm_bad,</text:p>
          </table:table-cell>
          <table:table-cell table:style-name="ce11" office:value-type="string" calcext:value-type="string">
            <text:p>itm_moria_armor_a,itm_moria_armor_b,</text:p>
          </table:table-cell>
          <table:table-cell table:style-name="ce11" table:number-columns-repeated="2"/>
          <table:table-cell table:style-name="ce11" office:value-type="string" calcext:value-type="string">
            <text:p>itm_orc_falchion_bad,itm_orc_slasher,itm_orc_axe,itm_wood_club,</text:p>
          </table:table-cell>
          <table:table-cell table:style-name="ce11" office:value-type="string" calcext:value-type="string">
            <text:p>itm_orc_shield_a</text:p>
          </table:table-cell>
          <table:table-cell table:style-name="ce11"/>
          <table:table-cell table:style-name="ce12" office:value-type="string" calcext:value-type="string">
            <text:p>attr_orc_tier_1</text:p>
          </table:table-cell>
          <table:table-cell table:style-name="ce12" office:value-type="string" calcext:value-type="string">
            <text:p>wp_orc_tier_1</text:p>
          </table:table-cell>
          <table:table-cell table:style-name="ce13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14" office:value-type="string" calcext:value-type="string">
            <text:p>orc_face4</text:p>
          </table:table-cell>
          <table:table-cell table:style-name="ce14" office:value-type="string" calcext:value-type="string">
            <text:p>orc_face9</text:p>
          </table:table-cell>
          <table:table-cell table:style-name="ce15"/>
          <table:table-cell table:style-name="ce6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moria_goblin</text:p>
          </table:table-cell>
          <table:table-cell table:style-name="ce7" office:value-type="string" calcext:value-type="string">
            <text:p>Goblin_of_Moria</text:p>
          </table:table-cell>
          <table:table-cell table:style-name="ce7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nosehelm, itm_orc_bughelm_bad, itm_orc_beakhelm_bad,</text:p>
          </table:table-cell>
          <table:table-cell table:style-name="ce11" office:value-type="string" calcext:value-type="string">
            <text:p>itm_moria_armor_b,itm_moria_armor_c,itm_moria_armor_b,</text:p>
          </table:table-cell>
          <table:table-cell table:style-name="ce11" table:number-columns-repeated="2"/>
          <table:table-cell table:style-name="ce11" office:value-type="string" calcext:value-type="string">
            <text:p>itm_orc_sabre_bad,itm_orc_falchion,itm_orc_scimitar_bad,itm_orc_simple_spear,itm_orc_scimitar_b,</text:p>
          </table:table-cell>
          <table:table-cell table:style-name="ce11" office:value-type="string" calcext:value-type="string">
            <text:p>itm_moria_orc_shield_b,itm_orc_shield_b,itm_orc_shield_a,</text:p>
          </table:table-cell>
          <table:table-cell table:style-name="ce11"/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2</text:p>
          </table:table-cell>
          <table:table-cell table:style-name="ce13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14" office:value-type="string" calcext:value-type="string">
            <text:p>orc_face9</text:p>
          </table:table-cell>
          <table:table-cell table:style-name="ce14" office:value-type="string" calcext:value-type="string">
            <text:p>orc_face2</text:p>
          </table:table-cell>
          <table:table-cell table:style-name="ce15"/>
          <table:table-cell table:style-name="ce6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orc_scimitar_b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orc_scimitar_b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moria_large_goblin</text:p>
          </table:table-cell>
          <table:table-cell table:style-name="ce7" office:value-type="string" calcext:value-type="string">
            <text:p>Large_Goblin_of_Moria</text:p>
          </table:table-cell>
          <table:table-cell table:style-name="ce7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, itm_orc_beakhelm,</text:p>
          </table:table-cell>
          <table:table-cell table:style-name="ce11" office:value-type="string" calcext:value-type="string">
            <text:p>itm_moria_armor_d,itm_moria_armor_c,itm_moria_armor_d,</text:p>
          </table:table-cell>
          <table:table-cell table:style-name="ce11" table:number-columns-repeated="2"/>
          <table:table-cell table:style-name="ce11" office:value-type="string" calcext:value-type="string">
            <text:p>itm_orc_sabre,itm_orc_scimitar,itm_orc_simple_spear,itm_orc_bill,itm_orc_pick,itm_orc_scimitar_b_heavy,</text:p>
          </table:table-cell>
          <table:table-cell table:style-name="ce11" office:value-type="string" calcext:value-type="string">
            <text:p>itm_orc_throwing_axes,itm_moria_orc_shield_c,itm_moria_orc_shield_b,</text:p>
          </table:table-cell>
          <table:table-cell table:style-name="ce11"/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ironflesh_3|knows_athletics_5|knows_power_throw_2|knows_power_strike_3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scimitar_b_heavy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scimitar_b_heavy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moria_fell_goblin</text:p>
          </table:table-cell>
          <table:table-cell table:style-name="ce7" office:value-type="string" calcext:value-type="string">
            <text:p>Fell_Goblin_of_Moria</text:p>
          </table:table-cell>
          <table:table-cell table:style-name="ce7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_good, itm_orc_beakhelm_good,</text:p>
          </table:table-cell>
          <table:table-cell table:style-name="ce11" office:value-type="string" calcext:value-type="string">
            <text:p>itm_moria_armor_e,</text:p>
          </table:table-cell>
          <table:table-cell table:style-name="ce11"/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orc_sabre_heavy,itm_orc_scimitar_heavy,itm_orc_simple_spear_heavy,itm_orc_bill_heavy,itm_orc_pick,</text:p>
          </table:table-cell>
          <table:table-cell table:style-name="ce11" office:value-type="string" calcext:value-type="string">
            <text:p>itm_orc_throwing_axes,itm_moria_orc_shield_b,itm_moria_orc_shield_c,</text:p>
          </table:table-cell>
          <table:table-cell table:style-name="ce11"/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ironflesh_4|knows_athletics_6|knows_power_throw_3|knows_power_strike_4</text:p>
          </table:table-cell>
          <table:table-cell table:style-name="ce14" office:value-type="string" calcext:value-type="string">
            <text:p>orc_face1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2_moria_goblin_archer</text:p>
          </table:table-cell>
          <table:table-cell table:style-name="ce7" office:value-type="string" calcext:value-type="string">
            <text:p>Goblin_Archer_of_Moria</text:p>
          </table:table-cell>
          <table:table-cell table:style-name="ce7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_bad, itm_orc_beakhelm_bad,</text:p>
          </table:table-cell>
          <table:table-cell table:style-name="ce11" office:value-type="string" calcext:value-type="string">
            <text:p>itm_moria_armor_b,</text:p>
          </table:table-cell>
          <table:table-cell table:style-name="ce11" table:number-columns-repeated="2"/>
          <table:table-cell table:style-name="ce11" office:value-type="string" calcext:value-type="string">
            <text:p><text:s/>itm_orc_bow,itm_orc_hook_arrow,</text:p>
          </table:table-cell>
          <table:table-cell table:style-name="ce11" office:value-type="string" calcext:value-type="string">
            <text:p>itm_orc_slasher,itm_orc_falchion_bad,</text:p>
          </table:table-cell>
          <table:table-cell table:style-name="ce11" office:value-type="string" calcext:value-type="string">
            <text:p>itm_orc_shield_a</text:p>
          </table:table-cell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bow_2</text:p>
          </table:table-cell>
          <table:table-cell table:style-name="ce13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14" office:value-type="string" calcext:value-type="string">
            <text:p>orc_face9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3_moria_large_goblin_archer</text:p>
          </table:table-cell>
          <table:table-cell table:style-name="ce7" office:value-type="string" calcext:value-type="string">
            <text:p>Large_Goblin_Archer_of_Moria</text:p>
          </table:table-cell>
          <table:table-cell table:style-name="ce7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_bad, itm_orc_bughelm, itm_orc_beakhelm,</text:p>
          </table:table-cell>
          <table:table-cell table:style-name="ce11" office:value-type="string" calcext:value-type="string">
            <text:p>itm_moria_armor_c,itm_moria_armor_b,itm_moria_armor_c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bow,itm_orc_hook_arrow,</text:p>
          </table:table-cell>
          <table:table-cell table:style-name="ce11" office:value-type="string" calcext:value-type="string">
            <text:p>itm_orc_slasher_heavy,itm_orc_falchion,</text:p>
          </table:table-cell>
          <table:table-cell table:style-name="ce11" office:value-type="string" calcext:value-type="string">
            <text:p>itm_moria_orc_shield_b,itm_orc_shield_b,itm_orc_shield_a,</text:p>
          </table:table-cell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bow_3</text:p>
          </table:table-cell>
          <table:table-cell table:style-name="ce12" office:value-type="string" calcext:value-type="string">
            <text:p>knows_common|knows_ironflesh_3|knows_athletics_5|knows_power_draw_3|knows_power_strike_2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4_moria_fell_goblin_archer</text:p>
          </table:table-cell>
          <table:table-cell table:style-name="ce7" office:value-type="string" calcext:value-type="string">
            <text:p>Fell_Goblin_Archer_of_Moria</text:p>
          </table:table-cell>
          <table:table-cell table:style-name="ce7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_good, itm_orc_beakhelm_good,</text:p>
          </table:table-cell>
          <table:table-cell table:style-name="ce11" office:value-type="string" calcext:value-type="string">
            <text:p>itm_moria_armor_d,itm_moria_armor_c,itm_moria_armor_d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uruk_bow,itm_orc_hook_arrow,</text:p>
          </table:table-cell>
          <table:table-cell table:style-name="ce11" office:value-type="string" calcext:value-type="string">
            <text:p>itm_orc_falchion_heavy,itm_orc_pick,</text:p>
          </table:table-cell>
          <table:table-cell table:style-name="ce11" office:value-type="string" calcext:value-type="string">
            <text:p>itm_moria_orc_shield_b,itm_moria_orc_shield_c,</text:p>
          </table:table-cell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bow_4</text:p>
          </table:table-cell>
          <table:table-cell table:style-name="ce12" office:value-type="string" calcext:value-type="string">
            <text:p>knows_common|knows_ironflesh_4|knows_athletics_7|knows_power_draw_4|knows_power_strike_3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falchion_heavy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falchion_heavy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next two moved to end of file</text:p>
          </table:table-cell>
          <table:table-cell table:style-name="ce6" table:number-columns-repeated="19"/>
          <table:table-cell table:style-name="ce6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moria_deep_dweller</text:p>
          </table:table-cell>
          <table:table-cell table:style-name="ce7" office:value-type="string" calcext:value-type="string">
            <text:p>Deep-Dweller_of_Moria</text:p>
          </table:table-cell>
          <table:table-cell table:style-name="ce7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_lordly,itm_orc_bughelm_lordly,itm_uruk_helm_e,itm_uruk_helm_f,</text:p>
          </table:table-cell>
          <table:table-cell table:style-name="ce11" office:value-type="string" calcext:value-type="string">
            <text:p>itm_moria_armor_e,</text:p>
          </table:table-cell>
          <table:table-cell table:style-name="ce11"/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orc_mace_heavy,itm_dwarf_war_pick_old,</text:p>
          </table:table-cell>
          <table:table-cell table:style-name="ce11" office:value-type="string" calcext:value-type="string">
            <text:p>itm_orc_javelin,itm_orc_javelin,itm_moria_orc_shield_b,itm_moria_orc_shield_c</text:p>
          </table:table-cell>
          <table:table-cell table:style-name="ce11"/>
          <table:table-cell table:style-name="ce12" office:value-type="string" calcext:value-type="string">
            <text:p>attr_orc_tier_5</text:p>
          </table:table-cell>
          <table:table-cell table:style-name="ce12" office:value-type="string" calcext:value-type="string">
            <text:p>wp_orc_tier_5</text:p>
          </table:table-cell>
          <table:table-cell table:style-name="ce12" office:value-type="string" calcext:value-type="string">
            <text:p>knows_common|knows_athletics_7|knows_power_strike_6|knows_power_throw_5|knows_ironflesh_7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mace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mace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moria_orc_chieftain</text:p>
          </table:table-cell>
          <table:table-cell table:style-name="ce7" office:value-type="string" calcext:value-type="string">
            <text:p>Orc_Chieftain_of_Moria</text:p>
          </table:table-cell>
          <table:table-cell table:style-name="ce7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eakhelm_lordly,itm_uruk_helm_c,itm_uruk_helm_d,itm_uruk_helm_f,</text:p>
          </table:table-cell>
          <table:table-cell table:style-name="ce11" office:value-type="string" calcext:value-type="string">
            <text:p>(itm_moria_armor_e, imod_sturdy),(itm_moria_armor_e, imod_reinforced),(itm_moria_armor_e, imod_lordly),</text:p>
          </table:table-cell>
          <table:table-cell table:style-name="ce11"/>
          <table:table-cell table:style-name="ce11" office:value-type="string" calcext:value-type="string">
            <text:p>itm_uruk_greaves, itm_orc_greaves,</text:p>
          </table:table-cell>
          <table:table-cell table:style-name="ce11" office:value-type="string" calcext:value-type="string">
            <text:p>itm_orc_sabre_heavy,itm_orc_scimitar_heavy,</text:p>
          </table:table-cell>
          <table:table-cell table:style-name="ce11" office:value-type="string" calcext:value-type="string">
            <text:p>itm_orc_skull_spear,itm_orc_simple_spear_heavy, itm_moria_orc_shield_a, (itm_orc_shield_c, imod_reinforced)</text:p>
          </table:table-cell>
          <table:table-cell table:style-name="ce11"/>
          <table:table-cell table:style-name="ce12" office:value-type="string" calcext:value-type="string">
            <text:p>attr_orc_tier_5</text:p>
          </table:table-cell>
          <table:table-cell table:style-name="ce12" office:value-type="string" calcext:value-type="string">
            <text:p>wp_orc_tier_5</text:p>
          </table:table-cell>
          <table:table-cell table:style-name="ce12" office:value-type="string" calcext:value-type="string">
            <text:p>knows_common|knows_athletics_5|knows_power_strike_4|knows_ironflesh_10|knows_shield_4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Gundabad</text:p>
          </table:table-cell>
          <table:table-cell table:style-name="ce6" table:number-columns-repeated="19"/>
          <table:table-cell table:style-name="ce6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1_gunda_goblin</text:p>
          </table:table-cell>
          <table:table-cell table:style-name="ce7" office:value-type="string" calcext:value-type="string">
            <text:p>Gundabad_Goblin</text:p>
          </table:table-cell>
          <table:table-cell table:style-name="ce7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a,itm_orc_skullcap_bad,</text:p>
          </table:table-cell>
          <table:table-cell table:style-name="ce11" office:value-type="string" calcext:value-type="string">
            <text:p>itm_gundabad_armor_a,itm_orc_tribal_a,</text:p>
          </table:table-cell>
          <table:table-cell table:style-name="ce11" table:number-columns-repeated="2"/>
          <table:table-cell table:style-name="ce11" office:value-type="string" calcext:value-type="string">
            <text:p>itm_wood_club,itm_orc_slasher,itm_orc_sabre_b,itm_orc_simple_spear,itm_orc_simple_spear,itm_bone_cudgel,</text:p>
          </table:table-cell>
          <table:table-cell table:style-name="ce11" office:value-type="string" calcext:value-type="string">
            <text:p>itm_orc_bow,itm_orc_hook_arrow,</text:p>
          </table:table-cell>
          <table:table-cell table:style-name="ce11"/>
          <table:table-cell table:style-name="ce12" office:value-type="string" calcext:value-type="string">
            <text:p>attr_orc_tier_1</text:p>
          </table:table-cell>
          <table:table-cell table:style-name="ce12" office:value-type="string" calcext:value-type="string">
            <text:p>wp_orc_tier_1</text:p>
          </table:table-cell>
          <table:table-cell table:style-name="ce13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14" office:value-type="string" calcext:value-type="string">
            <text:p>orc_face1</text:p>
          </table:table-cell>
          <table:table-cell table:style-name="ce14" office:value-type="string" calcext:value-type="string">
            <text:p>orc_face2</text:p>
          </table:table-cell>
          <table:table-cell table:style-name="ce15"/>
          <table:table-cell table:style-name="ce6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orc_skullcap_bad,itm_gundabad_armor_a,itm_orc_tribal_a,itm_wood_club,itm_orc_slasher,itm_orc_sabre_b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orc_skullcap_bad,itm_gundabad_armor_a,itm_orc_tribal_a,itm_wood_club,itm_orc_slasher,itm_orc_sabre_b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gunda_orc</text:p>
          </table:table-cell>
          <table:table-cell table:style-name="ce7" office:value-type="string" calcext:value-type="string">
            <text:p>Gundabad_Orc</text:p>
          </table:table-cell>
          <table:table-cell table:style-name="ce7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a,itm_gundabad_helm_b,itm_orc_skullcap,</text:p>
          </table:table-cell>
          <table:table-cell table:style-name="ce11" office:value-type="string" calcext:value-type="string">
            <text:p>itm_gundabad_armor_b,itm_gundabad_armor_c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slasher,itm_wood_club,itm_orc_simple_spear,itm_orc_skull_spear,itm_orc_axe,itm_orc_sabre_b,itm_orc_scimitar_b,itm_orc_scimitar_bad,itm_orc_sabre_bad,</text:p>
          </table:table-cell>
          <table:table-cell table:style-name="ce11" office:value-type="string" calcext:value-type="string">
            <text:p>itm_orc_bow,itm_orc_hook_arrow,</text:p>
          </table:table-cell>
          <table:table-cell table:style-name="ce11" office:value-type="string" calcext:value-type="string">
            <text:p>itm_orc_shield_a,itm_orc_shield_b,</text:p>
          </table:table-cell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2</text:p>
          </table:table-cell>
          <table:table-cell table:style-name="ce13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orc_skullcap,itm_gundabad_armor_b,itm_gundabad_armor_c,itm_orc_ragwrap,itm_orc_slasher,itm_wood_club,itm_orc_simple_spear,itm_orc_skull_spear,itm_orc_axe,itm_orc_sabre_b,itm_orc_scimitar_b,itm_orc_scimitar_bad,itm_orc_sabre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orc_skullcap,itm_gundabad_armor_b,itm_gundabad_armor_c,itm_orc_ragwrap,itm_orc_slasher,itm_wood_club,itm_orc_simple_spear,itm_orc_skull_spear,itm_orc_axe,itm_orc_sabre_b,itm_orc_scimitar_b,itm_orc_scimitar_bad,itm_orc_sabre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gunda_orc_fighter</text:p>
          </table:table-cell>
          <table:table-cell table:style-name="ce7" office:value-type="string" calcext:value-type="string">
            <text:p>Gundabad_Orc_Fighter</text:p>
          </table:table-cell>
          <table:table-cell table:style-name="ce7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c,itm_gundabad_helm_b, itm_orc_coif_bad,</text:p>
          </table:table-cell>
          <table:table-cell table:style-name="ce11" office:value-type="string" calcext:value-type="string">
            <text:p>itm_gundabad_armor_d,itm_gundabad_armor_c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orc_scimitar,itm_orc_sabre,itm_orc_skull_spear,itm_orc_scimitar_b_heavy,</text:p>
          </table:table-cell>
          <table:table-cell table:style-name="ce11" office:value-type="string" calcext:value-type="string">
            <text:p>itm_orc_throwing_arrow,itm_orc_throwing_axes,itm_orc_throwing_axes,</text:p>
          </table:table-cell>
          <table:table-cell table:style-name="ce11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athletics_7|knows_power_draw_2|knows_power_throw_2|knows_power_strike_3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_bad,itm_gundabad_armor_d,itm_gundabad_armor_c, itm_evil_gauntlets_a,itm_orc_furboots,itm_orc_scimitar,itm_orc_sabre,itm_orc_skull_spear,itm_orc_scimitar_b_heavy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_bad,itm_gundabad_armor_d,itm_gundabad_armor_c, itm_evil_gauntlets_a,itm_orc_furboots,itm_orc_scimitar,itm_orc_sabre,itm_orc_skull_spear,itm_orc_scimitar_b_heavy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gunda_orc_warrior</text:p>
          </table:table-cell>
          <table:table-cell table:style-name="ce7" office:value-type="string" calcext:value-type="string">
            <text:p>Gundabad_Orc_Warrior</text:p>
          </table:table-cell>
          <table:table-cell table:style-name="ce7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c,itm_gundabad_helm_b, itm_orc_coif,</text:p>
          </table:table-cell>
          <table:table-cell table:style-name="ce11" office:value-type="string" calcext:value-type="string">
            <text:p>itm_gundabad_armor_d,itm_gundabad_armor_c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orc_scimitar_heavy,itm_orc_sabre_heavy,itm_orc_skull_spear_heavy,</text:p>
          </table:table-cell>
          <table:table-cell table:style-name="ce11" office:value-type="string" calcext:value-type="string">
            <text:p>itm_orc_javelin,itm_orc_throwing_arrow,itm_orc_throwing_axes,</text:p>
          </table:table-cell>
          <table:table-cell table:style-name="ce11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athletics_8|knows_power_throw_3|knows_power_strike_4|knows_ironflesh_2|knows_shield_2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gunda_orc_berserker</text:p>
          </table:table-cell>
          <table:table-cell table:style-name="ce7" office:value-type="string" calcext:value-type="string">
            <text:p>Gundabad_Orc_Berserker</text:p>
          </table:table-cell>
          <table:table-cell table:style-name="ce7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orc_skullhelm,itm_orc_skullhelm_bad,</text:p>
          </table:table-cell>
          <table:table-cell table:style-name="ce11" office:value-type="string" calcext:value-type="string">
            <text:p>itm_gundabad_armor_d,itm_gundabad_armor_e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orc_two_handed_axe,itm_orc_battle_axe,itm_orc_bastard_scimitar_bad,itm_orc_bastard_scimitar_heavy, itm_orc_skull_spear_heavy, itm_orc_club_b,itm_twohand_wood_club,itm_orc_sledgehammer,</text:p>
          </table:table-cell>
          <table:table-cell table:style-name="ce11" table:number-columns-repeated="2"/>
          <table:table-cell table:style-name="ce12" office:value-type="string" calcext:value-type="string">
            <text:p>attr_orc_tier_5</text:p>
          </table:table-cell>
          <table:table-cell table:style-name="ce12" office:value-type="string" calcext:value-type="string">
            <text:p>wp_orc_tier_5</text:p>
          </table:table-cell>
          <table:table-cell table:style-name="ce12" office:value-type="string" calcext:value-type="string">
            <text:p>knows_common|knows_athletics_10|knows_power_throw_6|knows_power_strike_7|knows_ironflesh_7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5_gunda_orc_berserker&quot;,&quot;Gundabad_Orc_Berserker&quot;,&quot;Gundabad_Orc_Berserkers&quot;,tf_orc| tfg_armor|tfg_boots| tf_no_capture_alive,0,0,fac_gundabad,[itm_orc_skullhelm,itm_orc_skullhelm_bad,itm_gundabad_armor_d,itm_gundabad_armor_e, itm_evil_gauntlets_a,itm_orc_furboots,itm_orc_two_handed_axe,itm_orc_battle_axe,itm_orc_bastard_scimitar_bad,itm_orc_bastard_scimitar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5_gunda_orc_berserker","Gundabad_Orc_Berserker","Gundabad_Orc_Berserkers",tf_orc| tfg_armor|tfg_boots| tf_no_capture_alive,0,0,fac_gundabad,[itm_orc_skullhelm,itm_orc_skullhelm_bad,itm_gundabad_armor_d,itm_gundabad_armor_e, itm_evil_gauntlets_a,itm_orc_furboots,itm_orc_two_handed_axe,itm_orc_battle_axe,itm_orc_bastard_scimitar_bad,itm_orc_bastard_scimitar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a4_gunda_skirmisher</text:p>
          </table:table-cell>
          <table:table-cell table:style-name="ce7" office:value-type="string" calcext:value-type="string">
            <text:p>Gundabad_Skirmisher</text:p>
          </table:table-cell>
          <table:table-cell table:style-name="ce7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a,itm_gundabad_helm_b,</text:p>
          </table:table-cell>
          <table:table-cell table:style-name="ce11" office:value-type="string" calcext:value-type="string">
            <text:p>itm_gundabad_armor_b,itm_gundabad_armor_c,</text:p>
          </table:table-cell>
          <table:table-cell table:style-name="ce11"/>
          <table:table-cell table:style-name="ce11" office:value-type="string" calcext:value-type="string">
            <text:p>itm_orc_furboots,itm_orc_ragwrap,</text:p>
          </table:table-cell>
          <table:table-cell table:style-name="ce11" office:value-type="string" calcext:value-type="string">
            <text:p>itm_uruk_bow,itm_orc_hook_arrow,</text:p>
          </table:table-cell>
          <table:table-cell table:style-name="ce11" office:value-type="string" calcext:value-type="string">
            <text:p>itm_orc_scimitar_bad, itm_orc_scimitar_b,itm_orc_sabre_bad,</text:p>
          </table:table-cell>
          <table:table-cell table:style-name="ce11" office:value-type="string" calcext:value-type="string">
            <text:p>itm_warg_1c,itm_warg_1d,itm_warg_1b,itm_warg_1d,</text:p>
          </table:table-cell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bow_4</text:p>
          </table:table-cell>
          <table:table-cell table:style-name="ce12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14" office:value-type="string" calcext:value-type="string">
            <text:p>orc_face1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cimitar_bad, itm_orc_scimitar_b,itm_orc_sabre_bad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cimitar_bad, itm_orc_scimitar_b,itm_orc_sabre_bad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a5_gunda_clan_skirmisher</text:p>
          </table:table-cell>
          <table:table-cell table:style-name="ce7" office:value-type="string" calcext:value-type="string">
            <text:p>Goblin_North_Clan_Skirmisher</text:p>
          </table:table-cell>
          <table:table-cell table:style-name="ce7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d,itm_gundabad_helm_e,</text:p>
          </table:table-cell>
          <table:table-cell table:style-name="ce11" office:value-type="string" calcext:value-type="string">
            <text:p>itm_gundabad_armor_d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uruk_bow,itm_orc_hook_arrow,</text:p>
          </table:table-cell>
          <table:table-cell table:style-name="ce11" office:value-type="string" calcext:value-type="string">
            <text:p>itm_orc_scimitar,itm_orc_scimitar_b_heavy,itm_orc_sabre,</text:p>
          </table:table-cell>
          <table:table-cell table:style-name="ce11" office:value-type="string" calcext:value-type="string">
            <text:p>itm_warg_1d,itm_warg_1b,itm_warg_1d,</text:p>
          </table:table-cell>
          <table:table-cell table:style-name="ce12" office:value-type="string" calcext:value-type="string">
            <text:p>attr_orc_tier_5</text:p>
          </table:table-cell>
          <table:table-cell table:style-name="ce12" office:value-type="string" calcext:value-type="string">
            <text:p>wp_orc_tier_bow_5</text:p>
          </table:table-cell>
          <table:table-cell table:style-name="ce12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orc_scimitar_b_heavy,itm_orc_sabre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orc_scimitar_b_heavy,itm_orc_sabre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3_gunda_goblin_rider</text:p>
          </table:table-cell>
          <table:table-cell table:style-name="ce7" office:value-type="string" calcext:value-type="string">
            <text:p>Gundabad_Goblin_Rider</text:p>
          </table:table-cell>
          <table:table-cell table:style-name="ce7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a,itm_orc_skullcap_bad,</text:p>
          </table:table-cell>
          <table:table-cell table:style-name="ce11" office:value-type="string" calcext:value-type="string">
            <text:p>itm_gundabad_armor_b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uruk_bow,itm_orc_hook_arrow,</text:p>
          </table:table-cell>
          <table:table-cell table:style-name="ce11" office:value-type="string" calcext:value-type="string">
            <text:p>itm_wood_club,itm_twohand_wood_club,itm_orc_scimitar_b,</text:p>
          </table:table-cell>
          <table:table-cell table:style-name="ce11" office:value-type="string" calcext:value-type="string">
            <text:p>itm_warg_1d,itm_warg_1b,itm_warg_1c,</text:p>
          </table:table-cell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14" office:value-type="string" calcext:value-type="string">
            <text:p>orc_face9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orc_skullcap_bad,itm_gundabad_armor_b,itm_orc_ragwrap,itm_uruk_bow,itm_orc_hook_arrow,itm_wood_club,itm_twohand_wood_club,itm_orc_scimitar_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orc_skullcap_bad,itm_gundabad_armor_b,itm_orc_ragwrap,itm_uruk_bow,itm_orc_hook_arrow,itm_wood_club,itm_twohand_wood_club,itm_orc_scimitar_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4_gunda_warg_rider</text:p>
          </table:table-cell>
          <table:table-cell table:style-name="ce7" office:value-type="string" calcext:value-type="string">
            <text:p>Gundabad_Warg_Rider</text:p>
          </table:table-cell>
          <table:table-cell table:style-name="ce7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b,itm_gundabad_helm_c,</text:p>
          </table:table-cell>
          <table:table-cell table:style-name="ce11" office:value-type="string" calcext:value-type="string">
            <text:p>itm_gundabad_armor_b,itm_gundabad_armor_b,</text:p>
          </table:table-cell>
          <table:table-cell table:style-name="ce11"/>
          <table:table-cell table:style-name="ce11" office:value-type="string" calcext:value-type="string">
            <text:p>itm_orc_furboots,itm_orc_ragwrap,</text:p>
          </table:table-cell>
          <table:table-cell table:style-name="ce11" office:value-type="string" calcext:value-type="string">
            <text:p>itm_orc_scimitar_heavy,itm_orc_sabre,itm_twohand_wood_club,itm_orc_club_b,itm_orc_bastard_scimitar_bad,</text:p>
          </table:table-cell>
          <table:table-cell table:style-name="ce11" office:value-type="string" calcext:value-type="string">
            <text:p>itm_orc_shield_b,itm_orc_shield_b,</text:p>
          </table:table-cell>
          <table:table-cell table:style-name="ce11" office:value-type="string" calcext:value-type="string">
            <text:p>itm_wargarmored_2b, itm_wargarmored_2c,</text:p>
          </table:table-cell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athletics_6|knows_riding_4|knows_power_strike_4|knows_ironflesh_4</text:p>
          </table:table-cell>
          <table:table-cell table:style-name="ce14" office:value-type="string" calcext:value-type="string">
            <text:p>orc_face1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sabre,itm_twohand_wood_club,itm_orc_club_b,itm_orc_bastard_scimitar_bad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sabre,itm_twohand_wood_club,itm_orc_club_b,itm_orc_bastard_scimitar_bad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gunda_clan_rider</text:p>
          </table:table-cell>
          <table:table-cell table:style-name="ce7" office:value-type="string" calcext:value-type="string">
            <text:p>Goblin_North_Clan_Rider</text:p>
          </table:table-cell>
          <table:table-cell table:style-name="ce7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e,itm_gundabad_helm_d,</text:p>
          </table:table-cell>
          <table:table-cell table:style-name="ce11" office:value-type="string" calcext:value-type="string">
            <text:p>itm_gundabad_armor_d,itm_gundabad_armor_e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orc_sabre_heavy,itm_orc_scimitar_heavy,itm_orc_skull_spear,itm_orc_club_b,itm_orc_club_b_heavy,itm_orc_bastard_scimitar,</text:p>
          </table:table-cell>
          <table:table-cell table:style-name="ce11" office:value-type="string" calcext:value-type="string">
            <text:p>itm_orc_shield_b,itm_orc_shield_b,</text:p>
          </table:table-cell>
          <table:table-cell table:style-name="ce11" office:value-type="string" calcext:value-type="string">
            <text:p>itm_wargarmored_3a,</text:p>
          </table:table-cell>
          <table:table-cell table:style-name="ce12" office:value-type="string" calcext:value-type="string">
            <text:p>attr_orc_tier_5</text:p>
          </table:table-cell>
          <table:table-cell table:style-name="ce12" office:value-type="string" calcext:value-type="string">
            <text:p>wp_orc_tier_5</text:p>
          </table:table-cell>
          <table:table-cell table:style-name="ce12" office:value-type="string" calcext:value-type="string">
            <text:p>knows_common|knows_athletics_7|knows_riding_6|knows_power_strike_5|knows_ironflesh_6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stard_scimitar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stard_scimitar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gunda_orc_champion</text:p>
          </table:table-cell>
          <table:table-cell table:style-name="ce7" office:value-type="string" calcext:value-type="string">
            <text:p>Gundabad_Orc_Champion</text:p>
          </table:table-cell>
          <table:table-cell table:style-name="ce7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c,itm_gundabad_helm_d,</text:p>
          </table:table-cell>
          <table:table-cell table:style-name="ce11" office:value-type="string" calcext:value-type="string">
            <text:p><text:s/>itm_gundabad_armor_d,itm_gundabad_armor_e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orc_scimitar_heavy,itm_orc_sabre_heavy,itm_orc_club_b_heavy,itm_orc_bastard_scimitar,</text:p>
          </table:table-cell>
          <table:table-cell table:style-name="ce11" office:value-type="string" calcext:value-type="string">
            <text:p>itm_orc_javelin, <text:s/>itm_orc_throwing_axes,</text:p>
          </table:table-cell>
          <table:table-cell table:style-name="ce11" office:value-type="string" calcext:value-type="string">
            <text:p>itm_orc_shield_b,itm_orc_shield_c,</text:p>
          </table:table-cell>
          <table:table-cell table:style-name="ce12" office:value-type="string" calcext:value-type="string">
            <text:p>attr_orc_tier_5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athletics_8|knows_power_throw_6|knows_power_strike_5|knows_ironflesh_4|knows_shield_6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b_heavy,itm_orc_bastard_scimitar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b_heavy,itm_orc_bastard_scimitar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16363"/>
        </table:table-row>
        <table:table-row table:style-name="ro1">
          <table:table-cell table:style-name="ce5"/>
          <table:table-cell table:style-name="ce6" table:number-columns-repeated="19"/>
          <table:table-cell table:style-name="ce41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2_mordor_num_renegade</text:p>
          </table:table-cell>
          <table:table-cell table:style-name="ce7" office:value-type="string" calcext:value-type="string">
            <text:p>Black_Numenorean_Renegade</text:p>
          </table:table-cell>
          <table:table-cell table:style-name="ce7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hood_black_bad,itm_orc_coif_bad,</text:p>
          </table:table-cell>
          <table:table-cell table:style-name="ce11" office:value-type="string" calcext:value-type="string">
            <text:p>itm_evil_light_armor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orc_simple_spear_heavy,itm_uruk_falchion_a,itm_orc_falchion,</text:p>
          </table:table-cell>
          <table:table-cell table:style-name="ce11" table:number-columns-repeated="2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6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hood_black_bad,itm_orc_coif_bad,itm_evil_light_armor, itm_evil_gauntlets_a,itm_uruk_ragwrap,itm_orc_simple_spear_heavy,itm_uruk_falchion_a,itm_orc_falch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hood_black_bad,itm_orc_coif_bad,itm_evil_light_armor, itm_evil_gauntlets_a,itm_uruk_ragwrap,itm_orc_simple_spear_heavy,itm_uruk_falchion_a,itm_orc_falch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3_mordor_num_warrior</text:p>
          </table:table-cell>
          <table:table-cell table:style-name="ce7" office:value-type="string" calcext:value-type="string">
            <text:p>Black_Numenorean_Warrior</text:p>
          </table:table-cell>
          <table:table-cell table:style-name="ce7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hood_black,itm_orc_coif,</text:p>
          </table:table-cell>
          <table:table-cell table:style-name="ce11" office:value-type="string" calcext:value-type="string">
            <text:p>itm_evil_light_armor,itm_m_armor_a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mordor_sword,itm_uruk_pike_b,itm_orc_falchion_heavy,</text:p>
          </table:table-cell>
          <table:table-cell table:style-name="ce11" office:value-type="string" calcext:value-type="string">
            <text:p>itm_mordor_orc_shield_b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3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6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orc_falchion_heavy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orc_falchion_heavy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4_mordor_num_vet_warrior</text:p>
          </table:table-cell>
          <table:table-cell table:style-name="ce7" office:value-type="string" calcext:value-type="string">
            <text:p>Black_Numenorean_Veteran_Warrior</text:p>
          </table:table-cell>
          <table:table-cell table:style-name="ce7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mordor_helm,itm_orc_coif_good,</text:p>
          </table:table-cell>
          <table:table-cell table:style-name="ce11" office:value-type="string" calcext:value-type="string">
            <text:p>itm_m_armor_a,itm_m_armor_b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uruk_greaves,</text:p>
          </table:table-cell>
          <table:table-cell table:style-name="ce11" office:value-type="string" calcext:value-type="string">
            <text:p>itm_mordor_longsword,itm_mordor_sword,</text:p>
          </table:table-cell>
          <table:table-cell table:style-name="ce11" office:value-type="string" calcext:value-type="string">
            <text:p>itm_mordor_man_shield_b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shield_3|knows_power_strike_4|knows_ironflesh_4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6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orc_coif_good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orc_coif_good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mordor_num_champion</text:p>
          </table:table-cell>
          <table:table-cell table:style-name="ce7" office:value-type="string" calcext:value-type="string">
            <text:p>Black_Numenorean_Champion</text:p>
          </table:table-cell>
          <table:table-cell table:style-name="ce7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black_num_helm,</text:p>
          </table:table-cell>
          <table:table-cell table:style-name="ce11" office:value-type="string" calcext:value-type="string">
            <text:p>itm_black_num_armor,</text:p>
          </table:table-cell>
          <table:table-cell table:style-name="ce11" office:value-type="string" calcext:value-type="string">
            <text:p><text:s/>itm_evil_gauntlets_b,</text:p>
          </table:table-cell>
          <table:table-cell table:style-name="ce11" office:value-type="string" calcext:value-type="string">
            <text:p>itm_uruk_greaves,</text:p>
          </table:table-cell>
          <table:table-cell table:style-name="ce11" office:value-type="string" calcext:value-type="string">
            <text:p>itm_mordor_longsword,itm_orc_mace,</text:p>
          </table:table-cell>
          <table:table-cell table:style-name="ce11" office:value-type="string" calcext:value-type="string">
            <text:p>itm_mordor_man_shield_a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3|knows_shield_4|knows_power_strike_5|knows_ironflesh_5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6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mace,itm_mordor_man_shield_a,],attr_evil_tier_6,wp_tier_6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mace,itm_mordor_man_shield_a,],attr_evil_tier_6,wp_tier_6,knows_common|knows_athletics_3|knows_shield_4|knows_power_strike_5|knows_ironflesh_5,mordor_man1,mordor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5_mordor_num_assassin</text:p>
          </table:table-cell>
          <table:table-cell table:style-name="ce7" office:value-type="string" calcext:value-type="string">
            <text:p>Black_Numenorean_Assassin</text:p>
          </table:table-cell>
          <table:table-cell table:style-name="ce7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mordor_helm,itm_hood_black,itm_hood_black_good,</text:p>
          </table:table-cell>
          <table:table-cell table:style-name="ce11" office:value-type="string" calcext:value-type="string">
            <text:p>itm_m_armor_a,itm_m_armor_b,itm_black_num_armor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corsair_throwing_dagger, itm_corsair_throwing_dagger, itm_corsair_throwing_dagger,</text:p>
          </table:table-cell>
          <table:table-cell table:style-name="ce11" office:value-type="string" calcext:value-type="string">
            <text:p>itm_mordor_sword,itm_mordor_longsword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7|knows_shield_2|knows_power_strike_6|knows_power_throw_8|knows_ironflesh_7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6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_good,itm_m_armor_a,itm_m_armor_b,itm_black_num_armor, itm_evil_gauntlets_a,itm_uruk_chain_greaves,itm_corsair_throwing_dagger, itm_corsair_throwing_dagger, itm_corsair_throwing_dagger,itm_mordor_sword,itm_mordor_longsword,],attr_evil_tier_6,wp_tier_6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_good,itm_m_armor_a,itm_m_armor_b,itm_black_num_armor, itm_evil_gauntlets_a,itm_uruk_chain_greaves,itm_corsair_throwing_dagger, itm_corsair_throwing_dagger, itm_corsair_throwing_dagger,itm_mordor_sword,itm_mordor_longsword,],attr_evil_tier_6,wp_tier_6,knows_common|knows_athletics_7|knows_shield_2|knows_power_strike_6|knows_power_throw_8|knows_ironflesh_7,mordor_man1,mordor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4_mordor_num_horseman</text:p>
          </table:table-cell>
          <table:table-cell table:style-name="ce7" office:value-type="string" calcext:value-type="string">
            <text:p>Black_Numenorean_Horseman</text:p>
          </table:table-cell>
          <table:table-cell table:style-name="ce7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mordor_helm,</text:p>
          </table:table-cell>
          <table:table-cell table:style-name="ce11" office:value-type="string" calcext:value-type="string">
            <text:p>itm_m_armor_a,itm_m_armor_b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mordor_longsword,itm_orc_simple_spear_heavy,</text:p>
          </table:table-cell>
          <table:table-cell table:style-name="ce11" office:value-type="string" calcext:value-type="string">
            <text:p>itm_mordor_man_shield_b,</text:p>
          </table:table-cell>
          <table:table-cell table:style-name="ce11" office:value-type="string" calcext:value-type="string">
            <text:p>itm_mordor_warhorse,</text:p>
          </table:table-cell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4|knows_athletics_3|knows_shield_3|knows_power_strike_4|knows_ironflesh_4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6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c5_mordor_num_knight</text:p>
          </table:table-cell>
          <table:table-cell table:style-name="ce7" office:value-type="string" calcext:value-type="string">
            <text:p>Black_Numenorean_Horsemaster</text:p>
          </table:table-cell>
          <table:table-cell table:style-name="ce7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black_num_helm,</text:p>
          </table:table-cell>
          <table:table-cell table:style-name="ce11" office:value-type="string" calcext:value-type="string">
            <text:p>itm_black_num_armor,</text:p>
          </table:table-cell>
          <table:table-cell table:style-name="ce11" office:value-type="string" calcext:value-type="string">
            <text:p><text:s/>itm_evil_gauntlets_b,</text:p>
          </table:table-cell>
          <table:table-cell table:style-name="ce11" office:value-type="string" calcext:value-type="string">
            <text:p><text:s/>itm_uruk_greaves,</text:p>
          </table:table-cell>
          <table:table-cell table:style-name="ce11" office:value-type="string" calcext:value-type="string">
            <text:p>itm_mordor_longsword,itm_orc_simple_spear_heavy, itm_uruk_pike_b,</text:p>
          </table:table-cell>
          <table:table-cell table:style-name="ce11" office:value-type="string" calcext:value-type="string">
            <text:p>itm_mordor_man_shield_a,</text:p>
          </table:table-cell>
          <table:table-cell table:style-name="ce11" office:value-type="string" calcext:value-type="string">
            <text:p>itm_mordor_warhorse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5|knows_athletics_3|knows_shield_4|knows_power_strike_5|knows_ironflesh_5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6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evil_tier_6,wp_tier_6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evil_tier_6,wp_tier_6,knows_common|knows_riding_5|knows_athletics_3|knows_shield_4|knows_power_strike_5|knows_ironflesh_5,mordor_man1,mordor_man2],</text:p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Trolls <text:s/>&amp; ents</text:p>
          </table:table-cell>
          <table:table-cell table:style-name="ce6" table:number-columns-repeated="19"/>
          <table:table-cell table:style-name="ce41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moria_troll</text:p>
          </table:table-cell>
          <table:table-cell table:style-name="ce7" office:value-type="string" calcext:value-type="string">
            <text:p>Cave_Troll</text:p>
          </table:table-cell>
          <table:table-cell table:style-name="ce7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b,itm_tree_trunk_invis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36)</text:p>
          </table:table-cell>
          <table:table-cell table:style-name="ce12" office:value-type="string" calcext:value-type="string">
            <text:p>wp(75)</text:p>
          </table:table-cell>
          <table:table-cell table:style-name="ce12" office:value-type="string" calcext:value-type="string">
            <text:p>knows_power_strike_5|knows_ironflesh_8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8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8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moria_vet_troll</text:p>
          </table:table-cell>
          <table:table-cell table:style-name="ce7" office:value-type="string" calcext:value-type="string">
            <text:p>Trained_Cave_Troll</text:p>
          </table:table-cell>
          <table:table-cell table:style-name="ce7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giant_club, itm_giant_sledgehammer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37)</text:p>
          </table:table-cell>
          <table:table-cell table:style-name="ce12" office:value-type="string" calcext:value-type="string">
            <text:p>wp(90)</text:p>
          </table:table-cell>
          <table:table-cell table:style-name="ce12" office:value-type="string" calcext:value-type="string">
            <text:p>knows_power_strike_6|knows_ironflesh_11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7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7),wp(90),knows_power_strike_6|knows_ironflesh_11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moria_armored_troll</text:p>
          </table:table-cell>
          <table:table-cell table:style-name="ce7" office:value-type="string" calcext:value-type="string">
            <text:p>Armored_Cave_Troll</text:p>
          </table:table-cell>
          <table:table-cell table:style-name="ce7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isen_olog_head_a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giant_mace_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55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6|knows_ironflesh_12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gunda_troll</text:p>
          </table:table-cell>
          <table:table-cell table:style-name="ce7" office:value-type="string" calcext:value-type="string">
            <text:p>Mountain_Troll</text:p>
          </table:table-cell>
          <table:table-cell table:style-name="ce7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_troll_head_a, itm_gunda_troll_head_b, itm_gunda_troll_head_c,</text:p>
          </table:table-cell>
          <table:table-cell table:style-name="ce11" office:value-type="string" calcext:value-type="string">
            <text:p>itm_gunda_troll_body,</text:p>
          </table:table-cell>
          <table:table-cell table:style-name="ce11" office:value-type="string" calcext:value-type="string">
            <text:p>itm_gunda_troll_hands,</text:p>
          </table:table-cell>
          <table:table-cell table:style-name="ce11" office:value-type="string" calcext:value-type="string">
            <text:p>itm_gunda_troll_feet,</text:p>
          </table:table-cell>
          <table:table-cell table:style-name="ce11" office:value-type="string" calcext:value-type="string">
            <text:p>itm_giant_bone_cudgel,itm_giant_sledgehammer,</text:p>
          </table:table-cell>
          <table:table-cell table:style-name="ce11" office:value-type="string" calcext:value-type="string">
            <text:p>itm_troll_shield_b,</text:p>
          </table:table-cell>
          <table:table-cell table:style-name="ce11"/>
          <table:table-cell table:style-name="ce12" office:value-type="string" calcext:value-type="string">
            <text:p>str_25| agi_30| int_3| cha_3|level(34)</text:p>
          </table:table-cell>
          <table:table-cell table:style-name="ce12" office:value-type="string" calcext:value-type="string">
            <text:p>wp(90)</text:p>
          </table:table-cell>
          <table:table-cell table:style-name="ce12" office:value-type="string" calcext:value-type="string">
            <text:p>knows_power_strike_6|knows_ironflesh_8|knows_athletics_8|knows_shield_6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gunda_vet_troll</text:p>
          </table:table-cell>
          <table:table-cell table:style-name="ce7" office:value-type="string" calcext:value-type="string">
            <text:p>Trained_Mountain_Troll</text:p>
          </table:table-cell>
          <table:table-cell table:style-name="ce7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_troll_head_a, itm_gunda_troll_head_b, itm_gunda_troll_head_c,</text:p>
          </table:table-cell>
          <table:table-cell table:style-name="ce11" office:value-type="string" calcext:value-type="string">
            <text:p>itm_gunda_troll_body,</text:p>
          </table:table-cell>
          <table:table-cell table:style-name="ce11" office:value-type="string" calcext:value-type="string">
            <text:p>itm_gunda_troll_hands,</text:p>
          </table:table-cell>
          <table:table-cell table:style-name="ce11" office:value-type="string" calcext:value-type="string">
            <text:p>itm_gunda_troll_feet,</text:p>
          </table:table-cell>
          <table:table-cell table:style-name="ce11" office:value-type="string" calcext:value-type="string">
            <text:p>itm_giant_club, itm_giant_sledgehammer,</text:p>
          </table:table-cell>
          <table:table-cell table:style-name="ce11" office:value-type="string" calcext:value-type="string">
            <text:p>itm_troll_shield_b,</text:p>
          </table:table-cell>
          <table:table-cell table:style-name="ce11"/>
          <table:table-cell table:style-name="ce12" office:value-type="string" calcext:value-type="string">
            <text:p>str_25| agi_30| int_3| cha_3|level(35)</text:p>
          </table:table-cell>
          <table:table-cell table:style-name="ce12" office:value-type="string" calcext:value-type="string">
            <text:p>wp(120)|wp_one_handed(120)</text:p>
          </table:table-cell>
          <table:table-cell table:style-name="ce12" office:value-type="string" calcext:value-type="string">
            <text:p>knows_power_strike_9|knows_ironflesh_13|knows_athletics_8|knows_shield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5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5),wp(120)|wp_one_handed(120),knows_power_strike_9|knows_ironflesh_13|knows_athletics_8|knows_shield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gunda_placeholder</text:p>
          </table:table-cell>
          <table:table-cell table:style-name="ce7" office:value-type="string" calcext:value-type="string">
            <text:p>Trained_Mountain_Troll</text:p>
          </table:table-cell>
          <table:table-cell table:style-name="ce7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_troll_head_a, itm_gunda_troll_head_b, itm_gunda_troll_head_c,</text:p>
          </table:table-cell>
          <table:table-cell table:style-name="ce11" office:value-type="string" calcext:value-type="string">
            <text:p>itm_gunda_troll_body,</text:p>
          </table:table-cell>
          <table:table-cell table:style-name="ce11" office:value-type="string" calcext:value-type="string">
            <text:p>itm_gunda_troll_hands,</text:p>
          </table:table-cell>
          <table:table-cell table:style-name="ce11" office:value-type="string" calcext:value-type="string">
            <text:p>itm_gunda_troll_feet,</text:p>
          </table:table-cell>
          <table:table-cell table:style-name="ce11"/>
          <table:table-cell table:style-name="ce11" office:value-type="string" calcext:value-type="string">
            <text:p>itm_troll_shield_b,</text:p>
          </table:table-cell>
          <table:table-cell table:style-name="ce11"/>
          <table:table-cell table:style-name="ce12" office:value-type="string" calcext:value-type="string">
            <text:p>str_25| agi_30| int_3| cha_3|level(50)</text:p>
          </table:table-cell>
          <table:table-cell table:style-name="ce12" office:value-type="string" calcext:value-type="string">
            <text:p>wp(100)|wp_one_handed(12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sen_troll</text:p>
          </table:table-cell>
          <table:table-cell table:style-name="ce7" office:value-type="string" calcext:value-type="string">
            <text:p>Isengard_Troll</text:p>
          </table:table-cell>
          <table:table-cell table:style-name="ce7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, itm_tree_trunk_invis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38)</text:p>
          </table:table-cell>
          <table:table-cell table:style-name="ce12" office:value-type="string" calcext:value-type="string">
            <text:p>wp(75)</text:p>
          </table:table-cell>
          <table:table-cell table:style-name="ce12" office:value-type="string" calcext:value-type="string">
            <text:p>knows_power_strike_5|knows_ironflesh_7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7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7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sen_vet_troll</text:p>
          </table:table-cell>
          <table:table-cell table:style-name="ce7" office:value-type="string" calcext:value-type="string">
            <text:p>Isengard_Trained_Troll</text:p>
          </table:table-cell>
          <table:table-cell table:style-name="ce7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b, itm_troll_weapon_long, itm_troll_weapon_long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39)</text:p>
          </table:table-cell>
          <table:table-cell table:style-name="ce12" office:value-type="string" calcext:value-type="string">
            <text:p>wp(85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39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39),wp(85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sen_armored_troll</text:p>
          </table:table-cell>
          <table:table-cell table:style-name="ce7" office:value-type="string" calcext:value-type="string">
            <text:p>Isengard_Armored_Troll</text:p>
          </table:table-cell>
          <table:table-cell table:style-name="ce7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log_head_a,itm_isen_olog_head_b,itm_isen_olog_head_c,</text:p>
          </table:table-cell>
          <table:table-cell table:style-name="ce11" office:value-type="string" calcext:value-type="string">
            <text:p>itm_isen_olog_body,itm_isen_olog_body_b,</text:p>
          </table:table-cell>
          <table:table-cell table:style-name="ce11" office:value-type="string" calcext:value-type="string">
            <text:p>itm_isen_olog_hands,</text:p>
          </table:table-cell>
          <table:table-cell table:style-name="ce11" office:value-type="string" calcext:value-type="string">
            <text:p>itm_isen_olog_feet,</text:p>
          </table:table-cell>
          <table:table-cell table:style-name="ce11" office:value-type="string" calcext:value-type="string">
            <text:p>itm_giant_spiked_mace, itm_troll_weapon_long, itm_troll_weapon_long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6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6|knows_ironflesh_12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mordor_troll</text:p>
          </table:table-cell>
          <table:table-cell table:style-name="ce7" office:value-type="string" calcext:value-type="string">
            <text:p>Mordor_Troll</text:p>
          </table:table-cell>
          <table:table-cell table:style-name="ce7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mordor_troll_head_a, itm_mordor_troll_head_b,</text:p>
          </table:table-cell>
          <table:table-cell table:style-name="ce11" office:value-type="string" calcext:value-type="string">
            <text:p>itm_mordor_troll_body,</text:p>
          </table:table-cell>
          <table:table-cell table:style-name="ce11" office:value-type="string" calcext:value-type="string">
            <text:p>itm_mordor_troll_hands,</text:p>
          </table:table-cell>
          <table:table-cell table:style-name="ce11" office:value-type="string" calcext:value-type="string">
            <text:p>itm_mordor_troll_feet,</text:p>
          </table:table-cell>
          <table:table-cell table:style-name="ce11" office:value-type="string" calcext:value-type="string">
            <text:p>itm_giant_clu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38)</text:p>
          </table:table-cell>
          <table:table-cell table:style-name="ce12" office:value-type="string" calcext:value-type="string">
            <text:p>wp(90)</text:p>
          </table:table-cell>
          <table:table-cell table:style-name="ce12" office:value-type="string" calcext:value-type="string">
            <text:p>knows_power_strike_5|knows_ironflesh_8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8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8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mordor_vet_troll</text:p>
          </table:table-cell>
          <table:table-cell table:style-name="ce7" office:value-type="string" calcext:value-type="string">
            <text:p>Mordor_Trained_Troll</text:p>
          </table:table-cell>
          <table:table-cell table:style-name="ce7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mordor_troll_head_a, itm_mordor_troll_head_b,</text:p>
          </table:table-cell>
          <table:table-cell table:style-name="ce11" office:value-type="string" calcext:value-type="string">
            <text:p>itm_mordor_troll_body,</text:p>
          </table:table-cell>
          <table:table-cell table:style-name="ce11" office:value-type="string" calcext:value-type="string">
            <text:p>itm_mordor_troll_hands,</text:p>
          </table:table-cell>
          <table:table-cell table:style-name="ce11" office:value-type="string" calcext:value-type="string">
            <text:p>itm_mordor_troll_feet,</text:p>
          </table:table-cell>
          <table:table-cell table:style-name="ce11" office:value-type="string" calcext:value-type="string">
            <text:p>itm_giant_mace_b,</text:p>
          </table:table-cell>
          <table:table-cell table:style-name="ce11" office:value-type="string" calcext:value-type="string">
            <text:p>itm_troll_shield_a,itm_troll_shield_a,</text:p>
          </table:table-cell>
          <table:table-cell table:style-name="ce11"/>
          <table:table-cell table:style-name="ce12" office:value-type="string" calcext:value-type="string">
            <text:p>str_25| agi_30| int_3| cha_3|level(39)</text:p>
          </table:table-cell>
          <table:table-cell table:style-name="ce12" office:value-type="string" calcext:value-type="string">
            <text:p>wp(100)|wp_one_handed(120)</text:p>
          </table:table-cell>
          <table:table-cell table:style-name="ce12" office:value-type="string" calcext:value-type="string">
            <text:p>knows_power_strike_6|knows_ironflesh_12|knows_athletics_8|knows_shield_4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39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39),wp(100)|wp_one_handed(120),knows_power_strike_6|knows_ironflesh_12|knows_athletics_8|knows_shield_4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mordor_olog_hai</text:p>
          </table:table-cell>
          <table:table-cell table:number-columns-repeated="2" table:style-name="ce7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log_head_a, itm_olog_head_b, itm_olog_head_c,</text:p>
          </table:table-cell>
          <table:table-cell table:style-name="ce11" office:value-type="string" calcext:value-type="string">
            <text:p>itm_olog_body,itm_olog_body_b,</text:p>
          </table:table-cell>
          <table:table-cell table:style-name="ce11" office:value-type="string" calcext:value-type="string">
            <text:p>itm_olog_hands,</text:p>
          </table:table-cell>
          <table:table-cell table:style-name="ce11" office:value-type="string" calcext:value-type="string">
            <text:p>itm_olog_feet,</text:p>
          </table:table-cell>
          <table:table-cell table:style-name="ce11" office:value-type="string" calcext:value-type="string">
            <text:p>itm_giant_spiked_mace,itm_giant_hammer,</text:p>
          </table:table-cell>
          <table:table-cell table:style-name="ce11" office:value-type="string" calcext:value-type="string">
            <text:p>itm_troll_shield_a,</text:p>
          </table:table-cell>
          <table:table-cell table:style-name="ce11"/>
          <table:table-cell table:style-name="ce12" office:value-type="string" calcext:value-type="string">
            <text:p>str_25| agi_30| int_3| cha_3|level(65)</text:p>
          </table:table-cell>
          <table:table-cell table:style-name="ce12" office:value-type="string" calcext:value-type="string">
            <text:p>wp(130)|wp_one_handed(150)</text:p>
          </table:table-cell>
          <table:table-cell table:style-name="ce12" office:value-type="string" calcext:value-type="string">
            <text:p>knows_power_strike_7|knows_ironflesh_13|knows_athletics_8|knows_shield_6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troll_placeholder_1</text:p>
          </table:table-cell>
          <table:table-cell table:style-name="ce7" office:value-type="string" calcext:value-type="string">
            <text:p>Cave_Troll</text:p>
          </table:table-cell>
          <table:table-cell table:style-name="ce7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a,itm_tree_trunk_club_a,itm_tree_trunk_club_a,itm_tree_trunk_club_b,itm_tree_trunk_club_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4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troll_placeholder_2</text:p>
          </table:table-cell>
          <table:table-cell table:style-name="ce7" office:value-type="string" calcext:value-type="string">
            <text:p>Cave_Troll</text:p>
          </table:table-cell>
          <table:table-cell table:style-name="ce7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a,itm_tree_trunk_club_a,itm_tree_trunk_club_a,itm_tree_trunk_club_b,itm_tree_trunk_club_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4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troll_placeholder_3</text:p>
          </table:table-cell>
          <table:table-cell table:style-name="ce7" office:value-type="string" calcext:value-type="string">
            <text:p>Cave_Troll</text:p>
          </table:table-cell>
          <table:table-cell table:style-name="ce7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a,itm_tree_trunk_club_a,itm_tree_trunk_club_a,itm_tree_trunk_club_b,itm_tree_trunk_club_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4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troll_placeholder_4</text:p>
          </table:table-cell>
          <table:table-cell table:style-name="ce7" office:value-type="string" calcext:value-type="string">
            <text:p>Cave_Troll</text:p>
          </table:table-cell>
          <table:table-cell table:style-name="ce7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a,itm_tree_trunk_club_a,itm_tree_trunk_club_a,itm_tree_trunk_club_b,itm_tree_trunk_club_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4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troll_placeholder_5</text:p>
          </table:table-cell>
          <table:table-cell table:style-name="ce7" office:value-type="string" calcext:value-type="string">
            <text:p>Cave_Troll</text:p>
          </table:table-cell>
          <table:table-cell table:style-name="ce7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a,itm_tree_trunk_club_a,itm_tree_trunk_club_a,itm_tree_trunk_club_b,itm_tree_trunk_club_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4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troll_placeholder_6</text:p>
          </table:table-cell>
          <table:table-cell table:style-name="ce7" office:value-type="string" calcext:value-type="string">
            <text:p>Cave_Troll</text:p>
          </table:table-cell>
          <table:table-cell table:style-name="ce7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a,itm_tree_trunk_club_a,itm_tree_trunk_club_a,itm_tree_trunk_club_b,itm_tree_trunk_club_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4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wild_troll</text:p>
          </table:table-cell>
          <table:table-cell table:style-name="ce7" office:value-type="string" calcext:value-type="string">
            <text:p>Wild_Cave_Troll</text:p>
          </table:table-cell>
          <table:table-cell table:style-name="ce7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tribal_orcs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b,itm_tree_trunk_invis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4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ent</text:p>
          </table:table-cell>
          <table:table-cell table:style-name="ce7" office:value-type="string" calcext:value-type="string">
            <text:p>Ent</text:p>
          </table:table-cell>
          <table:table-cell table:style-name="ce7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commoners</text:p>
          </table:table-cell>
          <table:table-cell table:style-name="ce11" office:value-type="string" calcext:value-type="string">
            <text:p>itm_ent_head, itm_ent_head_2, itm_ent_head_3,</text:p>
          </table:table-cell>
          <table:table-cell table:style-name="ce11" office:value-type="string" calcext:value-type="string">
            <text:p>itm_ent_body,</text:p>
          </table:table-cell>
          <table:table-cell table:style-name="ce11" office:value-type="string" calcext:value-type="string">
            <text:p>itm_ent_hands,</text:p>
          </table:table-cell>
          <table:table-cell table:style-name="ce11" office:value-type="string" calcext:value-type="string">
            <text:p>itm_ent_feet_boots,</text:p>
          </table:table-cell>
          <table:table-cell table:style-name="ce11" office:value-type="string" calcext:value-type="string">
            <text:p>itm_tree_trunk_invis,</text:p>
          </table:table-cell>
          <table:table-cell table:style-name="ce11"/>
          <table:table-cell table:style-name="ce11" office:value-type="string" calcext:value-type="string">
            <text:p>itm_ent_water,</text:p>
          </table:table-cell>
          <table:table-cell table:style-name="ce12" office:value-type="string" calcext:value-type="string">
            <text:p>str_25| agi_30| int_3| cha_3|level(63)</text:p>
          </table:table-cell>
          <table:table-cell table:style-name="ce12" office:value-type="string" calcext:value-type="string">
            <text:p>wp(250)</text:p>
          </table:table-cell>
          <table:table-cell table:style-name="ce12" office:value-type="string" calcext:value-type="string">
            <text:p>knows_power_strike_15|knows_ironflesh_15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16363"/>
        </table:table-row>
        <table:table-row table:style-name="ro1">
          <table:table-cell table:style-name="ce7" table:number-columns-repeated="3"/>
          <table:table-cell table:style-name="ce8"/>
          <table:table-cell table:style-name="ce9" table:number-columns-repeated="2"/>
          <table:table-cell table:style-name="ce10"/>
          <table:table-cell table:style-name="ce11" table:number-columns-repeated="7"/>
          <table:table-cell table:style-name="ce12" table:number-columns-repeated="3"/>
          <table:table-cell table:style-name="ce14" table:number-columns-repeated="2"/>
          <table:table-cell table:style-name="ce15"/>
          <table:table-cell table:style-name="ce41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16363"/>
        </table:table-row>
        <table:table-row table:style-name="ro1">
          <table:table-cell table:style-name="ce7" table:number-columns-repeated="3"/>
          <table:table-cell table:style-name="ce8"/>
          <table:table-cell table:style-name="ce9" table:number-columns-repeated="2"/>
          <table:table-cell table:style-name="ce10"/>
          <table:table-cell table:style-name="ce11" table:number-columns-repeated="7"/>
          <table:table-cell table:style-name="ce12" table:number-columns-repeated="3"/>
          <table:table-cell table:style-name="ce14" table:number-columns-repeated="2"/>
          <table:table-cell table:style-name="ce15"/>
          <table:table-cell table:style-name="ce41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16363"/>
        </table:table-row>
        <table:table-row table:style-name="ro1">
          <table:table-cell table:style-name="ce7" table:number-columns-repeated="3"/>
          <table:table-cell table:style-name="ce8"/>
          <table:table-cell table:style-name="ce9" table:number-columns-repeated="2"/>
          <table:table-cell table:style-name="ce10"/>
          <table:table-cell table:style-name="ce11" table:number-columns-repeated="7"/>
          <table:table-cell table:style-name="ce12" table:number-columns-repeated="3"/>
          <table:table-cell table:style-name="ce14" table:number-columns-repeated="2"/>
          <table:table-cell table:style-name="ce15"/>
          <table:table-cell table:style-name="ce41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16363"/>
        </table:table-row>
        <table:table-row table:style-name="ro1">
          <table:table-cell table:style-name="ce6" table:number-columns-repeated="20"/>
          <table:table-cell table:style-name="ce41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#captains</text:p>
          </table:table-cell>
          <table:table-cell table:style-name="ce6" table:number-columns-repeated="19"/>
          <table:table-cell table:style-name="ce41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 office:value-type="string" office:string-value="##captains" calcext:value-type="string">
            <text:p>##captains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greenwood_captain</text:p>
          </table:table-cell>
          <table:table-cell table:style-name="ce7" office:value-type="string" calcext:value-type="string">
            <text:p>Greenwood_Captain</text:p>
          </table:table-cell>
          <table:table-cell table:style-name="ce7" office:value-type="string" calcext:value-type="string">
            <text:p>Greenwood_Captain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d_good,</text:p>
          </table:table-cell>
          <table:table-cell table:style-name="ce19" office:value-type="string" calcext:value-type="string">
            <text:p>itm_mirkwood_heavy_scale,</text:p>
          </table:table-cell>
          <table:table-cell table:style-name="ce11" office:value-type="string" calcext:value-type="string">
            <text:p>itm_leather_gloves_reward,</text:p>
          </table:table-cell>
          <table:table-cell table:style-name="ce19" office:value-type="string" calcext:value-type="string">
            <text:p>itm_mirkwood_boots,</text:p>
          </table:table-cell>
          <table:table-cell table:style-name="ce19" office:value-type="string" calcext:value-type="string">
            <text:p>itm_mirkwood_great_spear,itm_mirkwood_sword,</text:p>
          </table:table-cell>
          <table:table-cell table:style-name="ce19" office:value-type="string" calcext:value-type="string">
            <text:p>itm_mirkwood_bow,itm_woodelf_arrows,</text:p>
          </table:table-cell>
          <table:table-cell table:style-name="ce19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athletics_8|knows_power_strike_7|knows_ironflesh_7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3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 office:value-type="string" office:string-value="[&quot;greenwood_captain&quot;,&quot;Greenwood_Captain&quot;,&quot;Greenwood_Captains&quot;,tf_woodelf| tfg_gloves| tfg_shield| tfg_armor| tfg_helm| tfg_boots |tfg_polearm| tf_no_capture_alive,0,0,fac_woodelf,[itm_mirkwood_helm_d_good,itm_mirkwood_heavy_scale,itm_leather_gloves_reward,itm_mirkwood_boots,itm_mirkwood_great_spear,itm_mirkwood_sword,itm_mirkwood_bow,itm_woodelf_arrows,],attr_elf_tier_6,wp_elf_tier_6,knows_common|knows_athletics_8|knows_power_strike_7|knows_ironflesh_7,mirkwood_elf_face_1,mirkwood_elf_face_2]," calcext:value-type="string">
            <text:p>["greenwood_captain","Greenwood_Captain","Greenwood_Captains",tf_woodelf| tfg_gloves| tfg_shield| tfg_armor| tfg_helm| tfg_boots |tfg_polearm| tf_no_capture_alive,0,0,fac_woodelf,[itm_mirkwood_helm_d_good,itm_mirkwood_heavy_scale,itm_leather_gloves_reward,itm_mirkwood_boots,itm_mirkwood_great_spear,itm_mirkwood_sword,itm_mirkwood_bow,itm_woodelf_arrows,],attr_elf_tier_6,wp_elf_tier_6,knows_common|knows_athletics_8|knows_power_strike_7|knows_ironflesh_7,mirkwood_elf_face_1,mirkwood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lorien_captain</text:p>
          </table:table-cell>
          <table:table-cell table:style-name="ce7" office:value-type="string" calcext:value-type="string">
            <text:p>Lothlorien_Captain</text:p>
          </table:table-cell>
          <table:table-cell table:style-name="ce7" office:value-type="string" calcext:value-type="string">
            <text:p>Lothlorien_Captai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b_good,</text:p>
          </table:table-cell>
          <table:table-cell table:style-name="ce19" office:value-type="string" calcext:value-type="string">
            <text:p>itm_lorien_heavy_good_cloak,</text:p>
          </table:table-cell>
          <table:table-cell table:style-name="ce11" office:value-type="string" calcext:value-type="string">
            <text:p>itm_leather_gloves_reward,</text:p>
          </table:table-cell>
          <table:table-cell table:style-name="ce19" office:value-type="string" calcext:value-type="string">
            <text:p>itm_lorien_boots,</text:p>
          </table:table-cell>
          <table:table-cell table:style-name="ce19" office:value-type="string" calcext:value-type="string">
            <text:p>(itm_lorien_bow_reward, imod_balanced), itm_elven_arrows,</text:p>
          </table:table-cell>
          <table:table-cell table:style-name="ce11" office:value-type="string" calcext:value-type="string">
            <text:p>itm_lorien_sword_c,</text:p>
          </table:table-cell>
          <table:table-cell table:style-name="ce11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melee(460)|wp_archery(320)</text:p>
          </table:table-cell>
          <table:table-cell table:style-name="ce12" office:value-type="string" calcext:value-type="string">
            <text:p>knows_common|knows_athletics_9|knows_shield_5|knows_power_draw_6|knows_power_strike_6|knows_ironflesh_7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3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 office:value-type="string" office:string-value="[&quot;lorien_captain&quot;,&quot;Lothlorien_Captain&quot;,&quot;Lothlorien_Captains&quot;,tf_lorien| tf_mounted| tfg_ranged| tfg_shield| tfg_gloves| tfg_shield| tfg_armor| tfg_helm| tfg_boots| tf_no_capture_alive,0,0,fac_lorien,[itm_lorien_helm_b_good,itm_lorien_heavy_good_cloak,itm_leather_gloves_reward,itm_lorien_boots,(itm_lorien_bow_reward, imod_balanced), itm_elven_arrows,itm_lorien_sword_c,],attr_elf_tier_6,wp_melee(460)|wp_archery(320),knows_common|knows_athletics_9|knows_shield_5|knows_power_draw_6|knows_power_strike_6|knows_ironflesh_7,lorien_elf_face_1,lorien_elf_face_2]," calcext:value-type="string">
            <text:p>["lorien_captain","Lothlorien_Captain","Lothlorien_Captains",tf_lorien| tf_mounted| tfg_ranged| tfg_shield| tfg_gloves| tfg_shield| tfg_armor| tfg_helm| tfg_boots| tf_no_capture_alive,0,0,fac_lorien,[itm_lorien_helm_b_good,itm_lorien_heavy_good_cloak,itm_leather_gloves_reward,itm_lorien_boots,(itm_lorien_bow_reward, imod_balanced), itm_elven_arrows,itm_lorien_sword_c,],attr_elf_tier_6,wp_melee(460)|wp_archery(320),knows_common|knows_athletics_9|knows_shield_5|knows_power_draw_6|knows_power_strike_6|knows_ironflesh_7,lorien_elf_face_1,lorien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riv_captain</text:p>
          </table:table-cell>
          <table:table-cell table:style-name="ce7" office:value-type="string" calcext:value-type="string">
            <text:p>Rivendell_Elf_Lord</text:p>
          </table:table-cell>
          <table:table-cell table:style-name="ce7" office:value-type="string" calcext:value-type="string">
            <text:p>Rivendell_Elf_Lord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c,itm_riv_tiara,</text:p>
          </table:table-cell>
          <table:table-cell table:style-name="ce11" office:value-type="string" calcext:value-type="string">
            <text:p>itm_riv_armor_reward,</text:p>
          </table:table-cell>
          <table:table-cell table:style-name="ce11" office:value-type="string" calcext:value-type="string">
            <text:p>itm_leather_gloves_reward,</text:p>
          </table:table-cell>
          <table:table-cell table:style-name="ce11" office:value-type="string" calcext:value-type="string">
            <text:p>itm_riv_boots,</text:p>
          </table:table-cell>
          <table:table-cell table:style-name="ce11" office:value-type="string" calcext:value-type="string">
            <text:p>(itm_lorien_bow_reward, imod_balanced), itm_elven_arrows,</text:p>
          </table:table-cell>
          <table:table-cell table:style-name="ce11" office:value-type="string" calcext:value-type="string">
            <text:p>itm_riv_bas_sword,itm_riv_shield_b_good,itm_riv_spear,itm_riv_riding_sword,</text:p>
          </table:table-cell>
          <table:table-cell table:style-name="ce11" office:value-type="string" calcext:value-type="string">
            <text:p>itm_riv_warhorse2,</text:p>
          </table:table-cell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riding_6|knows_shield_4|knows_horse_archery_9|knows_athletics_5|knows_power_draw_5|knows_power_strike_5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3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 office:value-type="string" office:string-value="[&quot;riv_captain&quot;,&quot;Rivendell_Elf_Lord&quot;,&quot;Rivendell_Elf_Lords&quot;,tf_imladris| tfg_ranged| tf_mounted| tfg_gloves| tfg_armor| tfg_helm| tfg_horse| tfg_boots| tf_no_capture_alive,0,0,fac_imladris,[itm_riv_helm_c,itm_riv_tiara,itm_riv_armor_reward,itm_leather_gloves_rewar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riv_captain","Rivendell_Elf_Lord","Rivendell_Elf_Lords",tf_imladris| tfg_ranged| tf_mounted| tfg_gloves| tfg_armor| tfg_helm| tfg_horse| tfg_boots| tf_no_capture_alive,0,0,fac_imladris,[itm_riv_helm_c,itm_riv_tiara,itm_riv_armor_reward,itm_leather_gloves_rewar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rnor_captain</text:p>
          </table:table-cell>
          <table:table-cell table:style-name="ce7" office:value-type="string" calcext:value-type="string">
            <text:p>Captain_of_Arnor</text:p>
          </table:table-cell>
          <table:table-cell table:style-name="ce7" office:value-type="string" calcext:value-type="string">
            <text:p>Captain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c_good,</text:p>
          </table:table-cell>
          <table:table-cell table:style-name="ce11" office:value-type="string" calcext:value-type="string">
            <text:p>itm_arnor_heavy_good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arnor_greaves,itm_leather_boots_dark,</text:p>
          </table:table-cell>
          <table:table-cell table:style-name="ce11" office:value-type="string" calcext:value-type="string">
            <text:p>itm_lance,</text:p>
          </table:table-cell>
          <table:table-cell table:style-name="ce30" office:value-type="string" calcext:value-type="string">
            <text:p>itm_arnor_sword_c,itm_arnor_shield_c,</text:p>
          </table:table-cell>
          <table:table-cell table:style-name="ce11" office:value-type="string" calcext:value-type="string">
            <text:p>itm_dunedain_warhorse_heavy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riding_5|knows_shield_3|knows_athletics_6|knows_power_strike_7|knows_ironflesh_7</text:p>
          </table:table-cell>
          <table:table-cell table:style-name="ce14" office:value-type="string" calcext:value-type="string">
            <text:p>arnor_face_older_1</text:p>
          </table:table-cell>
          <table:table-cell table:style-name="ce14" office:value-type="string" calcext:value-type="string">
            <text:p>arnor_face_older_2</text:p>
          </table:table-cell>
          <table:table-cell table:style-name="ce15"/>
          <table:table-cell table:style-name="ce3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 office:value-type="string" office:string-value="[&quot;arnor_captain&quot;,&quot;Captain_of_Arnor&quot;,&quot;Captains_of_Arnor&quot;,tf_dunedain| tf_mounted| tfg_gloves| tfg_shield| tfg_armor| tfg_helm| tfg_horse| tfg_boots |tfg_polearm,0,0,fac_imladris,[itm_arnor_helm_c_good,itm_arnor_heavy_good_cloak,itm_mail_mittens,itm_arnor_greaves,itm_leather_boots_dark,itm_lance,itm_arnor_sword_c,itm_arnor_shield_c,itm_dunedain_warhorse_heavy,],attr_tier_6,wp_elf_tier_5,knows_common|knows_riding_5|knows_shield_3|knows_athletics_6|knows_power_strike_7|knows_ironflesh_7,arnor_face_older_1,arnor_face_older_2]," calcext:value-type="string">
            <text:p>["arnor_captain","Captain_of_Arnor","Captains_of_Arnor",tf_dunedain| tf_mounted| tfg_gloves| tfg_shield| tfg_armor| tfg_helm| tfg_horse| tfg_boots |tfg_polearm,0,0,fac_imladris,[itm_arnor_helm_c_good,itm_arnor_heavy_good_cloak,itm_mail_mittens,itm_arnor_greaves,itm_leather_boots_dark,itm_lance,itm_arnor_sword_c,itm_arnor_shield_c,itm_dunedain_warhorse_heavy,],attr_tier_6,wp_elf_tier_5,knows_common|knows_riding_5|knows_shield_3|knows_athletics_6|knows_power_strike_7|knows_ironflesh_7,arnor_face_older_1,arnor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rnor_ranger_captain</text:p>
          </table:table-cell>
          <table:table-cell table:style-name="ce7" office:value-type="string" calcext:value-type="string">
            <text:p>Ranger_Captain_of_Arnor</text:p>
          </table:table-cell>
          <table:table-cell table:style-name="ce7" office:value-type="string" calcext:value-type="string">
            <text:p>Ranger_Captain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c_bad,</text:p>
          </table:table-cell>
          <table:table-cell table:style-name="ce11" office:value-type="string" calcext:value-type="string">
            <text:p>itm_arnor_med_b_good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itm_leather_boots_dark_bad,</text:p>
          </table:table-cell>
          <table:table-cell table:style-name="ce11" office:value-type="string" calcext:value-type="string">
            <text:p>itm_elven_bow,itm_ithilien_arrows,</text:p>
          </table:table-cell>
          <table:table-cell table:style-name="ce11" office:value-type="string" calcext:value-type="string">
            <text:p>itm_arnor_sword_f,itm_arnor_sword_a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melee(360)|wp_archery(300)</text:p>
          </table:table-cell>
          <table:table-cell table:style-name="ce12" office:value-type="string" calcext:value-type="string">
            <text:p>knows_common|knows_athletics_8|knows_shield_3|knows_power_draw_5|knows_power_strike_6|knows_ironflesh_6</text:p>
          </table:table-cell>
          <table:table-cell table:style-name="ce14" office:value-type="string" calcext:value-type="string">
            <text:p>arnor_face_older_1</text:p>
          </table:table-cell>
          <table:table-cell table:style-name="ce14" office:value-type="string" calcext:value-type="string">
            <text:p>arnor_face_older_2</text:p>
          </table:table-cell>
          <table:table-cell table:style-name="ce15"/>
          <table:table-cell table:style-name="ce3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 office:value-type="string" office:string-value="[&quot;arnor_ranger_captain&quot;,&quot;Ranger_Captain_of_Arnor&quot;,&quot;Ranger_Captains_of_Arnor&quot;,tf_dunedain| tfg_ranged| tfg_gloves| tfg_armor| tfg_boots,0,0,fac_imladris,[itm_arnor_helm_c_bad,itm_arnor_med_b_good_cloak,itm_leather_gloves,itm_leather_boots,itm_leather_boots_dark_bad,itm_elven_bow,itm_ithilien_arrows,itm_arnor_sword_f,itm_arnor_sword_a,],attr_tier_6,wp_melee(360)|wp_archery(300),knows_common|knows_athletics_8|knows_shield_3|knows_power_draw_5|knows_power_strike_6|knows_ironflesh_6,arnor_face_older_1,arnor_face_older_2]," calcext:value-type="string">
            <text:p>["arnor_ranger_captain","Ranger_Captain_of_Arnor","Ranger_Captains_of_Arnor",tf_dunedain| tfg_ranged| tfg_gloves| tfg_armor| tfg_boots,0,0,fac_imladris,[itm_arnor_helm_c_bad,itm_arnor_med_b_good_cloak,itm_leather_gloves,itm_leather_boots,itm_leather_boots_dark_bad,itm_elven_bow,itm_ithilien_arrows,itm_arnor_sword_f,itm_arnor_sword_a,],attr_tier_6,wp_melee(360)|wp_archery(300),knows_common|knows_athletics_8|knows_shield_3|knows_power_draw_5|knows_power_strike_6|knows_ironflesh_6,arnor_face_older_1,arnor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rohan_captain</text:p>
          </table:table-cell>
          <table:table-cell table:style-name="ce7" office:value-type="string" calcext:value-type="string">
            <text:p>Captain_of_Rohan</text:p>
          </table:table-cell>
          <table:table-cell table:style-name="ce7" office:value-type="string" calcext:value-type="string">
            <text:p>Captain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_lordly,itm_rohan_archer_helmet_c_lordly,</text:p>
          </table:table-cell>
          <table:table-cell table:style-name="ce11" office:value-type="string" calcext:value-type="string">
            <text:p>itm_rohan_guard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lance_banner_sun,itm_rohan_lance_banner_horse,</text:p>
          </table:table-cell>
          <table:table-cell table:style-name="ce11" office:value-type="string" calcext:value-type="string">
            <text:p>itm_rohirrim_long_hafted_axe,itm_rohan_sword_c,itm_rohan_shield_g,</text:p>
          </table:table-cell>
          <table:table-cell table:style-name="ce11" office:value-type="string" calcext:value-type="string">
            <text:p>itm_thengel_warhorse_heavy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9|knows_shield_3|knows_power_strike_8|knows_ironflesh_8</text:p>
          </table:table-cell>
          <table:table-cell table:style-name="ce14" office:value-type="string" calcext:value-type="string">
            <text:p>rohan_face_old_1</text:p>
          </table:table-cell>
          <table:table-cell table:style-name="ce14" office:value-type="string" calcext:value-type="string">
            <text:p>rohan_face_older_2</text:p>
          </table:table-cell>
          <table:table-cell table:style-name="ce15"/>
          <table:table-cell table:style-name="ce32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 office:value-type="string" office:string-value="[&quot;rohan_captain&quot;,&quot;Captain_of_Rohan&quot;,&quot;Captains_of_Rohan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rohan_captain","Captain_of_Rohan","Captains_of_Rohan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beorning_captain</text:p>
          </table:table-cell>
          <table:table-cell table:style-name="ce7" office:value-type="string" calcext:value-type="string">
            <text:p>Beorning_Chieftain</text:p>
          </table:table-cell>
          <table:table-cell table:style-name="ce7" office:value-type="string" calcext:value-type="string">
            <text:p>Beorning_Chieftain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beorn_helmet,</text:p>
          </table:table-cell>
          <table:table-cell table:style-name="ce11" office:value-type="string" calcext:value-type="string">
            <text:p>itm_beorn_chief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leather_boots, itm_leather_boots_dark,itm_splinted_greaves,</text:p>
          </table:table-cell>
          <table:table-cell table:style-name="ce11" office:value-type="string" calcext:value-type="string">
            <text:p>itm_beorn_axe_reward,</text:p>
          </table:table-cell>
          <table:table-cell table:style-name="ce11" office:value-type="string" calcext:value-type="string">
            <text:p>itm_beorn_shield_reward,itm_rohirrim_throwing_axe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5|knows_power_strike_7|knows_ironflesh_10|knows_shield_7|knows_power_throw_4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32" table:formula="of:=IF(AND([.A460]&lt;&gt;&quot;&quot;;[.B460]&lt;&gt;&quot;&quot;);CONCATENATE([Variables.$I$1];[Variables.$I$7];[.A460];[Variables.$I$7];[Variables.$I$6];[Variables.$I$7];[.B460];[Variables.$I$7];[Variables.$I$6];[Variables.$I$7];[.C460];[Variables.$I$7];[Variables.$I$6];[.D460];[Variables.$I$6];[.E460];[Variables.$I$6];[.F460];[Variables.$I$6];[.G460];[Variables.$I$6];[Variables.$I$1];[.H460];[.I460];[.J460];[.K460];[.L460];[.M460];[.N460];[Variables.$I$2];[Variables.$I$6];[.O460];[Variables.$I$6];[.P460];[Variables.$I$6];[.Q460];[Variables.$I$6];[.R460];[Variables.$I$6];[.S460];IF([.T460]&lt;&gt;&quot;&quot;;CONCATENATE([Variables.$I$6];[.T460]);&quot;&quot;);[Variables.$I$2];[Variables.$I$6]);IF([.A460]&lt;&gt;&quot;&quot;;CONCATENATE(&quot;#&quot;;[.A460]);&quot;&quot;))" office:value-type="string" office:string-value="[&quot;beorning_captain&quot;,&quot;Beorning_Chieftain&quot;,&quot;Beorning_Chieftain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7|knows_ironflesh_10|knows_shield_7|knows_power_throw_4,beorn_face1,beorn_face2]," calcext:value-type="string">
            <text:p>["beorning_captain","Beorning_Chieftain","Beorning_Chieftain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7|knows_ironflesh_10|knows_shield_7|knows_power_throw_4,beorn_face1,beorn_face2],</text:p>
          </table:table-cell>
          <table:table-cell table:number-columns-repeated="16363"/>
        </table:table-row>
        <table:table-row table:style-name="ro3">
          <table:table-cell table:style-name="ce7" office:value-type="string" calcext:value-type="string">
            <text:p>woodmen_captain</text:p>
          </table:table-cell>
          <table:table-cell table:style-name="ce7" office:value-type="string" calcext:value-type="string">
            <text:p>Woodmen_Chieftain</text:p>
          </table:table-cell>
          <table:table-cell table:style-name="ce7" office:value-type="string" calcext:value-type="string">
            <text:p>Woodmen_Chieftains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leather_skullcap_good, itm_north_skullcap, itm_north_nasal_helm_good,</text:p>
          </table:table-cell>
          <table:table-cell table:style-name="ce11" office:value-type="string" calcext:value-type="string">
            <text:p>itm_woodmen_heavy_cloak,</text:p>
          </table:table-cell>
          <table:table-cell table:style-name="ce11" office:value-type="string" calcext:value-type="string">
            <text:p>itm_leather_gloves_good,itm_evil_gauntlets_a_good,</text:p>
          </table:table-cell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2_handed_axe,</text:p>
          </table:table-cell>
          <table:table-cell table:style-name="ce11" office:value-type="string" calcext:value-type="string">
            <text:p>itm_elven_bow,itm_arrows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elf_tier_bow_4</text:p>
          </table:table-cell>
          <table:table-cell table:style-name="ce12" office:value-type="string" calcext:value-type="string">
            <text:p>knows_common|knows_athletics_7|knows_shield_5|knows_power_draw_6|knows_power_strike_5|knows_ironflesh_6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32" table:formula="of:=IF(AND([.A461]&lt;&gt;&quot;&quot;;[.B461]&lt;&gt;&quot;&quot;);CONCATENATE([Variables.$I$1];[Variables.$I$7];[.A461];[Variables.$I$7];[Variables.$I$6];[Variables.$I$7];[.B461];[Variables.$I$7];[Variables.$I$6];[Variables.$I$7];[.C461];[Variables.$I$7];[Variables.$I$6];[.D461];[Variables.$I$6];[.E461];[Variables.$I$6];[.F461];[Variables.$I$6];[.G461];[Variables.$I$6];[Variables.$I$1];[.H461];[.I461];[.J461];[.K461];[.L461];[.M461];[.N461];[Variables.$I$2];[Variables.$I$6];[.O461];[Variables.$I$6];[.P461];[Variables.$I$6];[.Q461];[Variables.$I$6];[.R461];[Variables.$I$6];[.S461];IF([.T461]&lt;&gt;&quot;&quot;;CONCATENATE([Variables.$I$6];[.T461]);&quot;&quot;);[Variables.$I$2];[Variables.$I$6]);IF([.A461]&lt;&gt;&quot;&quot;;CONCATENATE(&quot;#&quot;;[.A461]);&quot;&quot;))" office:value-type="string" office:string-value="[&quot;woodmen_captain&quot;,&quot;Woodmen_Chieftain&quot;,&quot;Woodmen_Chieftains&quot;,tfg_armor| tfg_helm| tfg_boots| tfg_gloves,0,0,fac_beorn,[itm_north_leather_skullcap_good, itm_north_skullcap, itm_north_nasal_helm_good,itm_woodmen_heavy_cloak,itm_leather_gloves_good,itm_evil_gauntlets_a_good,itm_leather_boots,itm_2_handed_axe,itm_elven_bow,itm_arrows,],attr_tier_6,wp_elf_tier_bow_4,knows_common|knows_athletics_7|knows_shield_5|knows_power_draw_6|knows_power_strike_5|knows_ironflesh_6,rohan_face_middle_1,rohan_face_old_2]," calcext:value-type="string">
            <text:p>["woodmen_captain","Woodmen_Chieftain","Woodmen_Chieftains",tfg_armor| tfg_helm| tfg_boots| tfg_gloves,0,0,fac_beorn,[itm_north_leather_skullcap_good, itm_north_skullcap, itm_north_nasal_helm_good,itm_woodmen_heavy_cloak,itm_leather_gloves_good,itm_evil_gauntlets_a_good,itm_leather_boots,itm_2_handed_axe,itm_elven_bow,itm_arrows,],attr_tier_6,wp_elf_tier_bow_4,knows_common|knows_athletics_7|knows_shield_5|knows_power_draw_6|knows_power_strike_5|knows_ironflesh_6,rohan_face_middle_1,rohan_face_old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sen_captain</text:p>
          </table:table-cell>
          <table:table-cell table:style-name="ce7" office:value-type="string" calcext:value-type="string">
            <text:p>Captain_of_Isengard</text:p>
          </table:table-cell>
          <table:table-cell table:style-name="ce7" office:value-type="string" calcext:value-type="string">
            <text:p>Captains_of_Isengard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d,</text:p>
          </table:table-cell>
          <table:table-cell table:style-name="ce11" office:value-type="string" calcext:value-type="string">
            <text:p>itm_isen_uruk_heavy_rewar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isengard_sword,</text:p>
          </table:table-cell>
          <table:table-cell table:style-name="ce11" office:value-type="string" calcext:value-type="string">
            <text:p>itm_isen_uruk_shield_b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3|knows_power_strike_6|knows_ironflesh_6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32" table:formula="of:=IF(AND([.A462]&lt;&gt;&quot;&quot;;[.B462]&lt;&gt;&quot;&quot;);CONCATENATE([Variables.$I$1];[Variables.$I$7];[.A462];[Variables.$I$7];[Variables.$I$6];[Variables.$I$7];[.B462];[Variables.$I$7];[Variables.$I$6];[Variables.$I$7];[.C462];[Variables.$I$7];[Variables.$I$6];[.D462];[Variables.$I$6];[.E462];[Variables.$I$6];[.F462];[Variables.$I$6];[.G462];[Variables.$I$6];[Variables.$I$1];[.H462];[.I462];[.J462];[.K462];[.L462];[.M462];[.N462];[Variables.$I$2];[Variables.$I$6];[.O462];[Variables.$I$6];[.P462];[Variables.$I$6];[.Q462];[Variables.$I$6];[.R462];[Variables.$I$6];[.S462];IF([.T462]&lt;&gt;&quot;&quot;;CONCATENATE([Variables.$I$6];[.T462]);&quot;&quot;);[Variables.$I$2];[Variables.$I$6]);IF([.A462]&lt;&gt;&quot;&quot;;CONCATENATE(&quot;#&quot;;[.A462]);&quot;&quot;))" office:value-type="string" office:string-value="[&quot;isen_captain&quot;,&quot;Captain_of_Isengard&quot;,&quot;Captains_of_Isengard&quot;,tf_urukhai|tf_mounted| tfg_shield| tfg_armor| tfg_helm| tfg_boots| tf_no_capture_alive,0,0,fac_isengard,[itm_isen_uruk_helm_d,itm_isen_uruk_heavy_reward,itm_evil_gauntlets_b,itm_uruk_chain_greaves,itm_isengard_sword,itm_isen_uruk_shield_b,],attr_evil_tier_6,wp_tier_6,knows_common|knows_athletics_3|knows_power_strike_6|knows_ironflesh_6,uruk_hai_face1,uruk_hai_face2]," calcext:value-type="string">
            <text:p>["isen_captain","Captain_of_Isengard","Captains_of_Isengard",tf_urukhai|tf_mounted| tfg_shield| tfg_armor| tfg_helm| tfg_boots| tf_no_capture_alive,0,0,fac_isengard,[itm_isen_uruk_helm_d,itm_isen_uruk_heavy_reward,itm_evil_gauntlets_b,itm_uruk_chain_greaves,itm_isengard_sword,itm_isen_uruk_shield_b,],attr_evil_tier_6,wp_tier_6,knows_common|knows_athletics_3|knows_power_strike_6|knows_ironflesh_6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sen_tracker_captain</text:p>
          </table:table-cell>
          <table:table-cell table:style-name="ce7" office:value-type="string" calcext:value-type="string">
            <text:p>Isengard_Tracker_Captain</text:p>
          </table:table-cell>
          <table:table-cell table:style-name="ce7" office:value-type="string" calcext:value-type="string">
            <text:p>Isengard_Tracker_Captai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tracker_helm_good,</text:p>
          </table:table-cell>
          <table:table-cell table:style-name="ce11" office:value-type="string" calcext:value-type="string">
            <text:p>itm_isen_uruk_heavy_b_good, itm_isen_uruk_heavy_c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isengard_large_bow,itm_isengard_arrow,</text:p>
          </table:table-cell>
          <table:table-cell table:style-name="ce11" office:value-type="string" calcext:value-type="string">
            <text:p>itm_isengard_heavy_axe,itm_isengard_heavy_sword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elf_tier_bow_4</text:p>
          </table:table-cell>
          <table:table-cell table:style-name="ce12" office:value-type="string" calcext:value-type="string">
            <text:p>knows_common|knows_athletics_7|knows_power_draw_6|knows_power_strike_5|knows_ironflesh_6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32" table:formula="of:=IF(AND([.A463]&lt;&gt;&quot;&quot;;[.B463]&lt;&gt;&quot;&quot;);CONCATENATE([Variables.$I$1];[Variables.$I$7];[.A463];[Variables.$I$7];[Variables.$I$6];[Variables.$I$7];[.B463];[Variables.$I$7];[Variables.$I$6];[Variables.$I$7];[.C463];[Variables.$I$7];[Variables.$I$6];[.D463];[Variables.$I$6];[.E463];[Variables.$I$6];[.F463];[Variables.$I$6];[.G463];[Variables.$I$6];[Variables.$I$1];[.H463];[.I463];[.J463];[.K463];[.L463];[.M463];[.N463];[Variables.$I$2];[Variables.$I$6];[.O463];[Variables.$I$6];[.P463];[Variables.$I$6];[.Q463];[Variables.$I$6];[.R463];[Variables.$I$6];[.S463];IF([.T463]&lt;&gt;&quot;&quot;;CONCATENATE([Variables.$I$6];[.T463]);&quot;&quot;);[Variables.$I$2];[Variables.$I$6]);IF([.A463]&lt;&gt;&quot;&quot;;CONCATENATE(&quot;#&quot;;[.A463]);&quot;&quot;))" office:value-type="string" office:string-value="[&quot;isen_tracker_captain&quot;,&quot;Isengard_Tracker_Captain&quot;,&quot;Isengard_Tracker_Captains&quot;,tf_urukhai|tf_mounted| tfg_shield| tfg_armor| tfg_helm| tfg_boots| tf_no_capture_alive,0,0,fac_isengard,[itm_isen_tracker_helm_good,itm_isen_uruk_heavy_b_good, itm_isen_uruk_heavy_c,itm_evil_gauntlets_b,itm_uruk_chain_greaves,itm_isengard_large_bow,itm_isengard_arrow,itm_isengard_heavy_axe,itm_isengard_heavy_sword,],attr_evil_tier_6,wp_elf_tier_bow_4,knows_common|knows_athletics_7|knows_power_draw_6|knows_power_strike_5|knows_ironflesh_6,uruk_hai_face1,uruk_hai_face2]," calcext:value-type="string">
            <text:p>["isen_tracker_captain","Isengard_Tracker_Captain","Isengard_Tracker_Captains",tf_urukhai|tf_mounted| tfg_shield| tfg_armor| tfg_helm| tfg_boots| tf_no_capture_alive,0,0,fac_isengard,[itm_isen_tracker_helm_good,itm_isen_uruk_heavy_b_good, itm_isen_uruk_heavy_c,itm_evil_gauntlets_b,itm_uruk_chain_greaves,itm_isengard_large_bow,itm_isengard_arrow,itm_isengard_heavy_axe,itm_isengard_heavy_sword,],attr_evil_tier_6,wp_elf_tier_bow_4,knows_common|knows_athletics_7|knows_power_draw_6|knows_power_strike_5|knows_ironflesh_6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mordor_uruk_captain</text:p>
          </table:table-cell>
          <table:table-cell table:style-name="ce7" office:value-type="string" calcext:value-type="string">
            <text:p>Mordor_Uruk_Captain</text:p>
          </table:table-cell>
          <table:table-cell table:style-name="ce7" office:value-type="string" calcext:value-type="string">
            <text:p>Mordor_Uruk_Captains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e,</text:p>
          </table:table-cell>
          <table:table-cell table:style-name="ce11" office:value-type="string" calcext:value-type="string">
            <text:p>itm_m_uruk_heavy_c_goo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orc_two_handed_axe_heavy,</text:p>
          </table:table-cell>
          <table:table-cell table:style-name="ce11" office:value-type="string" calcext:value-type="string">
            <text:p>itm_uruk_falchion_a,itm_orc_bastard_scimitar,itm_mordor_uruk_shield_c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4|knows_power_strike_7|knows_ironflesh_9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32" table:formula="of:=IF(AND([.A464]&lt;&gt;&quot;&quot;;[.B464]&lt;&gt;&quot;&quot;);CONCATENATE([Variables.$I$1];[Variables.$I$7];[.A464];[Variables.$I$7];[Variables.$I$6];[Variables.$I$7];[.B464];[Variables.$I$7];[Variables.$I$6];[Variables.$I$7];[.C464];[Variables.$I$7];[Variables.$I$6];[.D464];[Variables.$I$6];[.E464];[Variables.$I$6];[.F464];[Variables.$I$6];[.G464];[Variables.$I$6];[Variables.$I$1];[.H464];[.I464];[.J464];[.K464];[.L464];[.M464];[.N464];[Variables.$I$2];[Variables.$I$6];[.O464];[Variables.$I$6];[.P464];[Variables.$I$6];[.Q464];[Variables.$I$6];[.R464];[Variables.$I$6];[.S464];IF([.T464]&lt;&gt;&quot;&quot;;CONCATENATE([Variables.$I$6];[.T464]);&quot;&quot;);[Variables.$I$2];[Variables.$I$6]);IF([.A464]&lt;&gt;&quot;&quot;;CONCATENATE(&quot;#&quot;;[.A464]);&quot;&quot;))" office:value-type="string" office:string-value="[&quot;mordor_uruk_captain&quot;,&quot;Mordor_Uruk_Captain&quot;,&quot;Mordor_Uruk_Captains&quot;,tf_uruk| tfg_gloves| tfg_shield| tfg_armor| tfg_helm| tfg_boots| tf_no_capture_alive,0,0,fac_mordor,[itm_uruk_helm_e,itm_m_uruk_heavy_c_good,itm_evil_gauntlets_b,itm_uruk_chain_greaves,itm_orc_two_handed_axe_heavy,itm_uruk_falchion_a,itm_orc_bastard_scimitar,itm_mordor_uruk_shield_c,],attr_evil_tier_6,wp_tier_6,knows_common|knows_athletics_4|knows_power_strike_7|knows_ironflesh_9,uruk_hai_face1,uruk_hai_face2]," calcext:value-type="string">
            <text:p>["mordor_uruk_captain","Mordor_Uruk_Captain","Mordor_Uruk_Captains",tf_uruk| tfg_gloves| tfg_shield| tfg_armor| tfg_helm| tfg_boots| tf_no_capture_alive,0,0,fac_mordor,[itm_uruk_helm_e,itm_m_uruk_heavy_c_good,itm_evil_gauntlets_b,itm_uruk_chain_greaves,itm_orc_two_handed_axe_heavy,itm_uruk_falchion_a,itm_orc_bastard_scimitar,itm_mordor_uruk_shield_c,],attr_evil_tier_6,wp_tier_6,knows_common|knows_athletics_4|knows_power_strike_7|knows_ironflesh_9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mordor_captain</text:p>
          </table:table-cell>
          <table:table-cell table:style-name="ce7" office:value-type="string" calcext:value-type="string">
            <text:p>Captain_of_Mordor</text:p>
          </table:table-cell>
          <table:table-cell table:style-name="ce7" office:value-type="string" calcext:value-type="string">
            <text:p>Captains_of_Mordor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mordor_cap_helm,</text:p>
          </table:table-cell>
          <table:table-cell table:style-name="ce11" office:value-type="string" calcext:value-type="string">
            <text:p>itm_m_cap_armor,</text:p>
          </table:table-cell>
          <table:table-cell table:style-name="ce11" office:value-type="string" calcext:value-type="string">
            <text:p><text:s/>itm_evil_gauntlets_b,</text:p>
          </table:table-cell>
          <table:table-cell table:style-name="ce11" office:value-type="string" calcext:value-type="string">
            <text:p><text:s/>itm_uruk_greaves,</text:p>
          </table:table-cell>
          <table:table-cell table:style-name="ce11" office:value-type="string" calcext:value-type="string">
            <text:p>itm_mordor_longsword,itm_orc_simple_spear_heavy, itm_uruk_pike_b,</text:p>
          </table:table-cell>
          <table:table-cell table:style-name="ce11" office:value-type="string" calcext:value-type="string">
            <text:p>itm_mordor_man_shield_a,</text:p>
          </table:table-cell>
          <table:table-cell table:style-name="ce11" office:value-type="string" calcext:value-type="string">
            <text:p>itm_mordor_warhorse2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5|knows_athletics_3|knows_shield_4|knows_power_strike_6|knows_ironflesh_6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32" table:formula="of:=IF(AND([.A465]&lt;&gt;&quot;&quot;;[.B465]&lt;&gt;&quot;&quot;);CONCATENATE([Variables.$I$1];[Variables.$I$7];[.A465];[Variables.$I$7];[Variables.$I$6];[Variables.$I$7];[.B465];[Variables.$I$7];[Variables.$I$6];[Variables.$I$7];[.C465];[Variables.$I$7];[Variables.$I$6];[.D465];[Variables.$I$6];[.E465];[Variables.$I$6];[.F465];[Variables.$I$6];[.G465];[Variables.$I$6];[Variables.$I$1];[.H465];[.I465];[.J465];[.K465];[.L465];[.M465];[.N465];[Variables.$I$2];[Variables.$I$6];[.O465];[Variables.$I$6];[.P465];[Variables.$I$6];[.Q465];[Variables.$I$6];[.R465];[Variables.$I$6];[.S465];IF([.T465]&lt;&gt;&quot;&quot;;CONCATENATE([Variables.$I$6];[.T465]);&quot;&quot;);[Variables.$I$2];[Variables.$I$6]);IF([.A465]&lt;&gt;&quot;&quot;;CONCATENATE(&quot;#&quot;;[.A465]);&quot;&quot;))" office:value-type="string" office:string-value="[&quot;mordor_captain&quot;,&quot;Captain_of_Mordor&quot;,&quot;Captains_of_Mordor&quot;,tf_evil_man| tf_mounted| tfg_gloves| tfg_shield| tfg_armor| tfg_helm| tfg_horse| tfg_boots,0,0,fac_mordor,[itm_mordor_cap_helm,itm_m_cap_armor, itm_evil_gauntlets_b, itm_uruk_greaves,itm_mordor_longsword,itm_orc_simple_spear_heavy, itm_uruk_pike_b,itm_mordor_man_shield_a,itm_mordor_warhorse2,],attr_evil_tier_6,wp_tier_6,knows_common|knows_riding_5|knows_athletics_3|knows_shield_4|knows_power_strike_6|knows_ironflesh_6,mordor_man1,mordor_man2]," calcext:value-type="string">
            <text:p>["mordor_captain","Captain_of_Mordor","Captains_of_Mordor",tf_evil_man| tf_mounted| tfg_gloves| tfg_shield| tfg_armor| tfg_helm| tfg_horse| tfg_boots,0,0,fac_mordor,[itm_mordor_cap_helm,itm_m_cap_armor, itm_evil_gauntlets_b, itm_uruk_greaves,itm_mordor_longsword,itm_orc_simple_spear_heavy, itm_uruk_pike_b,itm_mordor_man_shield_a,itm_mordor_warhorse2,],attr_evil_tier_6,wp_tier_6,knows_common|knows_riding_5|knows_athletics_3|knows_shield_4|knows_power_strike_6|knows_ironflesh_6,mordor_man1,mordor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umbar_captain</text:p>
          </table:table-cell>
          <table:table-cell table:style-name="ce7" office:value-type="string" calcext:value-type="string">
            <text:p>Captain_of_Umbar</text:p>
          </table:table-cell>
          <table:table-cell table:style-name="ce7" office:value-type="string" calcext:value-type="string">
            <text:p>Captains_of_Umbar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b_good,itm_umb_helm_a_good,</text:p>
          </table:table-cell>
          <table:table-cell table:style-name="ce11" office:value-type="string" calcext:value-type="string">
            <text:p>itm_umb_armor_f_good,</text:p>
          </table:table-cell>
          <table:table-cell table:style-name="ce11" office:value-type="string" calcext:value-type="string">
            <text:p><text:s/>itm_evil_gauntlets_b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kraken,</text:p>
          </table:table-cell>
          <table:table-cell table:style-name="ce11" office:value-type="string" calcext:value-type="string">
            <text:p>itm_umb_shield_d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6|knows_shield_2|knows_power_throw_4|knows_power_strike_5|knows_ironflesh_5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32" table:formula="of:=IF(AND([.A466]&lt;&gt;&quot;&quot;;[.B466]&lt;&gt;&quot;&quot;);CONCATENATE([Variables.$I$1];[Variables.$I$7];[.A466];[Variables.$I$7];[Variables.$I$6];[Variables.$I$7];[.B466];[Variables.$I$7];[Variables.$I$6];[Variables.$I$7];[.C466];[Variables.$I$7];[Variables.$I$6];[.D466];[Variables.$I$6];[.E466];[Variables.$I$6];[.F466];[Variables.$I$6];[.G466];[Variables.$I$6];[Variables.$I$1];[.H466];[.I466];[.J466];[.K466];[.L466];[.M466];[.N466];[Variables.$I$2];[Variables.$I$6];[.O466];[Variables.$I$6];[.P466];[Variables.$I$6];[.Q466];[Variables.$I$6];[.R466];[Variables.$I$6];[.S466];IF([.T466]&lt;&gt;&quot;&quot;;CONCATENATE([Variables.$I$6];[.T466]);&quot;&quot;);[Variables.$I$2];[Variables.$I$6]);IF([.A466]&lt;&gt;&quot;&quot;;CONCATENATE(&quot;#&quot;;[.A466]);&quot;&quot;))" office:value-type="string" office:string-value="[&quot;umbar_captain&quot;,&quot;Captain_of_Umbar&quot;,&quot;Captains_of_Umbar&quot;,tfg_gloves| tfg_armor| tfg_helm| tfg_boots|tfg_shield,0,0,fac_umbar,[itm_umb_helm_b_good,itm_umb_helm_a_good,itm_umb_armor_f_good, itm_evil_gauntlets_b,itm_corsair_boots,itm_kraken,itm_umb_shield_d,],attr_evil_tier_6,wp_tier_6,knows_common|knows_athletics_6|knows_shield_2|knows_power_throw_4|knows_power_strike_5|knows_ironflesh_5,bandit_face1,bandit_face2]," calcext:value-type="string">
            <text:p>["umbar_captain","Captain_of_Umbar","Captains_of_Umbar",tfg_gloves| tfg_armor| tfg_helm| tfg_boots|tfg_shield,0,0,fac_umbar,[itm_umb_helm_b_good,itm_umb_helm_a_good,itm_umb_armor_f_good, itm_evil_gauntlets_b,itm_corsair_boots,itm_kraken,itm_umb_shield_d,],attr_evil_tier_6,wp_tier_6,knows_common|knows_athletics_6|knows_shield_2|knows_power_throw_4|knows_power_strike_5|knows_ironflesh_5,bandit_face1,bandit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khand_captain</text:p>
          </table:table-cell>
          <table:table-cell table:style-name="ce7" office:value-type="string" calcext:value-type="string">
            <text:p>Variag_War_Chief</text:p>
          </table:table-cell>
          <table:table-cell table:style-name="ce7" office:value-type="string" calcext:value-type="string">
            <text:p>Variag_War_Chief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_good, itm_khand_cav_helm_a_good,</text:p>
          </table:table-cell>
          <table:table-cell table:style-name="ce11" office:value-type="string" calcext:value-type="string">
            <text:p>itm_khand_noble_lam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_good,</text:p>
          </table:table-cell>
          <table:table-cell table:style-name="ce11" office:value-type="string" calcext:value-type="string">
            <text:p>itm_khand_mace1, itm_khand_mace2,</text:p>
          </table:table-cell>
          <table:table-cell table:style-name="ce11" office:value-type="string" calcext:value-type="string">
            <text:p>itm_easterling_round_horseman,</text:p>
          </table:table-cell>
          <table:table-cell table:style-name="ce11" office:value-type="string" calcext:value-type="string">
            <text:p>itm_variag_kataphrakt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ironflesh_7|knows_power_strike_5|knows_shield_3|knows_riding_7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32" table:formula="of:=IF(AND([.A467]&lt;&gt;&quot;&quot;;[.B467]&lt;&gt;&quot;&quot;);CONCATENATE([Variables.$I$1];[Variables.$I$7];[.A467];[Variables.$I$7];[Variables.$I$6];[Variables.$I$7];[.B467];[Variables.$I$7];[Variables.$I$6];[Variables.$I$7];[.C467];[Variables.$I$7];[Variables.$I$6];[.D467];[Variables.$I$6];[.E467];[Variables.$I$6];[.F467];[Variables.$I$6];[.G467];[Variables.$I$6];[Variables.$I$1];[.H467];[.I467];[.J467];[.K467];[.L467];[.M467];[.N467];[Variables.$I$2];[Variables.$I$6];[.O467];[Variables.$I$6];[.P467];[Variables.$I$6];[.Q467];[Variables.$I$6];[.R467];[Variables.$I$6];[.S467];IF([.T467]&lt;&gt;&quot;&quot;;CONCATENATE([Variables.$I$6];[.T467]);&quot;&quot;);[Variables.$I$2];[Variables.$I$6]);IF([.A467]&lt;&gt;&quot;&quot;;CONCATENATE(&quot;#&quot;;[.A467]);&quot;&quot;))" office:value-type="string" office:string-value="[&quot;khand_captain&quot;,&quot;Variag_War_Chief&quot;,&quot;Variag_War_Chiefs&quot;,tf_evil_man| tf_mounted| tfg_shield| tfg_armor| tfg_helm| tfg_horse| tfg_boots,0,0,fac_khand,[itm_khand_inf_helm_a_good, itm_khand_cav_helm_a_good,itm_khand_noble_lam,itm_mail_mittens,itm_splinted_greaves_good,itm_khand_mace1, itm_khand_mace2,itm_easterling_round_horseman,itm_variag_kataphrakt,],attr_evil_tier_6,wp_tier_6,knows_common|knows_ironflesh_7|knows_power_strike_5|knows_shield_3|knows_riding_7,khand_man1,khand_man2]," calcext:value-type="string">
            <text:p>["khand_captain","Variag_War_Chief","Variag_War_Chiefs",tf_evil_man| tf_mounted| tfg_shield| tfg_armor| tfg_helm| tfg_horse| tfg_boots,0,0,fac_khand,[itm_khand_inf_helm_a_good, itm_khand_cav_helm_a_good,itm_khand_noble_lam,itm_mail_mittens,itm_splinted_greaves_good,itm_khand_mace1, itm_khand_mace2,itm_easterling_round_horseman,itm_variag_kataphrakt,],attr_evil_tier_6,wp_tier_6,knows_common|knows_ironflesh_7|knows_power_strike_5|knows_shield_3|knows_riding_7,khand_man1,khand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rhun_captain</text:p>
          </table:table-cell>
          <table:table-cell table:style-name="ce7" office:value-type="string" calcext:value-type="string">
            <text:p>Rhun_Chieftain</text:p>
          </table:table-cell>
          <table:table-cell table:style-name="ce7" office:value-type="string" calcext:value-type="string">
            <text:p>Rhun_Chieftains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chieftain,</text:p>
          </table:table-cell>
          <table:table-cell table:style-name="ce11" office:value-type="string" calcext:value-type="string">
            <text:p>itm_rhun_armor_p_good,itm_rhun_armor_k_good,</text:p>
          </table:table-cell>
          <table:table-cell table:style-name="ce11" office:value-type="string" calcext:value-type="string">
            <text:p>itm_evil_gauntlets_b_good,</text:p>
          </table:table-cell>
          <table:table-cell table:style-name="ce11" office:value-type="string" calcext:value-type="string">
            <text:p>itm_splinted_greaves_good,</text:p>
          </table:table-cell>
          <table:table-cell table:style-name="ce11" office:value-type="string" calcext:value-type="string">
            <text:p>itm_rhun_sword,itm_rhun_greatfalchion,</text:p>
          </table:table-cell>
          <table:table-cell table:style-name="ce11" office:value-type="string" calcext:value-type="string">
            <text:p>itm_rhun_bull3_shield,</text:p>
          </table:table-cell>
          <table:table-cell table:style-name="ce11" office:value-type="string" calcext:value-type="string">
            <text:p>itm_rhun_horse_g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ironflesh_7|knows_power_strike_6|knows_riding_7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32" table:formula="of:=IF(AND([.A468]&lt;&gt;&quot;&quot;;[.B468]&lt;&gt;&quot;&quot;);CONCATENATE([Variables.$I$1];[Variables.$I$7];[.A468];[Variables.$I$7];[Variables.$I$6];[Variables.$I$7];[.B468];[Variables.$I$7];[Variables.$I$6];[Variables.$I$7];[.C468];[Variables.$I$7];[Variables.$I$6];[.D468];[Variables.$I$6];[.E468];[Variables.$I$6];[.F468];[Variables.$I$6];[.G468];[Variables.$I$6];[Variables.$I$1];[.H468];[.I468];[.J468];[.K468];[.L468];[.M468];[.N468];[Variables.$I$2];[Variables.$I$6];[.O468];[Variables.$I$6];[.P468];[Variables.$I$6];[.Q468];[Variables.$I$6];[.R468];[Variables.$I$6];[.S468];IF([.T468]&lt;&gt;&quot;&quot;;CONCATENATE([Variables.$I$6];[.T468]);&quot;&quot;);[Variables.$I$2];[Variables.$I$6]);IF([.A468]&lt;&gt;&quot;&quot;;CONCATENATE(&quot;#&quot;;[.A468]);&quot;&quot;))" office:value-type="string" office:string-value="[&quot;rhun_captain&quot;,&quot;Rhun_Chieftain&quot;,&quot;Rhun_Chieftains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7|knows_power_strike_6|knows_riding_7,rhun_man1,rhun_man2]," calcext:value-type="string">
            <text:p>["rhun_captain","Rhun_Chieftain","Rhun_Chieftains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7|knows_power_strike_6|knows_riding_7,rhun_man1,rhun_man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moria_captain</text:p>
          </table:table-cell>
          <table:table-cell table:style-name="ce7" office:value-type="string" calcext:value-type="string">
            <text:p>Uruk_Chieftain_of_Moria</text:p>
          </table:table-cell>
          <table:table-cell table:style-name="ce7" office:value-type="string" calcext:value-type="string">
            <text:p>Uruk_Chieftains_of_Moria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uruk_helm_e,</text:p>
          </table:table-cell>
          <table:table-cell table:style-name="ce11" office:value-type="string" calcext:value-type="string">
            <text:p>itm_m_uruk_heavy_c_goo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orc_two_handed_axe_heavy,</text:p>
          </table:table-cell>
          <table:table-cell table:style-name="ce11" office:value-type="string" calcext:value-type="string">
            <text:p>itm_uruk_falchion_a,itm_orc_bastard_scimitar,itm_mordor_uruk_shield_a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5|knows_power_strike_7|knows_ironflesh_9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32" table:formula="of:=IF(AND([.A469]&lt;&gt;&quot;&quot;;[.B469]&lt;&gt;&quot;&quot;);CONCATENATE([Variables.$I$1];[Variables.$I$7];[.A469];[Variables.$I$7];[Variables.$I$6];[Variables.$I$7];[.B469];[Variables.$I$7];[Variables.$I$6];[Variables.$I$7];[.C469];[Variables.$I$7];[Variables.$I$6];[.D469];[Variables.$I$6];[.E469];[Variables.$I$6];[.F469];[Variables.$I$6];[.G469];[Variables.$I$6];[Variables.$I$1];[.H469];[.I469];[.J469];[.K469];[.L469];[.M469];[.N469];[Variables.$I$2];[Variables.$I$6];[.O469];[Variables.$I$6];[.P469];[Variables.$I$6];[.Q469];[Variables.$I$6];[.R469];[Variables.$I$6];[.S469];IF([.T469]&lt;&gt;&quot;&quot;;CONCATENATE([Variables.$I$6];[.T469]);&quot;&quot;);[Variables.$I$2];[Variables.$I$6]);IF([.A469]&lt;&gt;&quot;&quot;;CONCATENATE(&quot;#&quot;;[.A469]);&quot;&quot;))" office:value-type="string" office:string-value="[&quot;moria_captain&quot;,&quot;Uruk_Chieftain_of_Moria&quot;,&quot;Uruk_Chieftains_of_Moria&quot;,tf_uruk| tfg_gloves| tfg_shield| tfg_armor| tfg_helm| tfg_boots| tf_no_capture_alive,0,0,fac_moria,[itm_uruk_helm_e,itm_m_uruk_heavy_c_good,itm_evil_gauntlets_b,itm_uruk_chain_greaves,itm_orc_two_handed_axe_heavy,itm_uruk_falchion_a,itm_orc_bastard_scimitar,itm_mordor_uruk_shield_a,],attr_evil_tier_6,wp_tier_6,knows_common|knows_athletics_5|knows_power_strike_7|knows_ironflesh_9,uruk_hai_face1,uruk_hai_face2]," calcext:value-type="string">
            <text:p>["moria_captain","Uruk_Chieftain_of_Moria","Uruk_Chieftains_of_Moria",tf_uruk| tfg_gloves| tfg_shield| tfg_armor| tfg_helm| tfg_boots| tf_no_capture_alive,0,0,fac_moria,[itm_uruk_helm_e,itm_m_uruk_heavy_c_good,itm_evil_gauntlets_b,itm_uruk_chain_greaves,itm_orc_two_handed_axe_heavy,itm_uruk_falchion_a,itm_orc_bastard_scimitar,itm_mordor_uruk_shield_a,],attr_evil_tier_6,wp_tier_6,knows_common|knows_athletics_5|knows_power_strike_7|knows_ironflesh_9,uruk_hai_face1,uruk_hai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dwarf_captain</text:p>
          </table:table-cell>
          <table:table-cell table:style-name="ce7" office:value-type="string" calcext:value-type="string">
            <text:p>Dwarf_Captain</text:p>
          </table:table-cell>
          <table:table-cell table:style-name="ce7" office:value-type="string" calcext:value-type="string">
            <text:p>Dwarf_Captain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sallet_lordly,</text:p>
          </table:table-cell>
          <table:table-cell table:style-name="ce11" office:value-type="string" calcext:value-type="string">
            <text:p>itm_dwarf_armor_c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scale_boots,</text:p>
          </table:table-cell>
          <table:table-cell table:style-name="ce11" office:value-type="string" calcext:value-type="string">
            <text:p>itm_dwarf_great_axe,</text:p>
          </table:table-cell>
          <table:table-cell table:style-name="ce11" office:value-type="string" calcext:value-type="string">
            <text:p>itm_dwarf_throwing_axe,itm_dwarf_throwing_axe,itm_dwarf_shield_b_good,</text:p>
          </table:table-cell>
          <table:table-cell table:style-name="ce11"/>
          <table:table-cell table:style-name="ce12" office:value-type="string" calcext:value-type="string">
            <text:p>attr_dwarf_tier_6</text:p>
          </table:table-cell>
          <table:table-cell table:style-name="ce12" office:value-type="string" calcext:value-type="string">
            <text:p>wp_dwarf_tier_6</text:p>
          </table:table-cell>
          <table:table-cell table:style-name="ce12" office:value-type="string" calcext:value-type="string">
            <text:p>knows_common_dwarf|knows_athletics_4|knows_power_throw_7|knows_power_strike_8|knows_ironflesh_10|knows_shield_6</text:p>
          </table:table-cell>
          <table:table-cell table:number-columns-repeated="2" table:style-name="ce14" office:value-type="string" calcext:value-type="string">
            <text:p>dwarf_face_7</text:p>
          </table:table-cell>
          <table:table-cell table:style-name="ce15"/>
          <table:table-cell table:style-name="ce32" table:formula="of:=IF(AND([.A470]&lt;&gt;&quot;&quot;;[.B470]&lt;&gt;&quot;&quot;);CONCATENATE([Variables.$I$1];[Variables.$I$7];[.A470];[Variables.$I$7];[Variables.$I$6];[Variables.$I$7];[.B470];[Variables.$I$7];[Variables.$I$6];[Variables.$I$7];[.C470];[Variables.$I$7];[Variables.$I$6];[.D470];[Variables.$I$6];[.E470];[Variables.$I$6];[.F470];[Variables.$I$6];[.G470];[Variables.$I$6];[Variables.$I$1];[.H470];[.I470];[.J470];[.K470];[.L470];[.M470];[.N470];[Variables.$I$2];[Variables.$I$6];[.O470];[Variables.$I$6];[.P470];[Variables.$I$6];[.Q470];[Variables.$I$6];[.R470];[Variables.$I$6];[.S470];IF([.T470]&lt;&gt;&quot;&quot;;CONCATENATE([Variables.$I$6];[.T470]);&quot;&quot;);[Variables.$I$2];[Variables.$I$6]);IF([.A470]&lt;&gt;&quot;&quot;;CONCATENATE(&quot;#&quot;;[.A470]);&quot;&quot;))" office:value-type="string" office:string-value="[&quot;dwarf_captain&quot;,&quot;Dwarf_Captain&quot;,&quot;Dwarf_Captains&quot;,tf_dwarf| tfg_armor| tfg_gloves| tfg_shield| tfg_helm| tfg_boots,0,0,fac_dwarf,[itm_dwarf_helm_sallet_lordly,itm_dwarf_armor_c,itm_mail_mittens,itm_dwarf_scale_boots,itm_dwarf_great_axe,itm_dwarf_throwing_axe,itm_dwarf_throwing_axe,itm_dwarf_shield_b_good,],attr_dwarf_tier_6,wp_dwarf_tier_6,knows_common_dwarf|knows_athletics_4|knows_power_throw_7|knows_power_strike_8|knows_ironflesh_10|knows_shield_6,dwarf_face_7,dwarf_face_7]," calcext:value-type="string">
            <text:p>["dwarf_captain","Dwarf_Captain","Dwarf_Captains",tf_dwarf| tfg_armor| tfg_gloves| tfg_shield| tfg_helm| tfg_boots,0,0,fac_dwarf,[itm_dwarf_helm_sallet_lordly,itm_dwarf_armor_c,itm_mail_mittens,itm_dwarf_scale_boots,itm_dwarf_great_axe,itm_dwarf_throwing_axe,itm_dwarf_throwing_axe,itm_dwarf_shield_b_good,],attr_dwarf_tier_6,wp_dwarf_tier_6,knows_common_dwarf|knows_athletics_4|knows_power_throw_7|knows_power_strike_8|knows_ironflesh_10|knows_shield_6,dwarf_face_7,dwarf_face_7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dale_captain</text:p>
          </table:table-cell>
          <table:table-cell table:style-name="ce7" office:value-type="string" calcext:value-type="string">
            <text:p>Captain_of_Dale</text:p>
          </table:table-cell>
          <table:table-cell table:style-name="ce7" office:value-type="string" calcext:value-type="string">
            <text:p>Captains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c, itm_dale_helmet_c_good, itm_dale_helmet_e,</text:p>
          </table:table-cell>
          <table:table-cell table:style-name="ce11" office:value-type="string" calcext:value-type="string">
            <text:p>itm_dale_heavy_a_good,itm_dale_heavy_b_pelt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dale_sword_broad,</text:p>
          </table:table-cell>
          <table:table-cell table:style-name="ce11" office:value-type="string" calcext:value-type="string">
            <text:p>itm_dale_shield_b_good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5|knows_power_strike_6|knows_ironflesh_7|knows_shield_7</text:p>
          </table:table-cell>
          <table:table-cell table:style-name="ce14" office:value-type="string" calcext:value-type="string">
            <text:p>swadian_face_middle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32" table:formula="of:=IF(AND([.A471]&lt;&gt;&quot;&quot;;[.B471]&lt;&gt;&quot;&quot;);CONCATENATE([Variables.$I$1];[Variables.$I$7];[.A471];[Variables.$I$7];[Variables.$I$6];[Variables.$I$7];[.B471];[Variables.$I$7];[Variables.$I$6];[Variables.$I$7];[.C471];[Variables.$I$7];[Variables.$I$6];[.D471];[Variables.$I$6];[.E471];[Variables.$I$6];[.F471];[Variables.$I$6];[.G471];[Variables.$I$6];[Variables.$I$1];[.H471];[.I471];[.J471];[.K471];[.L471];[.M471];[.N471];[Variables.$I$2];[Variables.$I$6];[.O471];[Variables.$I$6];[.P471];[Variables.$I$6];[.Q471];[Variables.$I$6];[.R471];[Variables.$I$6];[.S471];IF([.T471]&lt;&gt;&quot;&quot;;CONCATENATE([Variables.$I$6];[.T471]);&quot;&quot;);[Variables.$I$2];[Variables.$I$6]);IF([.A471]&lt;&gt;&quot;&quot;;CONCATENATE(&quot;#&quot;;[.A471]);&quot;&quot;))" office:value-type="string" office:string-value="[&quot;dale_captain&quot;,&quot;Captain_of_Dale&quot;,&quot;Captains_of_Dale&quot;,tfg_shield| tfg_boots| tfg_armor| tfg_helm,0,0,fac_dale,[itm_dale_helmet_c, itm_dale_helmet_c_good, itm_dale_helmet_e,itm_dale_heavy_a_good,itm_dale_heavy_b_pelt,itm_evil_gauntlets_a,itm_splinted_greaves,itm_dale_sword_broad,itm_dale_shield_b_good,],attr_tier_6,wp_tier_6,knows_common|knows_athletics_5|knows_power_strike_6|knows_ironflesh_7|knows_shield_7,swadian_face_middle_1,swadian_face_older_2]," calcext:value-type="string">
            <text:p>["dale_captain","Captain_of_Dale","Captains_of_Dale",tfg_shield| tfg_boots| tfg_armor| tfg_helm,0,0,fac_dale,[itm_dale_helmet_c, itm_dale_helmet_c_good, itm_dale_helmet_e,itm_dale_heavy_a_good,itm_dale_heavy_b_pelt,itm_evil_gauntlets_a,itm_splinted_greaves,itm_dale_sword_broad,itm_dale_shield_b_good,],attr_tier_6,wp_tier_6,knows_common|knows_athletics_5|knows_power_strike_6|knows_ironflesh_7|knows_shield_7,swadian_face_middle_1,swadian_face_older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harad_captain</text:p>
          </table:table-cell>
          <table:table-cell table:style-name="ce7" office:value-type="string" calcext:value-type="string">
            <text:p>Haradrim_Noble</text:p>
          </table:table-cell>
          <table:table-cell table:style-name="ce7" office:value-type="string" calcext:value-type="string">
            <text:p>Haradrim_Noble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dragon_helm,</text:p>
          </table:table-cell>
          <table:table-cell table:style-name="ce11" office:value-type="string" calcext:value-type="string">
            <text:p>itm_harad_heavy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harad_lamellar_greaves,</text:p>
          </table:table-cell>
          <table:table-cell table:style-name="ce11" office:value-type="string" calcext:value-type="string">
            <text:p>itm_harad_long_spear,itm_harad_heavy_sword_good,</text:p>
          </table:table-cell>
          <table:table-cell table:style-name="ce11" office:value-type="string" calcext:value-type="string">
            <text:p>itm_harad_yellow_shield,</text:p>
          </table:table-cell>
          <table:table-cell table:style-name="ce11" office:value-type="string" calcext:value-type="string">
            <text:p>itm_harad_warhorse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ironflesh_7|knows_power_strike_5|knows_shield_3|knows_riding_7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32" table:formula="of:=IF(AND([.A472]&lt;&gt;&quot;&quot;;[.B472]&lt;&gt;&quot;&quot;);CONCATENATE([Variables.$I$1];[Variables.$I$7];[.A472];[Variables.$I$7];[Variables.$I$6];[Variables.$I$7];[.B472];[Variables.$I$7];[Variables.$I$6];[Variables.$I$7];[.C472];[Variables.$I$7];[Variables.$I$6];[.D472];[Variables.$I$6];[.E472];[Variables.$I$6];[.F472];[Variables.$I$6];[.G472];[Variables.$I$6];[Variables.$I$1];[.H472];[.I472];[.J472];[.K472];[.L472];[.M472];[.N472];[Variables.$I$2];[Variables.$I$6];[.O472];[Variables.$I$6];[.P472];[Variables.$I$6];[.Q472];[Variables.$I$6];[.R472];[Variables.$I$6];[.S472];IF([.T472]&lt;&gt;&quot;&quot;;CONCATENATE([Variables.$I$6];[.T472]);&quot;&quot;);[Variables.$I$2];[Variables.$I$6]);IF([.A472]&lt;&gt;&quot;&quot;;CONCATENATE(&quot;#&quot;;[.A472]);&quot;&quot;))" office:value-type="string" office:string-value="[&quot;harad_captain&quot;,&quot;Haradrim_Noble&quot;,&quot;Haradrim_Noble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6,wp_tier_6,knows_common|knows_ironflesh_7|knows_power_strike_5|knows_shield_3|knows_riding_7,haradrim_face_1,haradrim_face_2]," calcext:value-type="string">
            <text:p>["harad_captain","Haradrim_Noble","Haradrim_Noble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6,wp_tier_6,knows_common|knows_ironflesh_7|knows_power_strike_5|knows_shield_3|knows_riding_7,haradrim_face_1,haradrim_face_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5_dun_night_wolf2</text:p>
          </table:table-cell>
          <table:table-cell table:number-columns-repeated="2" table:style-name="ce7" office:value-type="string" calcext:value-type="string">
            <text:p>Dunnish_Night_Wolf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a, itm_wilderness_cowl,</text:p>
          </table:table-cell>
          <table:table-cell table:style-name="ce11" office:value-type="string" calcext:value-type="string">
            <text:p>itm_dunland_mail_1, itm_dunland_chieftain_bad,</text:p>
          </table:table-cell>
          <table:table-cell table:style-name="ce11" office:value-type="string" calcext:value-type="string">
            <text:p>itm_fur_gloves_reward,</text:p>
          </table:table-cell>
          <table:table-cell table:style-name="ce11" office:value-type="string" calcext:value-type="string">
            <text:p>itm_dunland_wolfboots,itm_leather_boots_dark,</text:p>
          </table:table-cell>
          <table:table-cell table:style-name="ce11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1" office:value-type="string" calcext:value-type="string">
            <text:p>itm_dun_shield_a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7|knows_shield_3|knows_power_strike_3|knows_ironflesh_2|knows_power_throw_7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32" table:formula="of:=IF(AND([.A473]&lt;&gt;&quot;&quot;;[.B473]&lt;&gt;&quot;&quot;);CONCATENATE([Variables.$I$1];[Variables.$I$7];[.A473];[Variables.$I$7];[Variables.$I$6];[Variables.$I$7];[.B473];[Variables.$I$7];[Variables.$I$6];[Variables.$I$7];[.C473];[Variables.$I$7];[Variables.$I$6];[.D473];[Variables.$I$6];[.E473];[Variables.$I$6];[.F473];[Variables.$I$6];[.G473];[Variables.$I$6];[Variables.$I$1];[.H473];[.I473];[.J473];[.K473];[.L473];[.M473];[.N473];[Variables.$I$2];[Variables.$I$6];[.O473];[Variables.$I$6];[.P473];[Variables.$I$6];[.Q473];[Variables.$I$6];[.R473];[Variables.$I$6];[.S473];IF([.T473]&lt;&gt;&quot;&quot;;CONCATENATE([Variables.$I$6];[.T473]);&quot;&quot;);[Variables.$I$2];[Variables.$I$6]);IF([.A473]&lt;&gt;&quot;&quot;;CONCATENATE(&quot;#&quot;;[.A473]);&quot;&quot;))" office:value-type="string" office:string-value="[&quot;a5_dun_night_wolf2&quot;,&quot;Dunnish_Night_Wolf&quot;,&quot;Dunnish_Night_Wolf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6,wp_tier_5,knows_common|knows_athletics_7|knows_shield_3|knows_power_strike_3|knows_ironflesh_2|knows_power_throw_7,dunland_face1,dunland_face2]," calcext:value-type="string">
            <text:p>["a5_dun_night_wolf2","Dunnish_Night_Wolf","Dunnish_Night_Wolf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6,wp_tier_5,knows_common|knows_athletics_7|knows_shield_3|knows_power_strike_3|knows_ironflesh_2|knows_power_throw_7,dunland_face1,dunland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dun_captain</text:p>
          </table:table-cell>
          <table:table-cell table:style-name="ce7" office:value-type="string" calcext:value-type="string">
            <text:p>Dunnish_Hetman</text:p>
          </table:table-cell>
          <table:table-cell table:style-name="ce7" office:value-type="string" calcext:value-type="string">
            <text:p>Dunnish_Hetmen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a, itm_dun_helm_c,</text:p>
          </table:table-cell>
          <table:table-cell table:style-name="ce11" office:value-type="string" calcext:value-type="string">
            <text:p>itm_dunland_mail_1_good, itm_dunland_mail_2_good,itm_dunland_chieftain_good,</text:p>
          </table:table-cell>
          <table:table-cell table:style-name="ce11" office:value-type="string" calcext:value-type="string">
            <text:p>itm_leather_gloves,itm_fur_gloves_reward,</text:p>
          </table:table-cell>
          <table:table-cell table:style-name="ce11" office:value-type="string" calcext:value-type="string">
            <text:p>itm_dunland_wolfboots,itm_leather_boots_dark,</text:p>
          </table:table-cell>
          <table:table-cell table:style-name="ce11" office:value-type="string" calcext:value-type="string">
            <text:p>itm_dunnish_war_axe,itm_dun_berserker,</text:p>
          </table:table-cell>
          <table:table-cell table:style-name="ce11" office:value-type="string" calcext:value-type="string">
            <text:p>itm_dun_shield_a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8|knows_shield_5|knows_power_strike_6|knows_ironflesh_6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32" table:formula="of:=IF(AND([.A474]&lt;&gt;&quot;&quot;;[.B474]&lt;&gt;&quot;&quot;);CONCATENATE([Variables.$I$1];[Variables.$I$7];[.A474];[Variables.$I$7];[Variables.$I$6];[Variables.$I$7];[.B474];[Variables.$I$7];[Variables.$I$6];[Variables.$I$7];[.C474];[Variables.$I$7];[Variables.$I$6];[.D474];[Variables.$I$6];[.E474];[Variables.$I$6];[.F474];[Variables.$I$6];[.G474];[Variables.$I$6];[Variables.$I$1];[.H474];[.I474];[.J474];[.K474];[.L474];[.M474];[.N474];[Variables.$I$2];[Variables.$I$6];[.O474];[Variables.$I$6];[.P474];[Variables.$I$6];[.Q474];[Variables.$I$6];[.R474];[Variables.$I$6];[.S474];IF([.T474]&lt;&gt;&quot;&quot;;CONCATENATE([Variables.$I$6];[.T474]);&quot;&quot;);[Variables.$I$2];[Variables.$I$6]);IF([.A474]&lt;&gt;&quot;&quot;;CONCATENATE(&quot;#&quot;;[.A474]);&quot;&quot;))" office:value-type="string" office:string-value="[&quot;dun_captain&quot;,&quot;Dunnish_Hetman&quot;,&quot;Dunnish_Hetmen&quot;,tf_dunland| tf_randomize_face| tfg_shield| tfg_armor| tfg_helm| tfg_boots,0,0,fac_dunland,[itm_dun_helm_a, itm_dun_helm_c,itm_dunland_mail_1_good, itm_dunland_mail_2_good,itm_dunland_chieftain_good,itm_leather_gloves,itm_fur_gloves_reward,itm_dunland_wolfboots,itm_leather_boots_dark,itm_dunnish_war_axe,itm_dun_berserker,itm_dun_shield_a,],attr_evil_tier_6,wp_tier_6,knows_common|knows_athletics_8|knows_shield_5|knows_power_strike_6|knows_ironflesh_6,dunland_face1,dunland_face2]," calcext:value-type="string">
            <text:p>["dun_captain","Dunnish_Hetman","Dunnish_Hetmen",tf_dunland| tf_randomize_face| tfg_shield| tfg_armor| tfg_helm| tfg_boots,0,0,fac_dunland,[itm_dun_helm_a, itm_dun_helm_c,itm_dunland_mail_1_good, itm_dunland_mail_2_good,itm_dunland_chieftain_good,itm_leather_gloves,itm_fur_gloves_reward,itm_dunland_wolfboots,itm_leather_boots_dark,itm_dunnish_war_axe,itm_dun_berserker,itm_dun_shield_a,],attr_evil_tier_6,wp_tier_6,knows_common|knows_athletics_8|knows_shield_5|knows_power_strike_6|knows_ironflesh_6,dunland_face1,dunland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gunda_captain</text:p>
          </table:table-cell>
          <table:table-cell table:style-name="ce7" office:value-type="string" calcext:value-type="string">
            <text:p>Gundabad_Chieftain</text:p>
          </table:table-cell>
          <table:table-cell table:style-name="ce7" office:value-type="string" calcext:value-type="string">
            <text:p>Gundabad_Chieftain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e,</text:p>
          </table:table-cell>
          <table:table-cell table:style-name="ce11" office:value-type="string" calcext:value-type="string">
            <text:p>itm_gundabad_armor_e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orc_sabre_heavy,itm_orc_scimitar_heavy,itm_orc_skull_spear,itm_orc_club_b,itm_orc_club_b_heavy,itm_orc_bastard_scimitar_bad,</text:p>
          </table:table-cell>
          <table:table-cell table:style-name="ce11" office:value-type="string" calcext:value-type="string">
            <text:p>itm_orc_shield_b,itm_orc_shield_b,</text:p>
          </table:table-cell>
          <table:table-cell table:style-name="ce11" office:value-type="string" calcext:value-type="string">
            <text:p>itm_wargarmored_3a,</text:p>
          </table:table-cell>
          <table:table-cell table:style-name="ce12" office:value-type="string" calcext:value-type="string">
            <text:p>attr_orc_tier_6</text:p>
          </table:table-cell>
          <table:table-cell table:style-name="ce12" office:value-type="string" calcext:value-type="string">
            <text:p>wp_orc_tier_6</text:p>
          </table:table-cell>
          <table:table-cell table:style-name="ce12" office:value-type="string" calcext:value-type="string">
            <text:p>knows_common|knows_athletics_7|knows_riding_6|knows_power_strike_5|knows_ironflesh_8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32" table:formula="of:=IF(AND([.A475]&lt;&gt;&quot;&quot;;[.B475]&lt;&gt;&quot;&quot;);CONCATENATE([Variables.$I$1];[Variables.$I$7];[.A475];[Variables.$I$7];[Variables.$I$6];[Variables.$I$7];[.B475];[Variables.$I$7];[Variables.$I$6];[Variables.$I$7];[.C475];[Variables.$I$7];[Variables.$I$6];[.D475];[Variables.$I$6];[.E475];[Variables.$I$6];[.F475];[Variables.$I$6];[.G475];[Variables.$I$6];[Variables.$I$1];[.H475];[.I475];[.J475];[.K475];[.L475];[.M475];[.N475];[Variables.$I$2];[Variables.$I$6];[.O475];[Variables.$I$6];[.P475];[Variables.$I$6];[.Q475];[Variables.$I$6];[.R475];[Variables.$I$6];[.S475];IF([.T475]&lt;&gt;&quot;&quot;;CONCATENATE([Variables.$I$6];[.T475]);&quot;&quot;);[Variables.$I$2];[Variables.$I$6]);IF([.A475]&lt;&gt;&quot;&quot;;CONCATENATE(&quot;#&quot;;[.A475]);&quot;&quot;))" office:value-type="string" office:string-value="[&quot;gunda_captain&quot;,&quot;Gundabad_Chieftain&quot;,&quot;Gundabad_Chieftains&quot;,tf_orc| tf_mounted| tfg_armor| tfg_shield| tfg_helm| tfg_horse| tfg_boots|tfg_gloves| tf_no_capture_alive,0,0,fac_gundabad,[itm_gundabad_helm_e,itm_gundabad_armor_e, itm_evil_gauntlets_a,itm_orc_furboots,itm_orc_sabre_heavy,itm_orc_scimitar_heavy,itm_orc_skull_spear,itm_orc_club_b,itm_orc_club_b_heavy,itm_orc_bastard_scimitar_bad,itm_orc_shield_b,itm_orc_shield_b,itm_wargarmored_3a,],attr_orc_tier_6,wp_orc_tier_6,knows_common|knows_athletics_7|knows_riding_6|knows_power_strike_5|knows_ironflesh_8,orc_face3,orc_face6]," calcext:value-type="string">
            <text:p>["gunda_captain","Gundabad_Chieftain","Gundabad_Chieftains",tf_orc| tf_mounted| tfg_armor| tfg_shield| tfg_helm| tfg_horse| tfg_boots|tfg_gloves| tf_no_capture_alive,0,0,fac_gundabad,[itm_gundabad_helm_e,itm_gundabad_armor_e, itm_evil_gauntlets_a,itm_orc_furboots,itm_orc_sabre_heavy,itm_orc_scimitar_heavy,itm_orc_skull_spear,itm_orc_club_b,itm_orc_club_b_heavy,itm_orc_bastard_scimitar_bad,itm_orc_shield_b,itm_orc_shield_b,itm_wargarmored_3a,],attr_orc_tier_6,wp_orc_tier_6,knows_common|knows_athletics_7|knows_riding_6|knows_power_strike_5|knows_ironflesh_8,orc_face3,orc_face6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gondor_captain</text:p>
          </table:table-cell>
          <table:table-cell table:style-name="ce7" office:value-type="string" calcext:value-type="string">
            <text:p>Captain_of_Gondor</text:p>
          </table:table-cell>
          <table:table-cell table:style-name="ce7" office:value-type="string" calcext:value-type="string">
            <text:p>Captain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leader_helm,</text:p>
          </table:table-cell>
          <table:table-cell table:style-name="ce11" office:value-type="string" calcext:value-type="string">
            <text:p>itm_gon_leader_surcoat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gondor_heavy_greaves,</text:p>
          </table:table-cell>
          <table:table-cell table:style-name="ce11" office:value-type="string" calcext:value-type="string">
            <text:p>itm_gondor_citadel_sword,</text:p>
          </table:table-cell>
          <table:table-cell table:style-name="ce11" office:value-type="string" calcext:value-type="string">
            <text:p>itm_gondor_shield_e,</text:p>
          </table:table-cell>
          <table:table-cell table:style-name="ce11" office:value-type="string" calcext:value-type="string">
            <text:p>itm_gondor_warhorse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athletics_4|knows_shield_3|knows_power_strike_5|knows_ironflesh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32" table:formula="of:=IF(AND([.A476]&lt;&gt;&quot;&quot;;[.B476]&lt;&gt;&quot;&quot;);CONCATENATE([Variables.$I$1];[Variables.$I$7];[.A476];[Variables.$I$7];[Variables.$I$6];[Variables.$I$7];[.B476];[Variables.$I$7];[Variables.$I$6];[Variables.$I$7];[.C476];[Variables.$I$7];[Variables.$I$6];[.D476];[Variables.$I$6];[.E476];[Variables.$I$6];[.F476];[Variables.$I$6];[.G476];[Variables.$I$6];[Variables.$I$1];[.H476];[.I476];[.J476];[.K476];[.L476];[.M476];[.N476];[Variables.$I$2];[Variables.$I$6];[.O476];[Variables.$I$6];[.P476];[Variables.$I$6];[.Q476];[Variables.$I$6];[.R476];[Variables.$I$6];[.S476];IF([.T476]&lt;&gt;&quot;&quot;;CONCATENATE([Variables.$I$6];[.T476]);&quot;&quot;);[Variables.$I$2];[Variables.$I$6]);IF([.A476]&lt;&gt;&quot;&quot;;CONCATENATE(&quot;#&quot;;[.A476]);&quot;&quot;))" office:value-type="string" office:string-value="[&quot;gondor_captain&quot;,&quot;Captain_of_Gondor&quot;,&quot;Captains_of_Gondor&quot;,tf_gondor| tf_mounted| tfg_gloves| tfg_shield| tfg_armor| tfg_helm| tfg_horse| tfg_boots,0,0,fac_gondor,[itm_gondor_leader_helm,itm_gon_leader_surcoat_cloak,itm_mail_mittens,itm_gondor_heavy_greaves,itm_gondor_citadel_sword,itm_gondor_shield_e,itm_gondor_warhorse,],attr_tier_6,wp_tier_6,knows_common|knows_riding_8|knows_athletics_4|knows_shield_3|knows_power_strike_5|knows_ironflesh_6,gondor_face1,gondor_face2]," calcext:value-type="string">
            <text:p>["gondor_captain","Captain_of_Gondor","Captains_of_Gondor",tf_gondor| tf_mounted| tfg_gloves| tfg_shield| tfg_armor| tfg_helm| tfg_horse| tfg_boots,0,0,fac_gondor,[itm_gondor_leader_helm,itm_gon_leader_surcoat_cloak,itm_mail_mittens,itm_gondor_heavy_greaves,itm_gondor_citadel_sword,itm_gondor_shield_e,itm_gondor_warhorse,],attr_tier_6,wp_tier_6,knows_common|knows_riding_8|knows_athletics_4|knows_shield_3|knows_power_strike_5|knows_ironflesh_6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pel_captain</text:p>
          </table:table-cell>
          <table:table-cell table:style-name="ce7" office:value-type="string" calcext:value-type="string">
            <text:p>Captain_of_Pelargir</text:p>
          </table:table-cell>
          <table:table-cell table:style-name="ce7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eader_helm,</text:p>
          </table:table-cell>
          <table:table-cell table:style-name="ce19" office:value-type="string" calcext:value-type="string">
            <text:p>itm_pel_leader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pelargir_greaves,</text:p>
          </table:table-cell>
          <table:table-cell table:style-name="ce19" office:value-type="string" calcext:value-type="string">
            <text:p>itm_pelargir_sword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5|knows_shield_9|knows_power_strike_6|knows_ironflesh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32" table:formula="of:=IF(AND([.A477]&lt;&gt;&quot;&quot;;[.B477]&lt;&gt;&quot;&quot;);CONCATENATE([Variables.$I$1];[Variables.$I$7];[.A477];[Variables.$I$7];[Variables.$I$6];[Variables.$I$7];[.B477];[Variables.$I$7];[Variables.$I$6];[Variables.$I$7];[.C477];[Variables.$I$7];[Variables.$I$6];[.D477];[Variables.$I$6];[.E477];[Variables.$I$6];[.F477];[Variables.$I$6];[.G477];[Variables.$I$6];[Variables.$I$1];[.H477];[.I477];[.J477];[.K477];[.L477];[.M477];[.N477];[Variables.$I$2];[Variables.$I$6];[.O477];[Variables.$I$6];[.P477];[Variables.$I$6];[.Q477];[Variables.$I$6];[.R477];[Variables.$I$6];[.S477];IF([.T477]&lt;&gt;&quot;&quot;;CONCATENATE([Variables.$I$6];[.T477]);&quot;&quot;);[Variables.$I$2];[Variables.$I$6]);IF([.A477]&lt;&gt;&quot;&quot;;CONCATENATE(&quot;#&quot;;[.A477]);&quot;&quot;))" office:value-type="string" office:string-value="[&quot;pel_captain&quot;,&quot;Captain_of_Pelargir&quot;,&quot;Captains_of_Pelargir&quot;,tf_gondor| tfg_shield| tfg_armor| tfg_helm| tfg_boots,0,subfac_pelargir,fac_gondor,[itm_gondor_leader_helm,itm_pel_leader,itm_mail_mittens,itm_pelargir_greaves,itm_pelargir_sword,itm_gon_tab_shield_c,],attr_tier_6,wp_tier_6,knows_common|knows_athletics_5|knows_shield_9|knows_power_strike_6|knows_ironflesh_6,gondor_face1,gondor_face2]," calcext:value-type="string">
            <text:p>["pel_captain","Captain_of_Pelargir","Captains_of_Pelargir",tf_gondor| tfg_shield| tfg_armor| tfg_helm| tfg_boots,0,subfac_pelargir,fac_gondor,[itm_gondor_leader_helm,itm_pel_leader,itm_mail_mittens,itm_pelargir_greaves,itm_pelargir_sword,itm_gon_tab_shield_c,],attr_tier_6,wp_tier_6,knows_common|knows_athletics_5|knows_shield_9|knows_power_strike_6|knows_ironflesh_6,gondor_face1,gondor_face2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amroth_captain</text:p>
          </table:table-cell>
          <table:table-cell table:style-name="ce7" office:value-type="string" calcext:value-type="string">
            <text:p>Knight_Captain_of_Dol_Amroth</text:p>
          </table:table-cell>
          <table:table-cell table:style-name="ce7" office:value-type="string" calcext:value-type="string">
            <text:p>Knights_Captain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eader_helm,</text:p>
          </table:table-cell>
          <table:table-cell table:style-name="ce19" office:value-type="string" calcext:value-type="string">
            <text:p>itm_dol_very_heavy_mail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dol_greaves,</text:p>
          </table:table-cell>
          <table:table-cell table:style-name="ce19" office:value-type="string" calcext:value-type="string">
            <text:p>itm_amroth_bastard,itm_amroth_lance_banner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dol_amroth_warhorse2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shield_9|knows_power_strike_8|knows_ironflesh_8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32" table:formula="of:=IF(AND([.A478]&lt;&gt;&quot;&quot;;[.B478]&lt;&gt;&quot;&quot;);CONCATENATE([Variables.$I$1];[Variables.$I$7];[.A478];[Variables.$I$7];[Variables.$I$6];[Variables.$I$7];[.B478];[Variables.$I$7];[Variables.$I$6];[Variables.$I$7];[.C478];[Variables.$I$7];[Variables.$I$6];[.D478];[Variables.$I$6];[.E478];[Variables.$I$6];[.F478];[Variables.$I$6];[.G478];[Variables.$I$6];[Variables.$I$1];[.H478];[.I478];[.J478];[.K478];[.L478];[.M478];[.N478];[Variables.$I$2];[Variables.$I$6];[.O478];[Variables.$I$6];[.P478];[Variables.$I$6];[.Q478];[Variables.$I$6];[.R478];[Variables.$I$6];[.S478];IF([.T478]&lt;&gt;&quot;&quot;;CONCATENATE([Variables.$I$6];[.T478]);&quot;&quot;);[Variables.$I$2];[Variables.$I$6]);IF([.A478]&lt;&gt;&quot;&quot;;CONCATENATE(&quot;#&quot;;[.A478]);&quot;&quot;))" office:value-type="string" office:string-value="[&quot;amroth_captain&quot;,&quot;Knight_Captain_of_Dol_Amroth&quot;,&quot;Knights_Captain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8,gondor_face1,gondor_face3]," calcext:value-type="string">
            <text:p>["amroth_captain","Knight_Captain_of_Dol_Amroth","Knights_Captain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8,gondor_face1,gondor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lam_captain</text:p>
          </table:table-cell>
          <table:table-cell table:style-name="ce7" office:value-type="string" calcext:value-type="string">
            <text:p>Captain_of_Lamedon</text:p>
          </table:table-cell>
          <table:table-cell table:style-name="ce7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amedon_leader_helm,</text:p>
          </table:table-cell>
          <table:table-cell table:style-name="ce19" office:value-type="string" calcext:value-type="string">
            <text:p>itm_lamedon_leader_surcoat_cloak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cav_sword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lam_horse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shield_9|knows_power_strike_8|knows_ironflesh_7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32" table:formula="of:=IF(AND([.A479]&lt;&gt;&quot;&quot;;[.B479]&lt;&gt;&quot;&quot;);CONCATENATE([Variables.$I$1];[Variables.$I$7];[.A479];[Variables.$I$7];[Variables.$I$6];[Variables.$I$7];[.B479];[Variables.$I$7];[Variables.$I$6];[Variables.$I$7];[.C479];[Variables.$I$7];[Variables.$I$6];[.D479];[Variables.$I$6];[.E479];[Variables.$I$6];[.F479];[Variables.$I$6];[.G479];[Variables.$I$6];[Variables.$I$1];[.H479];[.I479];[.J479];[.K479];[.L479];[.M479];[.N479];[Variables.$I$2];[Variables.$I$6];[.O479];[Variables.$I$6];[.P479];[Variables.$I$6];[.Q479];[Variables.$I$6];[.R479];[Variables.$I$6];[.S479];IF([.T479]&lt;&gt;&quot;&quot;;CONCATENATE([Variables.$I$6];[.T479]);&quot;&quot;);[Variables.$I$2];[Variables.$I$6]);IF([.A479]&lt;&gt;&quot;&quot;;CONCATENATE(&quot;#&quot;;[.A479]);&quot;&quot;))" office:value-type="string" office:string-value="[&quot;lam_captain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7,gondor_face1,gondor_face3]," calcext:value-type="string">
            <text:p>["lam_captain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7,gondor_face1,gondor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loss_captain</text:p>
          </table:table-cell>
          <table:table-cell table:style-name="ce7" office:value-type="string" calcext:value-type="string">
            <text:p>Captain_of_Lossarnach</text:p>
          </table:table-cell>
          <table:table-cell table:style-name="ce7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eader_helm,</text:p>
          </table:table-cell>
          <table:table-cell table:style-name="ce19" office:value-type="string" calcext:value-type="string">
            <text:p>itm_lossarnach_leader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lossarnach_greaves,</text:p>
          </table:table-cell>
          <table:table-cell table:style-name="ce19" office:value-type="string" calcext:value-type="string">
            <text:p>itm_gondor_cav_sword,itm_loss_axe,</text:p>
          </table:table-cell>
          <table:table-cell table:style-name="ce11" office:value-type="string" calcext:value-type="string">
            <text:p>itm_gon_tab_shield_a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5|knows_shield_9|knows_power_strike_7|knows_ironflesh_7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32" table:formula="of:=IF(AND([.A480]&lt;&gt;&quot;&quot;;[.B480]&lt;&gt;&quot;&quot;);CONCATENATE([Variables.$I$1];[Variables.$I$7];[.A480];[Variables.$I$7];[Variables.$I$6];[Variables.$I$7];[.B480];[Variables.$I$7];[Variables.$I$6];[Variables.$I$7];[.C480];[Variables.$I$7];[Variables.$I$6];[.D480];[Variables.$I$6];[.E480];[Variables.$I$6];[.F480];[Variables.$I$6];[.G480];[Variables.$I$6];[Variables.$I$1];[.H480];[.I480];[.J480];[.K480];[.L480];[.M480];[.N480];[Variables.$I$2];[Variables.$I$6];[.O480];[Variables.$I$6];[.P480];[Variables.$I$6];[.Q480];[Variables.$I$6];[.R480];[Variables.$I$6];[.S480];IF([.T480]&lt;&gt;&quot;&quot;;CONCATENATE([Variables.$I$6];[.T480]);&quot;&quot;);[Variables.$I$2];[Variables.$I$6]);IF([.A480]&lt;&gt;&quot;&quot;;CONCATENATE(&quot;#&quot;;[.A480]);&quot;&quot;))" office:value-type="string" office:string-value="[&quot;loss_captain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athletics_5|knows_shield_9|knows_power_strike_7|knows_ironflesh_7,gondor_face1,gondor_face3]," calcext:value-type="string">
            <text:p>["loss_captain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athletics_5|knows_shield_9|knows_power_strike_7|knows_ironflesh_7,gondor_face1,gondor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pinnath_captain</text:p>
          </table:table-cell>
          <table:table-cell table:style-name="ce7" office:value-type="string" calcext:value-type="string">
            <text:p>Captain_of_Pinnath_Gelin</text:p>
          </table:table-cell>
          <table:table-cell table:style-name="ce7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leader_helm,</text:p>
          </table:table-cell>
          <table:table-cell table:style-name="ce11" office:value-type="string" calcext:value-type="string">
            <text:p>itm_pinnath_leader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gondor_med_greaves,itm_gondor_heavy_greaves,</text:p>
          </table:table-cell>
          <table:table-cell table:style-name="ce11" office:value-type="string" calcext:value-type="string">
            <text:p>itm_gondor_cav_sword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warhorse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shield_9|knows_power_strike_6|knows_ironflesh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32" table:formula="of:=IF(AND([.A481]&lt;&gt;&quot;&quot;;[.B481]&lt;&gt;&quot;&quot;);CONCATENATE([Variables.$I$1];[Variables.$I$7];[.A481];[Variables.$I$7];[Variables.$I$6];[Variables.$I$7];[.B481];[Variables.$I$7];[Variables.$I$6];[Variables.$I$7];[.C481];[Variables.$I$7];[Variables.$I$6];[.D481];[Variables.$I$6];[.E481];[Variables.$I$6];[.F481];[Variables.$I$6];[.G481];[Variables.$I$6];[Variables.$I$1];[.H481];[.I481];[.J481];[.K481];[.L481];[.M481];[.N481];[Variables.$I$2];[Variables.$I$6];[.O481];[Variables.$I$6];[.P481];[Variables.$I$6];[.Q481];[Variables.$I$6];[.R481];[Variables.$I$6];[.S481];IF([.T481]&lt;&gt;&quot;&quot;;CONCATENATE([Variables.$I$6];[.T481]);&quot;&quot;);[Variables.$I$2];[Variables.$I$6]);IF([.A481]&lt;&gt;&quot;&quot;;CONCATENATE(&quot;#&quot;;[.A481]);&quot;&quot;))" office:value-type="string" office:string-value="[&quot;pinnath_captain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itm_gondor_cav_sword,itm_gon_tab_shield_c,itm_gondor_warhorse,],attr_tier_6,wp_tier_6,knows_common|knows_riding_8|knows_shield_9|knows_power_strike_6|knows_ironflesh_6,gondor_face1,gondor_face3]," calcext:value-type="string">
            <text:p>["pinnath_captain","Captain_of_Pinnath_Gelin","Captains_of_Pinnath_Gelin",tf_gondor| tf_mounted| tfg_shield| tfg_armor| tfg_helm| tfg_horse| tfg_boots,0,subfac_pinnath_gelin,fac_gondor,[itm_gondor_leader_helm,itm_pinnath_leader,itm_mail_mittens,itm_gondor_med_greaves,itm_gondor_heavy_greaves,itm_gondor_cav_sword,itm_gon_tab_shield_c,itm_gondor_warhorse,],attr_tier_6,wp_tier_6,knows_common|knows_riding_8|knows_shield_9|knows_power_strike_6|knows_ironflesh_6,gondor_face1,gondor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blackroot_captain</text:p>
          </table:table-cell>
          <table:table-cell table:style-name="ce7" office:value-type="string" calcext:value-type="string">
            <text:p>Captain_of_Blackroot_Vale</text:p>
          </table:table-cell>
          <table:table-cell table:style-name="ce7" office:value-type="string" calcext:value-type="string">
            <text:p>Captain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eader_helm,</text:p>
          </table:table-cell>
          <table:table-cell table:style-name="ce11" office:value-type="string" calcext:value-type="string">
            <text:p>itm_blackroot_leader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gondor_med_greaves,</text:p>
          </table:table-cell>
          <table:table-cell table:style-name="ce11" office:value-type="string" calcext:value-type="string">
            <text:p>itm_gondor_arrows,itm_gondor_bow,</text:p>
          </table:table-cell>
          <table:table-cell table:style-name="ce11" office:value-type="string" calcext:value-type="string">
            <text:p>itm_gondor_spear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7|knows_power_draw_5|knows_power_strike_6|knows_ironflesh_7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32" table:formula="of:=IF(AND([.A482]&lt;&gt;&quot;&quot;;[.B482]&lt;&gt;&quot;&quot;);CONCATENATE([Variables.$I$1];[Variables.$I$7];[.A482];[Variables.$I$7];[Variables.$I$6];[Variables.$I$7];[.B482];[Variables.$I$7];[Variables.$I$6];[Variables.$I$7];[.C482];[Variables.$I$7];[Variables.$I$6];[.D482];[Variables.$I$6];[.E482];[Variables.$I$6];[.F482];[Variables.$I$6];[.G482];[Variables.$I$6];[Variables.$I$1];[.H482];[.I482];[.J482];[.K482];[.L482];[.M482];[.N482];[Variables.$I$2];[Variables.$I$6];[.O482];[Variables.$I$6];[.P482];[Variables.$I$6];[.Q482];[Variables.$I$6];[.R482];[Variables.$I$6];[.S482];IF([.T482]&lt;&gt;&quot;&quot;;CONCATENATE([Variables.$I$6];[.T482]);&quot;&quot;);[Variables.$I$2];[Variables.$I$6]);IF([.A482]&lt;&gt;&quot;&quot;;CONCATENATE(&quot;#&quot;;[.A482]);&quot;&quot;))" office:value-type="string" office:string-value="[&quot;blackroot_captain&quot;,&quot;Captain_of_Blackroot_Vale&quot;,&quot;Captains_of_Blackroot_Vale&quot;,tf_gondor| tfg_ranged| tfg_armor| tfg_helm| tfg_boots,0,subfac_blackroot,fac_gondor,[itm_gondor_leader_helm,itm_blackroot_leader,itm_leather_gloves_good,itm_gondor_med_greaves,itm_gondor_arrows,itm_gondor_bow,itm_gondor_spear,],attr_tier_6,wp_elf_tier_5,knows_common|knows_athletics_7|knows_power_draw_5|knows_power_strike_6|knows_ironflesh_7,gondor_face1,gondor_face3]," calcext:value-type="string">
            <text:p>["blackroot_captain","Captain_of_Blackroot_Vale","Captains_of_Blackroot_Vale",tf_gondor| tfg_ranged| tfg_armor| tfg_helm| tfg_boots,0,subfac_blackroot,fac_gondor,[itm_gondor_leader_helm,itm_blackroot_leader,itm_leather_gloves_good,itm_gondor_med_greaves,itm_gondor_arrows,itm_gondor_bow,itm_gondor_spear,],attr_tier_6,wp_elf_tier_5,knows_common|knows_athletics_7|knows_power_draw_5|knows_power_strike_6|knows_ironflesh_7,gondor_face1,gondor_face3],</text:p>
          </table:table-cell>
          <table:table-cell table:number-columns-repeated="16363"/>
        </table:table-row>
        <table:table-row table:style-name="ro1">
          <table:table-cell table:style-name="ce7" office:value-type="string" calcext:value-type="string">
            <text:p>ithilien_captain</text:p>
          </table:table-cell>
          <table:table-cell table:style-name="ce7" office:value-type="string" calcext:value-type="string">
            <text:p>Captain_of_Ithilien_Rangers</text:p>
          </table:table-cell>
          <table:table-cell table:style-name="ce7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ranger_hood_mask,</text:p>
          </table:table-cell>
          <table:table-cell table:style-name="ce26" office:value-type="string" calcext:value-type="string">
            <text:p>(itm_gon_ranger_skirt, imod_lordly)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ithilien_arrows,itm_ithilien_arrows,itm_gondor_bow,</text:p>
          </table:table-cell>
          <table:table-cell table:style-name="ce11" office:value-type="string" calcext:value-type="string">
            <text:p>itm_gondor_ranger_sword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elf_tier_bow_5</text:p>
          </table:table-cell>
          <table:table-cell table:style-name="ce12" office:value-type="string" calcext:value-type="string">
            <text:p>knows_common|knows_pathfinding_4|knows_athletics_9|knows_shield_9|knows_power_draw_9|knows_power_strike_8|knows_ironflesh_8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32" table:formula="of:=IF(AND([.A483]&lt;&gt;&quot;&quot;;[.B483]&lt;&gt;&quot;&quot;);CONCATENATE([Variables.$I$1];[Variables.$I$7];[.A483];[Variables.$I$7];[Variables.$I$6];[Variables.$I$7];[.B483];[Variables.$I$7];[Variables.$I$6];[Variables.$I$7];[.C483];[Variables.$I$7];[Variables.$I$6];[.D483];[Variables.$I$6];[.E483];[Variables.$I$6];[.F483];[Variables.$I$6];[.G483];[Variables.$I$6];[Variables.$I$1];[.H483];[.I483];[.J483];[.K483];[.L483];[.M483];[.N483];[Variables.$I$2];[Variables.$I$6];[.O483];[Variables.$I$6];[.P483];[Variables.$I$6];[.Q483];[Variables.$I$6];[.R483];[Variables.$I$6];[.S483];IF([.T483]&lt;&gt;&quot;&quot;;CONCATENATE([Variables.$I$6];[.T483]);&quot;&quot;);[Variables.$I$2];[Variables.$I$6]);IF([.A483]&lt;&gt;&quot;&quot;;CONCATENATE(&quot;#&quot;;[.A483]);&quot;&quot;))" office:value-type="string" office:string-value="[&quot;ithilien_captain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6,wp_elf_tier_bow_5,knows_common|knows_pathfinding_4|knows_athletics_9|knows_shield_9|knows_power_draw_9|knows_power_strike_8|knows_ironflesh_8,gondor_face1,gondor_face2]," calcext:value-type="string">
            <text:p>["ithilien_captain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6,wp_elf_tier_bow_5,knows_common|knows_pathfinding_4|knows_athletics_9|knows_shield_9|knows_power_draw_9|knows_power_strike_8|knows_ironflesh_8,gondor_face1,gondor_face2],</text:p>
          </table:table-cell>
          <table:table-cell table:number-columns-repeated="16363"/>
        </table:table-row>
        <table:table-row table:style-name="ro3">
          <table:table-cell table:style-name="ce41" table:number-columns-repeated="64"/>
          <table:table-cell table:number-columns-repeated="16320"/>
        </table:table-row>
        <table:table-row table:style-name="ro1" table:number-rows-repeated="12">
          <table:table-cell table:style-name="ce41" table:number-columns-repeated="64"/>
          <table:table-cell table:number-columns-repeated="16320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543">
          <table:table-cell table:style-name="ce6" table:number-columns-repeated="21"/>
          <table:table-cell table:number-columns-repeated="16363"/>
        </table:table-row>
        <table:table-row table:style-name="ro4" table:number-rows-repeated="1047465">
          <table:table-cell table:number-columns-repeated="16384"/>
        </table:table-row>
        <table:table-row table:style-name="ro5" table:number-rows-repeated="6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Variables" table:style-name="ta1">
        <table:table-column table:style-name="co20" table:number-columns-repeated="64" table:default-cell-style-name="ce41"/>
        <table:table-column table:style-name="co21" table:number-columns-repeated="16320" table:default-cell-style-name="ce41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1637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1637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1637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1637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1637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1637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6383"/>
        </table:table-row>
        <table:table-row table:style-name="ro4" table:number-rows-repeated="104856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 style:font-family-generic="roman"/>
    <style:font-face style:name="Cambria1" svg:font-family="Cambria1"/>
    <style:font-face style:name="Cambria2" svg:font-family="Cambria2"/>
    <style:font-face style:name="Cambria3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18:55:45.71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/>
    <meta:creation-date>2018-01-09T20:56:58Z</meta:creation-date>
    <dc:date>2025-12-07T20:56:10.479000000</dc:date>
    <meta:editing-cycles>642</meta:editing-cycles>
    <meta:editing-duration>PT12H15M27S</meta:editing-duration>
    <meta:document-statistic meta:table-count="2" meta:cell-count="7714" meta:object-count="0"/>
  </office:meta>
</office:document-meta>
</file>